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rsid="008c27dd" officeooo:paragraph-rsid="019b50e6"/>
    </style:style>
    <style:style style:name="P100" style:family="paragraph" style:parent-style-name="Standard">
      <style:paragraph-properties fo:margin-top="0cm" fo:margin-bottom="0cm" loext:contextual-spacing="false"/>
      <style:text-properties officeooo:paragraph-rsid="00911605"/>
    </style:style>
    <style:style style:name="P101" style:family="paragraph" style:parent-style-name="Standard">
      <style:paragraph-properties fo:margin-top="0cm" fo:margin-bottom="0cm" loext:contextual-spacing="false"/>
      <style:text-properties officeooo:paragraph-rsid="00926609"/>
    </style:style>
    <style:style style:name="P102" style:family="paragraph" style:parent-style-name="Standard">
      <style:paragraph-properties fo:margin-top="0cm" fo:margin-bottom="0cm" loext:contextual-spacing="false"/>
      <style:text-properties officeooo:rsid="00926609" officeooo:paragraph-rsid="00926609"/>
    </style:style>
    <style:style style:name="P103" style:family="paragraph" style:parent-style-name="Standard">
      <style:paragraph-properties fo:margin-top="0cm" fo:margin-bottom="0cm" loext:contextual-spacing="false"/>
      <style:text-properties officeooo:rsid="00926609" officeooo:paragraph-rsid="017f80a1"/>
    </style:style>
    <style:style style:name="P104" style:family="paragraph" style:parent-style-name="Standard">
      <style:paragraph-properties fo:margin-top="0cm" fo:margin-bottom="0cm" loext:contextual-spacing="false"/>
      <style:text-properties officeooo:paragraph-rsid="0094e06a"/>
    </style:style>
    <style:style style:name="P105" style:family="paragraph" style:parent-style-name="Standard">
      <style:paragraph-properties fo:margin-top="0cm" fo:margin-bottom="0cm" loext:contextual-spacing="false"/>
      <style:text-properties officeooo:rsid="0094e06a" officeooo:paragraph-rsid="0094e06a"/>
    </style:style>
    <style:style style:name="P106" style:family="paragraph" style:parent-style-name="Standard">
      <style:paragraph-properties fo:margin-top="0cm" fo:margin-bottom="0cm" loext:contextual-spacing="false"/>
      <style:text-properties officeooo:rsid="0096b83b" officeooo:paragraph-rsid="0096b83b"/>
    </style:style>
    <style:style style:name="P107" style:family="paragraph" style:parent-style-name="Standard">
      <style:paragraph-properties fo:margin-top="0cm" fo:margin-bottom="0cm" loext:contextual-spacing="false"/>
      <style:text-properties officeooo:paragraph-rsid="00975451"/>
    </style:style>
    <style:style style:name="P108" style:family="paragraph" style:parent-style-name="Standard">
      <style:paragraph-properties fo:margin-top="0cm" fo:margin-bottom="0cm" loext:contextual-spacing="false"/>
      <style:text-properties officeooo:rsid="00975451" officeooo:paragraph-rsid="0097545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paragraph-rsid="017f80a1"/>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paragraph-rsid="0191524b"/>
    </style:style>
    <style:style style:name="P159" style:family="paragraph" style:parent-style-name="Standard">
      <style:paragraph-properties fo:margin-top="0cm" fo:margin-bottom="0cm" loext:contextual-spacing="false"/>
      <style:text-properties officeooo:rsid="019658f0" officeooo:paragraph-rsid="019658f0"/>
    </style:style>
    <style:style style:name="P160" style:family="paragraph" style:parent-style-name="Standard">
      <style:paragraph-properties fo:margin-top="0cm" fo:margin-bottom="0cm" loext:contextual-spacing="false"/>
      <style:text-properties officeooo:rsid="019658f0" officeooo:paragraph-rsid="0197846c"/>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rsid="019658f0" officeooo:paragraph-rsid="01a6d3a3"/>
    </style:style>
    <style:style style:name="P163" style:family="paragraph" style:parent-style-name="Standard">
      <style:paragraph-properties fo:margin-top="0cm" fo:margin-bottom="0cm" loext:contextual-spacing="false"/>
      <style:text-properties officeooo:paragraph-rsid="0197846c"/>
    </style:style>
    <style:style style:name="P164" style:family="paragraph" style:parent-style-name="Standard">
      <style:paragraph-properties fo:margin-top="0cm" fo:margin-bottom="0cm" loext:contextual-spacing="false"/>
      <style:text-properties officeooo:paragraph-rsid="0198e463"/>
    </style:style>
    <style:style style:name="P165" style:family="paragraph" style:parent-style-name="Standard">
      <style:paragraph-properties fo:margin-top="0cm" fo:margin-bottom="0cm" loext:contextual-spacing="false"/>
      <style:text-properties officeooo:rsid="0198e463" officeooo:paragraph-rsid="0198e463"/>
    </style:style>
    <style:style style:name="P166" style:family="paragraph" style:parent-style-name="Standard">
      <style:paragraph-properties fo:margin-top="0cm" fo:margin-bottom="0cm" loext:contextual-spacing="false"/>
      <style:text-properties officeooo:paragraph-rsid="019b50e6"/>
    </style:style>
    <style:style style:name="P167" style:family="paragraph" style:parent-style-name="Standard">
      <style:paragraph-properties fo:margin-top="0cm" fo:margin-bottom="0cm" loext:contextual-spacing="false"/>
      <style:text-properties officeooo:rsid="019b50e6" officeooo:paragraph-rsid="019b50e6"/>
    </style:style>
    <style:style style:name="P168" style:family="paragraph" style:parent-style-name="Standard">
      <style:paragraph-properties fo:margin-top="0cm" fo:margin-bottom="0cm" loext:contextual-spacing="false"/>
      <style:text-properties officeooo:rsid="019b50e6" officeooo:paragraph-rsid="019d35f3"/>
    </style:style>
    <style:style style:name="P169" style:family="paragraph" style:parent-style-name="Standard">
      <style:paragraph-properties fo:margin-top="0cm" fo:margin-bottom="0cm" loext:contextual-spacing="false"/>
      <style:text-properties officeooo:rsid="019b50e6" officeooo:paragraph-rsid="019d3b7a"/>
    </style:style>
    <style:style style:name="P170" style:family="paragraph" style:parent-style-name="Standard">
      <style:paragraph-properties fo:margin-top="0cm" fo:margin-bottom="0cm" loext:contextual-spacing="false"/>
      <style:text-properties officeooo:paragraph-rsid="019d35f3"/>
    </style:style>
    <style:style style:name="P171" style:family="paragraph" style:parent-style-name="Standard">
      <style:paragraph-properties fo:margin-top="0cm" fo:margin-bottom="0cm" loext:contextual-spacing="false"/>
      <style:text-properties officeooo:paragraph-rsid="019d3b7a"/>
    </style:style>
    <style:style style:name="P172" style:family="paragraph" style:parent-style-name="Standard">
      <style:paragraph-properties fo:margin-top="0cm" fo:margin-bottom="0cm" loext:contextual-spacing="false"/>
      <style:text-properties officeooo:paragraph-rsid="01a202d8"/>
    </style:style>
    <style:style style:name="P173" style:family="paragraph" style:parent-style-name="Standard">
      <style:paragraph-properties fo:margin-top="0cm" fo:margin-bottom="0cm" loext:contextual-spacing="false"/>
      <style:text-properties officeooo:rsid="01a202d8" officeooo:paragraph-rsid="01a202d8"/>
    </style:style>
    <style:style style:name="P174" style:family="paragraph" style:parent-style-name="Standard">
      <style:paragraph-properties fo:margin-top="0cm" fo:margin-bottom="0cm" loext:contextual-spacing="false"/>
      <style:text-properties officeooo:paragraph-rsid="01b09c48"/>
    </style:style>
    <style:style style:name="P175" style:family="paragraph" style:parent-style-name="Standard">
      <style:paragraph-properties fo:margin-top="0cm" fo:margin-bottom="0cm" loext:contextual-spacing="false"/>
      <style:text-properties officeooo:rsid="00c0f176" officeooo:paragraph-rsid="01b09c48"/>
    </style:style>
    <style:style style:name="P17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9" style:family="paragraph" style:parent-style-name="Standard">
      <style:paragraph-properties fo:margin-top="0cm" fo:margin-bottom="0cm" loext:contextual-spacing="false"/>
      <style:text-properties officeooo:rsid="00b7bf2f" officeooo:paragraph-rsid="01b09c48"/>
    </style:style>
    <style:style style:name="P180" style:family="paragraph" style:parent-style-name="Listenabsatz">
      <style:paragraph-properties fo:margin-top="0cm" fo:margin-bottom="0cm" loext:contextual-spacing="false"/>
    </style:style>
    <style:style style:name="P181" style:family="paragraph" style:parent-style-name="Listenabsatz">
      <style:paragraph-properties fo:margin-top="0cm" fo:margin-bottom="0cm" loext:contextual-spacing="false"/>
      <style:text-properties officeooo:paragraph-rsid="0086d125"/>
    </style:style>
    <style:style style:name="P182" style:family="paragraph" style:parent-style-name="Listenabsatz">
      <style:paragraph-properties fo:margin-top="0cm" fo:margin-bottom="0cm" loext:contextual-spacing="false"/>
      <style:text-properties fo:color="#000000" officeooo:paragraph-rsid="0086d125"/>
    </style:style>
    <style:style style:name="P183" style:family="paragraph" style:parent-style-name="Listenabsatz">
      <style:paragraph-properties fo:margin-top="0cm" fo:margin-bottom="0cm" loext:contextual-spacing="false"/>
      <style:text-properties officeooo:rsid="00a8ed90" officeooo:paragraph-rsid="00aa0c2e"/>
    </style:style>
    <style:style style:name="P184" style:family="paragraph" style:parent-style-name="Listenabsatz">
      <style:paragraph-properties fo:margin-top="0cm" fo:margin-bottom="0cm" loext:contextual-spacing="false"/>
      <style:text-properties officeooo:rsid="011797a2" officeooo:paragraph-rsid="011797a2"/>
    </style:style>
    <style:style style:name="P185"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86" style:family="paragraph" style:parent-style-name="Listenabsatz">
      <style:paragraph-properties fo:margin-top="0cm" fo:margin-bottom="0cm" loext:contextual-spacing="false"/>
      <style:text-properties officeooo:paragraph-rsid="015c8561"/>
    </style:style>
    <style:style style:name="P187" style:family="paragraph" style:parent-style-name="Listenabsatz">
      <style:paragraph-properties fo:margin-top="0cm" fo:margin-bottom="0cm" loext:contextual-spacing="false"/>
      <style:text-properties officeooo:paragraph-rsid="019b50e6"/>
    </style:style>
    <style:style style:name="P188" style:family="paragraph" style:parent-style-name="Listenabsatz">
      <style:paragraph-properties fo:margin-top="0cm" fo:margin-bottom="0cm" loext:contextual-spacing="false"/>
      <style:text-properties officeooo:paragraph-rsid="019d35f3"/>
    </style:style>
    <style:style style:name="P189" style:family="paragraph" style:parent-style-name="Listenabsatz">
      <style:paragraph-properties fo:margin-top="0cm" fo:margin-bottom="0cm" loext:contextual-spacing="false"/>
      <style:text-properties officeooo:paragraph-rsid="019d3b7a"/>
    </style:style>
    <style:style style:name="P190" style:family="paragraph" style:parent-style-name="Listenabsatz">
      <style:paragraph-properties fo:margin-top="0cm" fo:margin-bottom="0cm" loext:contextual-spacing="false"/>
      <style:text-properties officeooo:paragraph-rsid="00f09459"/>
    </style:style>
    <style:style style:name="P19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92" style:family="paragraph" style:parent-style-name="Text_20_body">
      <style:paragraph-properties fo:margin-top="0cm" fo:margin-bottom="0cm" loext:contextual-spacing="false"/>
    </style:style>
    <style:style style:name="P193" style:family="paragraph" style:parent-style-name="Text_20_body">
      <style:paragraph-properties fo:margin-top="0cm" fo:margin-bottom="0cm" loext:contextual-spacing="false"/>
      <style:text-properties officeooo:rsid="009235af" officeooo:paragraph-rsid="009235af"/>
    </style:style>
    <style:style style:name="P194" style:family="paragraph" style:parent-style-name="Text_20_body">
      <style:paragraph-properties fo:margin-top="0cm" fo:margin-bottom="0cm" loext:contextual-spacing="false"/>
      <style:text-properties officeooo:rsid="00926609" officeooo:paragraph-rsid="00926609"/>
    </style:style>
    <style:style style:name="P195" style:family="paragraph" style:parent-style-name="Listenabsatz">
      <style:paragraph-properties fo:margin-left="0cm" fo:margin-right="0cm" fo:text-indent="0cm" style:auto-text-indent="false"/>
    </style:style>
    <style:style style:name="P196" style:family="paragraph" style:parent-style-name="Listenabsatz">
      <style:paragraph-properties fo:margin-left="0cm" fo:margin-right="0cm" fo:line-height="100%" fo:text-indent="0cm" style:auto-text-indent="false"/>
    </style:style>
    <style:style style:name="P197" style:family="paragraph" style:parent-style-name="Listenabsatz">
      <style:paragraph-properties fo:margin-left="0cm" fo:margin-right="0cm" fo:text-indent="0cm" style:auto-text-indent="false">
        <style:tab-stops/>
      </style:paragraph-properties>
    </style:style>
    <style:style style:name="P198" style:family="paragraph" style:parent-style-name="Standard">
      <style:paragraph-properties fo:margin-left="0cm" fo:margin-right="0cm" fo:margin-top="0cm" fo:margin-bottom="0cm" loext:contextual-spacing="false" fo:text-indent="0cm" style:auto-text-indent="false"/>
    </style:style>
    <style:style style:name="P19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0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0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0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0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0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1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1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1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13"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14"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15"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16"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17"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18"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19"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20"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21"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22"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23"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24"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25"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26"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27"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28"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29"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30"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31"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32"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33"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34"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35"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36"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37"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38"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39"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40"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41"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42"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45"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46"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47"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48"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49"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50"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51"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52"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53"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54"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55"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56"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57" style:family="paragraph" style:parent-style-name="Listenabsatz">
      <style:paragraph-properties fo:margin-left="0cm" fo:margin-right="0cm" fo:margin-top="0cm" fo:margin-bottom="0cm" loext:contextual-spacing="false" fo:text-indent="0cm" style:auto-text-indent="false"/>
    </style:style>
    <style:style style:name="P25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59"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60"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6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62"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63"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6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6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66"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67"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268" style:family="paragraph" style:parent-style-name="Standard">
      <style:paragraph-properties fo:margin-left="-1.249cm" fo:margin-right="0cm" fo:margin-top="0cm" fo:margin-bottom="0cm" loext:contextual-spacing="false" fo:text-indent="0cm" style:auto-text-indent="false"/>
    </style:style>
    <style:style style:name="P269" style:family="paragraph" style:parent-style-name="Standard">
      <style:paragraph-properties fo:margin-left="1.249cm" fo:margin-right="0cm" fo:margin-top="0cm" fo:margin-bottom="0cm" loext:contextual-spacing="false" fo:text-indent="0cm" style:auto-text-indent="false"/>
    </style:style>
    <style:style style:name="P270" style:family="paragraph" style:parent-style-name="Listenabsatz">
      <style:paragraph-properties fo:margin-left="1.249cm" fo:margin-right="0cm" fo:margin-top="0cm" fo:margin-bottom="0cm" loext:contextual-spacing="false" fo:text-indent="0cm" style:auto-text-indent="false"/>
    </style:style>
    <style:style style:name="P271" style:family="paragraph" style:parent-style-name="Table_20_Contents">
      <style:paragraph-properties fo:text-align="center" style:justify-single-word="false"/>
      <style:text-properties fo:font-size="9pt" style:font-size-asian="9pt" style:font-size-complex="9pt"/>
    </style:style>
    <style:style style:name="P272"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73"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74"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75"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76"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77"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78"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79"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80"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81"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82"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83"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84"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85"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86"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87"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88"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89"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90"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91"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92"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93"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94"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95"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96"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97"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98"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99"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00"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01"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02"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03"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04"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05"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06"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07"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08" style:family="paragraph" style:parent-style-name="Verzeichnis_20_2">
      <style:paragraph-properties>
        <style:tab-stops>
          <style:tab-stop style:position="16.002cm" style:type="right" style:leader-style="dotted" style:leader-text="."/>
        </style:tab-stops>
      </style:paragraph-properties>
    </style:style>
    <style:style style:name="P309" style:family="paragraph" style:parent-style-name="Verzeichnis_20_3">
      <style:paragraph-properties>
        <style:tab-stops>
          <style:tab-stop style:position="16.002cm" style:type="right" style:leader-style="dotted" style:leader-text="."/>
        </style:tab-stops>
      </style:paragraph-properties>
    </style:style>
    <style:style style:name="P310" style:family="paragraph" style:parent-style-name="Verzeichnis_20_1">
      <style:paragraph-properties>
        <style:tab-stops>
          <style:tab-stop style:position="16.002cm" style:type="right" style:leader-style="dotted" style:leader-text="."/>
        </style:tab-stops>
      </style:paragraph-properties>
    </style:style>
    <style:style style:name="P311"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312" style:family="paragraph" style:parent-style-name="Heading_20_2">
      <style:text-properties officeooo:paragraph-rsid="01b09c48"/>
    </style:style>
    <style:style style:name="P313" style:family="paragraph" style:parent-style-name="Heading_20_2">
      <style:text-properties officeooo:paragraph-rsid="0031c3eb"/>
    </style:style>
    <style:style style:name="P314" style:family="paragraph" style:parent-style-name="Standard" style:master-page-name="MP0">
      <style:paragraph-properties style:page-number="auto" fo:break-before="page"/>
      <style:text-properties fo:font-weight="bold" style:font-weight-asian="bold" style:font-weight-complex="bold"/>
    </style:style>
    <style:style style:name="P315" style:family="paragraph" style:parent-style-name="Standard" style:list-style-name="L1"/>
    <style:style style:name="P316"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17"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18"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19"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20"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21"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22"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23"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24"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25"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26"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27"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28"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29"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30"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31"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32"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3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34"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3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3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3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3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3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4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41"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42"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4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44"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4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46"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47"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48"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49"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50"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51"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52"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53"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54"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55"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56"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57"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58"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59"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60"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61"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62"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6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64"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65"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66"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67"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68"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69"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70"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71"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7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73"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74"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75"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76"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77"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78"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79"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380"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381"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382"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383"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384"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38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386"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387"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38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38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39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391"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392"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393"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394"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395"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396"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397"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398"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399" style:family="paragraph" style:parent-style-name="Standard" style:list-style-name="L21">
      <style:paragraph-properties fo:margin-top="0cm" fo:margin-bottom="0cm" loext:contextual-spacing="false"/>
      <style:text-properties style:use-window-font-color="true" officeooo:paragraph-rsid="01b09c48"/>
    </style:style>
    <style:style style:name="P400" style:family="paragraph" style:parent-style-name="Standard" style:list-style-name="L1">
      <style:paragraph-properties fo:margin-top="0cm" fo:margin-bottom="0cm" loext:contextual-spacing="false"/>
    </style:style>
    <style:style style:name="P401" style:family="paragraph" style:parent-style-name="Standard" style:list-style-name="L15">
      <style:paragraph-properties fo:margin-top="0cm" fo:margin-bottom="0cm" loext:contextual-spacing="false"/>
      <style:text-properties officeooo:rsid="00b3a71e" officeooo:paragraph-rsid="00b3a71e"/>
    </style:style>
    <style:style style:name="P402" style:family="paragraph" style:parent-style-name="Standard" style:list-style-name="L15">
      <style:paragraph-properties fo:margin-top="0cm" fo:margin-bottom="0cm" loext:contextual-spacing="false"/>
      <style:text-properties officeooo:rsid="00b45507" officeooo:paragraph-rsid="00b45507"/>
    </style:style>
    <style:style style:name="P403" style:family="paragraph" style:parent-style-name="Standard" style:list-style-name="L16">
      <style:paragraph-properties fo:margin-top="0cm" fo:margin-bottom="0cm" loext:contextual-spacing="false"/>
      <style:text-properties officeooo:rsid="00b45507" officeooo:paragraph-rsid="00b45507"/>
    </style:style>
    <style:style style:name="P404" style:family="paragraph" style:parent-style-name="Standard" style:list-style-name="L17">
      <style:paragraph-properties fo:margin-top="0cm" fo:margin-bottom="0cm" loext:contextual-spacing="false"/>
      <style:text-properties officeooo:rsid="00b63fbb" officeooo:paragraph-rsid="00b7bf2f"/>
    </style:style>
    <style:style style:name="P405" style:family="paragraph" style:parent-style-name="Standard" style:list-style-name="L17">
      <style:paragraph-properties fo:margin-top="0cm" fo:margin-bottom="0cm" loext:contextual-spacing="false"/>
      <style:text-properties officeooo:rsid="00b63fbb" officeooo:paragraph-rsid="00b63fbb"/>
    </style:style>
    <style:style style:name="P406" style:family="paragraph" style:parent-style-name="Standard" style:list-style-name="L18">
      <style:paragraph-properties fo:margin-top="0cm" fo:margin-bottom="0cm" loext:contextual-spacing="false"/>
    </style:style>
    <style:style style:name="P407" style:family="paragraph" style:parent-style-name="Standard" style:list-style-name="L18">
      <style:paragraph-properties fo:margin-top="0cm" fo:margin-bottom="0cm" loext:contextual-spacing="false"/>
      <style:text-properties officeooo:rsid="00a752c4" officeooo:paragraph-rsid="00a752c4"/>
    </style:style>
    <style:style style:name="P408" style:family="paragraph" style:parent-style-name="Standard" style:list-style-name="L19">
      <style:paragraph-properties fo:margin-top="0cm" fo:margin-bottom="0cm" loext:contextual-spacing="false"/>
    </style:style>
    <style:style style:name="P409" style:family="paragraph" style:parent-style-name="Standard" style:list-style-name="L21">
      <style:paragraph-properties fo:margin-top="0cm" fo:margin-bottom="0cm" loext:contextual-spacing="false"/>
      <style:text-properties officeooo:rsid="009eaa36" officeooo:paragraph-rsid="01b09c48"/>
    </style:style>
    <style:style style:name="P410" style:family="paragraph" style:parent-style-name="Standard" style:list-style-name="L21">
      <style:paragraph-properties fo:margin-top="0cm" fo:margin-bottom="0cm" loext:contextual-spacing="false"/>
      <style:text-properties officeooo:rsid="01ad253b" officeooo:paragraph-rsid="01b09c48"/>
    </style:style>
    <style:style style:name="P411" style:family="paragraph" style:parent-style-name="Standard" style:list-style-name="L21">
      <style:paragraph-properties fo:margin-top="0cm" fo:margin-bottom="0cm" loext:contextual-spacing="false"/>
      <style:text-properties officeooo:paragraph-rsid="01b09c48"/>
    </style:style>
    <style:style style:name="P412" style:family="paragraph" style:parent-style-name="Standard" style:list-style-name="L22">
      <style:paragraph-properties fo:margin-top="0cm" fo:margin-bottom="0cm" loext:contextual-spacing="false"/>
      <style:text-properties officeooo:paragraph-rsid="01b09c48"/>
    </style:style>
    <style:style style:name="P413" style:family="paragraph" style:parent-style-name="Standard" style:list-style-name="L23">
      <style:paragraph-properties fo:margin-top="0cm" fo:margin-bottom="0cm" loext:contextual-spacing="false"/>
      <style:text-properties officeooo:paragraph-rsid="01b09c48"/>
    </style:style>
    <style:style style:name="P414" style:family="paragraph" style:parent-style-name="Standard" style:list-style-name="L24">
      <style:paragraph-properties fo:margin-top="0cm" fo:margin-bottom="0cm" loext:contextual-spacing="false"/>
      <style:text-properties officeooo:rsid="00c0f176" officeooo:paragraph-rsid="01b09c48"/>
    </style:style>
    <style:style style:name="P415" style:family="paragraph" style:parent-style-name="Standard" style:list-style-name="L25">
      <style:paragraph-properties fo:margin-top="0cm" fo:margin-bottom="0cm" loext:contextual-spacing="false"/>
    </style:style>
    <style:style style:name="P416" style:family="paragraph" style:parent-style-name="Standard" style:list-style-name="L26">
      <style:paragraph-properties fo:margin-top="0cm" fo:margin-bottom="0cm" loext:contextual-spacing="false"/>
    </style:style>
    <style:style style:name="P417" style:family="paragraph" style:parent-style-name="Standard" style:list-style-name="L28">
      <style:paragraph-properties fo:margin-top="0cm" fo:margin-bottom="0cm" loext:contextual-spacing="false"/>
    </style:style>
    <style:style style:name="P418" style:family="paragraph" style:parent-style-name="Standard" style:list-style-name="L27">
      <style:paragraph-properties fo:margin-top="0cm" fo:margin-bottom="0cm" loext:contextual-spacing="false"/>
      <style:text-properties officeooo:rsid="01729de3" officeooo:paragraph-rsid="01729de3"/>
    </style:style>
    <style:style style:name="P419" style:family="paragraph" style:parent-style-name="Standard" style:list-style-name="L27">
      <style:paragraph-properties fo:margin-top="0cm" fo:margin-bottom="0cm" loext:contextual-spacing="false"/>
      <style:text-properties officeooo:rsid="01729de3" officeooo:paragraph-rsid="01789679"/>
    </style:style>
    <style:style style:name="P420" style:family="paragraph" style:parent-style-name="Standard" style:list-style-name="L27">
      <style:paragraph-properties fo:margin-top="0cm" fo:margin-bottom="0cm" loext:contextual-spacing="false"/>
      <style:text-properties officeooo:rsid="0176b34c" officeooo:paragraph-rsid="0176b34c"/>
    </style:style>
    <style:style style:name="P421" style:family="paragraph" style:parent-style-name="Standard" style:list-style-name="L27">
      <style:paragraph-properties fo:margin-top="0cm" fo:margin-bottom="0cm" loext:contextual-spacing="false"/>
      <style:text-properties officeooo:rsid="0176b34c" officeooo:paragraph-rsid="01789679"/>
    </style:style>
    <style:style style:name="P422" style:family="paragraph" style:parent-style-name="Standard" style:list-style-name="L27">
      <style:paragraph-properties fo:margin-top="0cm" fo:margin-bottom="0cm" loext:contextual-spacing="false"/>
    </style:style>
    <style:style style:name="P423" style:family="paragraph" style:parent-style-name="Standard" style:list-style-name="L31">
      <style:paragraph-properties fo:margin-top="0cm" fo:margin-bottom="0cm" loext:contextual-spacing="false"/>
    </style:style>
    <style:style style:name="P424" style:family="paragraph" style:parent-style-name="Standard" style:list-style-name="L33">
      <style:paragraph-properties fo:margin-top="0cm" fo:margin-bottom="0cm" loext:contextual-spacing="false"/>
    </style:style>
    <style:style style:name="P425" style:family="paragraph" style:parent-style-name="Standard" style:list-style-name="L34">
      <style:paragraph-properties fo:margin-top="0cm" fo:margin-bottom="0cm" loext:contextual-spacing="false" fo:line-height="100%"/>
    </style:style>
    <style:style style:name="P426" style:family="paragraph" style:parent-style-name="Standard" style:list-style-name="L34">
      <style:paragraph-properties fo:margin-top="0cm" fo:margin-bottom="0cm" loext:contextual-spacing="false" fo:line-height="100%"/>
      <style:text-properties officeooo:rsid="00dcf5ff" officeooo:paragraph-rsid="00dcf5ff"/>
    </style:style>
    <style:style style:name="P427" style:family="paragraph" style:parent-style-name="Standard" style:list-style-name="L36">
      <style:paragraph-properties fo:margin-top="0cm" fo:margin-bottom="0cm" loext:contextual-spacing="false"/>
    </style:style>
    <style:style style:name="P428" style:family="paragraph" style:parent-style-name="Standard" style:list-style-name="L37">
      <style:paragraph-properties fo:margin-top="0cm" fo:margin-bottom="0cm" loext:contextual-spacing="false"/>
    </style:style>
    <style:style style:name="P429" style:family="paragraph" style:parent-style-name="Standard" style:list-style-name="L38">
      <style:paragraph-properties fo:margin-top="0cm" fo:margin-bottom="0cm" loext:contextual-spacing="false"/>
    </style:style>
    <style:style style:name="P430" style:family="paragraph" style:parent-style-name="Standard" style:list-style-name="L38">
      <style:paragraph-properties fo:margin-top="0cm" fo:margin-bottom="0cm" loext:contextual-spacing="false"/>
      <style:text-properties officeooo:paragraph-rsid="001b004e"/>
    </style:style>
    <style:style style:name="P431" style:family="paragraph" style:parent-style-name="Standard" style:list-style-name="L39">
      <style:paragraph-properties fo:margin-top="0cm" fo:margin-bottom="0cm" loext:contextual-spacing="false"/>
      <style:text-properties officeooo:rsid="001f99d5" officeooo:paragraph-rsid="001f99d5"/>
    </style:style>
    <style:style style:name="P432" style:family="paragraph" style:parent-style-name="Standard" style:list-style-name="L40">
      <style:paragraph-properties fo:margin-top="0cm" fo:margin-bottom="0cm" loext:contextual-spacing="false"/>
      <style:text-properties officeooo:rsid="00242510" officeooo:paragraph-rsid="00242510"/>
    </style:style>
    <style:style style:name="P433" style:family="paragraph" style:parent-style-name="Standard" style:list-style-name="L41">
      <style:paragraph-properties fo:margin-top="0cm" fo:margin-bottom="0cm" loext:contextual-spacing="false"/>
      <style:text-properties officeooo:rsid="002794e2" officeooo:paragraph-rsid="002794e2"/>
    </style:style>
    <style:style style:name="P434" style:family="paragraph" style:parent-style-name="Standard" style:list-style-name="L42">
      <style:paragraph-properties fo:margin-top="0cm" fo:margin-bottom="0cm" loext:contextual-spacing="false"/>
      <style:text-properties officeooo:rsid="002b0512" officeooo:paragraph-rsid="002b0512"/>
    </style:style>
    <style:style style:name="P435" style:family="paragraph" style:parent-style-name="Standard" style:list-style-name="L43">
      <style:paragraph-properties fo:margin-top="0cm" fo:margin-bottom="0cm" loext:contextual-spacing="false"/>
      <style:text-properties officeooo:rsid="0035b470" officeooo:paragraph-rsid="00362c79"/>
    </style:style>
    <style:style style:name="P436" style:family="paragraph" style:parent-style-name="Standard" style:list-style-name="L43">
      <style:paragraph-properties fo:margin-top="0cm" fo:margin-bottom="0cm" loext:contextual-spacing="false"/>
      <style:text-properties officeooo:rsid="0035b470" officeooo:paragraph-rsid="0035b470"/>
    </style:style>
    <style:style style:name="P437" style:family="paragraph" style:parent-style-name="Standard" style:list-style-name="L43">
      <style:paragraph-properties fo:margin-top="0cm" fo:margin-bottom="0cm" loext:contextual-spacing="false"/>
      <style:text-properties officeooo:rsid="00424da1" officeooo:paragraph-rsid="0044002e"/>
    </style:style>
    <style:style style:name="P438" style:family="paragraph" style:parent-style-name="Standard" style:list-style-name="L27">
      <style:paragraph-properties fo:margin-top="0cm" fo:margin-bottom="0cm" loext:contextual-spacing="false"/>
      <style:text-properties officeooo:rsid="0038b914" officeooo:paragraph-rsid="003ccc33"/>
    </style:style>
    <style:style style:name="P439" style:family="paragraph" style:parent-style-name="Standard" style:list-style-name="L27">
      <style:paragraph-properties fo:margin-top="0cm" fo:margin-bottom="0cm" loext:contextual-spacing="false"/>
      <style:text-properties officeooo:rsid="003ccc33" officeooo:paragraph-rsid="003ccc33"/>
    </style:style>
    <style:style style:name="P440" style:family="paragraph" style:parent-style-name="Standard" style:list-style-name="L27">
      <style:paragraph-properties fo:margin-top="0cm" fo:margin-bottom="0cm" loext:contextual-spacing="false"/>
      <style:text-properties officeooo:rsid="003dde4c" officeooo:paragraph-rsid="003dde4c"/>
    </style:style>
    <style:style style:name="P441" style:family="paragraph" style:parent-style-name="Standard" style:list-style-name="L47">
      <style:paragraph-properties fo:margin-top="0cm" fo:margin-bottom="0cm" loext:contextual-spacing="false"/>
    </style:style>
    <style:style style:name="P442" style:family="paragraph" style:parent-style-name="Standard" style:list-style-name="L48">
      <style:paragraph-properties fo:margin-top="0cm" fo:margin-bottom="0cm" loext:contextual-spacing="false"/>
    </style:style>
    <style:style style:name="P443" style:family="paragraph" style:parent-style-name="Standard" style:list-style-name="L46">
      <style:paragraph-properties fo:margin-top="0cm" fo:margin-bottom="0cm" loext:contextual-spacing="false"/>
    </style:style>
    <style:style style:name="P444" style:family="paragraph" style:parent-style-name="Standard" style:list-style-name="L49">
      <style:paragraph-properties fo:margin-top="0cm" fo:margin-bottom="0cm" loext:contextual-spacing="false"/>
    </style:style>
    <style:style style:name="P445" style:family="paragraph" style:parent-style-name="Standard" style:list-style-name="L50">
      <style:paragraph-properties fo:margin-top="0cm" fo:margin-bottom="0cm" loext:contextual-spacing="false"/>
    </style:style>
    <style:style style:name="P446" style:family="paragraph" style:parent-style-name="Standard" style:list-style-name="L51">
      <style:paragraph-properties fo:margin-top="0cm" fo:margin-bottom="0cm" loext:contextual-spacing="false"/>
    </style:style>
    <style:style style:name="P447" style:family="paragraph" style:parent-style-name="Standard" style:list-style-name="L27">
      <style:paragraph-properties fo:margin-left="0cm" fo:margin-right="0cm" fo:margin-top="0cm" fo:margin-bottom="0cm" loext:contextual-spacing="false" fo:text-indent="0cm" style:auto-text-indent="false"/>
    </style:style>
    <style:style style:name="P448" style:family="paragraph" style:parent-style-name="Heading_20_4">
      <style:paragraph-properties fo:line-height="100%"/>
    </style:style>
    <style:style style:name="P449" style:family="paragraph" style:parent-style-name="Heading_20_4">
      <style:text-properties officeooo:paragraph-rsid="00aa0c2e"/>
    </style:style>
    <style:style style:name="P450" style:family="paragraph" style:parent-style-name="Heading_20_4">
      <style:text-properties officeooo:paragraph-rsid="00f4daf9"/>
    </style:style>
    <style:style style:name="P451" style:family="paragraph" style:parent-style-name="Heading_20_4">
      <style:text-properties officeooo:paragraph-rsid="011d0ab3"/>
    </style:style>
    <style:style style:name="P452" style:family="paragraph" style:parent-style-name="Heading_20_4">
      <style:text-properties officeooo:rsid="011d0ab3" officeooo:paragraph-rsid="011d0ab3"/>
    </style:style>
    <style:style style:name="P453" style:family="paragraph" style:parent-style-name="Heading_20_4">
      <style:text-properties officeooo:rsid="013d9545" officeooo:paragraph-rsid="013d9545"/>
    </style:style>
    <style:style style:name="P454" style:family="paragraph" style:parent-style-name="Heading_20_4">
      <style:text-properties officeooo:rsid="013d9545" officeooo:paragraph-rsid="01404351"/>
    </style:style>
    <style:style style:name="P455" style:family="paragraph" style:parent-style-name="Heading_20_4">
      <style:text-properties officeooo:rsid="00926609" officeooo:paragraph-rsid="00926609"/>
    </style:style>
    <style:style style:name="P456" style:family="paragraph" style:parent-style-name="Heading_20_4">
      <style:text-properties officeooo:rsid="0094e06a" officeooo:paragraph-rsid="0094e06a"/>
    </style:style>
    <style:style style:name="P457" style:family="paragraph" style:parent-style-name="Heading_20_4">
      <style:text-properties officeooo:rsid="00975451" officeooo:paragraph-rsid="00975451"/>
    </style:style>
    <style:style style:name="P458" style:family="paragraph" style:parent-style-name="Heading_20_4">
      <style:text-properties officeooo:paragraph-rsid="0176b34c"/>
    </style:style>
    <style:style style:name="P459" style:family="paragraph" style:parent-style-name="Heading_20_4">
      <style:text-properties officeooo:paragraph-rsid="007f78d4"/>
    </style:style>
    <style:style style:name="P460" style:family="paragraph" style:parent-style-name="Heading_20_4">
      <style:text-properties officeooo:rsid="008267cf" officeooo:paragraph-rsid="009a90c1"/>
    </style:style>
    <style:style style:name="P461" style:family="paragraph" style:parent-style-name="Heading_20_4">
      <style:text-properties officeooo:rsid="0084cb60" officeooo:paragraph-rsid="0084cb60"/>
    </style:style>
    <style:style style:name="P462" style:family="paragraph" style:parent-style-name="Heading_20_4">
      <style:text-properties officeooo:rsid="00854889" officeooo:paragraph-rsid="00854889"/>
    </style:style>
    <style:style style:name="P463" style:family="paragraph" style:parent-style-name="Heading_20_4">
      <style:text-properties officeooo:rsid="0086d125" officeooo:paragraph-rsid="0086d125"/>
    </style:style>
    <style:style style:name="P464" style:family="paragraph" style:parent-style-name="Heading_20_4">
      <style:text-properties officeooo:rsid="00875b60" officeooo:paragraph-rsid="00875b60"/>
    </style:style>
    <style:style style:name="P465" style:family="paragraph" style:parent-style-name="Heading_20_4">
      <style:text-properties officeooo:rsid="008a5197" officeooo:paragraph-rsid="008a5197"/>
    </style:style>
    <style:style style:name="P466" style:family="paragraph" style:parent-style-name="Heading_20_4">
      <style:text-properties officeooo:rsid="008a5197" officeooo:paragraph-rsid="008b8610"/>
    </style:style>
    <style:style style:name="P467" style:family="paragraph" style:parent-style-name="Heading_20_4">
      <style:text-properties officeooo:rsid="0054c81a" officeooo:paragraph-rsid="0054c81a"/>
    </style:style>
    <style:style style:name="P468" style:family="paragraph" style:parent-style-name="Heading_20_4">
      <style:text-properties officeooo:paragraph-rsid="0150b005"/>
    </style:style>
    <style:style style:name="P469" style:family="paragraph" style:parent-style-name="Heading_20_4">
      <style:text-properties officeooo:rsid="00911605" officeooo:paragraph-rsid="00911605"/>
    </style:style>
    <style:style style:name="P470" style:family="paragraph" style:parent-style-name="Heading_20_4">
      <style:text-properties officeooo:rsid="009235af" officeooo:paragraph-rsid="009235af"/>
    </style:style>
    <style:style style:name="P471" style:family="paragraph" style:parent-style-name="Heading_20_4">
      <style:text-properties officeooo:paragraph-rsid="006879ea"/>
    </style:style>
    <style:style style:name="P472" style:family="paragraph" style:parent-style-name="Heading_20_4">
      <style:text-properties officeooo:paragraph-rsid="00698dda"/>
    </style:style>
    <style:style style:name="P473" style:family="paragraph" style:parent-style-name="Heading_20_4">
      <style:text-properties officeooo:paragraph-rsid="006a0fc7"/>
    </style:style>
    <style:style style:name="P474" style:family="paragraph" style:parent-style-name="Heading_20_4">
      <style:text-properties officeooo:paragraph-rsid="015af7de"/>
    </style:style>
    <style:style style:name="P475" style:family="paragraph" style:parent-style-name="Heading_20_4">
      <style:text-properties officeooo:rsid="015c2ca6" officeooo:paragraph-rsid="015c2ca6"/>
    </style:style>
    <style:style style:name="P476" style:family="paragraph" style:parent-style-name="Heading_20_4">
      <style:text-properties officeooo:rsid="015c8561" officeooo:paragraph-rsid="015c8561"/>
    </style:style>
    <style:style style:name="P477" style:family="paragraph" style:parent-style-name="Heading_20_4">
      <style:text-properties officeooo:rsid="015d776e" officeooo:paragraph-rsid="015d776e"/>
    </style:style>
    <style:style style:name="P478" style:family="paragraph" style:parent-style-name="Heading_20_4">
      <style:text-properties officeooo:rsid="015e0ca3" officeooo:paragraph-rsid="015e0ca3"/>
    </style:style>
    <style:style style:name="P479" style:family="paragraph" style:parent-style-name="Heading_20_4">
      <style:text-properties officeooo:paragraph-rsid="015fc106"/>
    </style:style>
    <style:style style:name="P480" style:family="paragraph" style:parent-style-name="Heading_20_4">
      <style:text-properties officeooo:paragraph-rsid="001b004e"/>
    </style:style>
    <style:style style:name="P481" style:family="paragraph" style:parent-style-name="Heading_20_4">
      <style:text-properties officeooo:paragraph-rsid="00f09459"/>
    </style:style>
    <style:style style:name="P482" style:family="paragraph" style:parent-style-name="Heading_20_4">
      <style:text-properties officeooo:rsid="001f99d5" officeooo:paragraph-rsid="00255fed"/>
    </style:style>
    <style:style style:name="P483" style:family="paragraph" style:parent-style-name="Heading_20_4">
      <style:text-properties officeooo:rsid="00271a68" officeooo:paragraph-rsid="00271a68"/>
    </style:style>
    <style:style style:name="P484" style:family="paragraph" style:parent-style-name="Heading_20_4">
      <style:text-properties officeooo:rsid="00271a68" officeooo:paragraph-rsid="002794e2"/>
    </style:style>
    <style:style style:name="P485" style:family="paragraph" style:parent-style-name="Heading_20_4">
      <style:text-properties officeooo:rsid="00213d35" officeooo:paragraph-rsid="00271a68"/>
    </style:style>
    <style:style style:name="P486" style:family="paragraph" style:parent-style-name="Heading_20_4">
      <style:text-properties officeooo:rsid="00228dc3" officeooo:paragraph-rsid="00271a68"/>
    </style:style>
    <style:style style:name="P487" style:family="paragraph" style:parent-style-name="Heading_20_4">
      <style:text-properties officeooo:rsid="00242510" officeooo:paragraph-rsid="00271a68"/>
    </style:style>
    <style:style style:name="P488" style:family="paragraph" style:parent-style-name="Heading_20_4">
      <style:text-properties officeooo:rsid="00291a07" officeooo:paragraph-rsid="00291a07"/>
    </style:style>
    <style:style style:name="P489" style:family="paragraph" style:parent-style-name="Heading_20_4">
      <style:text-properties officeooo:rsid="00291a07" officeooo:paragraph-rsid="0029db5c"/>
    </style:style>
    <style:style style:name="P490" style:family="paragraph" style:parent-style-name="Heading_20_4">
      <style:text-properties officeooo:rsid="002b0512" officeooo:paragraph-rsid="002b0512"/>
    </style:style>
    <style:style style:name="P491" style:family="paragraph" style:parent-style-name="Heading_20_4">
      <style:text-properties officeooo:rsid="002b0512" officeooo:paragraph-rsid="002b217c"/>
    </style:style>
    <style:style style:name="P492" style:family="paragraph" style:parent-style-name="Heading_20_4">
      <style:text-properties officeooo:rsid="002b217c" officeooo:paragraph-rsid="002b217c"/>
    </style:style>
    <style:style style:name="P493" style:family="paragraph" style:parent-style-name="Heading_20_4">
      <style:text-properties officeooo:rsid="002c23c7" officeooo:paragraph-rsid="002c23c7"/>
    </style:style>
    <style:style style:name="P494" style:family="paragraph" style:parent-style-name="Heading_20_4">
      <style:text-properties officeooo:rsid="002e1787" officeooo:paragraph-rsid="002e1787"/>
    </style:style>
    <style:style style:name="P495" style:family="paragraph" style:parent-style-name="Heading_20_4">
      <style:text-properties officeooo:rsid="002f625f" officeooo:paragraph-rsid="002f625f"/>
    </style:style>
    <style:style style:name="P496" style:family="paragraph" style:parent-style-name="Heading_20_4">
      <style:text-properties officeooo:paragraph-rsid="002a2442"/>
    </style:style>
    <style:style style:name="P497" style:family="paragraph" style:parent-style-name="Heading_20_4">
      <style:text-properties officeooo:paragraph-rsid="0029db5c"/>
    </style:style>
    <style:style style:name="P498" style:family="paragraph" style:parent-style-name="Heading_20_4">
      <style:text-properties officeooo:paragraph-rsid="00d8a24f"/>
    </style:style>
    <style:style style:name="P499" style:family="paragraph" style:parent-style-name="Heading_20_4">
      <style:text-properties officeooo:paragraph-rsid="001a5d31"/>
    </style:style>
    <style:style style:name="P500" style:family="paragraph" style:parent-style-name="Heading_20_4">
      <style:text-properties officeooo:paragraph-rsid="003749a0"/>
    </style:style>
    <style:style style:name="P501" style:family="paragraph" style:parent-style-name="Heading_20_4">
      <style:text-properties officeooo:paragraph-rsid="003e7458"/>
    </style:style>
    <style:style style:name="P502" style:family="paragraph" style:parent-style-name="Heading_20_4">
      <style:text-properties officeooo:paragraph-rsid="01789679"/>
    </style:style>
    <style:style style:name="P503" style:family="paragraph" style:parent-style-name="Heading_20_4">
      <style:text-properties officeooo:paragraph-rsid="0154fa7f"/>
    </style:style>
    <style:style style:name="P504" style:family="paragraph" style:parent-style-name="Heading_20_4">
      <style:text-properties officeooo:paragraph-rsid="0191524b"/>
    </style:style>
    <style:style style:name="P505" style:family="paragraph" style:parent-style-name="Heading_20_4">
      <style:text-properties officeooo:paragraph-rsid="01567205"/>
    </style:style>
    <style:style style:name="P506" style:family="paragraph" style:parent-style-name="Heading_20_4">
      <style:text-properties officeooo:paragraph-rsid="018a6446"/>
    </style:style>
    <style:style style:name="P507" style:family="paragraph" style:parent-style-name="Heading_20_4">
      <style:text-properties officeooo:rsid="008c27dd" officeooo:paragraph-rsid="018a6446"/>
    </style:style>
    <style:style style:name="P508" style:family="paragraph" style:parent-style-name="Heading_20_4">
      <style:text-properties officeooo:rsid="008c27dd" officeooo:paragraph-rsid="019b50e6"/>
    </style:style>
    <style:style style:name="P509" style:family="paragraph" style:parent-style-name="Heading_20_4">
      <style:text-properties officeooo:rsid="019658f0" officeooo:paragraph-rsid="019658f0"/>
    </style:style>
    <style:style style:name="P510" style:family="paragraph" style:parent-style-name="Heading_20_4">
      <style:text-properties officeooo:rsid="019658f0" officeooo:paragraph-rsid="0197846c"/>
    </style:style>
    <style:style style:name="P511" style:family="paragraph" style:parent-style-name="Heading_20_4">
      <style:text-properties officeooo:rsid="019658f0" officeooo:paragraph-rsid="01a6d3a3"/>
    </style:style>
    <style:style style:name="P512" style:family="paragraph" style:parent-style-name="Heading_20_4">
      <style:text-properties officeooo:rsid="0198e463" officeooo:paragraph-rsid="0198e463"/>
    </style:style>
    <style:style style:name="P513" style:family="paragraph" style:parent-style-name="Heading_20_4">
      <style:text-properties officeooo:rsid="019b50e6" officeooo:paragraph-rsid="019b50e6"/>
    </style:style>
    <style:style style:name="P514" style:family="paragraph" style:parent-style-name="Heading_20_4">
      <style:text-properties officeooo:rsid="019b50e6" officeooo:paragraph-rsid="019d35f3"/>
    </style:style>
    <style:style style:name="P515" style:family="paragraph" style:parent-style-name="Heading_20_4">
      <style:text-properties officeooo:rsid="019d3b7a" officeooo:paragraph-rsid="019d3b7a"/>
    </style:style>
    <style:style style:name="P516" style:family="paragraph" style:parent-style-name="Heading_20_4">
      <style:paragraph-properties fo:margin-left="0cm" fo:margin-right="0cm" fo:margin-top="0cm" fo:margin-bottom="0cm" loext:contextual-spacing="false" fo:text-indent="0cm" style:auto-text-indent="false"/>
    </style:style>
    <style:style style:name="P517"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51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51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52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52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52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523"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524" style:family="paragraph" style:parent-style-name="Heading_20_4">
      <style:paragraph-properties fo:margin-left="0cm" fo:margin-right="0cm" fo:text-indent="0cm" style:auto-text-indent="false"/>
      <style:text-properties officeooo:paragraph-rsid="00f09459"/>
    </style:style>
    <style:style style:name="P525" style:family="paragraph" style:parent-style-name="Heading_20_4">
      <style:paragraph-properties fo:margin-left="0cm" fo:margin-right="0cm" fo:text-indent="0cm" style:auto-text-indent="false"/>
      <style:text-properties officeooo:paragraph-rsid="01a202d8"/>
    </style:style>
    <style:style style:name="P526" style:family="paragraph" style:parent-style-name="Heading_20_4">
      <style:paragraph-properties fo:margin-top="0cm" fo:margin-bottom="0cm" loext:contextual-spacing="false"/>
    </style:style>
    <style:style style:name="P527" style:family="paragraph" style:parent-style-name="Heading_20_4">
      <style:paragraph-properties fo:margin-top="0cm" fo:margin-bottom="0cm" loext:contextual-spacing="false"/>
      <style:text-properties officeooo:rsid="004f8c8a" officeooo:paragraph-rsid="004f8c8a"/>
    </style:style>
    <style:style style:name="P528" style:family="paragraph" style:parent-style-name="Heading_20_4">
      <style:paragraph-properties fo:margin-top="0cm" fo:margin-bottom="0cm" loext:contextual-spacing="false"/>
      <style:text-properties officeooo:rsid="0051ddc4" officeooo:paragraph-rsid="0051ddc4"/>
    </style:style>
    <style:style style:name="P529" style:family="paragraph" style:parent-style-name="Heading_20_3">
      <style:text-properties officeooo:rsid="00abe3bb" officeooo:paragraph-rsid="01b09c48"/>
    </style:style>
    <style:style style:name="P530" style:family="paragraph" style:parent-style-name="Heading_20_3">
      <style:text-properties officeooo:paragraph-rsid="00de9f7f"/>
    </style:style>
    <style:style style:name="P531" style:family="paragraph" style:parent-style-name="Heading_20_3">
      <style:text-properties officeooo:paragraph-rsid="001af535"/>
    </style:style>
    <style:style style:name="P532" style:family="paragraph" style:parent-style-name="Heading_20_3">
      <style:text-properties officeooo:paragraph-rsid="0029db5c"/>
    </style:style>
    <style:style style:name="P533" style:family="paragraph" style:parent-style-name="Heading_20_3">
      <style:text-properties officeooo:rsid="0035b470" officeooo:paragraph-rsid="0035b470"/>
    </style:style>
    <style:style style:name="P534" style:family="paragraph" style:parent-style-name="Text_20_body" style:list-style-name="L32"/>
    <style:style style:name="P535" style:family="paragraph" style:parent-style-name="Text_20_body" style:list-style-name="L32">
      <style:paragraph-properties fo:margin-top="0cm" fo:margin-bottom="0cm" loext:contextual-spacing="false"/>
    </style:style>
    <style:style style:name="P536" style:family="paragraph" style:parent-style-name="Listenabsatz" style:list-style-name="L2"/>
    <style:style style:name="P537" style:family="paragraph" style:parent-style-name="Listenabsatz" style:list-style-name="L3"/>
    <style:style style:name="P538" style:family="paragraph" style:parent-style-name="Listenabsatz" style:list-style-name="L1">
      <style:paragraph-properties fo:line-height="100%"/>
    </style:style>
    <style:style style:name="P539" style:family="paragraph" style:parent-style-name="Listenabsatz" style:list-style-name="L27"/>
    <style:style style:name="P540" style:family="paragraph" style:parent-style-name="Listenabsatz" style:list-style-name="L1">
      <style:paragraph-properties fo:margin-top="0cm" fo:margin-bottom="0cm" loext:contextual-spacing="false"/>
    </style:style>
    <style:style style:name="P541" style:family="paragraph" style:parent-style-name="Listenabsatz" style:list-style-name="L1">
      <style:paragraph-properties fo:margin-top="0cm" fo:margin-bottom="0cm" loext:contextual-spacing="false"/>
      <style:text-properties officeooo:rsid="004b697e" officeooo:paragraph-rsid="004b697e"/>
    </style:style>
    <style:style style:name="P542" style:family="paragraph" style:parent-style-name="Listenabsatz" style:list-style-name="L11">
      <style:paragraph-properties fo:margin-top="0cm" fo:margin-bottom="0cm" loext:contextual-spacing="false"/>
    </style:style>
    <style:style style:name="P543" style:family="paragraph" style:parent-style-name="Listenabsatz" style:list-style-name="L12">
      <style:paragraph-properties fo:margin-top="0cm" fo:margin-bottom="0cm" loext:contextual-spacing="false"/>
    </style:style>
    <style:style style:name="P544" style:family="paragraph" style:parent-style-name="Listenabsatz" style:list-style-name="L13">
      <style:paragraph-properties fo:margin-top="0cm" fo:margin-bottom="0cm" loext:contextual-spacing="false"/>
    </style:style>
    <style:style style:name="P545" style:family="paragraph" style:parent-style-name="Listenabsatz" style:list-style-name="L14">
      <style:paragraph-properties fo:margin-top="0cm" fo:margin-bottom="0cm" loext:contextual-spacing="false"/>
    </style:style>
    <style:style style:name="P546" style:family="paragraph" style:parent-style-name="Listenabsatz" style:list-style-name="L14">
      <style:paragraph-properties fo:margin-top="0cm" fo:margin-bottom="0cm" loext:contextual-spacing="false"/>
      <style:text-properties officeooo:paragraph-rsid="00734d24"/>
    </style:style>
    <style:style style:name="P547" style:family="paragraph" style:parent-style-name="Listenabsatz" style:list-style-name="L14">
      <style:paragraph-properties fo:margin-top="0cm" fo:margin-bottom="0cm" loext:contextual-spacing="false"/>
      <style:text-properties officeooo:paragraph-rsid="00576fb0"/>
    </style:style>
    <style:style style:name="P548" style:family="paragraph" style:parent-style-name="Listenabsatz" style:list-style-name="L14">
      <style:paragraph-properties fo:margin-top="0cm" fo:margin-bottom="0cm" loext:contextual-spacing="false"/>
      <style:text-properties officeooo:paragraph-rsid="00aa0c2e"/>
    </style:style>
    <style:style style:name="P549" style:family="paragraph" style:parent-style-name="Listenabsatz" style:list-style-name="L14">
      <style:paragraph-properties fo:margin-top="0cm" fo:margin-bottom="0cm" loext:contextual-spacing="false"/>
      <style:text-properties officeooo:rsid="00a8ed90" officeooo:paragraph-rsid="00aa0c2e"/>
    </style:style>
    <style:style style:name="P550" style:family="paragraph" style:parent-style-name="Listenabsatz" style:list-style-name="L27">
      <style:paragraph-properties fo:margin-top="0cm" fo:margin-bottom="0cm" loext:contextual-spacing="false"/>
    </style:style>
    <style:style style:name="P551" style:family="paragraph" style:parent-style-name="Listenabsatz" style:list-style-name="L27">
      <style:paragraph-properties fo:margin-top="0cm" fo:margin-bottom="0cm" loext:contextual-spacing="false"/>
      <style:text-properties officeooo:paragraph-rsid="011d0ab3"/>
    </style:style>
    <style:style style:name="P552" style:family="paragraph" style:parent-style-name="Listenabsatz" style:list-style-name="L27">
      <style:paragraph-properties fo:margin-top="0cm" fo:margin-bottom="0cm" loext:contextual-spacing="false"/>
      <style:text-properties officeooo:paragraph-rsid="013d9545"/>
    </style:style>
    <style:style style:name="P553" style:family="paragraph" style:parent-style-name="Listenabsatz" style:list-style-name="L27">
      <style:paragraph-properties fo:margin-top="0cm" fo:margin-bottom="0cm" loext:contextual-spacing="false"/>
      <style:text-properties officeooo:paragraph-rsid="0141103c"/>
    </style:style>
    <style:style style:name="P554" style:family="paragraph" style:parent-style-name="Listenabsatz" style:list-style-name="L27">
      <style:paragraph-properties fo:margin-top="0cm" fo:margin-bottom="0cm" loext:contextual-spacing="false"/>
      <style:text-properties officeooo:paragraph-rsid="01729de3"/>
    </style:style>
    <style:style style:name="P555" style:family="paragraph" style:parent-style-name="Listenabsatz" style:list-style-name="L27">
      <style:paragraph-properties fo:margin-top="0cm" fo:margin-bottom="0cm" loext:contextual-spacing="false"/>
      <style:text-properties officeooo:paragraph-rsid="007f78d4"/>
    </style:style>
    <style:style style:name="P556" style:family="paragraph" style:parent-style-name="Listenabsatz" style:list-style-name="L27">
      <style:paragraph-properties fo:margin-top="0cm" fo:margin-bottom="0cm" loext:contextual-spacing="false"/>
      <style:text-properties officeooo:paragraph-rsid="008267cf"/>
    </style:style>
    <style:style style:name="P557" style:family="paragraph" style:parent-style-name="Listenabsatz" style:list-style-name="L27">
      <style:paragraph-properties fo:margin-top="0cm" fo:margin-bottom="0cm" loext:contextual-spacing="false"/>
      <style:text-properties officeooo:paragraph-rsid="0084cb60"/>
    </style:style>
    <style:style style:name="P558" style:family="paragraph" style:parent-style-name="Listenabsatz" style:list-style-name="L27">
      <style:paragraph-properties fo:margin-top="0cm" fo:margin-bottom="0cm" loext:contextual-spacing="false"/>
      <style:text-properties officeooo:paragraph-rsid="00854889"/>
    </style:style>
    <style:style style:name="P559" style:family="paragraph" style:parent-style-name="Listenabsatz" style:list-style-name="L27">
      <style:paragraph-properties fo:margin-top="0cm" fo:margin-bottom="0cm" loext:contextual-spacing="false"/>
      <style:text-properties officeooo:paragraph-rsid="0086d125"/>
    </style:style>
    <style:style style:name="P560" style:family="paragraph" style:parent-style-name="Listenabsatz" style:list-style-name="L27">
      <style:paragraph-properties fo:margin-top="0cm" fo:margin-bottom="0cm" loext:contextual-spacing="false"/>
      <style:text-properties officeooo:paragraph-rsid="00875b60"/>
    </style:style>
    <style:style style:name="P561" style:family="paragraph" style:parent-style-name="Listenabsatz" style:list-style-name="L27">
      <style:paragraph-properties fo:margin-top="0cm" fo:margin-bottom="0cm" loext:contextual-spacing="false"/>
      <style:text-properties officeooo:paragraph-rsid="008a5197"/>
    </style:style>
    <style:style style:name="P562" style:family="paragraph" style:parent-style-name="Listenabsatz" style:list-style-name="L27">
      <style:paragraph-properties fo:margin-top="0cm" fo:margin-bottom="0cm" loext:contextual-spacing="false"/>
      <style:text-properties officeooo:paragraph-rsid="008b8610"/>
    </style:style>
    <style:style style:name="P563" style:family="paragraph" style:parent-style-name="Listenabsatz" style:list-style-name="L27">
      <style:paragraph-properties fo:margin-top="0cm" fo:margin-bottom="0cm" loext:contextual-spacing="false"/>
      <style:text-properties officeooo:paragraph-rsid="0111ecb1"/>
    </style:style>
    <style:style style:name="P564" style:family="paragraph" style:parent-style-name="Listenabsatz" style:list-style-name="L27">
      <style:paragraph-properties fo:margin-top="0cm" fo:margin-bottom="0cm" loext:contextual-spacing="false"/>
      <style:text-properties officeooo:paragraph-rsid="012c6d9a"/>
    </style:style>
    <style:style style:name="P565" style:family="paragraph" style:parent-style-name="Listenabsatz" style:list-style-name="L27">
      <style:paragraph-properties fo:margin-top="0cm" fo:margin-bottom="0cm" loext:contextual-spacing="false"/>
      <style:text-properties officeooo:paragraph-rsid="006879ea"/>
    </style:style>
    <style:style style:name="P566" style:family="paragraph" style:parent-style-name="Listenabsatz" style:list-style-name="L27">
      <style:paragraph-properties fo:margin-top="0cm" fo:margin-bottom="0cm" loext:contextual-spacing="false"/>
      <style:text-properties officeooo:paragraph-rsid="00698dda"/>
    </style:style>
    <style:style style:name="P567" style:family="paragraph" style:parent-style-name="Listenabsatz" style:list-style-name="L27">
      <style:paragraph-properties fo:margin-top="0cm" fo:margin-bottom="0cm" loext:contextual-spacing="false"/>
      <style:text-properties officeooo:paragraph-rsid="006a0fc7"/>
    </style:style>
    <style:style style:name="P568" style:family="paragraph" style:parent-style-name="Listenabsatz" style:list-style-name="L27">
      <style:paragraph-properties fo:margin-top="0cm" fo:margin-bottom="0cm" loext:contextual-spacing="false"/>
      <style:text-properties officeooo:paragraph-rsid="015c2ca6"/>
    </style:style>
    <style:style style:name="P569" style:family="paragraph" style:parent-style-name="Listenabsatz" style:list-style-name="L27">
      <style:paragraph-properties fo:margin-top="0cm" fo:margin-bottom="0cm" loext:contextual-spacing="false"/>
      <style:text-properties officeooo:paragraph-rsid="015c8561"/>
    </style:style>
    <style:style style:name="P570" style:family="paragraph" style:parent-style-name="Listenabsatz" style:list-style-name="L27">
      <style:paragraph-properties fo:margin-top="0cm" fo:margin-bottom="0cm" loext:contextual-spacing="false"/>
      <style:text-properties officeooo:paragraph-rsid="00f09459"/>
    </style:style>
    <style:style style:name="P571" style:family="paragraph" style:parent-style-name="Listenabsatz" style:list-style-name="L27">
      <style:paragraph-properties fo:margin-top="0cm" fo:margin-bottom="0cm" loext:contextual-spacing="false"/>
      <style:text-properties officeooo:paragraph-rsid="01a202d8"/>
    </style:style>
    <style:style style:name="P572" style:family="paragraph" style:parent-style-name="Listenabsatz" style:list-style-name="L27">
      <style:paragraph-properties fo:margin-top="0cm" fo:margin-bottom="0cm" loext:contextual-spacing="false"/>
      <style:text-properties officeooo:paragraph-rsid="004f8c8a"/>
    </style:style>
    <style:style style:name="P573" style:family="paragraph" style:parent-style-name="Listenabsatz" style:list-style-name="L27">
      <style:paragraph-properties fo:margin-top="0cm" fo:margin-bottom="0cm" loext:contextual-spacing="false"/>
      <style:text-properties officeooo:paragraph-rsid="00d56b85"/>
    </style:style>
    <style:style style:name="P574" style:family="paragraph" style:parent-style-name="Listenabsatz" style:list-style-name="L27">
      <style:paragraph-properties fo:margin-top="0cm" fo:margin-bottom="0cm" loext:contextual-spacing="false"/>
      <style:text-properties officeooo:paragraph-rsid="00d8a24f"/>
    </style:style>
    <style:style style:name="P575" style:family="paragraph" style:parent-style-name="Listenabsatz" style:list-style-name="L27">
      <style:paragraph-properties fo:margin-top="0cm" fo:margin-bottom="0cm" loext:contextual-spacing="false"/>
      <style:text-properties officeooo:paragraph-rsid="01789679"/>
    </style:style>
    <style:style style:name="P576" style:family="paragraph" style:parent-style-name="Listenabsatz" style:list-style-name="L27">
      <style:paragraph-properties fo:margin-top="0cm" fo:margin-bottom="0cm" loext:contextual-spacing="false"/>
      <style:text-properties officeooo:paragraph-rsid="012cbe33"/>
    </style:style>
    <style:style style:name="P577" style:family="paragraph" style:parent-style-name="Listenabsatz" style:list-style-name="L27">
      <style:paragraph-properties fo:margin-top="0cm" fo:margin-bottom="0cm" loext:contextual-spacing="false"/>
      <style:text-properties officeooo:paragraph-rsid="012e2768"/>
    </style:style>
    <style:style style:name="P578" style:family="paragraph" style:parent-style-name="Listenabsatz" style:list-style-name="L27">
      <style:paragraph-properties fo:margin-top="0cm" fo:margin-bottom="0cm" loext:contextual-spacing="false"/>
      <style:text-properties officeooo:rsid="00f4daf9" officeooo:paragraph-rsid="00f4daf9"/>
    </style:style>
    <style:style style:name="P579" style:family="paragraph" style:parent-style-name="Listenabsatz" style:list-style-name="L27">
      <style:paragraph-properties fo:margin-top="0cm" fo:margin-bottom="0cm" loext:contextual-spacing="false"/>
      <style:text-properties officeooo:rsid="013d9545" officeooo:paragraph-rsid="013d9545"/>
    </style:style>
    <style:style style:name="P580" style:family="paragraph" style:parent-style-name="Listenabsatz" style:list-style-name="L27">
      <style:paragraph-properties fo:margin-top="0cm" fo:margin-bottom="0cm" loext:contextual-spacing="false"/>
      <style:text-properties officeooo:rsid="013d9545" officeooo:paragraph-rsid="0143020f"/>
    </style:style>
    <style:style style:name="P581" style:family="paragraph" style:parent-style-name="Listenabsatz" style:list-style-name="L27">
      <style:paragraph-properties fo:margin-top="0cm" fo:margin-bottom="0cm" loext:contextual-spacing="false"/>
      <style:text-properties officeooo:rsid="0143020f" officeooo:paragraph-rsid="0143020f"/>
    </style:style>
    <style:style style:name="P582" style:family="paragraph" style:parent-style-name="Listenabsatz" style:list-style-name="L27">
      <style:paragraph-properties fo:margin-top="0cm" fo:margin-bottom="0cm" loext:contextual-spacing="false"/>
      <style:text-properties officeooo:rsid="01447dc4" officeooo:paragraph-rsid="01447dc4"/>
    </style:style>
    <style:style style:name="P583" style:family="paragraph" style:parent-style-name="Listenabsatz" style:list-style-name="L27">
      <style:paragraph-properties fo:margin-top="0cm" fo:margin-bottom="0cm" loext:contextual-spacing="false"/>
      <style:text-properties officeooo:rsid="014500dd" officeooo:paragraph-rsid="014500dd"/>
    </style:style>
    <style:style style:name="P584" style:family="paragraph" style:parent-style-name="Listenabsatz" style:list-style-name="L28">
      <style:paragraph-properties fo:margin-top="0cm" fo:margin-bottom="0cm" loext:contextual-spacing="false"/>
    </style:style>
    <style:style style:name="P585" style:family="paragraph" style:parent-style-name="Listenabsatz" style:list-style-name="L29">
      <style:paragraph-properties fo:margin-top="0cm" fo:margin-bottom="0cm" loext:contextual-spacing="false"/>
    </style:style>
    <style:style style:name="P586" style:family="paragraph" style:parent-style-name="Listenabsatz" style:list-style-name="L29">
      <style:paragraph-properties fo:margin-top="0cm" fo:margin-bottom="0cm" loext:contextual-spacing="false"/>
      <style:text-properties officeooo:paragraph-rsid="00926609"/>
    </style:style>
    <style:style style:name="P587" style:family="paragraph" style:parent-style-name="Listenabsatz" style:list-style-name="L29">
      <style:paragraph-properties fo:margin-top="0cm" fo:margin-bottom="0cm" loext:contextual-spacing="false"/>
      <style:text-properties officeooo:paragraph-rsid="0094e06a"/>
    </style:style>
    <style:style style:name="P588" style:family="paragraph" style:parent-style-name="Listenabsatz" style:list-style-name="L29">
      <style:paragraph-properties fo:margin-top="0cm" fo:margin-bottom="0cm" loext:contextual-spacing="false"/>
      <style:text-properties officeooo:paragraph-rsid="00975451"/>
    </style:style>
    <style:style style:name="P589" style:family="paragraph" style:parent-style-name="Listenabsatz" style:list-style-name="L29">
      <style:paragraph-properties fo:margin-top="0cm" fo:margin-bottom="0cm" loext:contextual-spacing="false"/>
      <style:text-properties officeooo:paragraph-rsid="009983a5"/>
    </style:style>
    <style:style style:name="P590" style:family="paragraph" style:parent-style-name="Listenabsatz" style:list-style-name="L29">
      <style:paragraph-properties fo:margin-top="0cm" fo:margin-bottom="0cm" loext:contextual-spacing="false"/>
      <style:text-properties officeooo:paragraph-rsid="019b50e6"/>
    </style:style>
    <style:style style:name="P591" style:family="paragraph" style:parent-style-name="Listenabsatz" style:list-style-name="L29">
      <style:paragraph-properties fo:margin-top="0cm" fo:margin-bottom="0cm" loext:contextual-spacing="false"/>
      <style:text-properties officeooo:paragraph-rsid="019d35f3"/>
    </style:style>
    <style:style style:name="P592" style:family="paragraph" style:parent-style-name="Listenabsatz" style:list-style-name="L29">
      <style:paragraph-properties fo:margin-top="0cm" fo:margin-bottom="0cm" loext:contextual-spacing="false"/>
      <style:text-properties officeooo:paragraph-rsid="019d3b7a"/>
    </style:style>
    <style:style style:name="P593" style:family="paragraph" style:parent-style-name="Listenabsatz" style:list-style-name="L29">
      <style:paragraph-properties fo:margin-top="0cm" fo:margin-bottom="0cm" loext:contextual-spacing="false" fo:text-align="justify" style:justify-single-word="false"/>
    </style:style>
    <style:style style:name="P594" style:family="paragraph" style:parent-style-name="Listenabsatz" style:list-style-name="L29">
      <style:paragraph-properties fo:margin-top="0cm" fo:margin-bottom="0cm" loext:contextual-spacing="false" fo:text-align="start" style:justify-single-word="false"/>
    </style:style>
    <style:style style:name="P595" style:family="paragraph" style:parent-style-name="Listenabsatz" style:list-style-name="L29">
      <style:paragraph-properties fo:margin-top="0cm" fo:margin-bottom="0cm" loext:contextual-spacing="false"/>
      <style:text-properties officeooo:rsid="00926609" officeooo:paragraph-rsid="00926609"/>
    </style:style>
    <style:style style:name="P596" style:family="paragraph" style:parent-style-name="Listenabsatz" style:list-style-name="L29">
      <style:paragraph-properties fo:margin-top="0cm" fo:margin-bottom="0cm" loext:contextual-spacing="false"/>
      <style:text-properties officeooo:rsid="00926609" officeooo:paragraph-rsid="0094e06a"/>
    </style:style>
    <style:style style:name="P597" style:family="paragraph" style:parent-style-name="Listenabsatz" style:list-style-name="L27">
      <style:paragraph-properties fo:margin-top="0cm" fo:margin-bottom="0cm" loext:contextual-spacing="false"/>
      <style:text-properties officeooo:rsid="0084699c" officeooo:paragraph-rsid="0084699c"/>
    </style:style>
    <style:style style:name="P598" style:family="paragraph" style:parent-style-name="Listenabsatz" style:list-style-name="L27">
      <style:paragraph-properties fo:margin-top="0cm" fo:margin-bottom="0cm" loext:contextual-spacing="false"/>
      <style:text-properties officeooo:rsid="0084699c" officeooo:paragraph-rsid="00875b60"/>
    </style:style>
    <style:style style:name="P599" style:family="paragraph" style:parent-style-name="Listenabsatz" style:list-style-name="L27">
      <style:paragraph-properties fo:margin-top="0cm" fo:margin-bottom="0cm" loext:contextual-spacing="false"/>
      <style:text-properties officeooo:rsid="0084699c" officeooo:paragraph-rsid="008a5197"/>
    </style:style>
    <style:style style:name="P600" style:family="paragraph" style:parent-style-name="Listenabsatz" style:list-style-name="L27">
      <style:paragraph-properties fo:margin-top="0cm" fo:margin-bottom="0cm" loext:contextual-spacing="false"/>
      <style:text-properties officeooo:rsid="0084699c" officeooo:paragraph-rsid="008b8610"/>
    </style:style>
    <style:style style:name="P601" style:family="paragraph" style:parent-style-name="Listenabsatz" style:list-style-name="L27">
      <style:paragraph-properties fo:margin-top="0cm" fo:margin-bottom="0cm" loext:contextual-spacing="false"/>
      <style:text-properties officeooo:rsid="009a90c1" officeooo:paragraph-rsid="009a90c1"/>
    </style:style>
    <style:style style:name="P602" style:family="paragraph" style:parent-style-name="Listenabsatz" style:list-style-name="L27">
      <style:paragraph-properties fo:margin-top="0cm" fo:margin-bottom="0cm" loext:contextual-spacing="false"/>
      <style:text-properties officeooo:rsid="0084cb60" officeooo:paragraph-rsid="0084cb60"/>
    </style:style>
    <style:style style:name="P603" style:family="paragraph" style:parent-style-name="Listenabsatz" style:list-style-name="L27">
      <style:paragraph-properties fo:margin-top="0cm" fo:margin-bottom="0cm" loext:contextual-spacing="false"/>
      <style:text-properties fo:color="#000000" officeooo:paragraph-rsid="0086d125"/>
    </style:style>
    <style:style style:name="P604" style:family="paragraph" style:parent-style-name="Listenabsatz" style:list-style-name="L27">
      <style:paragraph-properties fo:margin-top="0cm" fo:margin-bottom="0cm" loext:contextual-spacing="false"/>
      <style:text-properties officeooo:rsid="008a5197" officeooo:paragraph-rsid="008a5197"/>
    </style:style>
    <style:style style:name="P605" style:family="paragraph" style:parent-style-name="Listenabsatz" style:list-style-name="L27">
      <style:paragraph-properties fo:margin-top="0cm" fo:margin-bottom="0cm" loext:contextual-spacing="false"/>
      <style:text-properties officeooo:rsid="008a5197" officeooo:paragraph-rsid="008b8610"/>
    </style:style>
    <style:style style:name="P606" style:family="paragraph" style:parent-style-name="Listenabsatz" style:list-style-name="L30">
      <style:paragraph-properties fo:margin-top="0cm" fo:margin-bottom="0cm" loext:contextual-spacing="false"/>
    </style:style>
    <style:style style:name="P607" style:family="paragraph" style:parent-style-name="Listenabsatz" style:list-style-name="L30">
      <style:paragraph-properties fo:margin-top="0cm" fo:margin-bottom="0cm" loext:contextual-spacing="false"/>
      <style:text-properties officeooo:paragraph-rsid="0154fa7f"/>
    </style:style>
    <style:style style:name="P608" style:family="paragraph" style:parent-style-name="Listenabsatz" style:list-style-name="L30">
      <style:paragraph-properties fo:margin-top="0cm" fo:margin-bottom="0cm" loext:contextual-spacing="false"/>
      <style:text-properties officeooo:paragraph-rsid="01567205"/>
    </style:style>
    <style:style style:name="P609" style:family="paragraph" style:parent-style-name="Listenabsatz" style:list-style-name="L30">
      <style:paragraph-properties fo:margin-top="0cm" fo:margin-bottom="0cm" loext:contextual-spacing="false"/>
      <style:text-properties officeooo:rsid="0152a26e" officeooo:paragraph-rsid="0152a26e"/>
    </style:style>
    <style:style style:name="P610" style:family="paragraph" style:parent-style-name="Listenabsatz" style:list-style-name="L30">
      <style:paragraph-properties fo:margin-top="0cm" fo:margin-bottom="0cm" loext:contextual-spacing="false"/>
      <style:text-properties officeooo:rsid="0152a26e" officeooo:paragraph-rsid="0154fa7f"/>
    </style:style>
    <style:style style:name="P611" style:family="paragraph" style:parent-style-name="Listenabsatz" style:list-style-name="L30">
      <style:paragraph-properties fo:margin-top="0cm" fo:margin-bottom="0cm" loext:contextual-spacing="false"/>
      <style:text-properties officeooo:rsid="0152a26e" officeooo:paragraph-rsid="01567205"/>
    </style:style>
    <style:style style:name="P612" style:family="paragraph" style:parent-style-name="Listenabsatz" style:list-style-name="L27">
      <style:paragraph-properties fo:margin-top="0cm" fo:margin-bottom="0cm" loext:contextual-spacing="false"/>
      <style:text-properties officeooo:rsid="012c6d9a" officeooo:paragraph-rsid="012c6d9a"/>
    </style:style>
    <style:style style:name="P613" style:family="paragraph" style:parent-style-name="Listenabsatz" style:list-style-name="L27">
      <style:paragraph-properties fo:margin-top="0cm" fo:margin-bottom="0cm" loext:contextual-spacing="false"/>
      <style:text-properties officeooo:rsid="014b878d" officeooo:paragraph-rsid="014c29b5"/>
    </style:style>
    <style:style style:name="P614" style:family="paragraph" style:parent-style-name="Listenabsatz" style:list-style-name="L35">
      <style:paragraph-properties fo:margin-top="0cm" fo:margin-bottom="0cm" loext:contextual-spacing="false"/>
    </style:style>
    <style:style style:name="P615" style:family="paragraph" style:parent-style-name="Listenabsatz" style:list-style-name="L35">
      <style:paragraph-properties fo:margin-top="0cm" fo:margin-bottom="0cm" loext:contextual-spacing="false"/>
      <style:text-properties officeooo:rsid="00f09459" officeooo:paragraph-rsid="00f09459"/>
    </style:style>
    <style:style style:name="P616" style:family="paragraph" style:parent-style-name="Listenabsatz" style:list-style-name="L27">
      <style:paragraph-properties fo:margin-top="0cm" fo:margin-bottom="0cm" loext:contextual-spacing="false"/>
      <style:text-properties officeooo:rsid="004f8c8a" officeooo:paragraph-rsid="004f8c8a"/>
    </style:style>
    <style:style style:name="P617" style:family="paragraph" style:parent-style-name="Listenabsatz" style:list-style-name="L27">
      <style:paragraph-properties fo:margin-top="0cm" fo:margin-bottom="0cm" loext:contextual-spacing="false"/>
      <style:text-properties officeooo:rsid="004f8c8a" officeooo:paragraph-rsid="0051ddc4"/>
    </style:style>
    <style:style style:name="P618" style:family="paragraph" style:parent-style-name="Listenabsatz" style:list-style-name="L27">
      <style:paragraph-properties fo:margin-top="0cm" fo:margin-bottom="0cm" loext:contextual-spacing="false"/>
      <style:text-properties officeooo:rsid="00da9f98" officeooo:paragraph-rsid="00da9f98"/>
    </style:style>
    <style:style style:name="P619" style:family="paragraph" style:parent-style-name="Listenabsatz" style:list-style-name="L44">
      <style:paragraph-properties fo:margin-top="0cm" fo:margin-bottom="0cm" loext:contextual-spacing="false"/>
    </style:style>
    <style:style style:name="P620" style:family="paragraph" style:parent-style-name="Listenabsatz" style:list-style-name="L45">
      <style:paragraph-properties fo:margin-top="0cm" fo:margin-bottom="0cm" loext:contextual-spacing="false"/>
    </style:style>
    <style:style style:name="P621" style:family="paragraph" style:parent-style-name="Listenabsatz" style:list-style-name="L46">
      <style:paragraph-properties fo:margin-top="0cm" fo:margin-bottom="0cm" loext:contextual-spacing="false"/>
    </style:style>
    <style:style style:name="P622" style:family="paragraph" style:parent-style-name="Listenabsatz" style:list-style-name="L1">
      <style:paragraph-properties fo:margin-left="0cm" fo:margin-right="0cm" fo:margin-top="0cm" fo:margin-bottom="0cm" loext:contextual-spacing="false" fo:text-indent="0cm" style:auto-text-indent="false"/>
    </style:style>
    <style:style style:name="P623" style:family="paragraph" style:parent-style-name="Listenabsatz" style:list-style-name="L12">
      <style:paragraph-properties fo:margin-left="0cm" fo:margin-right="0cm" fo:margin-top="0cm" fo:margin-bottom="0cm" loext:contextual-spacing="false" fo:text-indent="0cm" style:auto-text-indent="false"/>
    </style:style>
    <style:style style:name="P624" style:family="paragraph" style:parent-style-name="Listenabsatz" style:list-style-name="L14">
      <style:paragraph-properties fo:margin-left="0cm" fo:margin-right="0cm" fo:margin-top="0cm" fo:margin-bottom="0cm" loext:contextual-spacing="false" fo:text-indent="0cm" style:auto-text-indent="false"/>
    </style:style>
    <style:style style:name="P625" style:family="paragraph" style:parent-style-name="Listenabsatz" style:list-style-name="L20">
      <style:paragraph-properties fo:margin-left="0cm" fo:margin-right="0cm" fo:margin-top="0cm" fo:margin-bottom="0cm" loext:contextual-spacing="false" fo:text-indent="0cm" style:auto-text-indent="false"/>
    </style:style>
    <style:style style:name="P626" style:family="paragraph" style:parent-style-name="Listenabsatz" style:list-style-name="L27">
      <style:paragraph-properties fo:margin-left="0cm" fo:margin-right="0cm" fo:margin-top="0cm" fo:margin-bottom="0cm" loext:contextual-spacing="false" fo:text-indent="0cm" style:auto-text-indent="false"/>
    </style:style>
    <style:style style:name="P627"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628"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629" style:family="paragraph" style:parent-style-name="Listenabsatz" style:list-style-name="L29">
      <style:paragraph-properties fo:margin-left="0cm" fo:margin-right="0cm" fo:margin-top="0cm" fo:margin-bottom="0cm" loext:contextual-spacing="false" fo:text-indent="0cm" style:auto-text-indent="false"/>
    </style:style>
    <style:style style:name="P630" style:family="paragraph" style:parent-style-name="Listenabsatz" style:list-style-name="L30">
      <style:paragraph-properties fo:margin-left="0cm" fo:margin-right="0cm" fo:margin-top="0cm" fo:margin-bottom="0cm" loext:contextual-spacing="false" fo:text-indent="0cm" style:auto-text-indent="false"/>
    </style:style>
    <style:style style:name="P631"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632" style:family="paragraph" style:parent-style-name="Listenabsatz" style:list-style-name="L44">
      <style:paragraph-properties fo:margin-left="0cm" fo:margin-right="0cm" fo:margin-top="0cm" fo:margin-bottom="0cm" loext:contextual-spacing="false" fo:text-indent="0cm" style:auto-text-indent="false"/>
    </style:style>
    <style:style style:name="P633" style:family="paragraph" style:parent-style-name="Listenabsatz" style:list-style-name="L27">
      <style:paragraph-properties fo:margin-left="0cm" fo:margin-right="0cm" fo:text-indent="0cm" style:auto-text-indent="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style="normal" style:font-size-asian="9pt" style:font-style-asian="normal" style:font-size-complex="9pt" style:font-style-complex="normal"/>
    </style:style>
    <style:style style:name="T32" style:family="text">
      <style:text-properties fo:color="#000000" style:font-name="Courier New" fo:font-size="9pt" fo:font-style="normal" officeooo:rsid="0149f696" style:font-size-asian="9pt" style:font-style-asian="normal" style:font-size-complex="9pt" style:font-style-complex="normal"/>
    </style:style>
    <style:style style:name="T33" style:family="text">
      <style:text-properties fo:color="#000000" style:font-name="Courier New" fo:font-size="9pt" fo:font-style="normal" officeooo:rsid="014b878d" style:font-size-asian="9pt" style:font-style-asian="normal" style:font-size-complex="9pt" style:font-style-complex="normal"/>
    </style:style>
    <style:style style:name="T34" style:family="text">
      <style:text-properties fo:color="#000000" style:font-name="Calibri" fo:font-size="11pt" style:font-size-asian="11pt" style:font-size-complex="11pt"/>
    </style:style>
    <style:style style:name="T35" style:family="text">
      <style:text-properties fo:color="#000000" style:font-name="Calibri" fo:font-size="11pt" officeooo:rsid="001af535" style:font-size-asian="11pt" style:font-size-complex="11pt"/>
    </style:style>
    <style:style style:name="T36" style:family="text">
      <style:text-properties fo:color="#000000" style:font-name="Calibri" fo:font-size="11pt" officeooo:rsid="001b004e" style:font-size-asian="11pt" style:font-size-complex="11pt"/>
    </style:style>
    <style:style style:name="T37" style:family="text">
      <style:text-properties fo:color="#000000" style:font-name="Calibri" fo:font-size="11pt" officeooo:rsid="0076eb71" style:font-size-asian="11pt" style:font-size-complex="11pt"/>
    </style:style>
    <style:style style:name="T38" style:family="text">
      <style:text-properties fo:color="#000000" style:font-name="Calibri" fo:font-size="11pt" officeooo:rsid="00f86efc" style:font-size-asian="11pt" style:font-size-complex="11pt"/>
    </style:style>
    <style:style style:name="T39" style:family="text">
      <style:text-properties fo:color="#000000" style:font-name="Calibri" fo:font-size="11pt" officeooo:rsid="010e9ec8" style:font-size-asian="11pt" style:font-size-complex="11pt"/>
    </style:style>
    <style:style style:name="T40" style:family="text">
      <style:text-properties fo:color="#000000" style:font-name="Calibri" fo:font-size="11pt" officeooo:rsid="011d0ab3" style:font-size-asian="11pt" style:font-size-complex="11pt"/>
    </style:style>
    <style:style style:name="T41" style:family="text">
      <style:text-properties fo:color="#000000" style:font-name="Calibri" fo:font-size="11pt" officeooo:rsid="00f6b788" style:font-size-asian="11pt" style:font-size-complex="11pt"/>
    </style:style>
    <style:style style:name="T42" style:family="text">
      <style:text-properties fo:color="#000000" style:font-name="Calibri" fo:font-size="11pt" officeooo:rsid="012c7c6a" style:font-size-asian="11pt" style:font-size-complex="11pt"/>
    </style:style>
    <style:style style:name="T43" style:family="text">
      <style:text-properties fo:color="#000000" style:font-name="Calibri" fo:font-size="11pt" officeooo:rsid="013adb8f" style:font-size-asian="11pt" style:font-size-complex="11pt"/>
    </style:style>
    <style:style style:name="T44" style:family="text">
      <style:text-properties fo:color="#000000" style:font-name="Calibri" fo:font-size="11pt" officeooo:rsid="013ca34d" style:font-size-asian="11pt" style:font-size-complex="11pt"/>
    </style:style>
    <style:style style:name="T45" style:family="text">
      <style:text-properties fo:color="#000000" style:font-name="Calibri" fo:font-size="11pt" officeooo:rsid="019b50e6" style:font-size-asian="11pt" style:font-size-complex="11pt"/>
    </style:style>
    <style:style style:name="T46" style:family="text">
      <style:text-properties fo:color="#000000" style:font-name="Calibri" fo:font-size="11pt" officeooo:rsid="01a6d3a3" style:font-size-asian="11pt" style:font-size-complex="11pt"/>
    </style:style>
    <style:style style:name="T47" style:family="text">
      <style:text-properties fo:color="#000000" style:font-name="Calibri" fo:font-size="11pt" officeooo:rsid="01a700be" style:font-size-asian="11pt" style:font-size-complex="11pt"/>
    </style:style>
    <style:style style:name="T48" style:family="text">
      <style:text-properties fo:color="#000000" style:font-name="Calibri" fo:font-size="11pt" fo:font-style="normal" style:font-size-asian="11pt" style:font-style-asian="normal" style:font-size-complex="11pt" style:font-style-complex="normal"/>
    </style:style>
    <style:style style:name="T49" style:family="text">
      <style:text-properties fo:color="#000000" style:font-name="Calibri" fo:font-size="11pt" fo:font-style="normal" officeooo:rsid="012c7c6a" style:font-size-asian="11pt" style:font-style-asian="normal" style:font-size-complex="11pt" style:font-style-complex="normal"/>
    </style:style>
    <style:style style:name="T50" style:family="text">
      <style:text-properties fo:color="#000000" style:font-name="Calibri" fo:font-size="11pt" fo:font-style="normal" officeooo:rsid="017f80a1" style:font-size-asian="11pt" style:font-style-asian="normal" style:font-size-complex="11pt" style:font-style-complex="normal"/>
    </style:style>
    <style:style style:name="T51" style:family="text">
      <style:text-properties fo:color="#000000" style:font-name="Calibri" fo:font-size="11pt" fo:font-style="normal" officeooo:rsid="014c29b5" style:font-size-asian="11pt" style:font-style-asian="normal" style:font-size-complex="11pt" style:font-style-complex="normal"/>
    </style:style>
    <style:style style:name="T52" style:family="text">
      <style:text-properties fo:color="#000000" style:font-name="Calibri" fo:font-size="11pt" fo:font-style="normal" officeooo:rsid="014de6ac" style:font-size-asian="11pt" style:font-style-asian="normal" style:font-size-complex="11pt" style:font-style-complex="normal"/>
    </style:style>
    <style:style style:name="T53" style:family="text">
      <style:text-properties fo:color="#000000" style:font-name="Calibri" fo:font-size="10pt" style:font-size-asian="10pt" style:font-size-complex="10pt"/>
    </style:style>
    <style:style style:name="T54" style:family="text">
      <style:text-properties fo:color="#000000" style:font-name="Calibri" fo:font-size="10pt" fo:font-weight="bold" style:font-size-asian="10pt" style:font-weight-asian="bold" style:font-size-complex="10pt" style:font-weight-complex="bold"/>
    </style:style>
    <style:style style:name="T55" style:family="text">
      <style:text-properties fo:color="#000000" style:font-name="Calibri" fo:language="en" fo:country="US"/>
    </style:style>
    <style:style style:name="T56" style:family="text">
      <style:text-properties fo:color="#000000" fo:font-size="9pt" style:font-size-asian="9pt" style:font-size-complex="9pt"/>
    </style:style>
    <style:style style:name="T57" style:family="text">
      <style:text-properties fo:color="#000000" fo:font-size="11pt" style:font-size-asian="11pt" style:font-size-complex="11pt"/>
    </style:style>
    <style:style style:name="T58" style:family="text">
      <style:text-properties fo:color="#000000" style:font-name="Calibri1" fo:font-size="11pt" style:font-name-asian="Calibri1" style:font-size-asian="11pt" style:font-name-complex="Calibri1" style:font-size-complex="11pt"/>
    </style:style>
    <style:style style:name="T59" style:family="text">
      <style:text-properties fo:color="#000000" officeooo:rsid="0062c7fc"/>
    </style:style>
    <style:style style:name="T60" style:family="text">
      <style:text-properties fo:color="#000000" officeooo:rsid="00751e06"/>
    </style:style>
    <style:style style:name="T61" style:family="text">
      <style:text-properties fo:color="#000000" officeooo:rsid="008c27dd"/>
    </style:style>
    <style:style style:name="T62" style:family="text">
      <style:text-properties fo:color="#000000" officeooo:rsid="00fe7187"/>
    </style:style>
    <style:style style:name="T63" style:family="text">
      <style:text-properties fo:color="#000000" officeooo:rsid="010148c7"/>
    </style:style>
    <style:style style:name="T64" style:family="text">
      <style:text-properties fo:color="#000000" officeooo:rsid="010b8885"/>
    </style:style>
    <style:style style:name="T65" style:family="text">
      <style:text-properties fo:color="#000000" officeooo:rsid="0154fa7f"/>
    </style:style>
    <style:style style:name="T66" style:family="text">
      <style:text-properties fo:color="#000000" officeooo:rsid="01567205"/>
    </style:style>
    <style:style style:name="T67" style:family="text">
      <style:text-properties fo:color="#000000" officeooo:rsid="018a6446"/>
    </style:style>
    <style:style style:name="T68" style:family="text">
      <style:text-properties fo:color="#000000" officeooo:rsid="012c7c6a"/>
    </style:style>
    <style:style style:name="T69" style:family="text">
      <style:text-properties fo:color="#000000" fo:language="zxx" fo:country="none" style:text-underline-style="none" style:language-asian="zxx" style:country-asian="none" style:language-complex="zxx" style:country-complex="none"/>
    </style:style>
    <style:style style:name="T70" style:family="text">
      <style:text-properties fo:font-weight="bold"/>
    </style:style>
    <style:style style:name="T71" style:family="text">
      <style:text-properties fo:font-weight="bold" style:font-weight-asian="bold" style:font-weight-complex="bold"/>
    </style:style>
    <style:style style:name="T72" style:family="text">
      <style:text-properties fo:color="#004586"/>
    </style:style>
    <style:style style:name="T73" style:family="text">
      <style:text-properties fo:color="#004586" fo:language="zxx" fo:country="none" style:text-underline-style="none" style:language-asian="zxx" style:country-asian="none" style:language-complex="zxx" style:country-complex="none"/>
    </style:style>
    <style:style style:name="T74" style:family="text">
      <style:text-properties fo:color="#004586" fo:language="zxx" fo:country="none" style:text-underline-style="none" officeooo:rsid="00ac8623" style:language-asian="zxx" style:country-asian="none" style:language-complex="zxx" style:country-complex="none"/>
    </style:style>
    <style:style style:name="T75" style:family="text">
      <style:text-properties fo:color="#004586" fo:language="zxx" fo:country="none" style:text-underline-style="none" officeooo:rsid="00b29301" style:language-asian="zxx" style:country-asian="none" style:language-complex="zxx" style:country-complex="none"/>
    </style:style>
    <style:style style:name="T76" style:family="text">
      <style:text-properties fo:color="#004586" style:font-name="Calibri" fo:font-size="11pt" style:font-size-asian="11pt" style:font-size-complex="11pt"/>
    </style:style>
    <style:style style:name="T77" style:family="text">
      <style:text-properties fo:color="#004586" style:font-name="Calibri" fo:font-size="11pt" officeooo:rsid="001b004e" style:font-size-asian="11pt" style:font-size-complex="11pt"/>
    </style:style>
    <style:style style:name="T78" style:family="text">
      <style:text-properties fo:color="#004586" style:font-name="Calibri" fo:font-size="11pt" officeooo:rsid="00a113a5" style:font-size-asian="11pt" style:font-size-complex="11pt"/>
    </style:style>
    <style:style style:name="T79" style:family="text">
      <style:text-properties fo:color="#004586" officeooo:rsid="00a113a5"/>
    </style:style>
    <style:style style:name="T80" style:family="text">
      <style:text-properties fo:color="#004586" officeooo:rsid="018741ea"/>
    </style:style>
    <style:style style:name="T81" style:family="text">
      <style:text-properties fo:font-weight="normal" style:font-weight-asian="normal" style:font-weight-complex="normal"/>
    </style:style>
    <style:style style:name="T82" style:family="text">
      <style:text-properties style:font-name="Courier New" fo:font-size="9pt" style:font-size-asian="9pt" style:font-size-complex="9pt"/>
    </style:style>
    <style:style style:name="T83" style:family="text">
      <style:text-properties style:font-name="Courier New" fo:font-size="9pt" officeooo:rsid="01aaa799" style:font-size-asian="9pt" style:font-size-complex="9pt"/>
    </style:style>
    <style:style style:name="T84" style:family="text">
      <style:text-properties fo:font-variant="normal" fo:text-transform="none" fo:color="#313131" style:font-name="Arial1" fo:font-size="10.5pt" fo:letter-spacing="normal" fo:font-style="normal" fo:font-weight="normal" style:font-size-asian="9pt" style:font-size-complex="9pt"/>
    </style:style>
    <style:style style:name="T85" style:family="text">
      <style:text-properties fo:font-variant="normal" fo:text-transform="none" fo:color="#313131" style:font-name="Courier New" fo:font-size="9pt" fo:letter-spacing="normal" fo:font-style="normal" fo:font-weight="normal" style:font-size-asian="9pt" style:font-size-complex="9pt"/>
    </style:style>
    <style:style style:name="T86" style:family="text">
      <style:text-properties fo:font-variant="normal" fo:text-transform="none" fo:color="#000000" style:font-name="Courier New" fo:font-size="9pt" fo:letter-spacing="normal" fo:font-style="normal" fo:font-weight="normal" style:font-size-asian="9pt" style:font-size-complex="9pt"/>
    </style:style>
    <style:style style:name="T87" style:family="text">
      <style:text-properties fo:font-variant="normal" fo:text-transform="none" fo:color="#000000" style:font-name="Arial1" fo:font-size="10.5pt" fo:letter-spacing="normal" fo:font-style="normal" fo:font-weight="normal"/>
    </style:style>
    <style:style style:name="T88" style:family="text">
      <style:text-properties style:use-window-font-color="true"/>
    </style:style>
    <style:style style:name="T89" style:family="text">
      <style:text-properties style:use-window-font-color="true" style:font-name="Calibri" fo:font-size="11pt" style:font-size-asian="11pt" style:font-size-complex="11pt"/>
    </style:style>
    <style:style style:name="T90"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1"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2"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93" style:family="text">
      <style:text-properties style:use-window-font-color="true" style:font-name="Courier New" fo:font-size="9pt" style:font-size-asian="9pt" style:font-size-complex="9pt"/>
    </style:style>
    <style:style style:name="T94" style:family="text">
      <style:text-properties style:use-window-font-color="true" officeooo:rsid="00480a4a"/>
    </style:style>
    <style:style style:name="T95" style:family="text">
      <style:text-properties style:use-window-font-color="true" officeooo:rsid="009eaa36"/>
    </style:style>
    <style:style style:name="T96" style:family="text">
      <style:text-properties style:use-window-font-color="true" officeooo:rsid="00a03eaa"/>
    </style:style>
    <style:style style:name="T97" style:family="text">
      <style:text-properties style:use-window-font-color="true" officeooo:rsid="00a113a5"/>
    </style:style>
    <style:style style:name="T98" style:family="text">
      <style:text-properties style:use-window-font-color="true" officeooo:rsid="01aaa799"/>
    </style:style>
    <style:style style:name="T99" style:family="text">
      <style:text-properties fo:color="#000081" style:font-name="Calibri1" fo:font-size="11pt" style:font-name-asian="Calibri1" style:font-size-asian="11pt" style:font-name-complex="Calibri1" style:font-size-complex="11pt"/>
    </style:style>
    <style:style style:name="T100" style:family="text">
      <style:text-properties officeooo:rsid="00165c9d"/>
    </style:style>
    <style:style style:name="T101" style:family="text">
      <style:text-properties officeooo:rsid="001a32f2"/>
    </style:style>
    <style:style style:name="T102" style:family="text">
      <style:text-properties officeooo:rsid="001a5d31"/>
    </style:style>
    <style:style style:name="T103" style:family="text">
      <style:text-properties officeooo:rsid="001af535"/>
    </style:style>
    <style:style style:name="T104" style:family="text">
      <style:text-properties officeooo:rsid="001b004e"/>
    </style:style>
    <style:style style:name="T105"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06"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07"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08" style:family="text">
      <style:text-properties officeooo:rsid="0020f7b1"/>
    </style:style>
    <style:style style:name="T109" style:family="text">
      <style:text-properties officeooo:rsid="00213d35"/>
    </style:style>
    <style:style style:name="T110" style:family="text">
      <style:text-properties officeooo:rsid="00228dc3"/>
    </style:style>
    <style:style style:name="T111" style:family="text">
      <style:text-properties officeooo:rsid="00242510"/>
    </style:style>
    <style:style style:name="T112" style:family="text">
      <style:text-properties officeooo:rsid="00255fed"/>
    </style:style>
    <style:style style:name="T113" style:family="text">
      <style:text-properties officeooo:rsid="00271a68"/>
    </style:style>
    <style:style style:name="T114" style:family="text">
      <style:text-properties officeooo:rsid="002794e2"/>
    </style:style>
    <style:style style:name="T115" style:family="text">
      <style:text-properties officeooo:rsid="00291a07"/>
    </style:style>
    <style:style style:name="T116" style:family="text">
      <style:text-properties officeooo:rsid="0029db5c"/>
    </style:style>
    <style:style style:name="T117" style:family="text">
      <style:text-properties officeooo:rsid="002b217c"/>
    </style:style>
    <style:style style:name="T118" style:family="text">
      <style:text-properties officeooo:rsid="002f625f"/>
    </style:style>
    <style:style style:name="T119" style:family="text">
      <style:text-properties officeooo:rsid="0031c3eb"/>
    </style:style>
    <style:style style:name="T120" style:family="text">
      <style:text-properties officeooo:rsid="0035b470"/>
    </style:style>
    <style:style style:name="T121" style:family="text">
      <style:text-properties officeooo:rsid="00362c79"/>
    </style:style>
    <style:style style:name="T122" style:family="text">
      <style:text-properties officeooo:rsid="003749a0"/>
    </style:style>
    <style:style style:name="T123" style:family="text">
      <style:text-properties officeooo:rsid="0037e2a5"/>
    </style:style>
    <style:style style:name="T124" style:family="text">
      <style:text-properties officeooo:rsid="003a62e1"/>
    </style:style>
    <style:style style:name="T125" style:family="text">
      <style:text-properties officeooo:rsid="003a85e3"/>
    </style:style>
    <style:style style:name="T126" style:family="text">
      <style:text-properties officeooo:rsid="003ccc33"/>
    </style:style>
    <style:style style:name="T127" style:family="text">
      <style:text-properties officeooo:rsid="003e7458"/>
    </style:style>
    <style:style style:name="T128" style:family="text">
      <style:text-properties officeooo:rsid="003ec112"/>
    </style:style>
    <style:style style:name="T129" style:family="text">
      <style:text-properties officeooo:rsid="0040b365"/>
    </style:style>
    <style:style style:name="T130" style:family="text">
      <style:text-properties officeooo:rsid="0044002e"/>
    </style:style>
    <style:style style:name="T131" style:family="text">
      <style:text-properties officeooo:rsid="0045900e"/>
    </style:style>
    <style:style style:name="T132" style:family="text">
      <style:text-properties officeooo:rsid="004b697e"/>
    </style:style>
    <style:style style:name="T133" style:family="text">
      <style:text-properties officeooo:rsid="004f2d86"/>
    </style:style>
    <style:style style:name="T134" style:family="text">
      <style:text-properties officeooo:rsid="004f8c8a"/>
    </style:style>
    <style:style style:name="T135" style:family="text">
      <style:text-properties officeooo:rsid="0051ddc4"/>
    </style:style>
    <style:style style:name="T136" style:family="text">
      <style:text-properties officeooo:rsid="0054c81a"/>
    </style:style>
    <style:style style:name="T137" style:family="text">
      <style:text-properties officeooo:rsid="00561a23"/>
    </style:style>
    <style:style style:name="T138" style:family="text">
      <style:text-properties officeooo:rsid="00576fb0"/>
    </style:style>
    <style:style style:name="T139" style:family="text">
      <style:text-properties officeooo:rsid="00594f7f"/>
    </style:style>
    <style:style style:name="T140" style:family="text">
      <style:text-properties officeooo:rsid="005bd780"/>
    </style:style>
    <style:style style:name="T141" style:family="text">
      <style:text-properties officeooo:rsid="005dbdba"/>
    </style:style>
    <style:style style:name="T142" style:family="text">
      <style:text-properties officeooo:rsid="005e03dc"/>
    </style:style>
    <style:style style:name="T143" style:family="text">
      <style:text-properties officeooo:rsid="005fef4d"/>
    </style:style>
    <style:style style:name="T144" style:family="text">
      <style:text-properties officeooo:rsid="006153ec"/>
    </style:style>
    <style:style style:name="T145" style:family="text">
      <style:text-properties officeooo:rsid="0062c7fc"/>
    </style:style>
    <style:style style:name="T146" style:family="text">
      <style:text-properties officeooo:rsid="0063f881"/>
    </style:style>
    <style:style style:name="T147" style:family="text">
      <style:text-properties officeooo:rsid="006879ea"/>
    </style:style>
    <style:style style:name="T148" style:family="text">
      <style:text-properties officeooo:rsid="00698dda"/>
    </style:style>
    <style:style style:name="T149" style:family="text">
      <style:text-properties officeooo:rsid="006a0fc7"/>
    </style:style>
    <style:style style:name="T150" style:family="text">
      <style:text-properties officeooo:rsid="006cfda1"/>
    </style:style>
    <style:style style:name="T151" style:family="text">
      <style:text-properties officeooo:rsid="0070c6f4"/>
    </style:style>
    <style:style style:name="T152" style:family="text">
      <style:text-properties officeooo:rsid="00734d24"/>
    </style:style>
    <style:style style:name="T153" style:family="text">
      <style:text-properties officeooo:rsid="00751e06"/>
    </style:style>
    <style:style style:name="T154" style:family="text">
      <style:text-properties officeooo:rsid="0076eb71"/>
    </style:style>
    <style:style style:name="T155" style:family="text">
      <style:text-properties officeooo:rsid="007e9cd8"/>
    </style:style>
    <style:style style:name="T156" style:family="text">
      <style:text-properties officeooo:rsid="008267cf"/>
    </style:style>
    <style:style style:name="T157" style:family="text">
      <style:text-properties officeooo:rsid="0084699c"/>
    </style:style>
    <style:style style:name="T158" style:family="text">
      <style:text-properties officeooo:rsid="0084cb60"/>
    </style:style>
    <style:style style:name="T159" style:family="text">
      <style:text-properties officeooo:rsid="00875b60"/>
    </style:style>
    <style:style style:name="T160" style:family="text">
      <style:text-properties officeooo:rsid="008a5197"/>
    </style:style>
    <style:style style:name="T161" style:family="text">
      <style:text-properties officeooo:rsid="008b8610"/>
    </style:style>
    <style:style style:name="T162" style:family="text">
      <style:text-properties officeooo:rsid="00911605"/>
    </style:style>
    <style:style style:name="T163" style:family="text">
      <style:text-properties officeooo:rsid="00926609"/>
    </style:style>
    <style:style style:name="T164" style:family="text">
      <style:text-properties officeooo:rsid="0094e06a"/>
    </style:style>
    <style:style style:name="T165" style:family="text">
      <style:text-properties officeooo:rsid="009983a5"/>
    </style:style>
    <style:style style:name="T166" style:family="text">
      <style:text-properties officeooo:rsid="009a90c1"/>
    </style:style>
    <style:style style:name="T167" style:family="text">
      <style:text-properties officeooo:rsid="009b8ded"/>
    </style:style>
    <style:style style:name="T168" style:family="text">
      <style:text-properties officeooo:rsid="009da24e"/>
    </style:style>
    <style:style style:name="T169" style:family="text">
      <style:text-properties officeooo:rsid="009eaa36"/>
    </style:style>
    <style:style style:name="T170" style:family="text">
      <style:text-properties officeooo:rsid="00a4bf79"/>
    </style:style>
    <style:style style:name="T171" style:family="text">
      <style:text-properties officeooo:rsid="00a752c4"/>
    </style:style>
    <style:style style:name="T172" style:family="text">
      <style:text-properties officeooo:rsid="00aa0c2e"/>
    </style:style>
    <style:style style:name="T173" style:family="text">
      <style:text-properties officeooo:rsid="00ac8623"/>
    </style:style>
    <style:style style:name="T174" style:family="text">
      <style:text-properties officeooo:rsid="00afc8e1"/>
    </style:style>
    <style:style style:name="T175" style:family="text">
      <style:text-properties officeooo:rsid="00b109b2"/>
    </style:style>
    <style:style style:name="T176" style:family="text">
      <style:text-properties officeooo:rsid="00b16b02"/>
    </style:style>
    <style:style style:name="T177" style:family="text">
      <style:text-properties officeooo:rsid="00b29301"/>
    </style:style>
    <style:style style:name="T178" style:family="text">
      <style:text-properties officeooo:rsid="00b540ca"/>
    </style:style>
    <style:style style:name="T179" style:family="text">
      <style:text-properties officeooo:rsid="00b7bf2f"/>
    </style:style>
    <style:style style:name="T180" style:family="text">
      <style:text-properties officeooo:rsid="00bb061d"/>
    </style:style>
    <style:style style:name="T181" style:family="text">
      <style:text-properties officeooo:rsid="00bd0833"/>
    </style:style>
    <style:style style:name="T182" style:family="text">
      <style:text-properties officeooo:rsid="00bef5fe"/>
    </style:style>
    <style:style style:name="T183" style:family="text">
      <style:text-properties officeooo:rsid="00c03b4c"/>
    </style:style>
    <style:style style:name="T184" style:family="text">
      <style:text-properties officeooo:rsid="00c0a9a3"/>
    </style:style>
    <style:style style:name="T185" style:family="text">
      <style:text-properties style:font-name="Calibri" fo:font-size="11pt" style:font-size-asian="11pt" style:font-size-complex="11pt"/>
    </style:style>
    <style:style style:name="T186" style:family="text">
      <style:text-properties officeooo:rsid="00c0f176"/>
    </style:style>
    <style:style style:name="T187" style:family="text">
      <style:text-properties officeooo:rsid="00c12006"/>
    </style:style>
    <style:style style:name="T188" style:family="text">
      <style:text-properties officeooo:rsid="00c44220"/>
    </style:style>
    <style:style style:name="T189" style:family="text">
      <style:text-properties officeooo:rsid="00c4c249"/>
    </style:style>
    <style:style style:name="T190" style:family="text">
      <style:text-properties officeooo:rsid="00cbfcb2"/>
    </style:style>
    <style:style style:name="T191" style:family="text">
      <style:text-properties officeooo:rsid="00cedd8c"/>
    </style:style>
    <style:style style:name="T192" style:family="text">
      <style:text-properties officeooo:rsid="00d0558e"/>
    </style:style>
    <style:style style:name="T193" style:family="text">
      <style:text-properties officeooo:rsid="00d35902"/>
    </style:style>
    <style:style style:name="T194" style:family="text">
      <style:text-properties officeooo:rsid="00d56b85"/>
    </style:style>
    <style:style style:name="T195" style:family="text">
      <style:text-properties officeooo:rsid="00d8a24f"/>
    </style:style>
    <style:style style:name="T196" style:family="text">
      <style:text-properties officeooo:rsid="00dcf5ff"/>
    </style:style>
    <style:style style:name="T197" style:family="text">
      <style:text-properties officeooo:rsid="00de9f7f"/>
    </style:style>
    <style:style style:name="T198" style:family="text">
      <style:text-properties officeooo:rsid="00dfa425"/>
    </style:style>
    <style:style style:name="T199" style:family="text">
      <style:text-properties officeooo:rsid="00dfd47a"/>
    </style:style>
    <style:style style:name="T200" style:family="text">
      <style:text-properties officeooo:rsid="00e025bd"/>
    </style:style>
    <style:style style:name="T201" style:family="text">
      <style:text-properties officeooo:rsid="00e32d76"/>
    </style:style>
    <style:style style:name="T202" style:family="text">
      <style:text-properties officeooo:rsid="00e4f2f3"/>
    </style:style>
    <style:style style:name="T203" style:family="text">
      <style:text-properties officeooo:rsid="00e6ea0c"/>
    </style:style>
    <style:style style:name="T204" style:family="text">
      <style:text-properties officeooo:rsid="00e82888"/>
    </style:style>
    <style:style style:name="T205" style:family="text">
      <style:text-properties officeooo:rsid="00e84d56"/>
    </style:style>
    <style:style style:name="T206" style:family="text">
      <style:text-properties officeooo:rsid="00ebe3bb"/>
    </style:style>
    <style:style style:name="T207" style:family="text">
      <style:text-properties officeooo:rsid="00ed3a96"/>
    </style:style>
    <style:style style:name="T208" style:family="text">
      <style:text-properties officeooo:rsid="00eea9e0"/>
    </style:style>
    <style:style style:name="T209" style:family="text">
      <style:text-properties officeooo:rsid="00f09459"/>
    </style:style>
    <style:style style:name="T210" style:family="text">
      <style:text-properties officeooo:rsid="00f16d2a"/>
    </style:style>
    <style:style style:name="T211" style:family="text">
      <style:text-properties officeooo:rsid="00f4a0b6"/>
    </style:style>
    <style:style style:name="T212" style:family="text">
      <style:text-properties officeooo:rsid="00f4daf9"/>
    </style:style>
    <style:style style:name="T213" style:family="text">
      <style:text-properties officeooo:rsid="00f6b788"/>
    </style:style>
    <style:style style:name="T214" style:family="text">
      <style:text-properties fo:font-style="normal" style:font-style-asian="normal" style:font-style-complex="normal"/>
    </style:style>
    <style:style style:name="T215" style:family="text">
      <style:text-properties fo:font-style="normal" officeooo:rsid="00f6b788" style:font-style-asian="normal" style:font-style-complex="normal"/>
    </style:style>
    <style:style style:name="T216" style:family="text">
      <style:text-properties fo:font-style="normal" officeooo:rsid="010ca951" style:font-style-asian="normal" style:font-style-complex="normal"/>
    </style:style>
    <style:style style:name="T217" style:family="text">
      <style:text-properties fo:font-style="normal" officeooo:rsid="012c6d9a" style:font-style-asian="normal" style:font-style-complex="normal"/>
    </style:style>
    <style:style style:name="T218" style:family="text">
      <style:text-properties fo:font-style="normal" officeooo:rsid="014de6ac" style:font-style-asian="normal" style:font-style-complex="normal"/>
    </style:style>
    <style:style style:name="T219" style:family="text">
      <style:text-properties officeooo:rsid="00ffe8f0"/>
    </style:style>
    <style:style style:name="T220" style:family="text">
      <style:text-properties officeooo:rsid="010148c7"/>
    </style:style>
    <style:style style:name="T221" style:family="text">
      <style:text-properties officeooo:rsid="0104faa9"/>
    </style:style>
    <style:style style:name="T222" style:family="text">
      <style:text-properties officeooo:rsid="0106eb6a"/>
    </style:style>
    <style:style style:name="T223" style:family="text">
      <style:text-properties officeooo:rsid="0107e57e"/>
    </style:style>
    <style:style style:name="T224" style:family="text">
      <style:text-properties officeooo:rsid="010b9dd2"/>
    </style:style>
    <style:style style:name="T225" style:family="text">
      <style:text-properties officeooo:rsid="010ca951"/>
    </style:style>
    <style:style style:name="T226" style:family="text">
      <style:text-properties officeooo:rsid="010e9ec8"/>
    </style:style>
    <style:style style:name="T227" style:family="text">
      <style:text-properties officeooo:rsid="01136dd1"/>
    </style:style>
    <style:style style:name="T228" style:family="text">
      <style:text-properties fo:font-size="11pt" style:font-size-asian="11pt" style:font-size-complex="11pt"/>
    </style:style>
    <style:style style:name="T229" style:family="text">
      <style:text-properties officeooo:rsid="0117ecb8"/>
    </style:style>
    <style:style style:name="T230" style:family="text">
      <style:text-properties officeooo:rsid="011a9ef2"/>
    </style:style>
    <style:style style:name="T231" style:family="text">
      <style:text-properties officeooo:rsid="011b9152"/>
    </style:style>
    <style:style style:name="T232" style:family="text">
      <style:text-properties officeooo:rsid="011d0ab3"/>
    </style:style>
    <style:style style:name="T233" style:family="text">
      <style:text-properties officeooo:rsid="0123aa76"/>
    </style:style>
    <style:style style:name="T234" style:family="text">
      <style:text-properties officeooo:rsid="012c6d9a"/>
    </style:style>
    <style:style style:name="T235" style:family="text">
      <style:text-properties officeooo:rsid="0130742e"/>
    </style:style>
    <style:style style:name="T236" style:family="text">
      <style:text-properties officeooo:rsid="0137906f"/>
    </style:style>
    <style:style style:name="T237" style:family="text">
      <style:text-properties officeooo:rsid="0139d8a8"/>
    </style:style>
    <style:style style:name="T238" style:family="text">
      <style:text-properties officeooo:rsid="013adb8f"/>
    </style:style>
    <style:style style:name="T239" style:family="text">
      <style:text-properties officeooo:rsid="013d9545"/>
    </style:style>
    <style:style style:name="T240" style:family="text">
      <style:text-properties officeooo:rsid="0141103c"/>
    </style:style>
    <style:style style:name="T241" style:family="text">
      <style:text-properties officeooo:rsid="0143020f"/>
    </style:style>
    <style:style style:name="T242" style:family="text">
      <style:text-properties officeooo:rsid="0143b313"/>
    </style:style>
    <style:style style:name="T243" style:family="text">
      <style:text-properties officeooo:rsid="014500dd"/>
    </style:style>
    <style:style style:name="T244" style:family="text">
      <style:text-properties officeooo:rsid="0146c111"/>
    </style:style>
    <style:style style:name="T245" style:family="text">
      <style:text-properties officeooo:rsid="0149f696"/>
    </style:style>
    <style:style style:name="T246" style:family="text">
      <style:text-properties officeooo:rsid="014b878d"/>
    </style:style>
    <style:style style:name="T247" style:family="text">
      <style:text-properties officeooo:rsid="014c29b5"/>
    </style:style>
    <style:style style:name="T248" style:family="text">
      <style:text-properties officeooo:rsid="0150b005"/>
    </style:style>
    <style:style style:name="T249" style:family="text">
      <style:text-properties officeooo:rsid="015449b1"/>
    </style:style>
    <style:style style:name="T250" style:family="text">
      <style:text-properties officeooo:rsid="0154fa7f"/>
    </style:style>
    <style:style style:name="T251" style:family="text">
      <style:text-properties officeooo:rsid="01567205"/>
    </style:style>
    <style:style style:name="T252" style:family="text">
      <style:text-properties officeooo:rsid="015af7de"/>
    </style:style>
    <style:style style:name="T253" style:family="text">
      <style:text-properties officeooo:rsid="015c2ca6"/>
    </style:style>
    <style:style style:name="T254" style:family="text">
      <style:text-properties officeooo:rsid="015c8561"/>
    </style:style>
    <style:style style:name="T255" style:family="text">
      <style:text-properties officeooo:rsid="015fc106"/>
    </style:style>
    <style:style style:name="T256" style:family="text">
      <style:text-properties officeooo:rsid="01620aaa"/>
    </style:style>
    <style:style style:name="T257" style:family="text">
      <style:text-properties officeooo:rsid="016e0272"/>
    </style:style>
    <style:style style:name="T258" style:family="text">
      <style:text-properties officeooo:rsid="01729de3"/>
    </style:style>
    <style:style style:name="T259" style:family="text">
      <style:text-properties officeooo:rsid="0129540a"/>
    </style:style>
    <style:style style:name="T260" style:family="text">
      <style:text-properties officeooo:rsid="017c3b1b"/>
    </style:style>
    <style:style style:name="T261" style:family="text">
      <style:text-properties officeooo:rsid="017d6c20"/>
    </style:style>
    <style:style style:name="T262" style:family="text">
      <style:text-properties officeooo:rsid="01849f7b"/>
    </style:style>
    <style:style style:name="T263" style:family="text">
      <style:text-properties officeooo:rsid="01862617"/>
    </style:style>
    <style:style style:name="T264" style:family="text">
      <style:text-properties officeooo:rsid="018650b2"/>
    </style:style>
    <style:style style:name="T265" style:family="text">
      <style:text-properties officeooo:rsid="018741ea"/>
    </style:style>
    <style:style style:name="T266" style:family="text">
      <style:text-properties officeooo:rsid="018a6446"/>
    </style:style>
    <style:style style:name="T267" style:family="text">
      <style:text-properties officeooo:rsid="0193b9ce"/>
    </style:style>
    <style:style style:name="T268" style:family="text">
      <style:text-properties officeooo:rsid="01941a2b"/>
    </style:style>
    <style:style style:name="T269" style:family="text">
      <style:text-properties officeooo:rsid="0195ca48"/>
    </style:style>
    <style:style style:name="T270" style:family="text">
      <style:text-properties officeooo:rsid="0197846c"/>
    </style:style>
    <style:style style:name="T271" style:family="text">
      <style:text-properties officeooo:rsid="0198e463"/>
    </style:style>
    <style:style style:name="T272" style:family="text">
      <style:text-properties officeooo:rsid="019b50e6"/>
    </style:style>
    <style:style style:name="T273" style:family="text">
      <style:text-properties officeooo:rsid="019d35f3"/>
    </style:style>
    <style:style style:name="T274" style:family="text">
      <style:text-properties officeooo:rsid="019d3b7a"/>
    </style:style>
    <style:style style:name="T275" style:family="text">
      <style:text-properties officeooo:rsid="01a202d8"/>
    </style:style>
    <style:style style:name="T276" style:family="text">
      <style:text-properties officeooo:rsid="01a6d3a3"/>
    </style:style>
    <style:style style:name="T277" style:family="text">
      <style:text-properties officeooo:rsid="01ab5f00"/>
    </style:style>
    <style:style style:name="T278" style:family="text">
      <style:text-properties officeooo:rsid="01ad253b"/>
    </style:style>
    <style:style style:name="T279" style:family="text">
      <style:text-properties officeooo:rsid="01b13390"/>
    </style:style>
    <style:style style:name="T280" style:family="text">
      <style:text-properties officeooo:rsid="01b19cc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4"/>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10"><text:a xlink:type="simple" xlink:href="#__RefHeading__11955_1500227590" text:style-name="Line_20_numbering" text:visited-style-name="Line_20_numbering">ScriptCommunicator History<text:tab/>8</text:a></text:p>
          <text:p text:style-name="P310"><text:a xlink:type="simple" xlink:href="#__RefHeading__18460_749916436" text:style-name="Line_20_numbering" text:visited-style-name="Line_20_numbering">GUI documentation<text:tab/>16</text:a></text:p>
          <text:p text:style-name="P308"><text:a xlink:type="simple" xlink:href="#__RefHeading__5894_596565095" text:style-name="Line_20_numbering" text:visited-style-name="Line_20_numbering">Main window<text:tab/>16</text:a></text:p>
          <text:p text:style-name="P308"><text:a xlink:type="simple" xlink:href="#__RefHeading__18462_749916436" text:style-name="Line_20_numbering" text:visited-style-name="Line_20_numbering">Settings dialog<text:tab/>17</text:a></text:p>
          <text:p text:style-name="P308"><text:a xlink:type="simple" xlink:href="#__RefHeading__19794_324193177" text:style-name="Line_20_numbering" text:visited-style-name="Line_20_numbering">Send dialog<text:tab/>17</text:a></text:p>
          <text:p text:style-name="P309"><text:a xlink:type="simple" xlink:href="#__RefHeading__5900_596565095" text:style-name="Line_20_numbering" text:visited-style-name="Line_20_numbering">Single sequence table<text:tab/>18</text:a></text:p>
          <text:p text:style-name="P309"><text:a xlink:type="simple" xlink:href="#__RefHeading__5902_596565095" text:style-name="Line_20_numbering" text:visited-style-name="Line_20_numbering">Cyclic sequence area<text:tab/>18</text:a></text:p>
          <text:p text:style-name="P308"><text:a xlink:type="simple" xlink:href="#__RefHeading__5904_596565095" text:style-name="Line_20_numbering" text:visited-style-name="Line_20_numbering">Scripts dialog<text:tab/>19</text:a></text:p>
          <text:p text:style-name="P308"><text:a xlink:type="simple" xlink:href="#__RefHeading___Toc26705_580090528" text:style-name="Line_20_numbering" text:visited-style-name="Line_20_numbering">Create sce file dialog<text:tab/>21</text:a></text:p>
          <text:p text:style-name="P308"><text:a xlink:type="simple" xlink:href="#__RefHeading__5844_1858286537" text:style-name="Line_20_numbering" text:visited-style-name="Line_20_numbering">Add message dialog<text:tab/>23</text:a></text:p>
          <text:p text:style-name="P308"><text:a xlink:type="simple" xlink:href="#__RefHeading__5846_1858286537" text:style-name="Line_20_numbering" text:visited-style-name="Line_20_numbering">Sending and receiving a file<text:tab/>23</text:a></text:p>
          <text:p text:style-name="P310"><text:a xlink:type="simple" xlink:href="#__RefHeading__18464_749916436" text:style-name="Line_20_numbering" text:visited-style-name="Line_20_numbering">Configuration files<text:tab/>23</text:a></text:p>
          <text:p text:style-name="P308"><text:a xlink:type="simple" xlink:href="#__RefHeading__20288_1662152207" text:style-name="Line_20_numbering" text:visited-style-name="Line_20_numbering">Main configuration file<text:tab/>23</text:a></text:p>
          <text:p text:style-name="P308"><text:a xlink:type="simple" xlink:href="#__RefHeading__20290_1662152207" text:style-name="Line_20_numbering" text:visited-style-name="Line_20_numbering">Sequence configuration file<text:tab/>23</text:a></text:p>
          <text:p text:style-name="P308"><text:a xlink:type="simple" xlink:href="#__RefHeading__20292_1662152207" text:style-name="Line_20_numbering" text:visited-style-name="Line_20_numbering">Script configuration file<text:tab/>24</text:a></text:p>
          <text:p text:style-name="P308"><text:a xlink:type="simple" xlink:href="#__RefHeading___Toc26707_580090528" text:style-name="Line_20_numbering" text:visited-style-name="Line_20_numbering">SCE configuration file<text:tab/>24</text:a></text:p>
          <text:p text:style-name="P310"><text:a xlink:type="simple" xlink:href="#__RefHeading___Toc26655_1604035878" text:style-name="Line_20_numbering" text:visited-style-name="Line_20_numbering">Command-line arguments<text:tab/>24</text:a></text:p>
          <text:p text:style-name="P308"><text:a xlink:type="simple" xlink:href="#__RefHeading___Toc26131_1035592857" text:style-name="Line_20_numbering" text:visited-style-name="Line_20_numbering">Command-line mode<text:tab/>24</text:a></text:p>
          <text:p text:style-name="P309"><text:a xlink:type="simple" xlink:href="#__RefHeading___Toc24451_580090528" text:style-name="Line_20_numbering" text:visited-style-name="Line_20_numbering">SCE files<text:tab/>25</text:a></text:p>
          <text:p text:style-name="P309"><text:a xlink:type="simple" xlink:href="#__RefHeading___Toc24453_580090528" text:style-name="Line_20_numbering" text:visited-style-name="Line_20_numbering">SCEZ files<text:tab/>25</text:a></text:p>
          <text:p text:style-name="P310"><text:a xlink:type="simple" xlink:href="#__RefHeading__14268_2020384652" text:style-name="Line_20_numbering" text:visited-style-name="Line_20_numbering">Internal architecture<text:tab/>26</text:a></text:p>
          <text:p text:style-name="P310"><text:a xlink:type="simple" xlink:href="#__RefHeading__5906_596565095" text:style-name="Line_20_numbering" text:visited-style-name="Line_20_numbering">Script interface<text:tab/>26</text:a></text:p>
          <text:p text:style-name="P308"><text:a xlink:type="simple" xlink:href="#__RefHeading___Toc23996_1050142399" text:style-name="Line_20_numbering" text:visited-style-name="Line_20_numbering">Script debugging<text:tab/>26</text:a></text:p>
          <text:p text:style-name="P310"><text:a xlink:type="simple" xlink:href="#__RefHeading__14164_479808360" text:style-name="Line_20_numbering" text:visited-style-name="Line_20_numbering">Worker scripts<text:tab/>27</text:a></text:p>
          <text:p text:style-name="P308"><text:a xlink:type="simple" xlink:href="#__RefHeading__12387_269575752" text:style-name="Line_20_numbering" text:visited-style-name="Line_20_numbering">void stopScript(void)<text:tab/>28</text:a></text:p>
          <text:p text:style-name="P308"><text:a xlink:type="simple" xlink:href="#__RefHeading__5910_596565095" text:style-name="Line_20_numbering" text:visited-style-name="Line_20_numbering">The scriptThread object/class<text:tab/>28</text:a></text:p>
          <text:p text:style-name="P309"><text:a xlink:type="simple" xlink:href="#__RefHeading__14793_1904129960" text:style-name="Line_20_numbering" text:visited-style-name="Line_20_numbering">Main interface<text:tab/>28</text:a></text:p>
          <text:p text:style-name="P309"><text:a xlink:type="simple" xlink:href="#__RefHeading__14795_1904129960" text:style-name="Line_20_numbering" text:visited-style-name="Line_20_numbering">Separate interfaces<text:tab/>33</text:a></text:p>
          <text:p text:style-name="P309"><text:a xlink:type="simple" xlink:href="#__RefHeading__14797_1904129960" text:style-name="Line_20_numbering" text:visited-style-name="Line_20_numbering">Standard dialogs<text:tab/>34</text:a></text:p>
          <text:p text:style-name="P309"><text:a xlink:type="simple" xlink:href="#__RefHeading__14799_1904129960" text:style-name="Line_20_numbering" text:visited-style-name="Line_20_numbering">Filesystem<text:tab/>41</text:a></text:p>
          <text:p text:style-name="P309"><text:a xlink:type="simple" xlink:href="#__RefHeading__18040_936501348" text:style-name="Line_20_numbering" text:visited-style-name="Line_20_numbering">SQL support<text:tab/>46</text:a></text:p>
          <text:p text:style-name="P309"><text:a xlink:type="simple" xlink:href="#__RefHeading__24575_1329481546" text:style-name="Line_20_numbering" text:visited-style-name="Line_20_numbering">XML support<text:tab/>46</text:a></text:p>
          <text:p text:style-name="P309"><text:a xlink:type="simple" xlink:href="#__RefHeading__14801_1904129960" text:style-name="Line_20_numbering" text:visited-style-name="Line_20_numbering">CRC functions<text:tab/>46</text:a></text:p>
          <text:p text:style-name="P309"><text:a xlink:type="simple" xlink:href="#__RefHeading__14128_1927423904" text:style-name="Line_20_numbering" text:visited-style-name="Line_20_numbering">Inter-WorkerScript communication<text:tab/>50</text:a></text:p>
          <text:p text:style-name="P309"><text:soft-page-break/><text:a xlink:type="simple" xlink:href="#__RefHeading___Toc23434_517021428" text:style-name="Line_20_numbering" text:visited-style-name="Line_20_numbering">Process<text:tab/>53</text:a></text:p>
          <text:p text:style-name="P309"><text:a xlink:type="simple" xlink:href="#__RefHeading__5912_596565095" text:style-name="Line_20_numbering" text:visited-style-name="Line_20_numbering">Miscellaneous<text:tab/>56</text:a></text:p>
          <text:p text:style-name="P308"><text:a xlink:type="simple" xlink:href="#__RefHeading__5964_596565095" text:style-name="Line_20_numbering" text:visited-style-name="Line_20_numbering">Script UDP socket class<text:tab/>63</text:a></text:p>
          <text:p text:style-name="P308"><text:a xlink:type="simple" xlink:href="#__RefHeading__5980_596565095" text:style-name="Line_20_numbering" text:visited-style-name="Line_20_numbering">Script TCP client class<text:tab/>66</text:a></text:p>
          <text:p text:style-name="P308"><text:a xlink:type="simple" xlink:href="#__RefHeading__5992_596565095" text:style-name="Line_20_numbering" text:visited-style-name="Line_20_numbering">Script TCP server class<text:tab/>71</text:a></text:p>
          <text:p text:style-name="P308"><text:a xlink:type="simple" xlink:href="#__RefHeading__6004_596565095" text:style-name="Line_20_numbering" text:visited-style-name="Line_20_numbering">Script serial port class<text:tab/>72</text:a></text:p>
          <text:p text:style-name="P308"><text:a xlink:type="simple" xlink:href="#__RefHeading__6543_1982747245" text:style-name="Line_20_numbering" text:visited-style-name="Line_20_numbering">Script cheetah SPI class<text:tab/>77</text:a></text:p>
          <text:p text:style-name="P308"><text:a xlink:type="simple" xlink:href="#__RefHeading__11097_1399518882" text:style-name="Line_20_numbering" text:visited-style-name="Line_20_numbering">Script PCAN class<text:tab/>78</text:a></text:p>
          <text:p text:style-name="P308"><text:a xlink:type="simple" xlink:href="#__RefHeading__6483_254725059" text:style-name="Line_20_numbering" text:visited-style-name="Line_20_numbering">Script timer class<text:tab/>80</text:a></text:p>
          <text:p text:style-name="P308"><text:a xlink:type="simple" xlink:href="#__RefHeading__6012_596565095" text:style-name="Line_20_numbering" text:visited-style-name="Line_20_numbering">Script plot window class<text:tab/>81</text:a></text:p>
          <text:p text:style-name="P308"><text:a xlink:type="simple" xlink:href="#__RefHeading__6018_596565095" text:style-name="Line_20_numbering" text:visited-style-name="Line_20_numbering">User interface classes<text:tab/>84</text:a></text:p>
          <text:p text:style-name="P309"><text:a xlink:type="simple" xlink:href="#__RefHeading__6020_596565095" text:style-name="Line_20_numbering" text:visited-style-name="Line_20_numbering">Script dialog<text:tab/>85</text:a></text:p>
          <text:p text:style-name="P309"><text:a xlink:type="simple" xlink:href="#__RefHeading__6022_596565095" text:style-name="Line_20_numbering" text:visited-style-name="Line_20_numbering">Script main window<text:tab/>86</text:a></text:p>
          <text:p text:style-name="P309"><text:a xlink:type="simple" xlink:href="#__RefHeading__6024_596565095" text:style-name="Line_20_numbering" text:visited-style-name="Line_20_numbering">Script tab widget<text:tab/>86</text:a></text:p>
          <text:p text:style-name="P309"><text:a xlink:type="simple" xlink:href="#__RefHeading__12773_232518582" text:style-name="Line_20_numbering" text:visited-style-name="Line_20_numbering">Script tool box<text:tab/>87</text:a></text:p>
          <text:p text:style-name="P309"><text:a xlink:type="simple" xlink:href="#__RefHeading__6026_596565095" text:style-name="Line_20_numbering" text:visited-style-name="Line_20_numbering">Script group box<text:tab/>88</text:a></text:p>
          <text:p text:style-name="P309"><text:a xlink:type="simple" xlink:href="#__RefHeading__6028_596565095" text:style-name="Line_20_numbering" text:visited-style-name="Line_20_numbering">Script label<text:tab/>88</text:a></text:p>
          <text:p text:style-name="P309"><text:a xlink:type="simple" xlink:href="#__RefHeading__6030_596565095" text:style-name="Line_20_numbering" text:visited-style-name="Line_20_numbering">Script action<text:tab/>89</text:a></text:p>
          <text:p text:style-name="P309"><text:a xlink:type="simple" xlink:href="#__RefHeading__6032_596565095" text:style-name="Line_20_numbering" text:visited-style-name="Line_20_numbering">Script status bar<text:tab/>90</text:a></text:p>
          <text:p text:style-name="P309"><text:a xlink:type="simple" xlink:href="#__RefHeading__6034_596565095" text:style-name="Line_20_numbering" text:visited-style-name="Line_20_numbering">Script button<text:tab/>90</text:a></text:p>
          <text:p text:style-name="P309"><text:a xlink:type="simple" xlink:href="#__RefHeading__9453_1653467284" text:style-name="Line_20_numbering" text:visited-style-name="Line_20_numbering">Script tool button<text:tab/>91</text:a></text:p>
          <text:p text:style-name="P309"><text:a xlink:type="simple" xlink:href="#__RefHeading__6036_596565095" text:style-name="Line_20_numbering" text:visited-style-name="Line_20_numbering">Script check box<text:tab/>91</text:a></text:p>
          <text:p text:style-name="P309"><text:a xlink:type="simple" xlink:href="#__RefHeading__5856_1858286537" text:style-name="Line_20_numbering" text:visited-style-name="Line_20_numbering">Script radio button<text:tab/>92</text:a></text:p>
          <text:p text:style-name="P309"><text:a xlink:type="simple" xlink:href="#__RefHeading__6038_596565095" text:style-name="Line_20_numbering" text:visited-style-name="Line_20_numbering">Script combo box and font combo box<text:tab/>93</text:a></text:p>
          <text:p text:style-name="P309"><text:a xlink:type="simple" xlink:href="#__RefHeading__6040_596565095" text:style-name="Line_20_numbering" text:visited-style-name="Line_20_numbering">Script line edit<text:tab/>95</text:a></text:p>
          <text:p text:style-name="P309"><text:a xlink:type="simple" xlink:href="#__RefHeading__6042_596565095" text:style-name="Line_20_numbering" text:visited-style-name="Line_20_numbering">Script table widget<text:tab/>96</text:a></text:p>
          <text:p text:style-name="P309"><text:a xlink:type="simple" xlink:href="#__RefHeading__7821_763700208" text:style-name="Line_20_numbering" text:visited-style-name="Line_20_numbering">Script list widget<text:tab/>103</text:a></text:p>
          <text:p text:style-name="P309"><text:a xlink:type="simple" xlink:href="#__RefHeading__9855_1845819620" text:style-name="Line_20_numbering" text:visited-style-name="Line_20_numbering">Script tree widget<text:tab/>105</text:a></text:p>
          <text:p text:style-name="P309"><text:a xlink:type="simple" xlink:href="#__RefHeading__8847_1845819620" text:style-name="Line_20_numbering" text:visited-style-name="Line_20_numbering">Script tree widget item<text:tab/>108</text:a></text:p>
          <text:p text:style-name="P309"><text:a xlink:type="simple" xlink:href="#__RefHeading__6044_596565095" text:style-name="Line_20_numbering" text:visited-style-name="Line_20_numbering">Script text edit<text:tab/>110</text:a></text:p>
          <text:p text:style-name="P309"><text:a xlink:type="simple" xlink:href="#__RefHeading__6046_596565095" text:style-name="Line_20_numbering" text:visited-style-name="Line_20_numbering">Script progress bar<text:tab/>112</text:a></text:p>
          <text:p text:style-name="P309"><text:a xlink:type="simple" xlink:href="#__RefHeading__6048_596565095" text:style-name="Line_20_numbering" text:visited-style-name="Line_20_numbering">Script slider<text:tab/>112</text:a></text:p>
          <text:p text:style-name="P309"><text:a xlink:type="simple" xlink:href="#__RefHeading__5858_1858286537" text:style-name="Line_20_numbering" text:visited-style-name="Line_20_numbering">Script spin box<text:tab/>113</text:a></text:p>
          <text:p text:style-name="P309"><text:a xlink:type="simple" xlink:href="#__RefHeading__12494_1820169016" text:style-name="Line_20_numbering" text:visited-style-name="Line_20_numbering">Script double spin box<text:tab/>114</text:a></text:p>
          <text:p text:style-name="P309"><text:a xlink:type="simple" xlink:href="#__RefHeading__5860_1858286537" text:style-name="Line_20_numbering" text:visited-style-name="Line_20_numbering">Script time edit<text:tab/>115</text:a></text:p>
          <text:p text:style-name="P309"><text:soft-page-break/><text:a xlink:type="simple" xlink:href="#__RefHeading__5862_1858286537" text:style-name="Line_20_numbering" text:visited-style-name="Line_20_numbering">Script date edit<text:tab/>117</text:a></text:p>
          <text:p text:style-name="P309"><text:a xlink:type="simple" xlink:href="#__RefHeading__13355_711374296" text:style-name="Line_20_numbering" text:visited-style-name="Line_20_numbering">Script date time edit<text:tab/>119</text:a></text:p>
          <text:p text:style-name="P309"><text:a xlink:type="simple" xlink:href="#__RefHeading__13073_443172521" text:style-name="Line_20_numbering" text:visited-style-name="Line_20_numbering">Script calendar widget<text:tab/>119</text:a></text:p>
          <text:p text:style-name="P309"><text:a xlink:type="simple" xlink:href="#__RefHeading__12245_1844571973" text:style-name="Line_20_numbering" text:visited-style-name="Line_20_numbering">Script splitter<text:tab/>120</text:a></text:p>
          <text:p text:style-name="P309"><text:a xlink:type="simple" xlink:href="#__RefHeading__12454_975909755" text:style-name="Line_20_numbering" text:visited-style-name="Line_20_numbering">Script dial<text:tab/>122</text:a></text:p>
          <text:p text:style-name="P309"><text:a xlink:type="simple" xlink:href="#__RefHeading__15672_1003207465" text:style-name="Line_20_numbering" text:visited-style-name="Line_20_numbering">Script plot widget<text:tab/>123</text:a></text:p>
          <text:p text:style-name="P309"><text:a xlink:type="simple" xlink:href="#__RefHeading___Toc20641_1050142399" text:style-name="Line_20_numbering" text:visited-style-name="Line_20_numbering">Script Canvas2D<text:tab/>126</text:a></text:p>
          <text:p text:style-name="P309"><text:a xlink:type="simple" xlink:href="#__RefHeading___Toc23998_1050142399" text:style-name="Line_20_numbering" text:visited-style-name="Line_20_numbering">ScriptWidget class<text:tab/>131</text:a></text:p>
          <text:p text:style-name="P309"><text:a xlink:type="simple" xlink:href="#__RefHeading___Toc22440_34290344" text:style-name="Line_20_numbering" text:visited-style-name="Line_20_numbering">Custom script widget<text:tab/>135</text:a></text:p>
          <text:p text:style-name="P308"><text:a xlink:type="simple" xlink:href="#__RefHeading__6052_596565095" text:style-name="Line_20_numbering" text:visited-style-name="Line_20_numbering">Dynamic link libraries<text:tab/>136</text:a></text:p>
          <text:p text:style-name="P310"><text:a xlink:type="simple" xlink:href="#__RefHeading__14278_479808360" text:style-name="Line_20_numbering" text:visited-style-name="Line_20_numbering">Sequence script<text:tab/>137</text:a></text:p>
          <text:p text:style-name="P310"><text:a xlink:type="simple" xlink:href="#__RefHeading__14454_479808360" text:style-name="Line_20_numbering" text:visited-style-name="Line_20_numbering">Custom console/log scripts<text:tab/>146</text:a></text:p>
          <text:p text:style-name="P309"><text:a xlink:type="simple" xlink:href="#__RefHeading__24577_1329481546" text:style-name="Line_20_numbering" text:visited-style-name="Line_20_numbering">SQL support<text:tab/>149</text:a></text:p>
          <text:p text:style-name="P309"><text:a xlink:type="simple" xlink:href="#__RefHeading__24579_1329481546" text:style-name="Line_20_numbering" text:visited-style-name="Line_20_numbering">XML support<text:tab/>149</text:a></text:p>
          <text:p text:style-name="P309"><text:a xlink:type="simple" xlink:href="#__RefHeading__19755_173333553" text:style-name="Line_20_numbering" text:visited-style-name="Line_20_numbering">Filesystem<text:tab/>149</text:a></text:p>
          <text:p text:style-name="P310"><text:a xlink:type="simple" xlink:href="#__RefHeading__18042_936501348" text:style-name="Line_20_numbering" text:visited-style-name="Line_20_numbering">SQL support<text:tab/>153</text:a></text:p>
          <text:p text:style-name="P308"><text:a xlink:type="simple" xlink:href="#__RefHeading__18044_936501348" text:style-name="Line_20_numbering" text:visited-style-name="Line_20_numbering">Static QSqlDatabase function<text:tab/>153</text:a></text:p>
          <text:p text:style-name="P308"><text:a xlink:type="simple" xlink:href="#__RefHeading__18046_936501348" text:style-name="Line_20_numbering" text:visited-style-name="Line_20_numbering">Creating objects<text:tab/>154</text:a></text:p>
          <text:p text:style-name="P308"><text:a xlink:type="simple" xlink:href="#__RefHeading__18048_936501348" text:style-name="Line_20_numbering" text:visited-style-name="Line_20_numbering">Not supported functions<text:tab/>154</text:a></text:p>
          <text:p text:style-name="P308"><text:a xlink:type="simple" xlink:href="#__RefHeading__18050_936501348" text:style-name="Line_20_numbering" text:visited-style-name="Line_20_numbering">Mapping of SQL related enumerations<text:tab/>154</text:a></text:p>
          <text:p text:style-name="P308"><text:a xlink:type="simple" xlink:href="#__RefHeading__18052_936501348" text:style-name="Line_20_numbering" text:visited-style-name="Line_20_numbering">SQL example scripts<text:tab/>154</text:a></text:p>
          <text:p text:style-name="P310"><text:a xlink:type="simple" xlink:href="#__RefHeading__23867_1329481546" text:style-name="Line_20_numbering" text:visited-style-name="Line_20_numbering">XML support<text:tab/>154</text:a></text:p>
          <text:p text:style-name="P308"><text:a xlink:type="simple" xlink:href="#__RefHeading__24581_1329481546" text:style-name="Line_20_numbering" text:visited-style-name="Line_20_numbering">ScriptXmlReader<text:tab/>154</text:a></text:p>
          <text:p text:style-name="P309"><text:a xlink:type="simple" xlink:href="#__RefHeading___Toc21052_241974203" text:style-name="Line_20_numbering" text:visited-style-name="Line_20_numbering">qint32 readFile(String fileName, bool isRelativePath=true)<text:tab/>155</text:a></text:p>
          <text:p text:style-name="P309"><text:a xlink:type="simple" xlink:href="#__RefHeading___Toc21054_241974203" text:style-name="Line_20_numbering" text:visited-style-name="Line_20_numbering">QList&lt;ScriptXmlElement*&gt; elementsByTagName(String name)<text:tab/>155</text:a></text:p>
          <text:p text:style-name="P309"><text:a xlink:type="simple" xlink:href="#__RefHeading___Toc21056_241974203" text:style-name="Line_20_numbering" text:visited-style-name="Line_20_numbering">ScriptXmlElement *getRootElement(void)<text:tab/>155</text:a></text:p>
          <text:p text:style-name="P309"><text:a xlink:type="simple" xlink:href="#__RefHeading___Toc21058_241974203" text:style-name="Line_20_numbering" text:visited-style-name="Line_20_numbering">ScriptXmlElement<text:tab/>155</text:a></text:p>
          <text:p text:style-name="P309"><text:a xlink:type="simple" xlink:href="#__RefHeading___Toc21060_241974203" text:style-name="Line_20_numbering" text:visited-style-name="Line_20_numbering">ScriptXmlAttribute<text:tab/>155</text:a></text:p>
          <text:p text:style-name="P308"><text:a xlink:type="simple" xlink:href="#__RefHeading__24583_1329481546" text:style-name="Line_20_numbering" text:visited-style-name="Line_20_numbering">ScriptXmlWriter<text:tab/>156</text:a></text:p>
          <text:p text:style-name="P309"><text:a xlink:type="simple" xlink:href="#__RefHeading___Toc21062_241974203" text:style-name="Line_20_numbering" text:visited-style-name="Line_20_numbering">bool writeBufferToFile(String fileName, bool isRelativePath=true)<text:tab/>156</text:a></text:p>
          <text:p text:style-name="P309"><text:a xlink:type="simple" xlink:href="#__RefHeading___Toc21064_241974203" text:style-name="Line_20_numbering" text:visited-style-name="Line_20_numbering">String getInternalBuffer(void)<text:tab/>156</text:a></text:p>
          <text:p text:style-name="P309"><text:a xlink:type="simple" xlink:href="#__RefHeading___Toc21066_241974203" text:style-name="Line_20_numbering" text:visited-style-name="Line_20_numbering">String clearInternalBuffer(void)<text:tab/>156</text:a></text:p>
          <text:p text:style-name="P309"><text:a xlink:type="simple" xlink:href="#__RefHeading___Toc21068_241974203" text:style-name="Line_20_numbering" text:visited-style-name="Line_20_numbering">void setCodec(String codecName)<text:tab/>156</text:a></text:p>
          <text:p text:style-name="P309"><text:a xlink:type="simple" xlink:href="#__RefHeading___Toc21070_241974203" text:style-name="Line_20_numbering" text:visited-style-name="Line_20_numbering">void setAutoFormatting(bool autoFormatting)<text:tab/>156</text:a></text:p>
          <text:p text:style-name="P309"><text:a xlink:type="simple" xlink:href="#__RefHeading___Toc21072_241974203" text:style-name="Line_20_numbering" text:visited-style-name="Line_20_numbering">bool autoFormatting(void)<text:tab/>156</text:a></text:p>
          <text:p text:style-name="P309"><text:soft-page-break/><text:a xlink:type="simple" xlink:href="#__RefHeading___Toc21074_241974203" text:style-name="Line_20_numbering" text:visited-style-name="Line_20_numbering">void setAutoFormattingIndent(int spacesOrTabs)<text:tab/>157</text:a></text:p>
          <text:p text:style-name="P309"><text:a xlink:type="simple" xlink:href="#__RefHeading___Toc21076_241974203" text:style-name="Line_20_numbering" text:visited-style-name="Line_20_numbering">int autoFormattingIndent(void)<text:tab/>157</text:a></text:p>
          <text:p text:style-name="P309"><text:a xlink:type="simple" xlink:href="#__RefHeading___Toc21078_241974203" text:style-name="Line_20_numbering" text:visited-style-name="Line_20_numbering">void writeStartDocument(String version="1.0")<text:tab/>157</text:a></text:p>
          <text:p text:style-name="P309"><text:a xlink:type="simple" xlink:href="#__RefHeading___Toc21080_241974203" text:style-name="Line_20_numbering" text:visited-style-name="Line_20_numbering">void writeStartDocument(bool standalone, String version="1.0")<text:tab/>157</text:a></text:p>
          <text:p text:style-name="P309"><text:a xlink:type="simple" xlink:href="#__RefHeading___Toc21082_241974203" text:style-name="Line_20_numbering" text:visited-style-name="Line_20_numbering">void writeEndDocument(void)<text:tab/>157</text:a></text:p>
          <text:p text:style-name="P309"><text:a xlink:type="simple" xlink:href="#__RefHeading___Toc21084_241974203" text:style-name="Line_20_numbering" text:visited-style-name="Line_20_numbering">void writeNamespace(String namespaceUri, String prefix = "")<text:tab/>157</text:a></text:p>
          <text:p text:style-name="P309"><text:a xlink:type="simple" xlink:href="#__RefHeading___Toc21086_241974203" text:style-name="Line_20_numbering" text:visited-style-name="Line_20_numbering">void writeDefaultNamespace(const String namespaceUri)<text:tab/>157</text:a></text:p>
          <text:p text:style-name="P309"><text:a xlink:type="simple" xlink:href="#__RefHeading___Toc21088_241974203" text:style-name="Line_20_numbering" text:visited-style-name="Line_20_numbering">void writeStartElement(String name, String namespaceUri="")<text:tab/>158</text:a></text:p>
          <text:p text:style-name="P309"><text:a xlink:type="simple" xlink:href="#__RefHeading___Toc21090_241974203" text:style-name="Line_20_numbering" text:visited-style-name="Line_20_numbering">void writeEmptyElement(String name, String namespaceUri="")<text:tab/>158</text:a></text:p>
          <text:p text:style-name="P309"><text:a xlink:type="simple" xlink:href="#__RefHeading___Toc21092_241974203" text:style-name="Line_20_numbering" text:visited-style-name="Line_20_numbering">void writeTextElement(String name, String text, String namespaceUri="")<text:tab/>158</text:a></text:p>
          <text:p text:style-name="P309"><text:a xlink:type="simple" xlink:href="#__RefHeading___Toc21094_241974203" text:style-name="Line_20_numbering" text:visited-style-name="Line_20_numbering">void writeEndElement(void)<text:tab/>158</text:a></text:p>
          <text:p text:style-name="P309"><text:a xlink:type="simple" xlink:href="#__RefHeading___Toc21096_241974203" text:style-name="Line_20_numbering" text:visited-style-name="Line_20_numbering">void writeAttribute(String name, String value,String namespaceUri="")<text:tab/>158</text:a></text:p>
          <text:p text:style-name="P309"><text:a xlink:type="simple" xlink:href="#__RefHeading___Toc21098_241974203" text:style-name="Line_20_numbering" text:visited-style-name="Line_20_numbering">void writeCDATA(String text)<text:tab/>158</text:a></text:p>
          <text:p text:style-name="P309"><text:a xlink:type="simple" xlink:href="#__RefHeading___Toc21100_241974203" text:style-name="Line_20_numbering" text:visited-style-name="Line_20_numbering">void writeCharacters(String text)<text:tab/>158</text:a></text:p>
          <text:p text:style-name="P309"><text:a xlink:type="simple" xlink:href="#__RefHeading___Toc21102_241974203" text:style-name="Line_20_numbering" text:visited-style-name="Line_20_numbering">void writeComment(String text)<text:tab/>159</text:a></text:p>
          <text:p text:style-name="P309"><text:a xlink:type="simple" xlink:href="#__RefHeading___Toc21104_241974203" text:style-name="Line_20_numbering" text:visited-style-name="Line_20_numbering">void writeDTD(String dtd)<text:tab/>159</text:a></text:p>
          <text:p text:style-name="P309"><text:a xlink:type="simple" xlink:href="#__RefHeading___Toc21106_241974203" text:style-name="Line_20_numbering" text:visited-style-name="Line_20_numbering">void writeEntityReference(String name)<text:tab/>159</text:a></text:p>
          <text:p text:style-name="P309"><text:a xlink:type="simple" xlink:href="#__RefHeading___Toc21108_241974203" text:style-name="Line_20_numbering" text:visited-style-name="Line_20_numbering">void writeProcessingInstruction(String target, String data = "")<text:tab/>159</text:a></text:p>
          <text:p text:style-name="P310"><text:a xlink:type="simple" xlink:href="#__RefHeading___Toc24520_138078026" text:style-name="Line_20_numbering" text:visited-style-name="Line_20_numbering">Script converter object/class<text:tab/>159</text:a></text:p>
          <text:p text:style-name="P310"><text:a xlink:type="simple" xlink:href="#__RefHeading__6054_596565095" text:style-name="Line_20_numbering" text:visited-style-name="Line_20_numbering">Example scripts<text:tab/>16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ScriptCommunicator (<text:a xlink:type="simple" xlink:href="https://sourceforge.net/projects/scriptcommunicator/" text:style-name="Internet_20_link" text:visited-style-name="Visited_20_Internet_20_Link"><text:span text:style-name="T223">https://sourceforge.net/projects/scriptcommunicator/</text:span></text:a>, <text:a xlink:type="simple" xlink:href="https://github.com/szieke/ScriptCommunicator_serial-terminal" text:style-name="Internet_20_link" text:visited-style-name="Visited_20_Internet_20_Link"><text:span text:style-name="T222">https://github.com/szieke/ScriptCommunicator_serial-terminal</text:span></text:a>) is a scriptable cross-platform data terminal which supports following interfaces:</text:p>
      <text:list xml:id="list7361679208987837066" text:style-name="L1">
        <text:list-item>
          <text:p text:style-name="P540">Serial port (RS232, USB to serial)</text:p>
        </text:list-item>
        <text:list-item>
          <text:p text:style-name="P540">UDP</text:p>
        </text:list-item>
        <text:list-item>
          <text:p text:style-name="P540">TCP client/server (network proxy support for TCP clients) </text:p>
        </text:list-item>
        <text:list-item>
          <text:p text:style-name="P540">SPI master (cheetah SPI)</text:p>
        </text:list-item>
        <text:list-item>
          <text:p text:style-name="P540">CAN (PCAN-USB, only on windows)</text:p>
        </text:list-item>
      </text:list>
      <text:p text:style-name="P257"><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oft-page-break/><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5620879198597324253" text:style-name="L2">
        <text:list-item>
          <text:p text:style-name="P536">Scripts can send and receive data with the main interface.</text:p>
        </text:list-item>
      </text:list>
      <text:list xml:id="list4190237664580646367" text:style-name="L3">
        <text:list-item>
          <text:p text:style-name="P537">In addition to the main interface scripts can create and use own interfaces (serial port (RS232, USB to serial), UDP, TCP client/server and SPI master (cheetah SPI)).</text:p>
        </text:list-item>
        <text:list-item>
          <text:p text:style-name="P537"><text:span text:style-name="Absatz-Standardschriftart">Scripts can be connected to GUI files which have been created with the QtDesigner or QtCreator. All elements in the GUI (files) can be accessed from the script.</text:span></text:p>
        </text:list-item>
        <text:list-item>
          <text:p text:style-name="P537"><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57"><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315"><text:span text:style-name="Absatz-Standardschriftart">Dynamic link libraries with a special interface (see chapter </text:span><text:span text:style-name="Absatz-Standardschriftart"><text:span text:style-name="T7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58">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99">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91">Revision</text:p>
          </table:table-cell>
          <table:table-cell table:style-name="Table1.A1" office:value-type="string">
            <text:p text:style-name="P191">Date</text:p>
          </table:table-cell>
          <table:table-cell table:style-name="Table1.C1" office:value-type="string">
            <text:p text:style-name="P191">Changes</text:p>
          </table:table-cell>
        </table:table-row>
        <table:table-row>
          <table:table-cell table:style-name="Table1.A2" office:value-type="string">
            <text:p text:style-name="P271">02.00</text:p>
          </table:table-cell>
          <table:table-cell table:style-name="Table1.A2" office:value-type="string">
            <text:p text:style-name="P271">2014-12-31</text:p>
          </table:table-cell>
          <table:table-cell table:style-name="Table1.C2" office:value-type="string">
            <text:list xml:id="list3005653396612617347" text:style-name="L4">
              <text:list-item>
                <text:p text:style-name="P316">PCAN interface added <text:s/>(only on windows)</text:p>
              </text:list-item>
              <text:list-item>
                <text:p text:style-name="P316">command-line mode added</text:p>
              </text:list-item>
              <text:list-item>
                <text:p text:style-name="P316">worker script, changed behavior:</text:p>
                <text:list>
                  <text:list-item>
                    <text:p text:style-name="P316">loadUserInterfaceFile</text:p>
                  </text:list-item>
                  <text:list-item>
                    <text:p text:style-name="P316">renameDirectory</text:p>
                  </text:list-item>
                  <text:list-item>
                    <text:p text:style-name="P316">renameFile</text:p>
                  </text:list-item>
                </text:list>
              </text:list-item>
              <text:list-item>
                <text:p text:style-name="P316">worker script functions added:</text:p>
                <text:list>
                  <text:list-item>
                    <text:p text:style-name="P316">isConnectedWithCan, canMessageReceivedSignal, createPcanInterface, sendCanMessage</text:p>
                  </text:list-item>
                  <text:list-item>
                    <text:p text:style-name="P316">showMultiLineTextInputDialog, showGetItemDialog,showGetIntDialog, showGetDoubleDialog</text:p>
                  </text:list-item>
                  <text:list-item>
                    <text:p text:style-name="P316">disconnect, connectPcan, connectSocket, connectSerialPort, connectCheetahSpi</text:p>
                  </text:list-item>
                  <text:list-item>
                    <text:p text:style-name="P316">showReceivedDataInConsoles, showTransmitDataInConsoles</text:p>
                  </text:list-item>
                  <text:list-item>
                    <text:p text:style-name="P316">addMessageToLogAndConsoles</text:p>
                  </text:list-item>
                </text:list>
              </text:list-item>
              <text:list-item>
                <text:p text:style-name="P316">ScriptWidget functions added:</text:p>
                <text:list>
                  <text:list-item>
                    <text:p text:style-name="P316">setAdditionalData</text:p>
                  </text:list-item>
                  <text:list-item>
                    <text:p text:style-name="P316">getAdditionalData</text:p>
                  </text:list-item>
                </text:list>
              </text:list-item>
              <text:list-item>
                <text:p text:style-name="P316">ScriptTableWidget function added:</text:p>
                <text:list>
                  <text:list-item>
                    <text:p text:style-name="P316">insertWidget</text:p>
                  </text:list-item>
                </text:list>
              </text:list-item>
              <text:list-item>
                <text:p text:style-name="P316">worker script, default parameter added:</text:p>
                <text:list>
                  <text:list-item>
                    <text:p text:style-name="P316">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71">2.01</text:p>
          </table:table-cell>
          <table:table-cell table:style-name="Table1.A2" office:value-type="string">
            <text:p text:style-name="P271">2015-01-05</text:p>
          </table:table-cell>
          <table:table-cell table:style-name="Table1.C2" office:value-type="string">
            <text:list xml:id="list85459913349430" text:continue-numbering="true" text:style-name="L4">
              <text:list-item>
                <text:p text:style-name="P316">bug fixes:</text:p>
                <text:list>
                  <text:list-item>
                    <text:p text:style-name="P316">received CAN ids have been displayed not correctly </text:p>
                  </text:list-item>
                </text:list>
              </text:list-item>
            </text:list>
          </table:table-cell>
        </table:table-row>
        <table:table-row>
          <table:table-cell table:style-name="Table1.A2" office:value-type="string">
            <text:p text:style-name="P271">2.02</text:p>
          </table:table-cell>
          <table:table-cell table:style-name="Table1.A2" office:value-type="string">
            <text:p text:style-name="P271">2015-01-18</text:p>
          </table:table-cell>
          <table:table-cell table:style-name="Table1.C2" office:value-type="string">
            <text:list xml:id="list6288161534614889" text:style-name="L5">
              <text:list-item>
                <text:p text:style-name="P317">command-line mode: The script window is now invisible per default (it can be made visible by the command line argument -withScriptWindow)</text:p>
              </text:list-item>
              <text:list-item>
                <text:p text:style-name="P317">send window: remove script menu added</text:p>
              </text:list-item>
              <text:list-item>
                <text:p text:style-name="P317">ScriptWidget function added:</text:p>
                <text:list>
                  <text:list-item>
                    <text:p text:style-name="P317">blockSignals</text:p>
                  </text:list-item>
                </text:list>
              </text:list-item>
              <text:list-item>
                <text:p text:style-name="P317"><text:soft-page-break/>ScriptSplitter added</text:p>
              </text:list-item>
            </text:list>
          </table:table-cell>
        </table:table-row>
        <table:table-row>
          <table:table-cell table:style-name="Table1.A2" office:value-type="string">
            <text:p text:style-name="P271">2.03</text:p>
          </table:table-cell>
          <table:table-cell table:style-name="Table1.A2" office:value-type="string">
            <text:p text:style-name="P271">2015-01-30</text:p>
          </table:table-cell>
          <table:table-cell table:style-name="Table1.C2" office:value-type="string">
            <text:list xml:id="list85460071189572" text:continue-numbering="true" text:style-name="L5">
              <text:list-item>
                <text:p text:style-name="P317">bug fixes:</text:p>
                <text:list>
                  <text:list-item>
                    <text:p text:style-name="P317">writeFile and writeBinaryFile: calling this functions with the argument replaceFile=true did not replace an existing file</text:p>
                  </text:list-item>
                </text:list>
              </text:list-item>
              <text:list-item>
                <text:p text:style-name="P317">the number of sent bytes are now displayed in the main window </text:p>
              </text:list-item>
              <text:list-item>
                <text:p text:style-name="P317">the console-colors are adjustable now</text:p>
              </text:list-item>
            </text:list>
          </table:table-cell>
        </table:table-row>
        <table:table-row>
          <table:table-cell table:style-name="Table1.A2" office:value-type="string">
            <text:p text:style-name="P271">2.04</text:p>
          </table:table-cell>
          <table:table-cell table:style-name="Table1.A2" office:value-type="string">
            <text:p text:style-name="P271">2015-02-05</text:p>
          </table:table-cell>
          <table:table-cell table:style-name="Table1.C2" office:value-type="string">
            <text:list xml:id="list85460078958229" text:continue-numbering="true" text:style-name="L5">
              <text:list-item>
                <text:p text:style-name="P317">ScriptSpinBox functions added:</text:p>
                <text:list>
                  <text:list-item>
                    <text:p text:style-name="P317">value, setSingleStep, singleStep</text:p>
                  </text:list-item>
                </text:list>
              </text:list-item>
              <text:list-item>
                <text:p text:style-name="P317">ScriptTabWidget signal added:</text:p>
                <text:list>
                  <text:list-item>
                    <text:p text:style-name="P317">currentTabChangedSignal</text:p>
                  </text:list-item>
                </text:list>
              </text:list-item>
              <text:list-item>
                <text:p text:style-name="P317">ScriptTableWidget functions added:</text:p>
                <text:list>
                  <text:list-item>
                    <text:p text:style-name="P317">verticalScrollBarWidth, isVerticalScrollBarVisible</text:p>
                  </text:list-item>
                </text:list>
              </text:list-item>
              <text:list-item>
                <text:p text:style-name="P317">script widgets added:</text:p>
                <text:list>
                  <text:list-item>
                    <text:p text:style-name="P317">ScriptDoubleSpinBox, ScriptToolBox, ScriptDial, ScriptCalendarWidget, ScriptDateTimeEdit</text:p>
                  </text:list-item>
                </text:list>
              </text:list-item>
            </text:list>
          </table:table-cell>
        </table:table-row>
        <table:table-row>
          <table:table-cell table:style-name="Table1.A2" office:value-type="string">
            <text:p text:style-name="P271">2.05</text:p>
          </table:table-cell>
          <table:table-cell table:style-name="Table1.A2" office:value-type="string">
            <text:p text:style-name="P271">2015-02-07</text:p>
          </table:table-cell>
          <table:table-cell table:style-name="Table1.C2" office:value-type="string">
            <text:list xml:id="list85458524015883" text:continue-numbering="true" text:style-name="L5">
              <text:list-item>
                <text:p text:style-name="P317">internal improvements</text:p>
              </text:list-item>
              <text:list-item>
                <text:p text:style-name="P317">ScriptSlider function added:</text:p>
                <text:list>
                  <text:list-item>
                    <text:p text:style-name="P317">value</text:p>
                  </text:list-item>
                </text:list>
              </text:list-item>
              <text:list-item>
                <text:p text:style-name="P317">ScriptDial function added:</text:p>
                <text:list>
                  <text:list-item>
                    <text:p text:style-name="P317">value</text:p>
                  </text:list-item>
                </text:list>
              </text:list-item>
            </text:list>
          </table:table-cell>
        </table:table-row>
        <table:table-row>
          <table:table-cell table:style-name="Table1.A2" office:value-type="string">
            <text:p text:style-name="P271">2.06</text:p>
          </table:table-cell>
          <table:table-cell table:style-name="Table1.A2" office:value-type="string">
            <text:p text:style-name="P271">2015-02-13</text:p>
          </table:table-cell>
          <table:table-cell table:style-name="Table1.C2" office:value-type="string">
            <text:list xml:id="list85459150577135" text:continue-numbering="true" text:style-name="L5">
              <text:list-item>
                <text:p text:style-name="P317">internal improvements</text:p>
              </text:list-item>
              <text:list-item>
                <text:p text:style-name="P317">text console's wrapping mode changed</text:p>
              </text:list-item>
              <text:list-item>
                <text:p text:style-name="P317">new console/log options:</text:p>
                <text:list>
                  <text:list-item>
                    <text:p text:style-name="P317">new line after x sent/received bytes</text:p>
                  </text:list-item>
                  <text:list-item>
                    <text:p text:style-name="P317">new line after x milliseconds without sending or receiving data</text:p>
                  </text:list-item>
                </text:list>
              </text:list-item>
              <text:list-item>
                <text:p text:style-name="P317">the sequence table is now disabled during sending of data with the send window </text:p>
              </text:list-item>
              <text:list-item>
                <text:p text:style-name="P317">the RTS and the DTR pin (serial port) can manually be set/cleared now (check boxes in the main window)</text:p>
              </text:list-item>
              <text:list-item>
                <text:p text:style-name="P317">worker script function added:</text:p>
                <text:list>
                  <text:list-item>
                    <text:p text:style-name="P317">setSerialPortPins</text:p>
                  </text:list-item>
                </text:list>
              </text:list-item>
              <text:list-item>
                <text:p text:style-name="P317">ScriptSerialPort function added:</text:p>
                <text:list>
                  <text:list-item>
                    <text:p text:style-name="P317">setDTR, setRTS</text:p>
                  </text:list-item>
                </text:list>
              </text:list-item>
            </text:list>
          </table:table-cell>
        </table:table-row>
        <table:table-row>
          <table:table-cell table:style-name="Table1.A2" office:value-type="string">
            <text:p text:style-name="P271">2.07</text:p>
          </table:table-cell>
          <table:table-cell table:style-name="Table1.A2" office:value-type="string">
            <text:p text:style-name="P271">2015-02-28</text:p>
          </table:table-cell>
          <table:table-cell table:style-name="Table1.C2" office:value-type="string">
            <text:list xml:id="list85458341394373" text:continue-numbering="true" text:style-name="L5">
              <text:list-item>
                <text:p text:style-name="P317">Bug fix: no time stamps after running ScriptCommunicator longer then a day </text:p>
              </text:list-item>
              <text:list-item>
                <text:p text:style-name="P317">all local IPv6 and IPv4 addresses are displayed in the socket tab (settings dialog) now</text:p>
              </text:list-item>
            </text:list>
          </table:table-cell>
        </table:table-row>
        <table:table-row>
          <table:table-cell table:style-name="Table1.A2" office:value-type="string">
            <text:p text:style-name="P271">2.08</text:p>
          </table:table-cell>
          <table:table-cell table:style-name="Table1.A2" office:value-type="string">
            <text:p text:style-name="P271">2015-03-02</text:p>
          </table:table-cell>
          <table:table-cell table:style-name="Table1.C2" office:value-type="string">
            <text:list xml:id="list85458458144907" text:continue-numbering="true" text:style-name="L5">
              <text:list-item>
                <text:p text:style-name="P317">Console send mode: if the send input check box in the main window is checked all text entered in a console will be sent</text:p>
              </text:list-item>
              <text:list-item>
                <text:p text:style-name="P317">ScriptTableWidget function added:</text:p>
                <text:list>
                  <text:list-item>
                    <text:p text:style-name="P317">setCellIcon</text:p>
                  </text:list-item>
                </text:list>
              </text:list-item>
              <text:list-item>
                <text:p text:style-name="P317">Bug fix: error while changing the format of a sequence in the send window</text:p>
              </text:list-item>
            </text:list>
          </table:table-cell>
        </table:table-row>
        <table:table-row>
          <table:table-cell table:style-name="Table1.A2" office:value-type="string">
            <text:p text:style-name="P271">2.09</text:p>
          </table:table-cell>
          <table:table-cell table:style-name="Table1.A2" office:value-type="string">
            <text:p text:style-name="P271">2015-03-05</text:p>
          </table:table-cell>
          <table:table-cell table:style-name="Table1.C2" office:value-type="string">
            <text:list xml:id="list85458506898429" text:continue-numbering="true" text:style-name="L5">
              <text:list-item>
                <text:p text:style-name="P317">sequence script functions added:</text:p>
                <text:list>
                  <text:list-item>
                    <text:p text:style-name="P317">calculateCrc8, calculateCrc16, calculateCrc32, calculateCrc64</text:p>
                  </text:list-item>
                </text:list>
              </text:list-item>
              <text:list-item>
                <text:p text:style-name="P317">new console/log option:</text:p>
                <text:list>
                  <text:list-item>
                    <text:p text:style-name="P322">new line at byte (CR, LF, none and custom)</text:p>
                  </text:list-item>
                </text:list>
              </text:list-item>
              <text:list-item>
                <text:p text:style-name="P322">when the serial port combo box is clicked (settings dialog) a serial port scan is performed now</text:p>
              </text:list-item>
            </text:list>
          </table:table-cell>
        </table:table-row>
        <table:table-row>
          <table:table-cell table:style-name="Table1.A2" office:value-type="string">
            <text:p text:style-name="P271">2.10</text:p>
          </table:table-cell>
          <table:table-cell table:style-name="Table1.A2" office:value-type="string">
            <text:p text:style-name="P271">2015-03-13</text:p>
          </table:table-cell>
          <table:table-cell table:style-name="Table1.C2" office:value-type="string">
            <text:list xml:id="list85459759192458" text:continue-numbering="true" text:style-name="L5">
              <text:list-item>
                <text:p text:style-name="P317">Bug fixes:</text:p>
                <text:list>
                  <text:list-item>
                    <text:p text:style-name="P317">error while parsing a sequence or script config file with no entries</text:p>
                  </text:list-item>
                  <text:list-item>
                    <text:p text:style-name="P317">moving a window while a script shows/opens a dialog caused a complete freeze of ScriptCommunicator</text:p>
                  </text:list-item>
                </text:list>
              </text:list-item>
            </text:list>
          </table:table-cell>
        </table:table-row>
        <table:table-row>
          <table:table-cell table:style-name="Table1.A2" office:value-type="string">
            <text:p text:style-name="P271">2.11</text:p>
          </table:table-cell>
          <table:table-cell table:style-name="Table1.A2" office:value-type="string">
            <text:p text:style-name="P271">2015-03-27</text:p>
          </table:table-cell>
          <table:table-cell table:style-name="Table1.C2" office:value-type="string">
            <text:list xml:id="list85458558172837" text:continue-numbering="true" text:style-name="L5">
              <text:list-item>
                <text:p text:style-name="P317">improved console speed</text:p>
              </text:list-item>
              <text:list-item>
                <text:p text:style-name="P322">new line at byte (CR, LF, none and custom) can be adjusted for the log and the console separately now</text:p>
              </text:list-item>
            </text:list>
          </table:table-cell>
        </table:table-row>
        <table:table-row>
          <table:table-cell table:style-name="Table1.A2" office:value-type="string">
            <text:p text:style-name="P271">2.12</text:p>
          </table:table-cell>
          <table:table-cell table:style-name="Table1.A2" office:value-type="string">
            <text:p text:style-name="P271">2015-04-10</text:p>
          </table:table-cell>
          <table:table-cell table:style-name="Table1.C2" office:value-type="string">
            <text:list xml:id="list85459433480281" text:continue-numbering="true" text:style-name="L5">
              <text:list-item>
                <text:p text:style-name="P317">socket address input filter removed (no IPv6 addresses could be entered)</text:p>
              </text:list-item>
              <text:list-item>
                <text:p text:style-name="P317">bug fix: sporadically crash after receiving a 'new line' character</text:p>
              </text:list-item>
            </text:list>
          </table:table-cell>
        </table:table-row>
        <table:table-row>
          <table:table-cell table:style-name="Table1.A2" office:value-type="string">
            <text:p text:style-name="P271">2.13</text:p>
          </table:table-cell>
          <table:table-cell table:style-name="Table1.A2" office:value-type="string">
            <text:p text:style-name="P271">2015-05-01<text:soft-page-break/></text:p>
          </table:table-cell>
          <table:table-cell table:style-name="Table1.C2" office:value-type="string">
            <text:list xml:id="list85458606815714" text:continue-numbering="true" text:style-name="L5">
              <text:list-item>
                <text:p text:style-name="P317">bug fixes:</text:p>
                <text:list>
                  <text:list-item>
                    <text:p text:style-name="P317"><text:soft-page-break/>scriptThread.calculateCrc64 did not work correctly</text:p>
                  </text:list-item>
                  <text:list-item>
                    <text:p text:style-name="P317">uncaught exceptions in script functions connected to a signal have been ignored</text:p>
                  </text:list-item>
                </text:list>
              </text:list-item>
              <text:list-item>
                <text:p text:style-name="P317">ScriptComboBox functions added:</text:p>
                <text:list>
                  <text:list-item>
                    <text:p text:style-name="P317">count, clear</text:p>
                  </text:list-item>
                </text:list>
              </text:list-item>
              <text:list-item>
                <text:p text:style-name="P317">ScriptTable function added:</text:p>
                <text:list>
                  <text:list-item>
                    <text:p text:style-name="P317">rowsCanBeMovedByUser</text:p>
                  </text:list-item>
                </text:list>
              </text:list-item>
            </text:list>
          </table:table-cell>
        </table:table-row>
        <table:table-row>
          <table:table-cell table:style-name="Table1.A2" office:value-type="string">
            <text:p text:style-name="P271">2.14</text:p>
          </table:table-cell>
          <table:table-cell table:style-name="Table1.A2" office:value-type="string">
            <text:p text:style-name="P271">2015-05-31</text:p>
          </table:table-cell>
          <table:table-cell table:style-name="Table1.C2" office:value-type="string">
            <text:list xml:id="list85458791806107" text:continue-numbering="true" text:style-name="L5">
              <text:list-item>
                <text:p text:style-name="P317">fixed some issues in the manual</text:p>
              </text:list-item>
              <text:list-item>
                <text:p text:style-name="P317">internal improvements</text:p>
              </text:list-item>
            </text:list>
          </table:table-cell>
        </table:table-row>
        <table:table-row>
          <table:table-cell table:style-name="Table1.A2" office:value-type="string">
            <text:p text:style-name="P271">2.15</text:p>
          </table:table-cell>
          <table:table-cell table:style-name="Table1.A2" office:value-type="string">
            <text:p text:style-name="P271">2015-06-12</text:p>
          </table:table-cell>
          <table:table-cell table:style-name="Table1.C2" office:value-type="string">
            <text:list xml:id="list85458114455070" text:continue-numbering="true" text:style-name="L5">
              <text:list-item>
                <text:p text:style-name="P317">Script- and sequence-buttons added in the main window</text:p>
              </text:list-item>
              <text:list-item>
                <text:p text:style-name="P317">Copy button added in the send window</text:p>
              </text:list-item>
              <text:list-item>
                <text:p text:style-name="P317">worker and sequence script functions added:</text:p>
                <text:list>
                  <text:list-item>
                    <text:p text:style-name="P317">setGlobalString, getGlobalString</text:p>
                  </text:list-item>
                  <text:list-item>
                    <text:p text:style-name="P317">setGlobalDataArray, getGlobalDataArray</text:p>
                  </text:list-item>
                  <text:list-item>
                    <text:p text:style-name="P317">setGlobalUnsignedNumber, getGlobalUnsignedNumber</text:p>
                  </text:list-item>
                  <text:list-item>
                    <text:p text:style-name="P317">setGlobalSignedNumber, getGlobalSignedNumber</text:p>
                  </text:list-item>
                </text:list>
              </text:list-item>
              <text:list-item>
                <text:p text:style-name="P317">renamed the sequence script main object: table-&gt;seq</text:p>
              </text:list-item>
              <text:list-item>
                <text:p text:style-name="P317">sent on enter added (settings dialog-&gt;console tab)</text:p>
              </text:list-item>
              <text:list-item>
                <text:p text:style-name="P317">the console/log time-stamp format can be adjusted now </text:p>
              </text:list-item>
              <text:list-item>
                <text:p text:style-name="P317">new default argument in scriptThread.appendTextToConsole</text:p>
              </text:list-item>
            </text:list>
          </table:table-cell>
        </table:table-row>
        <table:table-row>
          <table:table-cell table:style-name="Table1.A18" office:value-type="float" office:value="0">
            <text:p text:style-name="P271">2.16</text:p>
          </table:table-cell>
          <table:table-cell table:style-name="Table1.A2" office:value-type="string">
            <text:p text:style-name="P271">2015-06-14</text:p>
          </table:table-cell>
          <table:table-cell table:style-name="Table1.C2" office:value-type="string">
            <text:list xml:id="list85459486837639" text:continue-numbering="true" text:style-name="L5">
              <text:list-item>
                <text:p text:style-name="P317">bug fix: Crash while ScriptCommunicator is closed <text:s/>and a script is running</text:p>
              </text:list-item>
            </text:list>
          </table:table-cell>
        </table:table-row>
        <table:table-row>
          <table:table-cell table:style-name="Table1.A18" office:value-type="float" office:value="36586">
            <text:p text:style-name="P272">3.00</text:p>
          </table:table-cell>
          <table:table-cell table:style-name="Table1.A2" office:value-type="string">
            <text:p text:style-name="P271">2015-06-19</text:p>
          </table:table-cell>
          <table:table-cell table:style-name="Table1.C2" office:value-type="string">
            <text:list xml:id="list85459351336127" text:continue-numbering="true" text:style-name="L5">
              <text:list-item>
                <text:p text:style-name="P317">custom console and custom log added</text:p>
              </text:list-item>
              <text:list-item>
                <text:p text:style-name="P317">new default argument in scriptThread.addMessageToLogAndConsoles</text:p>
              </text:list-item>
              <text:list-item>
                <text:p text:style-name="P317">new menu in the send window: edit sequence script </text:p>
              </text:list-item>
            </text:list>
          </table:table-cell>
        </table:table-row>
        <table:table-row>
          <table:table-cell table:style-name="Table1.A18" office:value-type="float" office:value="0">
            <text:p text:style-name="P272">3.01</text:p>
          </table:table-cell>
          <table:table-cell table:style-name="Table1.A2" office:value-type="string">
            <text:p text:style-name="P271">2015-06-24</text:p>
          </table:table-cell>
          <table:table-cell table:style-name="Table1.C2" office:value-type="string">
            <text:list xml:id="list85459280904845" text:continue-numbering="true" text:style-name="L5">
              <text:list-item>
                <text:p text:style-name="P317">new manual chapter added: Internal architecture</text:p>
              </text:list-item>
              <text:list-item>
                <text:p text:style-name="P317">new custom console example (exampleScripts\CustomLogConsoleScripts\CustomConsole_QRCode)</text:p>
              </text:list-item>
              <text:list-item>
                <text:p text:style-name="P317">new main window menus added:</text:p>
                <text:list>
                  <text:list-item>
                    <text:p text:style-name="P317">Console/print console, Console/save console</text:p>
                  </text:list-item>
                  <text:list-item>
                    <text:p text:style-name="P317">Help/report a bug, Help/feature request</text:p>
                  </text:list-item>
                </text:list>
              </text:list-item>
            </text:list>
          </table:table-cell>
        </table:table-row>
        <table:table-row>
          <table:table-cell table:style-name="Table1.A18" office:value-type="float" office:value="0">
            <text:p text:style-name="P272">3.02</text:p>
          </table:table-cell>
          <table:table-cell table:style-name="Table1.A2" office:value-type="string">
            <text:p text:style-name="P271">2015-07-02</text:p>
          </table:table-cell>
          <table:table-cell table:style-name="Table1.C2" office:value-type="string">
            <text:list xml:id="list85458689581081" text:continue-numbering="true" text:style-name="L5">
              <text:list-item>
                <text:p text:style-name="P317">bug fix: missing Qt libraries for printing a console </text:p>
              </text:list-item>
            </text:list>
          </table:table-cell>
        </table:table-row>
        <table:table-row>
          <table:table-cell table:style-name="Table1.A18" office:value-type="float" office:value="0">
            <text:p text:style-name="P272">3.03</text:p>
          </table:table-cell>
          <table:table-cell table:style-name="Table1.A2" office:value-type="string">
            <text:p text:style-name="P271">2015-07-04</text:p>
          </table:table-cell>
          <table:table-cell table:style-name="Table1.C2" office:value-type="string">
            <text:list xml:id="list85459457573783" text:continue-numbering="true" text:style-name="L5">
              <text:list-item>
                <text:p text:style-name="P317">fixed some issues in the manual</text:p>
              </text:list-item>
              <text:list-item>
                <text:p text:style-name="P317">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72">3.04</text:p>
          </table:table-cell>
          <table:table-cell table:style-name="Table1.A2" office:value-type="string">
            <text:p text:style-name="P271">2015-07-31</text:p>
          </table:table-cell>
          <table:table-cell table:style-name="Table1.C2" office:value-type="string">
            <text:list xml:id="list7804548414784353819" text:style-name="L6">
              <text:list-item>
                <text:p text:style-name="P318">the log and the console tab (settings dialog) have been redesigned</text:p>
              </text:list-item>
            </text:list>
            <text:list xml:id="list85460085689877" text:continue-list="list85459457573783" text:style-name="L5">
              <text:list-item>
                <text:p text:style-name="P317">internal improvements</text:p>
              </text:list-item>
              <text:list-item>
                <text:p text:style-name="P317">fixed some issues in the manual</text:p>
              </text:list-item>
            </text:list>
          </table:table-cell>
        </table:table-row>
        <table:table-row>
          <table:table-cell table:style-name="Table1.A18" office:value-type="float" office:value="0">
            <text:p text:style-name="P272">3.05</text:p>
          </table:table-cell>
          <table:table-cell table:style-name="Table1.A2" office:value-type="string">
            <text:p text:style-name="P271">2015-08-02</text:p>
          </table:table-cell>
          <table:table-cell table:style-name="Table1.C2" office:value-type="string">
            <text:list xml:id="list85458925068505" text:continue-list="list7804548414784353819" text:style-name="L6">
              <text:list-item>
                <text:p text:style-name="P318">the console mixed mode utilize the width of the console better now</text:p>
              </text:list-item>
              <text:list-item>
                <text:p text:style-name="P318">bug fix: save console crashed on Linux if no file ending has been given</text:p>
              </text:list-item>
            </text:list>
          </table:table-cell>
        </table:table-row>
        <table:table-row>
          <table:table-cell table:style-name="Table1.A18" office:value-type="float" office:value="0">
            <text:p text:style-name="P272">3.06</text:p>
          </table:table-cell>
          <table:table-cell table:style-name="Table1.A2" office:value-type="string">
            <text:p text:style-name="P271">2015-08-08</text:p>
          </table:table-cell>
          <table:table-cell table:style-name="Table1.C2" office:value-type="string">
            <text:list xml:id="list85460125771742" text:continue-numbering="true" text:style-name="L6">
              <text:list-item>
                <text:p text:style-name="P318">main window: </text:p>
                <text:list>
                  <text:list-item>
                    <text:p text:style-name="P318">find text in console area added</text:p>
                  </text:list-item>
                  <text:list-item>
                    <text:p text:style-name="P318">the send and the receive data rates are now displayed</text:p>
                  </text:list-item>
                </text:list>
              </text:list-item>
              <text:list-item>
                <text:p text:style-name="P318">sending data with the main interface is faster now</text:p>
              </text:list-item>
              <text:list-item>
                <text:p text:style-name="P318">new example worker scripts:</text:p>
                <text:list>
                  <text:list-item>
                    <text:p text:style-name="P318">WorkerScripts\CyclicSendReceive\CyclicReceive.js</text:p>
                  </text:list-item>
                  <text:list-item>
                    <text:p text:style-name="P318">WorkerScripts\CyclicSendReceive\CyclicSend.js</text:p>
                  </text:list-item>
                </text:list>
              </text:list-item>
              <text:list-item>
                <text:p text:style-name="P318">worker script function added: setScriptThreadPriority</text:p>
              </text:list-item>
            </text:list>
          </table:table-cell>
        </table:table-row>
        <table:table-row>
          <table:table-cell table:style-name="Table1.A18" office:value-type="float" office:value="0">
            <text:p text:style-name="P272">3.07</text:p>
          </table:table-cell>
          <table:table-cell table:style-name="Table1.A2" office:value-type="string">
            <text:p text:style-name="P271">2015-08-13</text:p>
          </table:table-cell>
          <table:table-cell table:style-name="Table1.C2" office:value-type="string">
            <text:list xml:id="list85458839818181" text:continue-numbering="true" text:style-name="L6">
              <text:list-item>
                <text:p text:style-name="P318">new script widget:</text:p>
                <text:list>
                  <text:list-item>
                    <text:p text:style-name="P318">ScriptPlotWidget</text:p>
                  </text:list-item>
                </text:list>
              </text:list-item>
              <text:list-item>
                <text:p text:style-name="P318">ScriptPlotWindow:</text:p>
                <text:list>
                  <text:list-item>
                    <text:p text:style-name="P318">functions added: clearGraphs, removeAllGraphs, showHelperElements, clearButtonPressedSignal</text:p>
                  </text:list-item>
                  <text:list-item>
                    <text:p text:style-name="P318">function removed: showFromScript (use show instead)</text:p>
                  </text:list-item>
                </text:list>
              </text:list-item>
              <text:list-item>
                <text:p text:style-name="P318">ScriptGroupBox function added: addPlotWidget</text:p>
              </text:list-item>
              <text:list-item>
                <text:p text:style-name="P318">the CAN tab has been improved</text:p>
              </text:list-item>
            </text:list>
          </table:table-cell>
        </table:table-row>
        <table:table-row>
          <table:table-cell table:style-name="Table1.A18" office:value-type="float" office:value="0">
            <text:p text:style-name="P272">3.08</text:p>
          </table:table-cell>
          <table:table-cell table:style-name="Table1.A2" office:value-type="string">
            <text:p text:style-name="P271">2015-09-12<text:soft-page-break/></text:p>
          </table:table-cell>
          <table:table-cell table:style-name="Table1.C2" office:value-type="string">
            <text:list xml:id="list85458679669708" text:continue-numbering="true" text:style-name="L6">
              <text:list-item>
                <text:p text:style-name="P318">bug fix: possible crash while stopping a script </text:p>
              </text:list-item>
              <text:list-item>
                <text:p text:style-name="P318"><text:soft-page-break/>TCP client: connection errors are now displayed </text:p>
              </text:list-item>
              <text:list-item>
                <text:p text:style-name="P318">ScriptTcpClient functions/signals added:</text:p>
                <text:list>
                  <text:list-item>
                    <text:p text:style-name="P318">errorSignal, getErrorString</text:p>
                  </text:list-item>
                </text:list>
              </text:list-item>
              <text:list-item>
                <text:p text:style-name="P318">new main window menus added:</text:p>
                <text:list>
                  <text:list-item>
                    <text:p text:style-name="P318">Help/video, Help/get support</text:p>
                  </text:list-item>
                </text:list>
              </text:list-item>
            </text:list>
          </table:table-cell>
        </table:table-row>
        <table:table-row>
          <table:table-cell table:style-name="Table1.A18" office:value-type="float" office:value="0">
            <text:p text:style-name="P272">3.09</text:p>
          </table:table-cell>
          <table:table-cell table:style-name="Table1.A2" office:value-type="string">
            <text:p text:style-name="P271">2015-09-12</text:p>
          </table:table-cell>
          <table:table-cell table:style-name="Table1.C2" office:value-type="string">
            <text:list xml:id="list85458776465394" text:continue-numbering="true" text:style-name="L6">
              <text:list-item>
                <text:p text:style-name="P318">worker script functions added: </text:p>
                <text:list>
                  <text:list-item>
                    <text:p text:style-name="P318">getCurrentVersion</text:p>
                  </text:list-item>
                </text:list>
              </text:list-item>
              <text:list-item>
                <text:p text:style-name="P318">custom log/console and sequence script function added: getCurrentVersion</text:p>
              </text:list-item>
              <text:list-item>
                <text:p text:style-name="P318">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72">3.10</text:p>
          </table:table-cell>
          <table:table-cell table:style-name="Table1.A2" office:value-type="string">
            <text:p text:style-name="P271">2015-09-26</text:p>
          </table:table-cell>
          <table:table-cell table:style-name="Table1.C2" office:value-type="string">
            <text:list xml:id="list85458644020510" text:continue-numbering="true" text:style-name="L6">
              <text:list-item>
                <text:p text:style-name="P318">network proxy support implemented (only for TCP clients)</text:p>
              </text:list-item>
              <text:list-item>
                <text:p text:style-name="P318">ScriptTcpClient function added: setProxy</text:p>
              </text:list-item>
            </text:list>
          </table:table-cell>
        </table:table-row>
        <table:table-row>
          <table:table-cell table:style-name="Table1.A18" office:value-type="float" office:value="0">
            <text:p text:style-name="P272">3.11</text:p>
          </table:table-cell>
          <table:table-cell table:style-name="Table1.A2" office:value-type="string">
            <text:p text:style-name="P271">2015-10-04</text:p>
          </table:table-cell>
          <table:table-cell table:style-name="Table1.C2" office:value-type="string">
            <text:list xml:id="list85458890324541" text:continue-numbering="true" text:style-name="L6">
              <text:list-item>
                <text:p text:style-name="P318">bug fix: exceptions in the script function 'stopScript' are displayed now</text:p>
              </text:list-item>
              <text:list-item>
                <text:p text:style-name="P318">worker script function added: </text:p>
                <text:list>
                  <text:list-header>
                    <text:p text:style-name="P318">getFileSize</text:p>
                  </text:list-header>
                </text:list>
              </text:list-item>
              <text:list-item>
                <text:p text:style-name="P318">new arguments in worker script functions:</text:p>
                <text:list>
                  <text:list-item>
                    <text:p text:style-name="P318">readFile, readBinaryFile, writeFile, <text:span text:style-name="T1">writeBinaryFile</text:span></text:p>
                  </text:list-item>
                </text:list>
              </text:list-item>
              <text:list-item>
                <text:p text:style-name="P326">ScriptPlotWidget and ScriptPlotWindow function added/changed:</text:p>
                <text:list>
                  <text:list-item>
                    <text:p text:style-name="P326">load button, showHelperElements</text:p>
                  </text:list-item>
                </text:list>
              </text:list-item>
            </text:list>
          </table:table-cell>
        </table:table-row>
        <table:table-row>
          <table:table-cell table:style-name="Table1.A18" office:value-type="float" office:value="0">
            <text:p text:style-name="P272">3.12</text:p>
          </table:table-cell>
          <table:table-cell table:style-name="Table1.A2" office:value-type="string">
            <text:p text:style-name="P271">2015-10-15</text:p>
          </table:table-cell>
          <table:table-cell table:style-name="Table1.C2" office:value-type="string">
            <text:list xml:id="list85458460198000" text:continue-numbering="true" text:style-name="L6">
              <text:list-item>
                <text:p text:style-name="P318">console and log time stamp format extended (now date and time can be created)</text:p>
              </text:list-item>
              <text:list-item>
                <text:p text:style-name="P318">new option 'time stamp after byte' added</text:p>
              </text:list-item>
            </text:list>
          </table:table-cell>
        </table:table-row>
        <table:table-row>
          <table:table-cell table:style-name="Table1.A18" office:value-type="float" office:value="0">
            <text:p text:style-name="P272">3.13</text:p>
          </table:table-cell>
          <table:table-cell table:style-name="Table1.A2" office:value-type="string">
            <text:p text:style-name="P271">2015-10-18</text:p>
          </table:table-cell>
          <table:table-cell table:style-name="Table1.C2" office:value-type="string">
            <text:list xml:id="list85459466778856" text:continue-numbering="true" text:style-name="L6">
              <text:list-item>
                <text:p text:style-name="P318">command-line option '-<text:span text:style-name="T88">notMinimized' added</text:span></text:p>
              </text:list-item>
              <text:list-item>
                <text:p text:style-name="P398">worker script function added: exitScriptCommunicator</text:p>
              </text:list-item>
              <text:list-item>
                <text:p text:style-name="P318">the template scripts have been modified</text:p>
              </text:list-item>
              <text:list-item>
                <text:p text:style-name="P318">manual chapter 'Worker scripts' has been modified</text:p>
              </text:list-item>
            </text:list>
          </table:table-cell>
        </table:table-row>
        <table:table-row>
          <table:table-cell table:style-name="Table1.A18" office:value-type="float" office:value="0">
            <text:p text:style-name="P272">3.14</text:p>
          </table:table-cell>
          <table:table-cell table:style-name="Table1.A2" office:value-type="string">
            <text:p text:style-name="P271">2015-10-24</text:p>
          </table:table-cell>
          <table:table-cell table:style-name="Table1.C2" office:value-type="string">
            <text:list xml:id="list85458611913675" text:continue-numbering="true" text:style-name="L6">
              <text:list-item>
                <text:p text:style-name="P318">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72">3.15</text:p>
          </table:table-cell>
          <table:table-cell table:style-name="Table1.A2" office:value-type="string">
            <text:p text:style-name="P271">2015-11-01</text:p>
          </table:table-cell>
          <table:table-cell table:style-name="Table1.C2" office:value-type="string">
            <text:list xml:id="list85459478274304" text:continue-numbering="true" text:style-name="L6">
              <text:list-item>
                <text:p text:style-name="P326">increased performance at high data rates</text:p>
              </text:list-item>
              <text:list-item>
                <text:p text:style-name="P318">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26">sequence script function changed: messageBox</text:p>
              </text:list-item>
              <text:list-item>
                <text:p text:style-name="P326">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72">3.16</text:p>
          </table:table-cell>
          <table:table-cell table:style-name="Table1.A2" office:value-type="string">
            <text:p text:style-name="P271">2015-11-06</text:p>
          </table:table-cell>
          <table:table-cell table:style-name="Table1.C2" office:value-type="string">
            <text:list xml:id="list85460220143396" text:continue-numbering="true" text:style-name="L6">
              <text:list-item>
                <text:p text:style-name="P326">SQL support for worker and custom log/console scripts implemented</text:p>
              </text:list-item>
              <text:list-item>
                <text:p text:style-name="P326">worker script function removed: deleteObject</text:p>
              </text:list-item>
              <text:list-item>
                <text:p text:style-name="P326">all created script objects (except ScriptTreeWidgetItem) are automatically deleted by the garbage collector now</text:p>
              </text:list-item>
            </text:list>
          </table:table-cell>
        </table:table-row>
        <table:table-row>
          <table:table-cell table:style-name="Table1.A18" office:value-type="float" office:value="0">
            <text:p text:style-name="P272">3.17</text:p>
          </table:table-cell>
          <table:table-cell table:style-name="Table1.A2" office:value-type="string">
            <text:p text:style-name="P271">2015-11-08</text:p>
          </table:table-cell>
          <table:table-cell table:style-name="Table1.C2" office:value-type="string">
            <text:list xml:id="list85459013920358" text:continue-numbering="true" text:style-name="L6">
              <text:list-item>
                <text:p text:style-name="P326">bug fix: The script SQL classes did not handle byte arrays correctly.</text:p>
              </text:list-item>
            </text:list>
          </table:table-cell>
        </table:table-row>
        <table:table-row>
          <table:table-cell table:style-name="Table1.A18" office:value-type="float" office:value="0">
            <text:p text:style-name="P272">3.18</text:p>
          </table:table-cell>
          <table:table-cell table:style-name="Table1.A2" office:value-type="string">
            <text:p text:style-name="P271">2015-11-14</text:p>
          </table:table-cell>
          <table:table-cell table:style-name="Table1.C2" office:value-type="string">
            <text:list xml:id="list85459123764413" text:continue-numbering="true" text:style-name="L6">
              <text:list-item>
                <text:p text:style-name="P326">sequence and custom console/log scripts are running in their own thread now</text:p>
              </text:list-item>
              <text:list-item>
                <text:p text:style-name="P326">worker, sequence and custom console/log script function added: setBlockTime</text:p>
              </text:list-item>
              <text:list-item>
                <text:p text:style-name="P326">blocked worker scripts are terminated now (after the block-time (can be set with setBlockTime) has elapsed)</text:p>
              </text:list-item>
              <text:list-item>
                <text:p text:style-name="P326">custom console/log script functions changed: readFile, readBinaryFile</text:p>
              </text:list-item>
              <text:list-item>
                <text:p text:style-name="P326">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72">3.19</text:p>
          </table:table-cell>
          <table:table-cell table:style-name="Table1.A2" office:value-type="string">
            <text:p text:style-name="P271">2015-11-18</text:p>
          </table:table-cell>
          <table:table-cell table:style-name="Table1.C2" office:value-type="string">
            <text:list xml:id="list85459486576549" text:continue-numbering="true" text:style-name="L6">
              <text:list-item>
                <text:p text:style-name="P326">new send window menus: create script, add script</text:p>
              </text:list-item>
              <text:list-item>
                <text:p text:style-name="P326">'edit custom console script' button added (console tab)</text:p>
              </text:list-item>
              <text:list-item>
                <text:p text:style-name="P326">'edit custom log script' button added (log tab)</text:p>
              </text:list-item>
            </text:list>
          </table:table-cell>
        </table:table-row>
        <text:soft-page-break/>
        <table:table-row>
          <table:table-cell table:style-name="Table1.A18" office:value-type="float" office:value="0">
            <text:p text:style-name="P272">3.20</text:p>
          </table:table-cell>
          <table:table-cell table:style-name="Table1.A2" office:value-type="string">
            <text:p text:style-name="P271">2015-11-21</text:p>
          </table:table-cell>
          <table:table-cell table:style-name="Table1.C2" office:value-type="string">
            <text:list xml:id="list85459111893967" text:continue-numbering="true" text:style-name="L6">
              <text:list-item>
                <text:p text:style-name="P326">bug fix: possible crash while starting a worker script with a syntax error</text:p>
              </text:list-item>
            </text:list>
          </table:table-cell>
        </table:table-row>
        <table:table-row>
          <table:table-cell table:style-name="Table1.A18" office:value-type="float" office:value="0">
            <text:p text:style-name="P272">3.21</text:p>
          </table:table-cell>
          <table:table-cell table:style-name="Table1.A18" office:value-type="float" office:value="42310">
            <text:p text:style-name="P271">2015-12-02</text:p>
          </table:table-cell>
          <table:table-cell table:style-name="Table1.C2" office:value-type="string">
            <text:list xml:id="list6048576420938292913" text:style-name="L7">
              <text:list-item>
                <text:p text:style-name="P327">new send area in the main window</text:p>
              </text:list-item>
              <text:list-item>
                <text:p text:style-name="P327">new option in the settings dialog: target endianess</text:p>
              </text:list-item>
            </text:list>
            <text:list xml:id="list85458284239568" text:continue-list="list85459111893967" text:style-name="L6">
              <text:list-item>
                <text:p text:style-name="P326">new decimal types for the decimal console and the log (uint8, uint16, uint32, int8, int16 and int32)</text:p>
              </text:list-item>
              <text:list-item>
                <text:p text:style-name="P326">new data formats in the send window (binary, uint8, uint16, uint32, int8, int16 and int32)</text:p>
              </text:list-item>
            </text:list>
          </table:table-cell>
        </table:table-row>
        <table:table-row>
          <table:table-cell table:style-name="Table1.A18" office:value-type="float" office:value="0">
            <text:p text:style-name="P272">3.22</text:p>
          </table:table-cell>
          <table:table-cell table:style-name="Table1.A18" office:value-type="float" office:value="0">
            <text:p text:style-name="P271">2015-12-04</text:p>
          </table:table-cell>
          <table:table-cell table:style-name="Table1.C2" office:value-type="string">
            <text:list xml:id="list85459347162563" text:continue-list="list6048576420938292913" text:style-name="L7">
              <text:list-item>
                <text:p text:style-name="P327">worker script function added: getScriptFolder</text:p>
              </text:list-item>
              <text:list-item>
                <text:p text:style-name="P327">Mac OS X support</text:p>
              </text:list-item>
            </text:list>
          </table:table-cell>
        </table:table-row>
        <table:table-row>
          <table:table-cell table:style-name="Table1.A18" office:value-type="float" office:value="0">
            <text:p text:style-name="P272">3.23</text:p>
          </table:table-cell>
          <table:table-cell table:style-name="Table1.A18" office:value-type="float" office:value="0">
            <text:p text:style-name="P271">2015-12-13</text:p>
          </table:table-cell>
          <table:table-cell table:style-name="Table1.C2" office:value-type="string">
            <text:list xml:id="list85458378052911" text:continue-numbering="true" text:style-name="L7">
              <text:list-item>
                <text:p text:style-name="P327">bug fix: sometimes up to 3 extra bytes were written into the log if the 'write decimal into log' option was disabled and then enabled again </text:p>
              </text:list-item>
              <text:list-item>
                <text:p text:style-name="P327">worker and sequence script function added: showColorDialog</text:p>
              </text:list-item>
            </text:list>
            <text:p text:style-name="P30"/>
          </table:table-cell>
        </table:table-row>
        <table:table-row>
          <table:table-cell table:style-name="Table1.A18" office:value-type="float" office:value="0">
            <text:p text:style-name="P272">3.24</text:p>
          </table:table-cell>
          <table:table-cell table:style-name="Table1.A18" office:value-type="float" office:value="0">
            <text:p text:style-name="P271">2015-12-21</text:p>
          </table:table-cell>
          <table:table-cell table:style-name="Table1.C2" office:value-type="string">
            <text:list xml:id="list85460174420452" text:continue-numbering="true" text:style-name="L7">
              <text:list-item>
                <text:p text:style-name="P327">the sizes of the tool box pages in the main window (Sequences, Scripts, …) are saved now</text:p>
              </text:list-item>
              <text:list-item>
                <text:p text:style-name="P327">send history added in the main window <text:s/></text:p>
              </text:list-item>
              <text:list-item>
                <text:p text:style-name="P327">main window send area: the data can be sent with 'alt+enter' now</text:p>
              </text:list-item>
              <text:list-item>
                <text:p text:style-name="P327">main config file lock implemented</text:p>
              </text:list-item>
            </text:list>
          </table:table-cell>
        </table:table-row>
        <table:table-row>
          <table:table-cell table:style-name="Table1.A18" office:value-type="float" office:value="0">
            <text:p text:style-name="P272">3.24.1 (Mac OS X only)</text:p>
          </table:table-cell>
          <table:table-cell table:style-name="Table1.A18" office:value-type="float" office:value="0">
            <text:p text:style-name="P271">2015-12-23</text:p>
          </table:table-cell>
          <table:table-cell table:style-name="Table1.C2" office:value-type="string">
            <text:list xml:id="list85459656327275" text:continue-numbering="true" text:style-name="L7">
              <text:list-item>
                <text:p text:style-name="P327">bug fix: error while starting the external script editor on Mac OS X</text:p>
              </text:list-item>
              <text:list-item>
                <text:p text:style-name="P327">QtCreator is now used for editing worker script user interfaces on Mac OS X </text:p>
              </text:list-item>
            </text:list>
          </table:table-cell>
        </table:table-row>
        <table:table-row>
          <table:table-cell table:style-name="Table1.A18" office:value-type="float" office:value="0">
            <text:p text:style-name="P272">3.25</text:p>
          </table:table-cell>
          <table:table-cell table:style-name="Table1.A18" office:value-type="float" office:value="0">
            <text:p text:style-name="P271">2015-12-28</text:p>
          </table:table-cell>
          <table:table-cell table:style-name="Table1.C2" office:value-type="string">
            <text:list xml:id="list85458641908828" text:continue-numbering="true" text:style-name="L7">
              <text:list-item>
                <text:p text:style-name="P327">XML support for worker and custom console/log scripts <text:s/>implemented</text:p>
              </text:list-item>
              <text:list-item>
                <text:p text:style-name="P327">new color dialog for selecting the colors of the consoles (background, receive data …)</text:p>
              </text:list-item>
              <text:list-item>
                <text:p text:style-name="P327">new manual chapter: 'Configuration files' </text:p>
              </text:list-item>
            </text:list>
          </table:table-cell>
        </table:table-row>
        <table:table-row>
          <table:table-cell table:style-name="Table1.A18" office:value-type="float" office:value="0">
            <text:p text:style-name="P272">3.26</text:p>
          </table:table-cell>
          <table:table-cell table:style-name="Table1.A18" office:value-type="float" office:value="0">
            <text:p text:style-name="P271">2015-12-30</text:p>
          </table:table-cell>
          <table:table-cell table:style-name="Table1.C2" office:value-type="string">
            <text:list xml:id="list85459953393606" text:continue-numbering="true" text:style-name="L7">
              <text:list-item>
                <text:p text:style-name="P327">bug fix: </text:p>
                <text:list>
                  <text:list-item>
                    <text:p text:style-name="P327">possible crash while saving the content of a script plot widget/window</text:p>
                  </text:list-item>
                  <text:list-item>
                    <text:p text:style-name="P327">menu 'Config/create new config' did not work correctly</text:p>
                  </text:list-item>
                </text:list>
              </text:list-item>
              <text:list-item>
                <text:p text:style-name="P327">settings dialog elements adjusted (especially for Linux and Mac OS X)</text:p>
              </text:list-item>
            </text:list>
          </table:table-cell>
        </table:table-row>
        <table:table-row>
          <table:table-cell table:style-name="Table1.A18" office:value-type="float" office:value="0">
            <text:p text:style-name="P272">3.27</text:p>
          </table:table-cell>
          <table:table-cell table:style-name="Table1.A18" office:value-type="float" office:value="0">
            <text:p text:style-name="P271">2016-01-04</text:p>
          </table:table-cell>
          <table:table-cell table:style-name="Table1.C2" office:value-type="string">
            <text:list xml:id="list85458436158975" text:continue-numbering="true" text:style-name="L7">
              <text:list-item>
                <text:p text:style-name="P327">send history: create script button added </text:p>
              </text:list-item>
              <text:list-item>
                <text:p text:style-name="P327">ScriptTcpClient, ScriptUdpSocket and ScriptSerialPort functions added: canReadLine, readLine, readAllLines</text:p>
              </text:list-item>
              <text:list-item>
                <text:p text:style-name="P327">ScriptPlotWidget and ScriptPlotWindow: </text:p>
                <text:list>
                  <text:list-item>
                    <text:p text:style-name="P327">the x-range, y-min and y-max input fields accept floats now</text:p>
                  </text:list-item>
                  <text:list-item>
                    <text:p text:style-name="P327">function setMaxDataPointsPerGraph added</text:p>
                  </text:list-item>
                  <text:list-item>
                    <text:p text:style-name="P327">QCustomPlot has been updated to version 1.3.2</text:p>
                  </text:list-item>
                  <text:list-item>
                    <text:p text:style-name="P327">show legend check box added</text:p>
                  </text:list-item>
                  <text:list-item>
                    <text:p text:style-name="P327">showHelperElements has new arguments</text:p>
                  </text:list-item>
                  <text:list-item>
                    <text:p text:style-name="P327">signal plotMousePressSignal added</text:p>
                  </text:list-item>
                </text:list>
              </text:list-item>
              <text:list-item>
                <text:p text:style-name="P327">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72">3.28</text:p>
          </table:table-cell>
          <table:table-cell table:style-name="Table1.A18" office:value-type="float" office:value="0">
            <text:p text:style-name="P271">201<text:span text:style-name="T136">6</text:span>-01-10</text:p>
          </table:table-cell>
          <table:table-cell table:style-name="Table1.C2" office:value-type="string">
            <text:list xml:id="list85459676995375" text:continue-numbering="true" text:style-name="L7">
              <text:list-item>
                <text:p text:style-name="P327">a simple default script editor is included now</text:p>
              </text:list-item>
              <text:list-item>
                <text:p text:style-name="P327">the sequences- and worker-scripts in the main window tool box are organized in a list view now</text:p>
              </text:list-item>
              <text:list-item>
                <text:p text:style-name="P327">ScriptPlotWidget and ScriptPlotWindow: </text:p>
                <text:list>
                  <text:list-item>
                    <text:p text:style-name="P327">show legend check box added</text:p>
                  </text:list-item>
                  <text:list-item>
                    <text:p text:style-name="P327">showHelperElements has new arguments</text:p>
                  </text:list-item>
                  <text:list-item>
                    <text:p text:style-name="P327">signal plotMousePressSignal added</text:p>
                  </text:list-item>
                </text:list>
              </text:list-item>
              <text:list-item>
                <text:p text:style-name="P327">ScriptThread function added: getScriptTableName</text:p>
              </text:list-item>
            </text:list>
          </table:table-cell>
        </table:table-row>
        <table:table-row>
          <table:table-cell table:style-name="Table1.A18" office:value-type="float" office:value="0">
            <text:p text:style-name="P272">3.29</text:p>
          </table:table-cell>
          <table:table-cell table:style-name="Table1.A18" office:value-type="float" office:value="0">
            <text:p text:style-name="P271">201<text:span text:style-name="T136">6</text:span>-01-16</text:p>
          </table:table-cell>
          <table:table-cell table:style-name="Table1.C2" office:value-type="string">
            <text:list xml:id="list85459953489547" text:continue-numbering="true" text:style-name="L7">
              <text:list-item>
                <text:p text:style-name="P327">bug fix: crash if the start button (main window scripts tab) has been pressed with an empty script list </text:p>
              </text:list-item>
              <text:list-item>
                <text:p text:style-name="P319"><text:span text:style-name="T1">GUI's of paused worker-scripts are disabled (</text:span><text:span text:style-name="T81">greyed</text:span><text:span text:style-name="T1"> out) now</text:span></text:p>
              </text:list-item>
              <text:list-item>
                <text:p text:style-name="P327">ScriptThread functions added: currentCpuArchitecture, productType, productVersion</text:p>
              </text:list-item>
              <text:list-item>
                <text:p text:style-name="P327">new sequences and scripts are inserted at the front of their tables now</text:p>
              </text:list-item>
              <text:list-item>
                <text:p text:style-name="P327"><text:soft-page-break/>new menus in the script and the send window: move up/down</text:p>
              </text:list-item>
              <text:list-item>
                <text:p text:style-name="P327">ScriptPlotWidget and ScriptPlotWindow new function added: setUpdateInterval</text:p>
              </text:list-item>
              <text:list-item>
                <text:p text:style-name="P327">script editor: </text:p>
                <text:list>
                  <text:list-item>
                    <text:p text:style-name="P327">the line number is displayed now</text:p>
                  </text:list-item>
                  <text:list-item>
                    <text:p text:style-name="P327">zoom in/out implemented</text:p>
                  </text:list-item>
                </text:list>
              </text:list-item>
            </text:list>
          </table:table-cell>
        </table:table-row>
        <table:table-row>
          <table:table-cell table:style-name="Table1.A18" office:value-type="float" office:value="0">
            <text:p text:style-name="P272"><text:span text:style-name="T100">4</text:span>.<text:span text:style-name="T100">0</text:span>0</text:p>
          </table:table-cell>
          <table:table-cell table:style-name="Table1.A18" office:value-type="float" office:value="0">
            <text:p text:style-name="P273">201<text:span text:style-name="T136">6</text:span>-01-30</text:p>
          </table:table-cell>
          <table:table-cell table:style-name="Table1.C2" office:value-type="string">
            <text:list xml:id="list85459196744614" text:continue-numbering="true" text:style-name="L7">
              <text:list-item>
                <text:p text:style-name="P330">new features:</text:p>
                <text:list>
                  <text:list-item>
                    <text:p text:style-name="P331">script debugger (worker-scripts) </text:p>
                  </text:list-item>
                  <text:list-item>
                    <text:p text:style-name="P332">custom script widget</text:p>
                  </text:list-item>
                </text:list>
              </text:list-item>
              <text:list-item>
                <text:p text:style-name="P333">new script widget class: ScriptCanvas2D</text:p>
              </text:list-item>
              <text:list-item>
                <text:p text:style-name="P328">ScriptTableWidget functions changed/added: insertWidget, getWidget, cellSelectionChangedSignal, getAllSelectedCells,, <text:span text:style-name="T118">addCanvas2DWidget</text:span></text:p>
              </text:list-item>
              <text:list-item>
                <text:p text:style-name="P329">ScriptWidget function<text:span text:style-name="T101">s</text:span> added: getClassName, <text:span text:style-name="T101">height</text:span></text:p>
              </text:list-item>
            </text:list>
          </table:table-cell>
        </table:table-row>
        <table:table-row>
          <table:table-cell table:style-name="Table1.A18" office:value-type="float" office:value="0">
            <text:p text:style-name="P274">4.01</text:p>
          </table:table-cell>
          <table:table-cell table:style-name="Table1.A18" office:value-type="float" office:value="0">
            <text:p text:style-name="P275">2016-02-05</text:p>
          </table:table-cell>
          <table:table-cell table:style-name="Table1.C2" office:value-type="string">
            <text:list xml:id="list85458098371852" text:continue-numbering="true" text:style-name="L7">
              <text:list-item>
                <text:p text:style-name="P335">main window send area: sequence-script<text:span text:style-name="T132">s can be used now</text:span></text:p>
              </text:list-item>
              <text:list-item>
                <text:p text:style-name="P342">main window 'Top' button added</text:p>
              </text:list-item>
              <text:list-item>
                <text:p text:style-name="P343">sequence and custom console/log scripts: debug support added</text:p>
              </text:list-item>
              <text:list-item>
                <text:p text:style-name="P345">new custom script widget: <text:span text:style-name="T133">Script</text:span>WebView</text:p>
              </text:list-item>
              <text:list-item>
                <text:p text:style-name="P334">ScriptCanvas2D <text:span text:style-name="T133">functions added: print, saveToFile</text:span></text:p>
              </text:list-item>
              <text:list-item>
                <text:p text:style-name="P345">new command-line argument: -P'plug-in path'</text:p>
              </text:list-item>
            </text:list>
          </table:table-cell>
        </table:table-row>
        <table:table-row>
          <table:table-cell table:style-name="Table1.A18" office:value-type="float" office:value="0">
            <text:p text:style-name="P276">4.02</text:p>
          </table:table-cell>
          <table:table-cell table:style-name="Table1.A18" office:value-type="float" office:value="0">
            <text:p text:style-name="P277">2016-02-07</text:p>
          </table:table-cell>
          <table:table-cell table:style-name="Table1.C2" office:value-type="string">
            <text:list xml:id="list85458848221355" text:continue-numbering="true" text:style-name="L7">
              <text:list-item>
                <text:p text:style-name="P336">ScriptThread function added: <text:span text:style-name="T136">availableSerialPorts</text:span></text:p>
              </text:list-item>
              <text:list-item>
                <text:p text:style-name="P347">script editor: multi-document support, 'open all included scripts' button added</text:p>
              </text:list-item>
              <text:list-item>
                <text:p text:style-name="P348">ScriptSerialPort, ScriptUdpSocket and ScriptTcpClient function added: writeString</text:p>
              </text:list-item>
            </text:list>
          </table:table-cell>
        </table:table-row>
        <table:table-row>
          <table:table-cell table:style-name="Table1.A18" office:value-type="float" office:value="0">
            <text:p text:style-name="P278">4.0<text:span text:style-name="T162">3</text:span></text:p>
          </table:table-cell>
          <table:table-cell table:style-name="Table1.A18" office:value-type="float" office:value="0">
            <text:p text:style-name="P279">2016-02-13</text:p>
          </table:table-cell>
          <table:table-cell table:style-name="Table1.C2" office:value-type="string">
            <text:list xml:id="list85459228555805" text:continue-numbering="true" text:style-name="L7">
              <text:list-item>
                <text:p text:style-name="P349"><text:span text:style-name="T151">n</text:span>ew script editor buttons and menus: new script, edit user interface</text:p>
              </text:list-item>
              <text:list-item>
                <text:p text:style-name="P320"><text:span text:style-name="T60">script editor auto completion</text:span> and <text:span text:style-name="T153">call tips</text:span> <text:span text:style-name="T154">for several objects/functions added: </text:span></text:p>
                <text:list>
                  <text:list-item>
                    <text:p text:style-name="P320">scriptThread object</text:p>
                  </text:list-item>
                  <text:list-item>
                    <text:p text:style-name="P320"><text:span text:style-name="T154">s</text:span>everal QtScript functions and objects</text:p>
                  </text:list-item>
                </text:list>
              </text:list-item>
              <text:list-item>
                <text:p text:style-name="P350">script window and send window menu: 'edit all scripts'</text:p>
              </text:list-item>
              <text:list-item>
                <text:p text:style-name="P337">ScriptThread function<text:span text:style-name="T155">s</text:span> added: <text:span text:style-name="T155">createProcessAsynchronous, waitForFinishedProcess, getProcessExitCode, killProcess, terminateProcess, writeToProcessStdin, readAllStandardOutputFromProcess, readAllStandardErrorFromProcess, stringToArray, addStringToArray</text:span></text:p>
              </text:list-item>
              <text:list-item>
                <text:p text:style-name="P344">sequence and custom console/log script <text:span text:style-name="T155">functions added: byteArrayToString, byteArrayToHexString, stringToArray, addStringToArray</text:span></text:p>
              </text:list-item>
              <text:list-item>
                <text:p text:style-name="P351">new example script: TestProcess<text:tab/></text:p>
              </text:list-item>
            </text:list>
          </table:table-cell>
        </table:table-row>
        <table:table-row>
          <table:table-cell table:style-name="Table1.A18" office:value-type="float" office:value="0">
            <text:p text:style-name="P280">4.04</text:p>
          </table:table-cell>
          <table:table-cell table:style-name="Table1.A18" office:value-type="float" office:value="0">
            <text:p text:style-name="P281">2016-02-23</text:p>
          </table:table-cell>
          <table:table-cell table:style-name="Table1.C2" office:value-type="string">
            <text:list xml:id="list85460039233110" text:continue-numbering="true" text:style-name="L7">
              <text:list-item>
                <text:p text:style-name="P338">ScriptThread function<text:span text:style-name="T155">s</text:span> added: <text:span text:style-name="T162">getScriptCommunicatorFolder, getScriptArguments, zipDirectory, zipFiles, extractZipFile and getUserDocumentsFolder</text:span></text:p>
              </text:list-item>
              <text:list-item>
                <text:p text:style-name="P339"><text:span text:style-name="T167">new default argument in </text:span>ScriptThread.<text:span text:style-name="T167">ceateProcessAsynchronous</text:span></text:p>
              </text:list-item>
              <text:list-item>
                <text:p text:style-name="P346">new command-line argument: <text:span text:style-name="T168">-minScVersion'version', -A'argument' and -L'library path'</text:span></text:p>
              </text:list-item>
              <text:list-item>
                <text:p text:style-name="P352">new main window menu: check for updates</text:p>
              </text:list-item>
              <text:list-item>
                <text:p text:style-name="P353">new file types: .sce (ScriptCommuncator executable) and .scez (ScriptCommuncator executable, zipped)</text:p>
              </text:list-item>
              <text:list-item>
                <text:p text:style-name="P354">new dialog: create sce file</text:p>
              </text:list-item>
            </text:list>
          </table:table-cell>
        </table:table-row>
        <table:table-row>
          <table:table-cell table:style-name="Table1.A18" office:value-type="float" office:value="0">
            <text:p text:style-name="P282">4.05</text:p>
          </table:table-cell>
          <table:table-cell table:style-name="Table1.A18" office:value-type="float" office:value="0">
            <text:p text:style-name="P283">2016-02-27</text:p>
          </table:table-cell>
          <table:table-cell table:style-name="Table1.C2" office:value-type="string">
            <text:list xml:id="list6395897353828485938" text:style-name="L8">
              <text:list-item>
                <text:p text:style-name="P355">bug fix: deleting the scez temporary folder failed in some cases</text:p>
              </text:list-item>
              <text:list-item>
                <text:p text:style-name="P355">drag&amp;drop for several GUI elements implemented</text:p>
              </text:list-item>
            </text:list>
          </table:table-cell>
        </table:table-row>
        <table:table-row>
          <table:table-cell table:style-name="Table1.A18" office:value-type="float" office:value="0">
            <text:p text:style-name="P284">4.06</text:p>
          </table:table-cell>
          <table:table-cell table:style-name="Table1.A18" office:value-type="float" office:value="0">
            <text:p text:style-name="P285">2016-03-05</text:p>
          </table:table-cell>
          <table:table-cell table:style-name="Table1.C2" office:value-type="string">
            <text:list xml:id="list85460188831635" text:continue-numbering="true" text:style-name="L8">
              <text:list-item>
                <text:p text:style-name="P356">bug fix<text:span text:style-name="T192">es</text:span>: wrong 'send history button' text after sending the history, <text:span text:style-name="T192">the console message color has not been saved</text:span></text:p>
              </text:list-item>
              <text:list-item>
                <text:p text:style-name="P357">new log option: <text:span text:style-name="T190">'</text:span>append time stamp at log file name<text:span text:style-name="T190">'</text:span></text:p>
              </text:list-item>
              <text:list-item>
                <text:p text:style-name="P358">new main window button: reopen (is only visible if the log option <text:span text:style-name="T190">'append time stamp at log file name' </text:span>is selected)</text:p>
              </text:list-item>
              <text:list-item>
                <text:p text:style-name="P359">the default text-log file extension is 'txt' <text:span text:style-name="T193">now</text:span></text:p>
              </text:list-item>
            </text:list>
          </table:table-cell>
        </table:table-row>
        <table:table-row>
          <table:table-cell table:style-name="Table1.A18" office:value-type="float" office:value="0">
            <text:p text:style-name="P286">4.07</text:p>
          </table:table-cell>
          <table:table-cell table:style-name="Table1.A18" office:value-type="float" office:value="0">
            <text:p text:style-name="P287">2016-03-12</text:p>
          </table:table-cell>
          <table:table-cell table:style-name="Table1.C2" office:value-type="string">
            <text:list xml:id="list85458120056342" text:continue-numbering="true" text:style-name="L8">
              <text:list-item>
                <text:p text:style-name="P360">new ScriptWidget function: setPaletteColorRgb</text:p>
              </text:list-item>
              <text:list-item>
                <text:p text:style-name="P362">new script widget: ScriptFontComboBox</text:p>
              </text:list-item>
              <text:list-item>
                <text:p text:style-name="P363">new and changed ScriptTextEdit functions: lockScrolling, insertHtml and insertPlainText</text:p>
              </text:list-item>
              <text:list-item>
                <text:p text:style-name="P364">new and changed ScriptT<text:span text:style-name="T211">hread</text:span> functions: <text:span text:style-name="T211">sendDataArray, sendString, </text:span><text:soft-page-break/><text:span text:style-name="T211">sendCanMessage and addTabsToMainWindow</text:span></text:p>
              </text:list-item>
            </text:list>
          </table:table-cell>
        </table:table-row>
        <table:table-row>
          <table:table-cell table:style-name="Table1.A18" office:value-type="float" office:value="0">
            <text:p text:style-name="P288">4.08</text:p>
          </table:table-cell>
          <table:table-cell table:style-name="Table1.A18" office:value-type="float" office:value="0">
            <text:p text:style-name="P289">2016-03-19</text:p>
          </table:table-cell>
          <table:table-cell table:style-name="Table1.C2" office:value-type="string">
            <text:list xml:id="list85459118212709" text:continue-numbering="true" text:style-name="L8">
              <text:list-item>
                <text:p text:style-name="P365">bug fix: 0xd ('\r') was changed to 0x<text:span text:style-name="T221">a</text:span> ('\n') in the data input fields (main and send window) if the format was changed to 'ascii'</text:p>
              </text:list-item>
              <text:list-item>
                <text:p text:style-name="P366">file paths in config<text:span text:style-name="T220">uration </text:span>files are store relative to the config<text:span text:style-name="T220">uration </text:span>file in which they occur if they have the same root path (on window<text:span text:style-name="T219">s</text:span> for example C:\)</text:p>
              </text:list-item>
            </text:list>
          </table:table-cell>
        </table:table-row>
        <table:table-row>
          <table:table-cell table:style-name="Table1.A18" office:value-type="float" office:value="0">
            <text:p text:style-name="P290">4.09</text:p>
          </table:table-cell>
          <table:table-cell table:style-name="Table1.A18" office:value-type="float" office:value="0">
            <text:p text:style-name="P291">2016-04-02</text:p>
          </table:table-cell>
          <table:table-cell table:style-name="Table1.C2" office:value-type="string">
            <text:list xml:id="list5797307330725363111" text:style-name="L9">
              <text:list-item>
                <text:p text:style-name="P321"><text:span text:style-name="T64">Linux: changed the config-file directory to </text:span><text:span text:style-name="T55">'/${USER}/home/.config/ScriptCommunicator'</text:span><text:span text:style-name="T64"> </text:span></text:p>
              </text:list-item>
              <text:list-item>
                <text:p text:style-name="P367">send history: repetition count added </text:p>
              </text:list-item>
              <text:list-item>
                <text:p text:style-name="P368">main window: quit button added, <text:span text:style-name="T227">merged the connect and disconnect buttons to one button, Action menu added</text:span></text:p>
              </text:list-item>
              <text:list-item>
                <text:p text:style-name="P361">new <text:span text:style-name="T209">ScriptThread</text:span> function: <text:span text:style-name="T224">addToolBoxPagesToMainWindow</text:span></text:p>
              </text:list-item>
              <text:list-item>
                <text:p text:style-name="P369">mixed console: the background-color for the different data types (ascii, bin, hex and dec) can be adjusted now</text:p>
              </text:list-item>
            </text:list>
          </table:table-cell>
        </table:table-row>
        <table:table-row>
          <table:table-cell table:style-name="Table1.A18" office:value-type="float" office:value="0">
            <text:p text:style-name="P292">4.10</text:p>
          </table:table-cell>
          <table:table-cell table:style-name="Table1.A18" office:value-type="float" office:value="0">
            <text:p text:style-name="P293">2016-05-01</text:p>
          </table:table-cell>
          <table:table-cell table:style-name="Table1.C2" office:value-type="string">
            <text:list xml:id="list85459226213558" text:continue-numbering="true" text:style-name="L9">
              <text:list-item>
                <text:p text:style-name="P323">the console font size can be modified with 'Ctrl' + 'mouse scroll up/down' now</text:p>
              </text:list-item>
              <text:list-item>
                <text:p text:style-name="P324">send history: the max. number o<text:span text:style-name="T231">f</text:span> repetition<text:span text:style-name="T231">s</text:span> <text:span text:style-name="T230">have been </text:span>changed from 99 to 999999999</text:p>
              </text:list-item>
              <text:list-item>
                <text:p text:style-name="P325">increased performance at high data rates</text:p>
              </text:list-item>
            </text:list>
          </table:table-cell>
        </table:table-row>
        <table:table-row>
          <table:table-cell table:style-name="Table1.A18" office:value-type="float" office:value="0">
            <text:p text:style-name="P294">4.11</text:p>
          </table:table-cell>
          <table:table-cell table:style-name="Table1.A18" office:value-type="float" office:value="0">
            <text:p text:style-name="P295">2016-0<text:span text:style-name="T233">5</text:span>-0<text:span text:style-name="T233">6</text:span></text:p>
          </table:table-cell>
          <table:table-cell table:style-name="Table1.C2" office:value-type="string">
            <text:list xml:id="list85459133948203" text:continue-numbering="true" text:style-name="L9">
              <text:list-item>
                <text:p text:style-name="P340"><text:span text:style-name="T237">s</text:span>criptThread function<text:span text:style-name="T155">s/signals</text:span> added: <text:span text:style-name="T232">sendReceivedDataToMainInterface, sendDataFromMainInterfaceSignal, checkScriptCommunicatorVersion</text:span></text:p>
              </text:list-item>
              <text:list-item>
                <text:p text:style-name="P370">new worker scripts: exampleScripts\WorkerScripts\AdditionalInterface</text:p>
              </text:list-item>
            </text:list>
          </table:table-cell>
        </table:table-row>
        <table:table-row>
          <table:table-cell table:style-name="Table1.A18" office:value-type="float" office:value="0">
            <text:p text:style-name="P296">4.12</text:p>
          </table:table-cell>
          <table:table-cell table:style-name="Table1.A18" office:value-type="float" office:value="0">
            <text:p text:style-name="P297">2016-05-28</text:p>
          </table:table-cell>
          <table:table-cell table:style-name="Table1.C2" office:value-type="string">
            <text:list xml:id="list85459443434801" text:continue-numbering="true" text:style-name="L9">
              <text:list-item>
                <text:p text:style-name="P371">bug fix: the state of a script which has been started at the start-up of ScriptCommunicator was not shown correct if the user interface could not be found</text:p>
              </text:list-item>
              <text:list-item>
                <text:p text:style-name="P372">worker, sequence and custom console/log script function added: getAllObjectPropertiesAndFunctions</text:p>
              </text:list-item>
              <text:list-item>
                <text:p text:style-name="P374">the arrangem<text:span text:style-name="T235">ent of the </text:span>main window script-buttons changed</text:p>
              </text:list-item>
            </text:list>
          </table:table-cell>
        </table:table-row>
        <table:table-row>
          <table:table-cell table:style-name="Table1.A18" office:value-type="float" office:value="0">
            <text:p text:style-name="P298">4.13</text:p>
          </table:table-cell>
          <table:table-cell table:style-name="Table1.A18" office:value-type="float" office:value="0">
            <text:p text:style-name="P299">2016-07-03</text:p>
          </table:table-cell>
          <table:table-cell table:style-name="Table1.C2" office:value-type="string">
            <text:list xml:id="list85459617712681" text:continue-numbering="true" text:style-name="L9">
              <text:list-item>
                <text:p text:style-name="P375">bug fix: the stop bits, the data bits and the parity (main interface serial port) <text:s/>were not set correctly (except the default settings) </text:p>
              </text:list-item>
              <text:list-item>
                <text:p text:style-name="P376">script exception-handling improved (in some cases more information is displayed)</text:p>
              </text:list-item>
              <text:list-item>
                <text:p text:style-name="P377">the TCP server (main interface) can handle multiple TCP clients now</text:p>
              </text:list-item>
              <text:list-item>
                <text:p text:style-name="P341"><text:span text:style-name="T237">s</text:span>criptThread function<text:span text:style-name="T155">s <text:s/>and signals </text:span>added: <text:span text:style-name="T237">getMainInterfaceSerialPortSettings, getMainInterfaceSocketSettings, mainWindowClearConsoleClickedSignal, mainWindowLockScrollingClickedSignal</text:span></text:p>
              </text:list-item>
              <text:list-item>
                <text:p text:style-name="P378">new argument in <text:span text:style-name="T237">scriptThread::</text:span>appendTextToConsole</text:p>
              </text:list-item>
              <text:list-item>
                <text:p text:style-name="P373">sequence and custom console/log script function added: <text:span text:style-name="T251">appendTextToConsole</text:span></text:p>
              </text:list-item>
              <text:list-item>
                <text:p text:style-name="P379">main window save console: the background color is saved now</text:p>
              </text:list-item>
            </text:list>
          </table:table-cell>
        </table:table-row>
        <table:table-row>
          <table:table-cell table:style-name="Table1.A18" office:value-type="float" office:value="0">
            <text:p text:style-name="P300">4.14</text:p>
          </table:table-cell>
          <table:table-cell table:style-name="Table1.A18" office:value-type="float" office:value="0">
            <text:p text:style-name="P301">2016-07-16</text:p>
          </table:table-cell>
          <table:table-cell table:style-name="Table1.C2" office:value-type="string">
            <text:list xml:id="list85458311468388" text:continue-numbering="true" text:style-name="L9">
              <text:list-item>
                <text:p text:style-name="P380">new ScriptTimer functions <text:span text:style-name="T256">and signals</text:span>: setSingleShot, isSingleShot, setInterval, interval, isActive, remainingTime, <text:span text:style-name="T256">timeoutSignal</text:span></text:p>
              </text:list-item>
              <text:list-item>
                <text:p text:style-name="P381">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02">4.15</text:p>
          </table:table-cell>
          <table:table-cell table:style-name="Table1.A18" office:value-type="float" office:value="0">
            <text:p text:style-name="P303">2016-07-30</text:p>
          </table:table-cell>
          <table:table-cell table:style-name="Table1.C2" office:value-type="string">
            <text:list xml:id="list6310004280792461092" text:style-name="L10">
              <text:list-item>
                <text:p text:style-name="P382">ScriptEditor: </text:p>
                <text:list>
                  <text:list-item>
                    <text:p text:style-name="P382">if the enter key is pressed after a<text:span text:style-name="T257">n unclosed</text:span> '{' then '\n}' is added</text:p>
                  </text:list-item>
                  <text:list-item>
                    <text:p text:style-name="P383">improved auto-completion</text:p>
                  </text:list-item>
                  <text:list-item>
                    <text:p text:style-name="P384">the auto-completion can be manually started with 'CTRL+Shift' now</text:p>
                  </text:list-item>
                </text:list>
              </text:list-item>
            </text:list>
          </table:table-cell>
        </table:table-row>
        <table:table-row>
          <table:table-cell table:style-name="Table1.A18" office:value-type="float" office:value="0">
            <text:p text:style-name="P304">4.16</text:p>
          </table:table-cell>
          <table:table-cell table:style-name="Table1.A18" office:value-type="float" office:value="0">
            <text:p text:style-name="P305">2016-10-11</text:p>
          </table:table-cell>
          <table:table-cell table:style-name="Table1.C2" office:value-type="string">
            <text:list xml:id="list85460007677959" text:continue-numbering="true" text:style-name="L10">
              <text:list-item>
                <text:p text:style-name="P385">bug fix: </text:p>
                <text:list>
                  <text:list-item>
                    <text:p text:style-name="P385">possible crash while running a custom log/console script in the script debugger</text:p>
                  </text:list-item>
                  <text:list-item>
                    <text:p text:style-name="P387">possible crash while running a worker script in the script debugger and receiving data at high data rates</text:p>
                  </text:list-item>
                </text:list>
              </text:list-item>
              <text:list-item>
                <text:p text:style-name="P388"><text:span text:style-name="T260">n</text:span>ew <text:span text:style-name="T259">worker, </text:span>and <text:span text:style-name="T259">sequence </text:span>script function: calculateCrc8WithPolynomial</text:p>
              </text:list-item>
              <text:list-item>
                <text:p text:style-name="P389"><text:span text:style-name="T260">n</text:span>ew <text:span text:style-name="T259">worker </text:span>script function: <text:span text:style-name="T261">getMainWindowTitle, setMainWindowTitle</text:span></text:p>
              </text:list-item>
              <text:list-item>
                <text:p text:style-name="P386">ScriptEditor: removed the adding of '\n' by the script editor</text:p>
              </text:list-item>
              <text:list-item>
                <text:p text:style-name="P391">main window: worker scripts can be started and stopped by a double click in the script area </text:p>
              </text:list-item>
              <text:list-item>
                <text:p text:style-name="P390"><text:soft-page-break/><text:span text:style-name="T260">n</text:span>ew <text:span text:style-name="T259">worker, <text:s/>custom log/console </text:span>and <text:span text:style-name="T259">sequence </text:span>script <text:span text:style-name="T263">object: conv (script converter)</text:span></text:p>
              </text:list-item>
            </text:list>
          </table:table-cell>
        </table:table-row>
        <table:table-row>
          <table:table-cell table:style-name="Table1.A18" office:value-type="float" office:value="0">
            <text:p text:style-name="P306">4.17</text:p>
          </table:table-cell>
          <table:table-cell table:style-name="Table1.A18">
            <text:p text:style-name="P305"/>
          </table:table-cell>
          <table:table-cell table:style-name="Table1.C2" office:value-type="string">
            <text:list xml:id="list85458730875141" text:continue-numbering="true" text:style-name="L10">
              <text:list-item>
                <text:p text:style-name="P392">bug fix: </text:p>
                <text:list>
                  <text:list-item>
                    <text:p text:style-name="P392">error in conv.byteArrayToUint32 (big numbers)</text:p>
                  </text:list-item>
                  <text:list-item>
                    <text:p text:style-name="P393">under some circumstances the order of the received and sent bytes were wrong</text:p>
                  </text:list-item>
                </text:list>
              </text:list-item>
              <text:list-item>
                <text:p text:style-name="P394">new script converter (conv object) function: unsignedCharToSignedChar</text:p>
              </text:list-item>
              <text:list-item>
                <text:p text:style-name="P395">new command line option: -C'config file'</text:p>
              </text:list-item>
              <text:list-item>
                <text:p text:style-name="P396">ScriptEditor: auto-completion texts for the script SQL classes added</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85459599641495" text:continue-list="list40164633" text:style-name="L1">
        <text:list-item>
          <text:p text:style-name="P540">the consoles which shows:</text:p>
          <text:list>
            <text:list-item>
              <text:p text:style-name="P540">the sent data</text:p>
            </text:list-item>
            <text:list-item>
              <text:p text:style-name="P540">the received data</text:p>
            </text:list-item>
            <text:list-item>
              <text:p text:style-name="P540">time stamps</text:p>
            </text:list-item>
            <text:list-item>
              <text:p text:style-name="P540">messages added with the add message dialog</text:p>
              <text:p text:style-name="P622"/>
            </text:list-item>
          </text:list>
        </text:list-item>
      </text:list>
      <text:p text:style-name="P184">Note: <text:span text:style-name="T229">T</text:span><text:span text:style-name="T228">he console font size can be modified with 'Ctrl' + 'mouse scroll up/down'.</text:span></text:p>
      <text:p text:style-name="P185"/>
      <text:list xml:id="list85458553156639" text:continue-numbering="true" text:style-name="L1">
        <text:list-item>
          <text:p text:style-name="P540">a multi-line send area</text:p>
        </text:list-item>
        <text:list-item>
          <text:p text:style-name="P540">the send input check box: if checked all text entered in a console will be sent</text:p>
        </text:list-item>
        <text:list-item>
          <text:p text:style-name="P400">a menu and the following buttons:</text:p>
          <text:list>
            <text:list-item>
              <text:p text:style-name="P540">Connect: connects the main interface (the configuration of the main interface is done in the configure dialog)</text:p>
            </text:list-item>
            <text:list-item>
              <text:p text:style-name="P540">Disconnect: disconnects the main interface</text:p>
            </text:list-item>
            <text:list-item>
              <text:p text:style-name="P540">Settings: shows the settings dialog</text:p>
            </text:list-item>
            <text:list-item>
              <text:p text:style-name="P540">Sending: shows the send dialog</text:p>
            </text:list-item>
            <text:list-item>
              <text:p text:style-name="P540">Scripts: shows the scripts dialog</text:p>
            </text:list-item>
            <text:list-item>
              <text:p text:style-name="P540">Clear button: clears all consoles</text:p>
            </text:list-item>
            <text:list-item>
              <text:p text:style-name="P540">Lock scrolling: prevents the automatic scrolling in the consoles (if new data is added to a console the <text:span text:style-name="T191">cursor</text:span> moves to the end of the console)</text:p>
            </text:list-item>
            <text:list-item>
              <text:p text:style-name="P540">Add message: shows the add message dialog</text:p>
            </text:list-item>
            <text:list-item>
              <text:p text:style-name="P541">Top: brings all windows to top/foreground</text:p>
            </text:list-item>
            <text:list-item>
              <text:p text:style-name="P397">Reopen: reopen all logs (is only visible if the log option <text:span text:style-name="T190">'append time stamp at log file name' </text:span>is selected)</text:p>
            </text:list-item>
          </text:list>
        </text:list-item>
        <text:list-item>
          <text:p text:style-name="P538">if the current connection type is serial port:</text:p>
          <text:list>
            <text:list-item>
              <text:p text:style-name="P540"><text:soft-page-break/>a check box for setting/clearing the DTR (data terminal ready) pin (default=1)</text:p>
            </text:list-item>
            <text:list-item>
              <text:p text:style-name="P540">a check box for setting/clearing the RTS (request to send) pin (default=0)</text:p>
            </text:list-item>
          </text:list>
        </text:list-item>
      </text:list>
      <text:p text:style-name="P180"/>
      <text:list xml:id="list85459855521230" text:continue-numbering="true" text:style-name="L1">
        <text:list-item>
          <text:p text:style-name="P540">a sequence area in which the sequences from the send window can be sent</text:p>
        </text:list-item>
        <text:list-item>
          <text:p text:style-name="P540">a script area in which the scripts from the script window can be started <text:span text:style-name="T119">(normal and in a script-debugger</text:span>, stopped and paused<text:span text:style-name="T262">)</text:span></text:p>
        </text:list-item>
        <text:list-item>
          <text:p text:style-name="P540">a find text in console area in which a console text can be searched (in the visible console)</text:p>
        </text:list-item>
        <text:list-item>
          <text:p text:style-name="P540">the send history</text:p>
        </text:list-item>
      </text:list>
      <text:p text:style-name="P180"/>
      <text:p text:style-name="P261"><text:span text:style-name="T170">Note: If the 'check for updates' menu is clicked ScriptCommunicator tries to read </text:span><text:a xlink:type="simple" xlink:href="https://github.com/szieke/ScriptCommunicator_serial-terminal" text:style-name="Internet_20_link" text:visited-style-name="Visited_20_Internet_20_Link"><text:span text:style-name="T170">https://github.com/szieke/ScriptCommunicator_serial-terminal</text:span></text:a><text:span text:style-name="T170">. To connect to this address ScriptCommunicator uses the proxy settings from the sockets tab in the settings windows.</text:span></text:p>
      <text:list xml:id="list85458491970262" text:continue-numbering="true" text:style-name="L1">
        <text:list-header>
          <text:p text:style-name="P622"/>
        </text:list-header>
      </text:list>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2544659362342997634" text:style-name="L11">
        <text:list-item>
          <text:p text:style-name="P542">the main interface settings (serial port tab, sockets tab, cheetah SPI tab and PCAN tab)</text:p>
        </text:list-item>
        <text:list-item>
          <text:p text:style-name="P542">the console settings (the console options tab)</text:p>
        </text:list-item>
        <text:list-item>
          <text:p text:style-name="P542">the log settings (the log options tab)</text:p>
        </text:list-item>
        <text:list-item>
          <text:p text:style-name="P542">the path to the external script editor (for editing a script in the script window)</text:p>
        </text:list-item>
      </text:list>
      <text:p text:style-name="P257">Note:</text:p>
      <text:list xml:id="list539900979144475194" text:style-name="L12">
        <text:list-header>
          <text:p text:style-name="P623">The script interface for the custom console and the custom log is explained in chapter <text:span text:style-name="Absatz-Standardschriftart"><text:span text:style-name="T73"><text:bookmark-ref text:reference-format="text" text:ref-name="__RefHeading__14454_479808360">Custom console/log scripts</text:bookmark-ref></text:span></text:span>.</text:p>
        </text:list-header>
      </text:list>
      <text:p text:style-name="P257"/>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85459522747416" text:continue-numbering="true" text:style-name="L12">
        <text:list-item>
          <text:p text:style-name="P543">a data input field</text:p>
        </text:list-item>
        <text:list-item>
          <text:p text:style-name="P543">a script path filed</text:p>
        </text:list-item>
        <text:list-item>
          <text:p text:style-name="P543">a send button which sends the data</text:p>
        </text:list-item>
        <text:list-item>
          <text:p text:style-name="P543">a format combo box which sets the format of the data which shall be sent </text:p>
        </text:list-item>
        <text:list-item>
          <text:p text:style-name="P543">a Repetition field which sets the number repetitions (if 0 is entered the data is sent only once, if 1 is entered the data is sent twice)</text:p>
        </text:list-item>
        <text:list-item>
          <text:p text:style-name="P543">a pause field which sets the pause in milliseconds between two repetitions</text:p>
        </text:list-item>
        <text:list-item>
          <text:p text:style-name="P543">a progress bar which shows the progress while sending data</text:p>
          <text:p text:style-name="P623"/>
          <text:p text:style-name="P623"><text:span text:style-name="Absatz-Standardschriftart">In addition to the simple sending of a sequence a sequence script can be used (see chapter </text:span><text:span text:style-name="Absatz-Standardschriftart"><text:span text:style-name="T72"><text:bookmark-ref text:reference-format="text" text:ref-name="_Ref402871308">Sequence script</text:bookmark-ref></text:span></text:span><text:span text:style-name="Absatz-Standardschriftart">).</text:span></text:p>
        </text:list-item>
      </text:list>
      <text:p text:style-name="P195"/>
      <text:p text:style-name="P195">Note: If ScriptCommunicator is connected to a PCAN interface the send bytes have the following meaning:</text:p>
      <text:list xml:id="list516689345417331697" text:style-name="L13">
        <text:list-item>
          <text:p text:style-name="P544">Byte 0= <text:s/>message type (0=standard, 1=standard remote-transfer-request, 2=extended, 3= extended remote-transfer-request)</text:p>
        </text:list-item>
        <text:list-item>
          <text:p text:style-name="P544">Byte 1-4= can id</text:p>
        </text:list-item>
        <text:list-item>
          <text:p text:style-name="P544">Byte 5-12= the data.</text:p>
        </text:list-item>
      </text:list>
      <text:p text:style-name="P257">If more then 8 data bytes are given, several can messages with the same <text:span text:style-name="T137">CAN</text:span> id will be sent.</text:p>
      <text:h text:style-name="P448" text:outline-level="4"><text:bookmark-start text:name="__RefHeading__20016_1662152207"/>Change the sequence configuration<text:bookmark-end text:name="__RefHeading__20016_1662152207"/></text:h>
      <text:p text:style-name="Standard">Following is implemented:</text:p>
      <text:list xml:id="list3753584739381684687" text:style-name="L14">
        <text:list-item>
          <text:p text:style-name="P545"><text:soft-page-break/><text:span text:style-name="Absatz-Standardschriftart">create a new sequence: <text:s/>Ctrl+N or menu </text:span><text:span text:style-name="Absatz-Standardschriftart"><text:span text:style-name="T152">single </text:span></text:span><text:span text:style-name="Absatz-Standardschriftart">sequence/new sequence </text:span></text:p>
        </text:list-item>
        <text:list-item>
          <text:p text:style-name="P546"><text:span text:style-name="Absatz-Standardschriftart">add a sequence script: Ctrl+A or menu </text:span><text:span text:style-name="Absatz-Standardschriftart"><text:span text:style-name="T152">single </text:span></text:span><text:span text:style-name="Absatz-Standardschriftart">sequence/add sequence script </text:span></text:p>
        </text:list-item>
        <text:list-item>
          <text:p text:style-name="P546"><text:span text:style-name="Absatz-Standardschriftart">create a sequence script: Ctrl+C or menu </text:span><text:span text:style-name="Absatz-Standardschriftart"><text:span text:style-name="T152">single </text:span></text:span><text:span text:style-name="Absatz-Standardschriftart">sequence/add sequence script </text:span></text:p>
        </text:list-item>
        <text:list-item>
          <text:p text:style-name="P546"><text:span text:style-name="Absatz-Standardschriftart">edit a sequence script: Ctrl+E or menu </text:span><text:span text:style-name="Absatz-Standardschriftart"><text:span text:style-name="T152">single </text:span></text:span><text:span text:style-name="Absatz-Standardschriftart">sequence/edit sequence script </text:span></text:p>
        </text:list-item>
        <text:list-item>
          <text:p text:style-name="P546"><text:span text:style-name="Absatz-Standardschriftart">remove a sequence script: menu </text:span><text:span text:style-name="Absatz-Standardschriftart"><text:span text:style-name="T152">single </text:span></text:span><text:span text:style-name="Absatz-Standardschriftart">sequence/remove sequence script </text:span></text:p>
        </text:list-item>
        <text:list-item>
          <text:p text:style-name="P546"><text:span text:style-name="Absatz-Standardschriftart">delete a sequence: <text:s/>select the corresponding sequence and press Ctrl+D or menu </text:span><text:span text:style-name="Absatz-Standardschriftart"><text:span text:style-name="T152">single </text:span></text:span><text:span text:style-name="Absatz-Standardschriftart">sequence/delete sequence </text:span></text:p>
        </text:list-item>
        <text:list-item>
          <text:p text:style-name="P545"><text:span text:style-name="Absatz-Standardschriftart">move the selected sequence up: select the corresponding sequence and press Ctrl+Up or menu sequence/move up</text:span></text:p>
        </text:list-item>
        <text:list-item>
          <text:p text:style-name="P545"><text:span text:style-name="Absatz-Standardschriftart">move the selected sequence down: select the corresponding sequence and press Ctrl+Down or menu sequence/move down</text:span></text:p>
        </text:list-item>
        <text:list-item>
          <text:p text:style-name="P546"><text:span text:style-name="Absatz-Standardschriftart"><text:span text:style-name="T152">edit all sequence scripts: press <text:s/>Ctrl+Shift+A or menu single sequence/edit all sequence scripts</text:span></text:span></text:p>
        </text:list-item>
        <text:list-item>
          <text:p text:style-name="P545"><text:span text:style-name="Absatz-Standardschriftart">save the sequence config: <text:s/>Ctrl+S or menu config/save config </text:span></text:p>
        </text:list-item>
        <text:list-item>
          <text:p text:style-name="P545"><text:span text:style-name="Absatz-Standardschriftart">save the sequence config under a new name (save as): <text:s/>Menu config/save config as</text:span></text:p>
        </text:list-item>
        <text:list-item>
          <text:p text:style-name="P545"><text:span text:style-name="Absatz-Standardschriftart">load another sequence config: <text:s/>Ctrl+L or menu config/load config </text:span></text:p>
        </text:list-item>
        <text:list-item>
          <text:p text:style-name="P545"><text:span text:style-name="Absatz-Standardschriftart">unload the current sequence config: menu config/unload config </text:span></text:p>
        </text:list-item>
      </text:list>
      <text:h text:style-name="Heading_20_2" text:outline-level="2"><text:bookmark-start text:name="_Toc403041632"/><text:bookmark-start text:name="__RefHeading__5904_596565095"/>Scripts dialog<text:bookmark-end text:name="_Toc403041632"/><text:bookmark-end text:name="__RefHeading__5904_596565095"/></text:h>
      <text:list xml:id="list85458531574314" text:continue-list="list85459522747416" text:style-name="L12">
        <text:list-header>
          <text:p text:style-name="P623">In this window worker scripts (see chapter <text:span text:style-name="Absatz-Standardschriftart"><text:span text:style-name="T73"><text:bookmark-ref text:reference-format="text" text:ref-name="__RefHeading__14164_479808360">Worker scripts</text:bookmark-ref></text:span></text:span>) can be added and executed. </text:p>
          <text:p text:style-name="P623"><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85459728071917" text:continue-list="list516689345417331697" text:style-name="L13">
        <text:list-item>
          <text:p text:style-name="P544">Change the script configuration (the content of the script table)</text:p>
        </text:list-item>
        <text:list-item>
          <text:p text:style-name="P544">Create and edit scripts and ui (user interface) files</text:p>
        </text:list-item>
        <text:list-item>
          <text:p text:style-name="P544">Load and save the script configuration (the content of the script table)</text:p>
        </text:list-item>
        <text:list-item>
          <text:p text:style-name="P544">Start, <text:span text:style-name="T119">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448" text:outline-level="4"><text:bookmark-start text:name="__RefHeading__6580_596565095"/>Change the script configuration<text:bookmark-end text:name="__RefHeading__6580_596565095"/></text:h>
      <text:p text:style-name="Standard">Following is implemented:</text:p>
      <text:list xml:id="list85460026679797" text:continue-list="list3753584739381684687" text:style-name="L14">
        <text:list-item>
          <text:p text:style-name="P545">Add scripts to the script table: <text:s/>Ctrl+A or menu script/addscript</text:p>
        </text:list-item>
        <text:list-item>
          <text:p text:style-name="P545">Remove script from the script table: select the corresponding row and press Ctrl+R or menu script/remove script</text:p>
        </text:list-item>
        <text:list-item>
          <text:p text:style-name="P545">Change the path to a script in the script table: double click on the corresponding entry in path column</text:p>
        </text:list-item>
        <text:list-item>
          <text:p text:style-name="P545">Add an ui file to a script: double click on the corresponding empty entry in ui column</text:p>
        </text:list-item>
        <text:list-item>
          <text:p text:style-name="P545">Remove an ui file from the script table: select the corresponding row and press Ctrl+Shift+R or menu script/remove ui</text:p>
        </text:list-item>
        <text:list-item>
          <text:p text:style-name="P545">Change the path to an ui file in the script table: double click on the corresponding entry in ui column</text:p>
        </text:list-item>
        <text:list-item>
          <text:p text:style-name="P545"><text:span text:style-name="Absatz-Standardschriftart">move the selected script up: select the corresponding script and press <text:s/>Ctrl+Up or menu script/move up</text:span></text:p>
        </text:list-item>
        <text:list-item>
          <text:p text:style-name="P545"><text:span text:style-name="Absatz-Standardschriftart">move the selected script down: select the corresponding script and press <text:s/>Ctrl+Down or menu script/move down</text:span></text:p>
        </text:list-item>
      </text:list>
      <text:p text:style-name="P257">Note:</text:p>
      <text:p text:style-name="P257">If a script is added and in the same directory a file with the name “scriptName”.ui exists then it will be added automatically to the ui column. Example: If the script name is myScript.js then the file myScript.ui will be added automatically.</text:p>
      <text:p text:style-name="P257"/>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85458834778836" text:continue-numbering="true" text:style-name="L14">
        <text:list-item>
          <text:p text:style-name="P545">Edit a script (with an external script editor): select the corresponding row and press Ctrl+E menu script/edit script</text:p>
        </text:list-item>
        <text:list-item>
          <text:p text:style-name="P545">Create <text:span text:style-name="T249">new </text:span>script (from template): Ctrl+<text:span text:style-name="T249">N</text:span> or menu script/<text:span text:style-name="T249">new </text:span>script (after pressing this menu 2 dialogs appear (first the template file must be chosen and then the name/path of the new script))</text:p>
        </text:list-item>
        <text:list-item>
          <text:p text:style-name="P545">Edit an ui file (with QtDesigner): select the corresponding row <text:s/>and press Ctrl+Shift+E or the menu script/edit ui</text:p>
        </text:list-item>
        <text:list-item>
          <text:p text:style-name="P545">Create <text:span text:style-name="T249">new </text:span>ui file: select the corresponding row and press Ctrl+Shift+<text:span text:style-name="T249">N</text:span> or the menu script/<text:span text:style-name="T249">new</text:span> ui</text:p>
        </text:list-item>
        <text:list-item>
          <text:p text:style-name="P546"><text:span text:style-name="Absatz-Standardschriftart"><text:span text:style-name="T152">Edit all scripts: press Ctrl+Shift+A or menu script/edit all sequence scripts</text:span></text:span></text:p>
          <text:p text:style-name="P624"/>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85460126611005" text:continue-numbering="true" text:style-name="L14">
        <text:list-item>
          <text:p text:style-name="P545">Load a script configuration from a file: Ctrl+L or menu script config/load config</text:p>
        </text:list-item>
        <text:list-item>
          <text:p text:style-name="P545">Unload the current script configuration: Ctrl+U or menu script config/unload config</text:p>
        </text:list-item>
        <text:list-item>
          <text:p text:style-name="P545">Save the current script configuration: Ctrl+S or menu script config/save config</text:p>
        </text:list-item>
        <text:list-item>
          <text:p text:style-name="P545">Save config as (opens a save dialog, where a file name can be chosen): Ctrl+Shift+S or menu script config/save config as</text:p>
          <text:p text:style-name="P545"/>
        </text:list-item>
      </text:list>
      <text:h text:style-name="Heading_20_4" text:outline-level="4"><text:bookmark-start text:name="__RefHeading__6586_596565095"/><text:soft-page-break/>Start, <text:span text:style-name="T138">debug</text:span>, pause and stop scripts<text:bookmark-end text:name="__RefHeading__6586_596565095"/></text:h>
      <text:p text:style-name="Standard">Following is implemented:</text:p>
      <text:list xml:id="list85460044144562" text:continue-numbering="true" text:style-name="L14">
        <text:list-item>
          <text:p text:style-name="P545">Start a script: select the corresponding row and press the start button</text:p>
        </text:list-item>
        <text:list-item>
          <text:p text:style-name="P547"><text:span text:style-name="T138">Debug</text:span> a script: select the corresponding row and press the <text:span text:style-name="T138">debug</text:span> button <text:span text:style-name="T138">(the script will be executed with an attached script debugger)</text:span></text:p>
        </text:list-item>
        <text:list-item>
          <text:p text:style-name="P545">Pause a running script: select the corresponding row and press the pause button</text:p>
        </text:list-item>
        <text:list-item>
          <text:p text:style-name="P545">Stop a running script: select the corresponding row and press the stop button</text:p>
        </text:list-item>
      </text:list>
      <text:p text:style-name="P260"/>
      <text:p text:style-name="P260">Note:</text:p>
      <text:p text:style-name="P260">If ScriptCommunicator is closed it saves the state (running, paused and not running) of all scripts. If ScriptCommunicator is started again all script status are restored. </text:p>
      <text:p text:style-name="P197">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71">Create sce</text:span> file dialog<text:bookmark-end text:name="__RefHeading___Toc26705_580090528"/></text:h>
      <text:p text:style-name="P10">In this window sce <text:span text:style-name="T179">(ScriptCommunicator executable) </text:span>and scez <text:span text:style-name="T179">(ScriptCommunicator executable, zipped)</text:span> file<text:span text:style-name="T179">s</text:span> can be created <text:span text:style-name="T173">(see chapter </text:span><text:span text:style-name="Absatz-Standardschriftart"><text:span text:style-name="T74"><text:bookmark-ref text:reference-format="text" text:ref-name="__RefHeading___Toc24451_580090528">SCE files</text:bookmark-ref></text:span></text:span><text:span text:style-name="T173"> and </text:span><text:span text:style-name="Absatz-Standardschriftart"><text:span text:style-name="T74"><text:bookmark-ref text:reference-format="text" text:ref-name="__RefHeading___Toc24453_580090528">SCEZ files</text:bookmark-ref></text:span></text:span><text:span text:style-name="T173">)</text:span>. <text:span text:style-name="T181">To open this dialog go to the script window and click the 'script/create sce file' menu.</text:span></text:p>
      <text:p text:style-name="P13">Note: ScriptCommunicator <text:span text:style-name="T188">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4"><text:bookmark-ref text:reference-format="text" text:ref-name="__RefHeading__15893_1249701306">Fehler: Referenz nicht gefunden</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449" text:outline-level="4"><text:bookmark-start text:name="__RefHeading___Toc24924_580090528"/>Load and save the <text:span text:style-name="T172">sce file</text:span> configuration (the content of the <text:span text:style-name="T172">complete window</text:span>)<text:bookmark-end text:name="__RefHeading___Toc24924_580090528"/></text:h>
      <text:p text:style-name="P11">Following is implemented:</text:p>
      <text:list xml:id="list85458988694890" text:continue-numbering="true" text:style-name="L14">
        <text:list-item>
          <text:p text:style-name="P548">Load a configuration from a file: Ctrl+L or menu <text:span text:style-name="T172">Config</text:span>/load config</text:p>
        </text:list-item>
        <text:list-item>
          <text:p text:style-name="P548">Unload the current configuration: Ctrl+U or menu <text:span text:style-name="T172">Config</text:span>/unload config</text:p>
        </text:list-item>
        <text:list-item>
          <text:p text:style-name="P548">Save the current configuration: Ctrl+S or menu <text:span text:style-name="T172">Config</text:span>/save config</text:p>
        </text:list-item>
        <text:list-item>
          <text:p text:style-name="P549"><text:soft-page-break/>Save config as (opens a save dialog, where a file name can be <text:span text:style-name="T172">chosen</text:span>): Ctrl+Shift+S or menu <text:span text:style-name="T172">Config</text:span>/save config as</text:p>
        </text:list-item>
      </text:list>
      <text:p text:style-name="P183"/>
      <text:h text:style-name="Heading_20_4" text:outline-level="4">Generate a sce or scez file</text:h>
      <text:p text:style-name="P263">To create a sce <text:span text:style-name="T173">or a scez file the corresponding entries in the 'Generate' menu must be used.</text:span></text:p>
      <text:p text:style-name="P263"/>
      <text:p text:style-name="P265">Note: To generate a sce or a scez file at least one 'executable script' must be in the file table (a file marked with <text:span text:style-name="T175">this </text:span>type is started by ScriptCommunicator as script) <text:span text:style-name="T178">and the sce file name must be set</text:span>.</text:p>
      <text:p text:style-name="P264"/>
      <text:h text:style-name="Heading_20_5" text:outline-level="5">File table</text:h>
      <text:p text:style-name="P110">The file table contains following columns:</text:p>
      <text:list xml:id="list8423145876535409060" text:style-name="L15">
        <text:list-item>
          <text:p text:style-name="P401">sub directory: contains the directory of the file entry inside the sce folder</text:p>
        </text:list-item>
        <text:list-item>
          <text:p text:style-name="P402">file type: the type of the file entry</text:p>
        </text:list-item>
        <text:list-item>
          <text:p text:style-name="P402">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8452472829943482632" text:style-name="L16">
        <text:list-item>
          <text:p text:style-name="P403">executable script: a file marked with this type is started by ScriptCommunicator (during the sce or scez file execution)the </text:p>
        </text:list-item>
        <text:list-item>
          <text:p text:style-name="P403">lib: the sub directory of this file is added to the ScriptCommunicator library path (if you need extra libraries (e.g. for a custom widget) then add the libraries with this file type)</text:p>
        </text:list-item>
        <text:list-item>
          <text:p text:style-name="P403">plugin: the sub directory of this file is added to the ScriptCommunicator plug-in path (if you need extra plug-in<text:span text:style-name="T189">s</text:span> (e.g. for a custom widget) then add the plug-in<text:span text:style-name="T189">s</text:span> with this file type)</text:p>
        </text:list-item>
      </text:list>
      <text:h text:style-name="Heading_20_5" text:outline-level="5">Arguments <text:span text:style-name="T174">list</text:span></text:h>
      <text:p text:style-name="P12">All arguments which are added here can be read by the worker scripts with <text:span text:style-name="Absatz-Standardschriftart"><text:span text:style-name="T74"><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2265974923960105465" text:style-name="L17">
        <text:list-item>
          <text:p text:style-name="P404">min. version: <text:span text:style-name="T179">the minimum version of ScriptCommunicator which is needed to execute the current scripts</text:span></text:p>
        </text:list-item>
        <text:list-item>
          <text:p text:style-name="P404">with script window: <text:span text:style-name="T179">the script windows shall be shown (per default minimized)</text:span></text:p>
        </text:list-item>
        <text:list-item>
          <text:p text:style-name="P404">not minim<text:span text:style-name="T179">i</text:span>zed: <text:span text:style-name="T179">the script window shall not be minimized</text:span></text:p>
        </text:list-item>
        <text:list-item>
          <text:p text:style-name="P405">sce file: <text:span text:style-name="T179">the sce file path</text:span></text:p>
        </text:list-item>
      </text:list>
      <text:p text:style-name="P262"/>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17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71">4</text:span> configuration files:</text:p>
      <text:list xml:id="list2939361100672154844" text:style-name="L18">
        <text:list-item>
          <text:p text:style-name="P406">the main configuration file</text:p>
        </text:list-item>
        <text:list-item>
          <text:p text:style-name="P406">the sequences configuration file</text:p>
        </text:list-item>
        <text:list-item>
          <text:p text:style-name="P406">the scripts configuration file</text:p>
        </text:list-item>
        <text:list-item>
          <text:p text:style-name="P407">the sce configuration file</text:p>
        </text:list-item>
      </text:list>
      <text:p text:style-name="P119"/>
      <text:p text:style-name="P120">Note: F<text:span text:style-name="T62">ile paths in config</text:span><text:span text:style-name="T63">uration </text:span><text:span text:style-name="T62">files are store relative to the config</text:span><text:span text:style-name="T63">uration </text:span><text:span text:style-name="T62">file in which they occur if they have the same root path (on window</text:span><text:span text:style-name="T1">s</text:span><text:span text:style-name="T6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6113183032081551373" text:style-name="L19">
        <text:list-item>
          <text:p text:style-name="P408">all settings from the settings dialog</text:p>
        </text:list-item>
        <text:list-item>
          <text:p text:style-name="P408">the sizes and positions of all ScriptCommunicator windows</text:p>
        </text:list-item>
        <text:list-item>
          <text:p text:style-name="P408">the data of the cyclic send area in the send window</text:p>
        </text:list-item>
        <text:list-item>
          <text:p text:style-name="P408">the send history</text:p>
        </text:list-item>
        <text:list-item>
          <text:p text:style-name="P408">the data of the send area in the main window</text:p>
        </text:list-item>
        <text:list-item>
          <text:p text:style-name="P408">the name/path of the used sequence configuration file</text:p>
        </text:list-item>
        <text:list-item>
          <text:p text:style-name="P408">the name/path of the use script configuration file</text:p>
          <text:p text:style-name="P408"/>
        </text:list-item>
      </text:list>
      <text:p text:style-name="P21">To create/use a new main configuration file the 'Config' menu in the main window can be used <text:span text:style-name="T177">(see chapter </text:span><text:span text:style-name="Absatz-Standardschriftart"><text:span text:style-name="T75"><text:bookmark-ref text:reference-format="text" text:ref-name="__RefHeading__5894_596565095">Main window</text:bookmark-ref></text:span></text:span><text:span text:style-name="Absatz-Standardschriftart"><text:span text:style-name="T75">)</text:span></text:span>.</text:p>
      <text:h text:style-name="Heading_20_2" text:outline-level="2"><text:bookmark-start text:name="__RefHeading__20290_1662152207"/>Sequence configuration file<text:bookmark-end text:name="__RefHeading__20290_1662152207"/></text:h>
      <text:list xml:id="list369600758640875580" text:style-name="L20">
        <text:list-header>
          <text:p text:style-name="P625">The sequence configuration file contains all entries of the sequence table in the send window. To load, unload or save the sequence configuration file the 'config' menu can be used (see chapter<text:span text:style-name="Absatz-Standardschriftart"><text:span text:style-name="T73"> </text:span></text:span><text:span text:style-name="Absatz-Standardschriftart"><text:span text:style-name="T7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85460251268610" text:continue-numbering="true" text:style-name="L20">
        <text:list-header>
          <text:p text:style-name="P625">The script configuration file contains all entries of the script table in the script window. To load, unload or save the script configuration file the 'script config' menu can be used (<text:span text:style-name="T176">see</text:span> chapter <text:span text:style-name="Absatz-Standardschriftart"><text:span text:style-name="T73"><text:bookmark-ref text:reference-format="text" text:ref-name="__RefHeading__6580_596565095">Change the script configuration</text:bookmark-ref></text:span></text:span>).</text:p>
        </text:list-header>
      </text:list>
      <text:p text:style-name="P257"/>
      <text:h text:style-name="Heading_20_2" text:outline-level="2"><text:bookmark-start text:name="__RefHeading___Toc26707_580090528"/><text:span text:style-name="T171">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176">'</text:span> menu can be used (<text:span text:style-name="T176">see</text:span> chapter <text:span text:style-name="Absatz-Standardschriftart"><text:span text:style-name="T73"><text:bookmark-ref text:reference-format="text" text:ref-name="__RefHeading___Toc24924_580090528">Load and save the sce file configuration (the content of the complete window)</text:bookmark-ref></text:span></text:span><text:span text:style-name="Absatz-Standardschriftart"><text:span text:style-name="T73">).</text:span></text:span></text:p>
      <text:h text:style-name="Heading_20_1" text:outline-level="1"><text:bookmark-start text:name="__RefHeading___Toc26655_1604035878"/>Command-line <text:span text:style-name="T277">arguments</text:span><text:bookmark-end text:name="__RefHeading___Toc26655_1604035878"/></text:h>
      <text:p text:style-name="P174"><text:span text:style-name="T277">ScriptCommunicator has several </text:span>command-line arguments. <text:span text:style-name="T277">These arguments are</text:span>:</text:p>
      <text:list xml:id="list7161082488837037031" text:style-name="L21">
        <text:list-item>
          <text:p text:style-name="P409"><text:span text:style-name="T94">-A: </text:span><text:span text:style-name="T97">a script command-line argument (these arguments can be read by worker scripts with the function </text:span><text:span text:style-name="Absatz-Standardschriftart"><text:span text:style-name="T79"><text:bookmark-ref text:reference-format="text" text:ref-name="__RefHeading___Toc22616_580090528">Array&lt;String&gt; getScriptArguments(void)</text:bookmark-ref></text:span></text:span></text:p>
        </text:list-item>
        <text:list-item>
          <text:p text:style-name="P409"><text:span text:style-name="T94">-L: </text:span><text:span text:style-name="T97">adds an additional library path (e.g. for loading a custom script widget)</text:span></text:p>
        </text:list-item>
        <text:list-item>
          <text:p text:style-name="P409"><text:span text:style-name="T97">-</text:span><text:span text:style-name="T98">C: the configuration file to start with</text:span></text:p>
        </text:list-item>
        <text:list-item>
          <text:p text:style-name="P409"><text:span text:style-name="T98">-</text:span><text:span text:style-name="T94">P: adds an additional folder to the ScriptCommunicator plug-in (custom script widgets) search path</text:span></text:p>
        </text:list-item>
        <text:list-item>
          <text:p text:style-name="P399">scripts, <text:span text:style-name="T180">sce files (see chapter </text:span><text:span text:style-name="Absatz-Standardschriftart"><text:span text:style-name="T79"><text:bookmark-ref text:reference-format="text" text:ref-name="__RefHeading___Toc24451_580090528">SCE files</text:bookmark-ref></text:span></text:span><text:span text:style-name="T180">) or scez files (see chapter </text:span><text:span text:style-name="Absatz-Standardschriftart"><text:span text:style-name="T79"><text:bookmark-ref text:reference-format="text" text:ref-name="__RefHeading___Toc24453_580090528">SCEZ files</text:bookmark-ref></text:span></text:span><text:span text:style-name="T180">)</text:span> separated by a space</text:p>
        </text:list-item>
      </text:list>
      <text:p text:style-name="P174">Example:</text:p>
      <text:p text:style-name="P256"><text:span text:style-name="T82">ScriptCommunicator.exe </text:span><text:span text:style-name="T83">ScriptCommunicator.exe -SC:\initialSettingsWin2.xml</text:span></text:p>
      <text:h text:style-name="P312" text:outline-level="2"><text:bookmark-start text:name="__RefHeading___Toc26131_1035592857"/>Command-line mode<text:bookmark-end text:name="__RefHeading___Toc26131_1035592857"/></text:h>
      <text:p text:style-name="P174">ScriptCommunicator has a command-line mode <text:span text:style-name="T278">in which scripts can be executed without the ScriptCommunicator GUI</text:span>. This command-line mode <text:span text:style-name="T277">is entered if a script, a sce or a scez file is found in the command-line arguments.</text:span></text:p>
      <text:p text:style-name="P40"/>
      <text:p text:style-name="P176"><text:span text:style-name="T279">Additional command-</text:span>line arguments for the command-line mode:</text:p>
      <text:list xml:id="list85459264432670" text:continue-numbering="true" text:style-name="L21">
        <text:list-item>
          <text:p text:style-name="P410">-withScriptWindow: the script windows shall be shown (per default minimized)</text:p>
        </text:list-item>
        <text:list-item>
          <text:p text:style-name="P411">-<text:span text:style-name="T88">notMinimized: the script window shall not be minimized</text:span></text:p>
        </text:list-item>
        <text:list-item>
          <text:p text:style-name="P411"><text:span text:style-name="T94">-minScVersion: </text:span><text:span text:style-name="T96">the minimum version of ScriptCommunicator which is needed to execute the current scripts</text:span></text:p>
        </text:list-item>
      </text:list>
      <text:p text:style-name="P174">Example:</text:p>
      <text:p text:style-name="P212">ScriptCommunicator.exe -withScriptWindow -notMinimized <text:span text:style-name="T94">-minScVersion</text:span><text:span text:style-name="T95">04.04 </text:span>-<text:span text:style-name="T169">PC:/dir1 -LC:/dir2 -Aarg1 -Aarg2 C</text:span>:/script1.js <text:span text:style-name="T169">C</text:span>:/script2.js </text:p>
      <text:p text:style-name="P211"/>
      <text:p text:style-name="P174">Command-line mode limitations:</text:p>
      <text:list xml:id="list85458704900675" text:continue-numbering="true" text:style-name="L21">
        <text:list-item>
          <text:p text:style-name="P411">no ScriptCommunicator window is visible per default (only the script window can be shown (-withScriptWindow))</text:p>
          <text:p text:style-name="P411"/>
        </text:list-item>
      </text:list>
      <text:p text:style-name="P174">Program termination without the argument withScriptWindow:</text:p>
      <text:list xml:id="list3989982515425169333" text:style-name="L22">
        <text:list-item>
          <text:p text:style-name="P412">if all worker scripts are stopped ScriptCommunicator exits automatically</text:p>
        </text:list-item>
        <text:list-item>
          <text:p text:style-name="P412">a call to scriptThread.exitScriptCommunicator() exits ScriptCommunicator</text:p>
        </text:list-item>
      </text:list>
      <text:p text:style-name="P174"/>
      <text:p text:style-name="P174">Program termination with the argument withScriptWindow:</text:p>
      <text:list xml:id="list5064483250274557429" text:style-name="L23">
        <text:list-item>
          <text:p text:style-name="P413"><text:soft-page-break/>ScriptCommunicator exits automatically if the script window has been closed</text:p>
        </text:list-item>
        <text:list-item>
          <text:p text:style-name="P413">a call to scriptThread.exitScriptCommunicator() exits ScriptCommunicator</text:p>
        </text:list-item>
      </text:list>
      <text:h text:style-name="P529" text:outline-level="3"><text:bookmark-start text:name="__RefHeading___Toc24451_580090528"/>SCE files<text:bookmark-end text:name="__RefHeading___Toc24451_580090528"/></text:h>
      <text:p text:style-name="P18"><text:span text:style-name="T182">The sce file </text:span>(ScriptCommunicator executable) <text:span text:style-name="T182">is a possibility to put all command-line arguments in one file. This file is a simple XML file and has following structure:</text:span></text:p>
      <text:p text:style-name="P41">&lt;ExecutableConfig version="04.04"&gt; <text:span text:style-name="T184">&lt;!--ScriptCommunicator version with which this file has been created--&gt;</text:span></text:p>
      <text:p text:style-name="P41"><text:s text:c="2"/>&lt;Scripts&gt;</text:p>
      <text:p text:style-name="P41"><text:s text:c="4"/>&lt;Script path="./scripts/scrip1.js"/&gt;<text:span text:style-name="T184">&lt;!--script which shall be started--&gt;</text:span></text:p>
      <text:p text:style-name="P41"><text:s text:c="4"/>&lt;Script path="./scripts/scrip<text:span text:style-name="T183">2</text:span>.js"/&gt;<text:span text:style-name="T184">&lt;!--script which shall be started--&gt;</text:span></text:p>
      <text:p text:style-name="P41"><text:s text:c="2"/>&lt;/Scripts&gt;</text:p>
      <text:p text:style-name="P41"><text:s text:c="2"/>&lt;LibraryPaths&gt;</text:p>
      <text:p text:style-name="P41"><text:s text:c="4"/>&lt;LibraryPath path="./libs1"/&gt;<text:span text:style-name="T184">&lt;!--additional library path--&gt;</text:span></text:p>
      <text:p text:style-name="P41"><text:s text:c="4"/>&lt;LibraryPath path="./libs2"/&gt;<text:span text:style-name="T184">&lt;!--additional library path--&gt;</text:span></text:p>
      <text:p text:style-name="P41"><text:s text:c="2"/>&lt;/LibraryPaths&gt;</text:p>
      <text:p text:style-name="P41"><text:s text:c="2"/>&lt;PluginPaths&gt;</text:p>
      <text:p text:style-name="P41"><text:s text:c="4"/>&lt;PluginPath path="./plugins1"/&gt;<text:span text:style-name="T184">&lt;!--additional plugin path--&gt;</text:span></text:p>
      <text:p text:style-name="P41"><text:s text:c="4"/>&lt;PluginPath path="./plugins2"/&gt;<text:span text:style-name="T184">&lt;!--additional plugin path--&gt;</text:span></text:p>
      <text:p text:style-name="P41"><text:s text:c="2"/>&lt;/PluginPaths&gt;</text:p>
      <text:p text:style-name="P41"><text:s text:c="2"/>&lt;ScriptArguments&gt;</text:p>
      <text:p text:style-name="P41"><text:s text:c="4"/>&lt;ScriptArgument value="arg1"/&gt;<text:span text:style-name="T184">&lt;!--script argument (getScriptArguments())--&gt;</text:span></text:p>
      <text:p text:style-name="P41"><text:s text:c="4"/>&lt;ScriptArgument value="arg2"/&gt;<text:span text:style-name="T184">&lt;!--script argument (getScriptArguments())--&gt;</text:span></text:p>
      <text:p text:style-name="P41"><text:s text:c="2"/>&lt;/ScriptArguments&gt;</text:p>
      <text:p text:style-name="P41"><text:s text:c="2"/>&lt;Options withScriptWindow="1" notMinimized="1" minScVersion="4.4"/&gt;</text:p>
      <text:p text:style-name="P42">&lt;!--these 3 attributes have the same meaning as the corresponding command-line argument--&gt;</text:p>
      <text:p text:style-name="P41">&lt;/ExecutableConfig&gt;</text:p>
      <text:p text:style-name="P177"/>
      <text:p text:style-name="P178">For creating a sce file the <text:span text:style-name="Absatz-Standardschriftart"><text:span text:style-name="T79"><text:bookmark-ref text:reference-format="text" text:ref-name="__RefHeading___Toc26705_580090528">Create sce file dialog</text:bookmark-ref></text:span></text:span> shall be used (but it can <text:span text:style-name="T280">be </text:span>created manually too).</text:p>
      <text:h text:style-name="P529" text:outline-level="3"><text:bookmark-start text:name="__RefHeading___Toc24453_580090528"/>SCEZ files<text:bookmark-end text:name="__RefHeading___Toc24453_580090528"/></text:h>
      <text:p text:style-name="P20"><text:span text:style-name="T186">A scez file (ScriptCommunicator executable, zipped) is a zipped sce file (including all necessary files and folders). To ensure the data integrity of a scez file a </text:span>SHA-512 <text:span text:style-name="T186">hash is appended.</text:span></text:p>
      <text:p text:style-name="P19">Note: To create a scez file the <text:span text:style-name="Absatz-Standardschriftart"><text:span text:style-name="T78"><text:bookmark-ref text:reference-format="text" text:ref-name="__RefHeading___Toc26705_580090528">Create sce file dialog</text:bookmark-ref></text:span></text:span><text:span text:style-name="T185"> must be used.</text:span></text:p>
      <text:p text:style-name="P179"><text:span text:style-name="T186">If </text:span>ScriptCommunicator <text:span text:style-name="T186">is started with this kind of file then ScriptCommunicator:</text:span></text:p>
      <text:list xml:id="list6208220131097945764" text:style-name="L24">
        <text:list-item>
          <text:p text:style-name="P414">checks the SHA-512 hash</text:p>
        </text:list-item>
        <text:list-item>
          <text:p text:style-name="P414">unzips <text:span text:style-name="T187">the scez file </text:span>into the temporary folder 'user documents folder'/'time in milliseconds since epoche'</text:p>
        </text:list-item>
        <text:list-item>
          <text:p text:style-name="P414">starts all executable scripts</text:p>
        </text:list-item>
        <text:list-item>
          <text:p text:style-name="P414"><text:span text:style-name="Absatz-Standardschriftart"><text:span text:style-name="T69">deletes the temporary folder on exit</text:span></text:span></text:p>
        </text:list-item>
      </text:list>
      <text:p text:style-name="P175"><text:span text:style-name="Absatz-Standardschriftart"><text:span text:style-name="T69"/></text:span></text:p>
      <text:p text:style-name="P175"><text:span text:style-name="Absatz-Standardschriftart"><text:span text:style-name="T69"/></text:span></text:p>
      <text:p text:style-name="P175"><text:span text:style-name="Absatz-Standardschriftart"><text:span text:style-name="T69"/></text:span></text:p>
      <text:p text:style-name="P175"><text:span text:style-name="Absatz-Standardschriftart"><text:span text:style-name="T69"/></text:span></text:p>
      <text:p text:style-name="P175"><text:span text:style-name="Absatz-Standardschriftart"><text:span text:style-name="T69"/></text:span></text:p>
      <text:p text:style-name="P175"><text:span text:style-name="Absatz-Standardschriftart"><text:span text:style-name="T69"/></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3562154590931594175" text:style-name="L25">
        <text:list-item>
          <text:p text:style-name="P415">worker scripts (chapter <text:span text:style-name="Absatz-Standardschriftart"><text:span text:style-name="T72"><text:bookmark-ref text:reference-format="text" text:ref-name="__RefHeading__14164_479808360">Worker scripts</text:bookmark-ref></text:span></text:span>)</text:p>
        </text:list-item>
        <text:list-item>
          <text:p text:style-name="P415">sequence scripts (chapter <text:span text:style-name="Absatz-Standardschriftart"><text:span text:style-name="T72"><text:bookmark-ref text:reference-format="text" text:ref-name="__RefHeading__14278_479808360">Sequence script</text:bookmark-ref></text:span></text:span>)</text:p>
        </text:list-item>
        <text:list-item>
          <text:p text:style-name="P415">custom console/log scripts (chapter <text:span text:style-name="Absatz-Standardschriftart"><text:span text:style-name="T72"><text:bookmark-ref text:reference-format="text" text:ref-name="__RefHeading__14454_479808360">Custom console/log scripts</text:bookmark-ref></text:span></text:span>)</text:p>
        </text:list-item>
      </text:list>
      <text:p text:style-name="P21"/>
      <text:h text:style-name="P313" text:outline-level="2"><text:bookmark-start text:name="__RefHeading___Toc23996_1050142399"/><text:span text:style-name="Absatz-Standardschriftart"><text:span text:style-name="T107">Script debugging</text:span></text:span><text:bookmark-end text:name="__RefHeading___Toc23996_1050142399"/></text:h>
      <text:p text:style-name="P72"><text:span text:style-name="T119">To debug scripts </text:span>ScriptCommunicator <text:span text:style-name="T119">uses the Qt script debugger. For more information see </text:span><text:a xlink:type="simple" xlink:href="http://doc.qt.io/qt-4.8/qtscriptdebugger-manual.html" text:style-name="Internet_20_link" text:visited-style-name="Visited_20_Internet_20_Link"><text:span text:style-name="T119">http://doc.qt.io/qt-4.8/qtscriptdebugger-manual.html</text:span></text:a><text:span text:style-name="T119">.</text:span></text:p>
      <text:p text:style-name="P72"/>
      <text:p text:style-name="P73">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81">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7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39">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7600138549523422221" text:style-name="L26">
        <text:list-item>
          <text:p text:style-name="P416"><text:span text:style-name="Absatz-Standardschriftart">set the path to the user interface in the script window (the user interface will be loaded automatically when the script starts)</text:span></text:p>
        </text:list-item>
        <text:list-item>
          <text:p text:style-name="P416"><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72"><text:bookmark-ref text:reference-format="text" text:ref-name="__RefHeading__6018_596565095">User interface classes</text:bookmark-ref></text:span></text:span></text:p>
      <text:p text:style-name="P21"><text:span text:style-name="Absatz-Standardschriftart"><text:span text:style-name="T72"/></text:span></text:p>
      <text:p text:style-name="P21"><text:span text:style-name="Absatz-Standardschriftart"><text:span text:style-name="T88">Note:</text:span></text:span></text:p>
      <text:p text:style-name="P21"><text:span text:style-name="Absatz-Standardschriftart"><text:span text:style-name="T88">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88">Example:</text:span></text:span></text:p>
      <text:p text:style-name="P199"><text:span text:style-name="Absatz-Standardschriftart"><text:span text:style-name="T88">//Asynchronous data receive callback.</text:span></text:span></text:p>
      <text:p text:style-name="P199"><text:span text:style-name="Absatz-Standardschriftart"><text:span text:style-name="T88">function dataReceived()</text:span></text:span></text:p>
      <text:p text:style-name="P199"><text:span text:style-name="Absatz-Standardschriftart"><text:span text:style-name="T88">{</text:span></text:span></text:p>
      <text:p text:style-name="P199"><text:span text:style-name="Absatz-Standardschriftart"><text:span text:style-name="T88"><text:tab/>//Working code.</text:span></text:span></text:p>
      <text:p text:style-name="P199"><text:span text:style-name="Absatz-Standardschriftart"><text:span text:style-name="T88"><text:tab/>if(workDone)</text:span></text:span></text:p>
      <text:p text:style-name="P199"><text:span text:style-name="Absatz-Standardschriftart"><text:span text:style-name="T88"><text:tab/>{</text:span></text:span></text:p>
      <text:p text:style-name="P199"><text:span text:style-name="Absatz-Standardschriftart"><text:span text:style-name="T88"><text:tab/><text:tab/>scriptThread.stopScript();</text:span></text:span></text:p>
      <text:p text:style-name="P199"><text:span text:style-name="Absatz-Standardschriftart"><text:span text:style-name="T88"><text:tab/>}</text:span></text:span></text:p>
      <text:p text:style-name="P199"><text:span text:style-name="Absatz-Standardschriftart"><text:span text:style-name="T88">}</text:span></text:span></text:p>
      <text:p text:style-name="P199"><text:span text:style-name="Absatz-Standardschriftart"><text:span text:style-name="T88">//Initialization code.</text:span></text:span></text:p>
      <text:p text:style-name="P199"><text:span text:style-name="Absatz-Standardschriftart"><text:span text:style-name="T88">var workDone = false;</text:span></text:span></text:p>
      <text:p text:style-name="P199"><text:span text:style-name="Absatz-Standardschriftart"><text:span text:style-name="T88">scriptThread.appendTextToConsole('script has started');</text:span></text:span></text:p>
      <text:p text:style-name="P199"><text:span text:style-name="Absatz-Standardschriftart"><text:span text:style-name="T88">scriptThread.dataReceivedSignal.connect(dataReceived);</text:span></text:span></text:p>
      <text:p text:style-name="P199"><text:span text:style-name="Absatz-Standardschriftart"><text:span text:style-name="T88"/></text:span></text:p>
      <text:p text:style-name="P198"><text:span text:style-name="Absatz-Standardschriftart"><text:span text:style-name="T89">If the worker code shall be placed in the main function then scriptThread.</text:span></text:span><text:span text:style-name="Absatz-Standardschriftart"><text:span text:style-name="T34">scriptShallExit() should be called to check if the script must exit.</text:span></text:span></text:p>
      <text:p text:style-name="P198"><text:span text:style-name="Absatz-Standardschriftart"><text:span text:style-name="T34">Example:</text:span></text:span></text:p>
      <text:p text:style-name="P199"><text:span text:style-name="Absatz-Standardschriftart"><text:span text:style-name="T88">scriptThread.appendTextToConsole('script has started');</text:span></text:span></text:p>
      <text:p text:style-name="P199"><text:span text:style-name="Absatz-Standardschriftart"><text:span text:style-name="T88">while(!scriptThread.scriptShallExit())</text:span></text:span></text:p>
      <text:p text:style-name="P199"><text:span text:style-name="Absatz-Standardschriftart"><text:span text:style-name="T88">{</text:span></text:span></text:p>
      <text:p text:style-name="P199"><text:span text:style-name="Absatz-Standardschriftart"><text:span text:style-name="T88"><text:tab/>//Working code.</text:span></text:span></text:p>
      <text:p text:style-name="P255"><text:span text:style-name="Absatz-Standardschriftart"><text:span text:style-name="T93">}</text:span></text:span></text:p>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199">function stopScript() </text:p>
      <text:p text:style-name="P199">{</text:p>
      <text:p text:style-name="P199"><text:s text:c="4"/>scriptThread.appendTextToConsole("script has been stopped ");</text:p>
      <text:p text:style-name="P199">}</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72"><text:bookmark-ref text:reference-format="text" text:ref-name="__RefHeading__14795_1904129960">Separate interfaces</text:bookmark-ref></text:span></text:span>)).</text:p>
      <text:p text:style-name="P21"/>
      <text:h text:style-name="P450" text:outline-level="4">bool sendDataArray(Array&lt;unsigned char&gt; data, int repetitionCount=0, int pause=0<text:span text:style-name="T212">, bool addToMainWindowSendHistory=false</text:span>)</text:h>
      <text:p text:style-name="P21">Sends a data array with the main interface.</text:p>
      <text:p text:style-name="P21">Arguments:</text:p>
      <text:list xml:id="list1027592387749398356" text:style-name="L27">
        <text:list-item>
          <text:p text:style-name="P550">data: The data array</text:p>
        </text:list-item>
        <text:list-item>
          <text:p text:style-name="P550">repetitionCount: The data array is repeated until the number has been reached</text:p>
        </text:list-item>
        <text:list-item>
          <text:p text:style-name="P550">pause: The pause (milliseconds) between two repetitions</text:p>
        </text:list-item>
        <text:list-item>
          <text:p text:style-name="P578">addToMainWindowSendHistory: True if the data shall be added to the send history in the main window</text:p>
        </text:list-item>
      </text:list>
      <text:p text:style-name="P21"><text:s/>Return: True on success</text:p>
      <text:p text:style-name="P21">Example: <text:s/></text:p>
      <text:p text:style-name="P198"><text:span text:style-name="Absatz-Standardschriftart"><text:span text:style-name="T2">var array = Array(1,2,3,4);</text:span></text:span></text:p>
      <text:p text:style-name="P198"><text:span text:style-name="Absatz-Standardschriftart"><text:span text:style-name="T2">var result = scriptThread.sendDataArray(array);</text:span></text:span></text:p>
      <text:p text:style-name="P198"><text:span text:style-name="Absatz-Standardschriftart"><text:span text:style-name="T2"/></text:span></text:p>
      <text:h text:style-name="P450" text:outline-level="4"><text:bookmark-start text:name="_Toc403041655"/><text:bookmark-start text:name="__RefHeading__5950_596565095"/>bool sendString(String string, int repetitionCount=0, int pause=0<text:span text:style-name="T212">, bool addToMainWindowSendHistory=false</text:span>)<text:bookmark-end text:name="_Toc403041655"/><text:bookmark-end text:name="__RefHeading__5950_596565095"/></text:h>
      <text:p text:style-name="P21">Sends a string with the main interface.</text:p>
      <text:p text:style-name="P21">Arguments:</text:p>
      <text:list xml:id="list85458727161105" text:continue-numbering="true" text:style-name="L27">
        <text:list-item>
          <text:p text:style-name="P550">string: The string</text:p>
        </text:list-item>
        <text:list-item>
          <text:p text:style-name="P550">repetitionCount: The data array is repeated until the number has been reached</text:p>
        </text:list-item>
        <text:list-item>
          <text:p text:style-name="P550">pause: The pause (ms) between two repetitions</text:p>
        </text:list-item>
        <text:list-item>
          <text:p text:style-name="P578">addToMainWindowSendHistory: True if the data shall be added to the send history in the main window</text:p>
        </text:list-item>
      </text:list>
      <text:p text:style-name="P21"><text:s/>Return: True on success</text:p>
      <text:p text:style-name="P21">Example: <text:s/></text:p>
      <text:p text:style-name="P198"><text:span text:style-name="Absatz-Standardschriftart"><text:span text:style-name="T2">var result = scriptThread.sendString("test string");</text:span></text:span></text:p>
      <text:p text:style-name="P198"><text:soft-page-break/><text:span text:style-name="Absatz-Standardschriftart"><text:span text:style-name="T2"/></text:span></text:p>
      <text:h text:style-name="P450" text:outline-level="4"><text:bookmark-start text:name="_Toc4030416551"/><text:bookmark-start text:name="__RefHeading__11318_1399518882"/>bool sendCanMessage(quint8 type, quint32 canId, Array&lt;unsigned char&gt; data, int repetitionCount=0, int pause=0<text:span text:style-name="T212">,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85460367616451" text:continue-numbering="true" text:style-name="L27">
        <text:list-item>
          <text:p text:style-name="P550">type: The can message type (0=standard, 1=standard remote-transfer-request, 2=extended, 3= extended remote-transfer-request)</text:p>
        </text:list-item>
        <text:list-item>
          <text:p text:style-name="P550">canId: The can id</text:p>
        </text:list-item>
        <text:list-item>
          <text:p text:style-name="P550">data: the can data</text:p>
        </text:list-item>
        <text:list-item>
          <text:p text:style-name="P550">repetitionCount: The data message is repeated until the number has been reached</text:p>
        </text:list-item>
        <text:list-item>
          <text:p text:style-name="P550">pause: The pause (ms) between two repetitions</text:p>
        </text:list-item>
        <text:list-item>
          <text:p text:style-name="P578">addToMainWindowSendHistory: True if the data shall be added to the send history in the main window</text:p>
        </text:list-item>
      </text:list>
      <text:p text:style-name="P21"><text:s/>Return: True on success</text:p>
      <text:p text:style-name="P21">Example: <text:s/></text:p>
      <text:p text:style-name="P198"><text:span text:style-name="Absatz-Standardschriftart"><text:span text:style-name="T2">var result = scriptThread.sendCanMessage(2, 0x0f, Array(0,0,0,0));</text:span></text:span></text:p>
      <text:p text:style-name="P198"><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198"><text:span text:style-name="Absatz-Standardschriftart"><text:span text:style-name="T2">if(scriptThread.isConnectedWithCan())</text:span></text:span></text:p>
      <text:p text:style-name="P198"><text:span text:style-name="Absatz-Standardschriftart"><text:span text:style-name="T2">{</text:span></text:span></text:p>
      <text:p text:style-name="P198"><text:span text:style-name="Absatz-Standardschriftart"><text:span text:style-name="T2"><text:tab/>var result = scriptThread.sendCanMessage(2, 0x0f, Array(0,0,0,0), 0, 0);</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198"><text:span text:style-name="Absatz-Standardschriftart"><text:span text:style-name="T2">if(scriptThread.isConnected())</text:span></text:span></text:p>
      <text:p text:style-name="P198"><text:span text:style-name="Absatz-Standardschriftart"><text:span text:style-name="T2">{</text:span></text:span></text:p>
      <text:p text:style-name="P198"><text:span text:style-name="Absatz-Standardschriftart"><text:span text:style-name="T2"><text:tab/>scriptThread.sendString("test string");</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4">Disconnects the main interface.</text:span></text:span></text:p>
      <text:p text:style-name="P21"><text:span text:style-name="Absatz-Standardschriftart"><text:span text:style-name="T34"/></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85459005527071" text:continue-numbering="true" text:style-name="L27">
        <text:list-item>
          <text:p text:style-name="P550"><text:span text:style-name="Absatz-Standardschriftart"><text:span text:style-name="T34">channel: The PCAN channel</text:span></text:span></text:p>
        </text:list-item>
        <text:list-item>
          <text:p text:style-name="P550"><text:span text:style-name="Absatz-Standardschriftart"><text:span text:style-name="T34">baudrate(kBaud): The baudrate. <text:s/>Possible values are:</text:span></text:span></text:p>
          <text:p text:style-name="P550"><text:span text:style-name="Absatz-Standardschriftart"><text:span text:style-name="T34">1000, 800, 500, 250, 125,100,95,83,50,47,33,20,10,5.</text:span></text:span></text:p>
        </text:list-item>
        <text:list-item>
          <text:p text:style-name="P550"><text:span text:style-name="Absatz-Standardschriftart"><text:span text:style-name="T34">connectTimeout: Connect timeout (ms)</text:span></text:span></text:p>
        </text:list-item>
        <text:list-item>
          <text:p text:style-name="P550"><text:soft-page-break/><text:span text:style-name="Absatz-Standardschriftart"><text:span text:style-name="T34">busOffAutoReset: True if the PCAN driver shall reset automatically the CAN controller of a PCAN Channel if a bus-off state is detected</text:span></text:span></text:p>
        </text:list-item>
        <text:list-item>
          <text:p text:style-name="P550"><text:span text:style-name="Absatz-Standardschriftart"><text:span text:style-name="T34">powerSupply: True if the external 5V on the D-Sub connector shall be switched on</text:span></text:span></text:p>
        </text:list-item>
        <text:list-item>
          <text:p text:style-name="P550"><text:span text:style-name="Absatz-Standardschriftart"><text:span text:style-name="T34">filterExtended: True if the filer message type is extended (29-bit identifier) or false if the filter message type is standard (11-bit identifier)</text:span></text:span></text:p>
        </text:list-item>
        <text:list-item>
          <text:p text:style-name="P550"><text:span text:style-name="Absatz-Standardschriftart"><text:span text:style-name="T34">filterFrom: The lowest CAN ID to be received</text:span></text:span></text:p>
        </text:list-item>
        <text:list-item>
          <text:p text:style-name="P550"><text:span text:style-name="Absatz-Standardschriftart"><text:span text:style-name="T34">filterTo: The highest CAN ID to be received</text:span></text:span></text:p>
          <text:p text:style-name="P626"><text:span text:style-name="Absatz-Standardschriftart"><text:span text:style-name="T34">Return: True on success</text:span></text:span></text:p>
        </text:list-item>
      </text:list>
      <text:p text:style-name="P21">Example: <text:s/></text:p>
      <text:p text:style-name="P198"><text:span text:style-name="Absatz-Standardschriftart"><text:span text:style-name="T2">if(scriptThread.connectPcan(1, 1000))</text:span></text:span></text:p>
      <text:p text:style-name="P198"><text:span text:style-name="Absatz-Standardschriftart"><text:span text:style-name="T2">{</text:span></text:span></text:p>
      <text:p text:style-name="P198"><text:span text:style-name="Absatz-Standardschriftart"><text:span text:style-name="T2"><text:tab/>scriptThread.appendTextToConsole ("connectPcan succeeded");</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38">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85458471565234" text:continue-numbering="true" text:style-name="L27">
        <text:list-item>
          <text:p text:style-name="P550"><text:span text:style-name="Absatz-Standardschriftart"><text:span text:style-name="T34">isTcp: True for TCP and false for UDP</text:span></text:span></text:p>
        </text:list-item>
        <text:list-item>
          <text:p text:style-name="P550"><text:span text:style-name="Absatz-Standardschriftart"><text:span text:style-name="T34">isServer: True if the connection type is a (TCP) server</text:span></text:span></text:p>
        </text:list-item>
        <text:list-item>
          <text:p text:style-name="P550"><text:span text:style-name="Absatz-Standardschriftart"><text:span text:style-name="T34">ip: The </text:span></text:span><text:span text:style-name="Absatz-Standardschriftart"><text:span text:style-name="T44">destination</text:span></text:span><text:span text:style-name="Absatz-Standardschriftart"><text:span text:style-name="T34"> ip address.</text:span></text:span></text:p>
        </text:list-item>
        <text:list-item>
          <text:p text:style-name="P550"><text:span text:style-name="Absatz-Standardschriftart"><text:span text:style-name="T43">destination</text:span></text:span><text:span text:style-name="Absatz-Standardschriftart"><text:span text:style-name="T34">Port: The </text:span></text:span><text:span text:style-name="Absatz-Standardschriftart"><text:span text:style-name="T43">destination</text:span></text:span><text:span text:style-name="Absatz-Standardschriftart"><text:span text:style-name="T34"> port</text:span></text:span></text:p>
        </text:list-item>
        <text:list-item>
          <text:p text:style-name="P550"><text:span text:style-name="Absatz-Standardschriftart"><text:span text:style-name="T34">ownPort: The own port</text:span></text:span></text:p>
        </text:list-item>
        <text:list-item>
          <text:p text:style-name="P550"><text:span text:style-name="Absatz-Standardschriftart"><text:span text:style-name="T34">connectTimeout: Connection timeout (ms)</text:span></text:span></text:p>
          <text:p text:style-name="P626"><text:span text:style-name="Absatz-Standardschriftart"><text:span text:style-name="T34">Return: True on success</text:span></text:span></text:p>
        </text:list-item>
      </text:list>
      <text:p text:style-name="P21">Example: <text:s/></text:p>
      <text:p text:style-name="P198"><text:span text:style-name="Absatz-Standardschriftart"><text:span text:style-name="T2">if(scriptThread.connectSocket(false, false, "127.0.0.1", 111, 112))</text:span></text:span></text:p>
      <text:p text:style-name="P198"><text:span text:style-name="Absatz-Standardschriftart"><text:span text:style-name="T2">{</text:span></text:span></text:p>
      <text:p text:style-name="P198"><text:span text:style-name="Absatz-Standardschriftart"><text:span text:style-name="T2"><text:tab/>scriptThread.appendTextToConsole ("connectSocket succeeded (UDP socket)");</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85460294732643" text:continue-numbering="true" text:style-name="L27">
        <text:list-item>
          <text:p text:style-name="P550"><text:span text:style-name="Absatz-Standardschriftart"><text:span text:style-name="T34">name: True serial port name</text:span></text:span></text:p>
        </text:list-item>
        <text:list-item>
          <text:p text:style-name="P550"><text:span text:style-name="Absatz-Standardschriftart"><text:span text:style-name="T34">baudrate: The baudrate</text:span></text:span></text:p>
        </text:list-item>
        <text:list-item>
          <text:p text:style-name="P550"><text:span text:style-name="Absatz-Standardschriftart"><text:span text:style-name="T34">connectTimeout: Connection timeout (ms)</text:span></text:span></text:p>
        </text:list-item>
        <text:list-item>
          <text:p text:style-name="P550"><text:span text:style-name="Absatz-Standardschriftart"><text:span text:style-name="T34">dataBits: The number of data bits</text:span></text:span></text:p>
        </text:list-item>
        <text:list-item>
          <text:p text:style-name="P550"><text:span text:style-name="Absatz-Standardschriftart"><text:span text:style-name="T34">parity: The parity. Possible values are: "None ", "Even ", "Odd ", "Space" and "Mark"</text:span></text:span></text:p>
        </text:list-item>
        <text:list-item>
          <text:p text:style-name="P550"><text:span text:style-name="Absatz-Standardschriftart"><text:span text:style-name="T34">stopBits: The number of stop bits. Possible values are: "1 ", "1.5" and "2"</text:span></text:span></text:p>
        </text:list-item>
        <text:list-item>
          <text:p text:style-name="P550"><text:span text:style-name="Absatz-Standardschriftart"><text:span text:style-name="T34">flowControl: The flow control. Possible values are: "RTS/CTS", "XON/XOFF" and "None"</text:span></text:span></text:p>
          <text:p text:style-name="P626"><text:span text:style-name="Absatz-Standardschriftart"><text:span text:style-name="T34">Return: True on success</text:span></text:span></text:p>
        </text:list-item>
      </text:list>
      <text:p text:style-name="P21">Example: <text:s/></text:p>
      <text:p text:style-name="P198"><text:span text:style-name="Absatz-Standardschriftart"><text:span text:style-name="T2">if(scriptThread.connectSerialPort("COM1"))</text:span></text:span></text:p>
      <text:p text:style-name="P198"><text:soft-page-break/><text:span text:style-name="Absatz-Standardschriftart"><text:span text:style-name="T2">{</text:span></text:span></text:p>
      <text:p text:style-name="P198"><text:span text:style-name="Absatz-Standardschriftart"><text:span text:style-name="T2"><text:tab/>scriptThread.appendTextToConsole ("connectSerialPort succeeded");</text:span></text:span></text:p>
      <text:p text:style-name="P198"><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98">Sets the serial port (main interface) RTS (request to send) and DTR (data terminal ready) pins.</text:p>
      <text:p text:style-name="P198">Note: A call to this function changes the value of the RTS (request to send) and the DTR (data terminal ready) check box in the main window.</text:p>
      <text:p text:style-name="P198">Arguments:</text:p>
      <text:list xml:id="list85459551497534" text:continue-numbering="true" text:style-name="L27">
        <text:list-item>
          <text:p text:style-name="P550"><text:span text:style-name="Absatz-Standardschriftart"><text:span text:style-name="T34">setRTS: true=set the pin to 1, false=set the pin to 0</text:span></text:span></text:p>
        </text:list-item>
        <text:list-item>
          <text:p text:style-name="P550"><text:span text:style-name="Absatz-Standardschriftart"><text:span text:style-name="T34">setDTR: true=set the pin to 1, false=set the pin to 0</text:span></text:span></text:p>
        </text:list-item>
      </text:list>
      <text:p text:style-name="P180"><text:span text:style-name="Absatz-Standardschriftart"><text:span text:style-name="T34"/></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85458870827967" text:continue-numbering="true" text:style-name="L27">
        <text:list-item>
          <text:p text:style-name="P550"><text:span text:style-name="Absatz-Standardschriftart"><text:span text:style-name="T34">port: The cheetah spi port</text:span></text:span></text:p>
        </text:list-item>
        <text:list-item>
          <text:p text:style-name="P550"><text:span text:style-name="Absatz-Standardschriftart"><text:span text:style-name="T34">mode: The spi mode (0-3)</text:span></text:span></text:p>
        </text:list-item>
        <text:list-item>
          <text:p text:style-name="P550"><text:span text:style-name="Absatz-Standardschriftart"><text:span text:style-name="T34">baudrate: The baudrate of the interface (kHz)</text:span></text:span></text:p>
        </text:list-item>
        <text:list-item>
          <text:p text:style-name="P550"><text:span text:style-name="Absatz-Standardschriftart"><text:span text:style-name="T34">chipSelectBits: The chip select bits (1-7)</text:span></text:span></text:p>
        </text:list-item>
        <text:list-item>
          <text:p text:style-name="P550"><text:span text:style-name="Absatz-Standardschriftart"><text:span text:style-name="T34">connectTimeout: Connect timeout(ms)<text:tab/></text:span></text:span></text:p>
          <text:p text:style-name="P626"><text:span text:style-name="Absatz-Standardschriftart"><text:span text:style-name="T34">Return: True on success</text:span></text:span></text:p>
        </text:list-item>
      </text:list>
      <text:p text:style-name="P21">Example: <text:s/></text:p>
      <text:p text:style-name="P198"><text:span text:style-name="Absatz-Standardschriftart"><text:span text:style-name="T2">if(scriptThread.connectCheetahSpi(0, 1, 1000, 1))</text:span></text:span></text:p>
      <text:p text:style-name="P198"><text:span text:style-name="Absatz-Standardschriftart"><text:span text:style-name="T2">{</text:span></text:span></text:p>
      <text:p text:style-name="P198"><text:span text:style-name="Absatz-Standardschriftart"><text:span text:style-name="T2"><text:tab/>scriptThread.appendTextToConsole (" connectCheetahSpi succeeded");</text:span></text:span></text:p>
      <text:p text:style-name="P198"><text:span text:style-name="Absatz-Standardschriftart"><text:span text:style-name="T2">}</text:span></text:span></text:p>
      <text:p text:style-name="P198"><text:span text:style-name="Absatz-Standardschriftart"><text:span text:style-name="T2"/></text:span></text:p>
      <text:h text:style-name="P451" text:outline-level="4">v<text:span text:style-name="T232">oid sendReceivedDataToMainInterface(Array&lt;unsigned char&gt; data)</text:span></text:h>
      <text:p text:style-name="P233">Sends received data (received with a script internal interface) to the main interface.</text:p>
      <text:p text:style-name="P233">This data will be shown as received data in the consoles, the log and will be received by</text:p>
      <text:p text:style-name="P233">worker scripts via the dataReceivedSignal.</text:p>
      <text:p text:style-name="P232">Arguments:</text:p>
      <text:list xml:id="list85458894873334" text:continue-numbering="true" text:style-name="L27">
        <text:list-item>
          <text:p text:style-name="P551"><text:span text:style-name="Absatz-Standardschriftart"><text:span text:style-name="T40">data</text:span></text:span><text:span text:style-name="Absatz-Standardschriftart"><text:span text:style-name="T34">: </text:span></text:span><text:span text:style-name="Absatz-Standardschriftart"><text:span text:style-name="T40">The data</text:span></text:span></text:p>
          <text:p text:style-name="P551"><text:span text:style-name="Absatz-Standardschriftart"><text:span text:style-name="T40"/></text:span></text:p>
        </text:list-item>
      </text:list>
      <text:h text:style-name="P452" text:outline-level="4">bool checkScriptCommunicatorVersion(String minVersion)</text:h>
      <text:p text:style-name="P233">Checks if the version of ScriptCommunicator is equal/greater then the version in minVersion.</text:p>
      <text:p text:style-name="P233">The format of minVersion is: 'major'.'minor' (e.g. 04.11).</text:p>
      <text:p text:style-name="P232">Arguments:</text:p>
      <text:list xml:id="list85459246511152" text:continue-numbering="true" text:style-name="L27">
        <text:list-item>
          <text:p text:style-name="P551"><text:span text:style-name="Absatz-Standardschriftart"><text:span text:style-name="T40">minVersion: The minimum version</text:span></text:span></text:p>
        </text:list-item>
      </text:list>
      <text:p text:style-name="P266"><text:span text:style-name="Absatz-Standardschriftart"><text:span text:style-name="T34"/></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85458966701422" text:continue-numbering="true" text:style-name="L27">
        <text:list-item>
          <text:p text:style-name="P550">data: The received data</text:p>
        </text:list-item>
      </text:list>
      <text:p text:style-name="P21"><text:soft-page-break/>Example: <text:s/></text:p>
      <text:p text:style-name="P198"><text:span text:style-name="Absatz-Standardschriftart"><text:span text:style-name="T2">function dataReceivedSlot(data) </text:span></text:span></text:p>
      <text:p text:style-name="P198"><text:span text:style-name="Absatz-Standardschriftart"><text:span text:style-name="T2">{</text:span></text:span></text:p>
      <text:p text:style-name="P198"><text:span text:style-name="Absatz-Standardschriftart"><text:span text:style-name="T2"><text:tab/>scriptThread.appendTextToConsole("data received: " + data);</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98"><text:span text:style-name="Absatz-Standardschriftart"><text:span text:style-name="T2">scriptThread.dataReceivedSignal.connect(dataReceivedSlot)</text:span></text:span></text:p>
      <text:p text:style-name="P198"><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85458925940458" text:continue-numbering="true" text:style-name="L27">
        <text:list-item>
          <text:p text:style-name="P550">types: The can types of the received can messages (0=standard, 1=standard remote-transfer-request, 2=extended, 3= extended remote-transfer-request)</text:p>
        </text:list-item>
        <text:list-item>
          <text:p text:style-name="P550">messageIds: The can ids of the received can messages</text:p>
        </text:list-item>
        <text:list-item>
          <text:p text:style-name="P550">timestamps: Time stamps for the received can messages (milliseconds since the first message has been received). </text:p>
        </text:list-item>
        <text:list-item>
          <text:p text:style-name="P550">data: The data of the received can messages</text:p>
        </text:list-item>
      </text:list>
      <text:p text:style-name="P21">Example: <text:s/></text:p>
      <text:p text:style-name="P198"><text:span text:style-name="Absatz-Standardschriftart"><text:span text:style-name="T2">function canMessagesReceived(types, ids, timeStamps, data)</text:span></text:span></text:p>
      <text:p text:style-name="P198"><text:span text:style-name="Absatz-Standardschriftart"><text:span text:style-name="T2">{</text:span></text:span></text:p>
      <text:p text:style-name="P198"><text:span text:style-name="Absatz-Standardschriftart"><text:span text:style-name="T2"><text:tab/>for(var index = 0; index &lt; types.length; index++)</text:span></text:span></text:p>
      <text:p text:style-name="P198"><text:span text:style-name="Absatz-Standardschriftart"><text:span text:style-name="T2"><text:tab/>{</text:span></text:span></text:p>
      <text:p text:style-name="P198"><text:span text:style-name="Absatz-Standardschriftart"><text:span text:style-name="T2"><text:tab/><text:tab/>scriptThread.appendTextToConsole("message received: " + ids[index]);</text:span></text:span></text:p>
      <text:p text:style-name="P198"><text:span text:style-name="Absatz-Standardschriftart"><text:span text:style-name="T2"><text:tab/>}</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98"><text:span text:style-name="Absatz-Standardschriftart"><text:span text:style-name="T2">scriptThread.canMessagesReceivedSignal.connect(canMessagesReceived)</text:span></text:span></text:p>
      <text:p text:style-name="P198"><text:span text:style-name="Absatz-Standardschriftart"><text:span text:style-name="T34"/></text:span></text:p>
      <text:h text:style-name="P451" text:outline-level="4"><text:bookmark-start text:name="__RefHeading__5954_596565095677"/><text:bookmark-start text:name="_Toc403041657676"/>v<text:bookmark-end text:name="_Toc403041657676"/><text:span text:style-name="T232">oid sendDataFromMainInterfaceSignal(Array&lt;unsigned char&gt; data)</text:span><text:bookmark-end text:name="__RefHeading__5954_596565095677"/></text:h>
      <text:p text:style-name="P125">Is emitted if the main interface shall send data. Scripts can use this signal to send the <text:span text:style-name="T244">main interface </text:span>data with an additional interface.</text:p>
      <text:p text:style-name="P124">Arguments:</text:p>
      <text:list xml:id="list85459371290161" text:continue-numbering="true" text:style-name="L27">
        <text:list-item>
          <text:p text:style-name="P551">data: The data</text:p>
        </text:list-item>
      </text:list>
      <text:p text:style-name="P124">Example: <text:s/></text:p>
      <text:p text:style-name="P232"><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32"><text:span text:style-name="Absatz-Standardschriftart"><text:span text:style-name="T2">{</text:span></text:span></text:p>
      <text:p text:style-name="P232"><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32"><text:span text:style-name="Absatz-Standardschriftart"><text:span text:style-name="T2">}</text:span></text:span></text:p>
      <text:p text:style-name="P232"><text:span text:style-name="Absatz-Standardschriftart"><text:span text:style-name="T2"/></text:span></text:p>
      <text:p text:style-name="P232"><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32"><text:span text:style-name="Absatz-Standardschriftart"><text:span text:style-name="T14">scriptThread.sendDataFromMainInterfaceSignal.connect(sendDataFromMainInterface)</text:span></text:span></text:p>
      <text:p text:style-name="P232"><text:span text:style-name="Absatz-Standardschriftart"><text:span text:style-name="T14"/></text:span></text:p>
      <text:h text:style-name="P453" text:outline-level="4">SerialPortSettings getMainInterfaceSerialPortSettings(void)</text:h>
      <text:p text:style-name="P134">Returns the serial port settings of the main interface.</text:p>
      <text:p text:style-name="P133">Arguments:</text:p>
      <text:list xml:id="list85460480218067" text:continue-numbering="true" text:style-name="L27">
        <text:list-item>
          <text:p text:style-name="P552"><text:span text:style-name="T239">SerialPortSettings</text:span>: <text:span text:style-name="T239">The serial port settings.</text:span> <text:span text:style-name="T239">SerialPortSettings contains following properties:</text:span></text:p>
          <text:list>
            <text:list-item>
              <text:p text:style-name="P579">String name: The name of the serial port</text:p>
            </text:list-item>
            <text:list-item>
              <text:p text:style-name="P579"><text:soft-page-break/>quint32 baudRate: The baudrate</text:p>
            </text:list-item>
            <text:list-item>
              <text:p text:style-name="P579">quint32 dataBits: The number of data bits</text:p>
            </text:list-item>
            <text:list-item>
              <text:p text:style-name="P579">String parity: The parity</text:p>
            </text:list-item>
            <text:list-item>
              <text:p text:style-name="P579">String stopBits: The stop bits</text:p>
            </text:list-item>
            <text:list-item>
              <text:p text:style-name="P579">String flowControl: The flow control</text:p>
            </text:list-item>
            <text:list-item>
              <text:p text:style-name="P579">bool rts: True if the RTS pin is on</text:p>
            </text:list-item>
            <text:list-item>
              <text:p text:style-name="P579">bool dtr: True if the DTR pin is on</text:p>
            </text:list-item>
          </text:list>
        </text:list-item>
      </text:list>
      <text:p text:style-name="P238"><text:span text:style-name="Absatz-Standardschriftart"><text:span text:style-name="T40">Example:</text:span></text:span><text:span text:style-name="Absatz-Standardschriftart"><text:span text:style-name="T14"> <text:s/></text:span></text:span></text:p>
      <text:p text:style-name="P239"><text:span text:style-name="Absatz-Standardschriftart"><text:span text:style-name="T18">var settings = scriptThread.getMainInterfaceSerialPortSettings();</text:span></text:span></text:p>
      <text:p text:style-name="P239"><text:span text:style-name="Absatz-Standardschriftart"><text:span text:style-name="T18">scriptThread.appendTextToConsole(settings.name);</text:span></text:span></text:p>
      <text:p text:style-name="P239"><text:span text:style-name="Absatz-Standardschriftart"><text:span text:style-name="T18">scriptThread.appendTextToConsole(settings.baudRate);</text:span></text:span></text:p>
      <text:p text:style-name="P239"><text:span text:style-name="Absatz-Standardschriftart"><text:span text:style-name="T18">scriptThread.appendTextToConsole(settings.dataBits);</text:span></text:span></text:p>
      <text:p text:style-name="P239"><text:span text:style-name="Absatz-Standardschriftart"><text:span text:style-name="T18">scriptThread.appendTextToConsole(settings.parity);</text:span></text:span></text:p>
      <text:p text:style-name="P239"><text:span text:style-name="Absatz-Standardschriftart"><text:span text:style-name="T18">scriptThread.appendTextToConsole(settings.stopBits);</text:span></text:span></text:p>
      <text:p text:style-name="P239"><text:span text:style-name="Absatz-Standardschriftart"><text:span text:style-name="T18">scriptThread.appendTextToConsole(settings.flowControl);</text:span></text:span></text:p>
      <text:p text:style-name="P239"><text:span text:style-name="Absatz-Standardschriftart"><text:span text:style-name="T18">scriptThread.appendTextToConsole(settings.rts);</text:span></text:span></text:p>
      <text:p text:style-name="P239"><text:span text:style-name="Absatz-Standardschriftart"><text:span text:style-name="T18">scriptThread.appendTextToConsole(settings.dtr);</text:span></text:span></text:p>
      <text:p text:style-name="P232"><text:span text:style-name="Absatz-Standardschriftart"><text:span text:style-name="T2"/></text:span></text:p>
      <text:h text:style-name="P454" text:outline-level="4">SocketSettings getMainInterfaceSocketSettings(void)</text:h>
      <text:p text:style-name="P136">Returns the socket (UDP, TCP client/server) settings of the main interface.</text:p>
      <text:p text:style-name="P135">Arguments:</text:p>
      <text:list xml:id="list85459529224518" text:continue-numbering="true" text:style-name="L27">
        <text:list-item>
          <text:p text:style-name="P553"><text:span text:style-name="T239">SocketSettings</text:span>: <text:span text:style-name="T240">The socket settings.</text:span> <text:span text:style-name="T239">SocketSettings contains following properties:</text:span></text:p>
          <text:list>
            <text:list-item>
              <text:p text:style-name="P580"><text:span text:style-name="T241">quint16 destinationPort</text:span>: The <text:span text:style-name="T241">detination port</text:span></text:p>
            </text:list-item>
            <text:list-item>
              <text:p text:style-name="P581">String destinationIpAddress: The destination <text:span text:style-name="T242">IP</text:span> address</text:p>
            </text:list-item>
            <text:list-item>
              <text:p text:style-name="P582">quint16 ownPort: The own port</text:p>
            </text:list-item>
            <text:list-item>
              <text:p text:style-name="P582">String socketType: The socket type ('TCP client', 'TCP server' or 'UDP socket')</text:p>
            </text:list-item>
            <text:list-item>
              <text:p text:style-name="P582">quint8 proxySettings: <text:span text:style-name="T243">The proxy settings:</text:span></text:p>
              <text:list>
                <text:list-item>
                  <text:p text:style-name="P583">0 = no proxy</text:p>
                </text:list-item>
                <text:list-item>
                  <text:p text:style-name="P583">1 = use system proxy settings</text:p>
                </text:list-item>
                <text:list-item>
                  <text:p text:style-name="P583">2 = use custom proxy settings</text:p>
                </text:list-item>
              </text:list>
            </text:list-item>
            <text:list-item>
              <text:p text:style-name="P582">String proxyIpAddress: <text:span text:style-name="T243">The proxy IP address</text:span></text:p>
            </text:list-item>
            <text:list-item>
              <text:p text:style-name="P582">quint16 proxyPort: <text:span text:style-name="T243">The proxy port</text:span></text:p>
            </text:list-item>
            <text:list-item>
              <text:p text:style-name="P582">String proxyUserName: <text:span text:style-name="T243">The proxy user name</text:span></text:p>
            </text:list-item>
            <text:list-item>
              <text:p text:style-name="P582">String proxyPassword: <text:span text:style-name="T243">The proxy password</text:span></text:p>
            </text:list-item>
          </text:list>
        </text:list-item>
      </text:list>
      <text:p text:style-name="P239"><text:span text:style-name="Absatz-Standardschriftart"><text:span text:style-name="T40">Example:</text:span></text:span><text:span text:style-name="Absatz-Standardschriftart"><text:span text:style-name="T14"> <text:s/></text:span></text:span></text:p>
      <text:p text:style-name="P239"><text:span text:style-name="Absatz-Standardschriftart"><text:span text:style-name="T18">var settings = scriptThread.getMainInterfaceSocketSettings();</text:span></text:span></text:p>
      <text:p text:style-name="P239"><text:span text:style-name="Absatz-Standardschriftart"><text:span text:style-name="T18">scriptThread.appendTextToConsole(settings.destinationPort);</text:span></text:span></text:p>
      <text:p text:style-name="P239"><text:span text:style-name="Absatz-Standardschriftart"><text:span text:style-name="T18">scriptThread.appendTextToConsole(settings.destinationIpAddress);</text:span></text:span></text:p>
      <text:p text:style-name="P239"><text:span text:style-name="Absatz-Standardschriftart"><text:span text:style-name="T18">scriptThread.appendTextToConsole(settings.ownPort);</text:span></text:span></text:p>
      <text:p text:style-name="P239"><text:span text:style-name="Absatz-Standardschriftart"><text:span text:style-name="T18">scriptThread.appendTextToConsole(settings.socketType);</text:span></text:span></text:p>
      <text:p text:style-name="P239"><text:span text:style-name="Absatz-Standardschriftart"><text:span text:style-name="T18">scriptThread.appendTextToConsole(settings.proxySettings);</text:span></text:span></text:p>
      <text:p text:style-name="P239"><text:span text:style-name="Absatz-Standardschriftart"><text:span text:style-name="T18">scriptThread.appendTextToConsole(settings.proxyIpAddress);</text:span></text:span></text:p>
      <text:p text:style-name="P239"><text:span text:style-name="Absatz-Standardschriftart"><text:span text:style-name="T18">scriptThread.appendTextToConsole(settings.proxyPort);</text:span></text:span></text:p>
      <text:p text:style-name="P239"><text:span text:style-name="Absatz-Standardschriftart"><text:span text:style-name="T18">scriptThread.appendTextToConsole(settings.proxyUserName);</text:span></text:span></text:p>
      <text:p text:style-name="P239"><text:span text:style-name="Absatz-Standardschriftart"><text:span text:style-name="T18">scriptThread.appendTextToConsole(settings.proxyPassword);</text:span></text:span></text:p>
      <text:p text:style-name="P239"><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72"><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98"><text:span text:style-name="Absatz-Standardschriftart"><text:span text:style-name="T82">var udpSocket = scriptThread.</text:span></text:span><text:span text:style-name="Absatz-Standardschriftart"><text:span text:style-name="T2">createUdpSocket();</text:span></text:span></text:p>
      <text:p text:style-name="P198"><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72"><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98"><text:span text:style-name="Absatz-Standardschriftart"><text:span text:style-name="T82">var tcpServer = scriptThread.createTcpServer</text:span></text:span><text:span text:style-name="Absatz-Standardschriftart"><text:span text:style-name="T2">();</text:span></text:span></text:p>
      <text:p text:style-name="P198"><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72"><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98"><text:span text:style-name="Absatz-Standardschriftart"><text:span text:style-name="T82">var tcpClient = scriptThread.createTcpClient</text:span></text:span><text:span text:style-name="Absatz-Standardschriftart"><text:span text:style-name="T2">();</text:span></text:span></text:p>
      <text:p text:style-name="P198"><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72"><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98"><text:span text:style-name="Absatz-Standardschriftart"><text:span text:style-name="T2">var spi = scriptThread.createCheetahSpiInterface();</text:span></text:span></text:p>
      <text:p text:style-name="P198"><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72"><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98"><text:span text:style-name="Absatz-Standardschriftart"><text:span text:style-name="T2">var pcan = scriptThread.createPcanInterface();</text:span></text:span></text:p>
      <text:p text:style-name="P198"><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72"><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98"><text:span text:style-name="Absatz-Standardschriftart"><text:span text:style-name="T2">var serialPort = scriptThread.createSerialPort();</text:span></text:span></text:p>
      <text:p text:style-name="P198"><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5783155560203647060" text:style-name="L28">
        <text:list-item>
          <text:p text:style-name="P584">isSaveDialog: True for a QFileDialog::getSaveFileName and false for a QFileDialog::getOpenFileName dialog</text:p>
        </text:list-item>
        <text:list-item>
          <text:p text:style-name="P584">caption: The caption of the dialog</text:p>
        </text:list-item>
        <text:list-item>
          <text:p text:style-name="P584">dir: The initial dir for showing the dialog</text:p>
        </text:list-item>
        <text:list-item>
          <text:p text:style-name="P584">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584">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57"/>
      <text:p text:style-name="P21">Return: The path of the selected file</text:p>
      <text:p text:style-name="P21">Example: <text:s/></text:p>
      <text:p text:style-name="P198"><text:span text:style-name="Absatz-Standardschriftart"><text:span text:style-name="T2">var path = scriptThread.showFileDialog(true, "Save File", "c:/TestDir/","Files (*)")</text:span></text:span></text:p>
      <text:p text:style-name="P198"><text:span text:style-name="Absatz-Standardschriftart"><text:span text:style-name="T2"/></text:span></text:p>
      <text:p text:style-name="P198"><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85459173810475" text:continue-numbering="true" text:style-name="L28">
        <text:list-item>
          <text:p text:style-name="P584">caption: The caption of the dialog</text:p>
        </text:list-item>
        <text:list-item>
          <text:p text:style-name="P584">dir: The initial dir for showing the dialog</text:p>
        </text:list-item>
        <text:list-item>
          <text:p text:style-name="P584">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98"><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text:soft-page-break/>String showTextInputDialog(String title, String label, 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85459033843726" text:continue-numbering="true" text:style-name="L28">
        <text:list-item>
          <text:p text:style-name="P584">title: The title of the dialog</text:p>
        </text:list-item>
        <text:list-item>
          <text:p text:style-name="P584">label: The label over the input area</text:p>
        </text:list-item>
        <text:list-item>
          <text:p text:style-name="P584">displayedText: The initial displayed text in the input area</text:p>
        </text:list-item>
        <text:list-item>
          <text:p text:style-name="P417">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98"><text:span text:style-name="Absatz-Standardschriftart"><text:span text:style-name="T2">var input = scriptThread.showTextInputDialog("Title", "label", "initial text");</text:span></text:span></text:p>
      <text:p text:style-name="P198"><text:span text:style-name="Absatz-Standardschriftart"><text:span text:style-name="T2">if(input != "")</text:span></text:span></text:p>
      <text:p text:style-name="P198"><text:span text:style-name="Absatz-Standardschriftart"><text:span text:style-name="T2">{</text:span></text:span></text:p>
      <text:p text:style-name="P198"><text:span text:style-name="Absatz-Standardschriftart"><text:span text:style-name="T2"><text:tab/>scriptThread.appendTextToConsole("ok button pressed: input=" +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text:span></text:span></text:p>
      <text:p text:style-name="P198"><text:span text:style-name="Absatz-Standardschriftart"><text:span text:style-name="T2"><text:tab/>scriptThread.appendTextToConsole("ok button not pressed or empty input");</text:span></text:span></text:p>
      <text:p text:style-name="P198"><text:span text:style-name="Absatz-Standardschriftart"><text:span text:style-name="T2">}</text:span></text:span></text:p>
      <text:p text:style-name="P198"><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85458569341669" text:continue-numbering="true" text:style-name="L28">
        <text:list-item>
          <text:p text:style-name="P584">title: The title of the dialog</text:p>
        </text:list-item>
        <text:list-item>
          <text:p text:style-name="P584">label: The label over the input area</text:p>
        </text:list-item>
        <text:list-item>
          <text:p text:style-name="P584">displayedText: The initial displayed text in the input area</text:p>
        </text:list-item>
        <text:list-item>
          <text:p text:style-name="P584">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98"><text:span text:style-name="Absatz-Standardschriftart"><text:span text:style-name="T2">var input = scriptThread.showMultiLineTextInputDialog("Enter name", "item name", "newItem");</text:span></text:span></text:p>
      <text:p text:style-name="P198"><text:span text:style-name="Absatz-Standardschriftart"><text:span text:style-name="T2">if(input != "")</text:span></text:span></text:p>
      <text:p text:style-name="P198"><text:span text:style-name="Absatz-Standardschriftart"><text:span text:style-name="T2">{</text:span></text:span></text:p>
      <text:p text:style-name="P198"><text:span text:style-name="Absatz-Standardschriftart"><text:span text:style-name="T2"><text:tab/>scriptThread.appendTextToConsole("ok button pressed: input=" +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text:span></text:span></text:p>
      <text:p text:style-name="P198"><text:span text:style-name="Absatz-Standardschriftart"><text:span text:style-name="T2"><text:tab/>scriptThread.appendTextToConsole("ok button not pressed or empty input");</text:span></text:span></text:p>
      <text:p text:style-name="P198"><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85459785407115" text:continue-numbering="true" text:style-name="L28">
        <text:list-item>
          <text:p text:style-name="P584">title: The title of the dialog</text:p>
        </text:list-item>
        <text:list-item>
          <text:p text:style-name="P584">label: The label over the input area</text:p>
        </text:list-item>
        <text:list-item>
          <text:p text:style-name="P584">displayedItems: The displayed items</text:p>
        </text:list-item>
        <text:list-item>
          <text:p text:style-name="P584">currentItemIndex: The current combobox index</text:p>
        </text:list-item>
        <text:list-item>
          <text:p text:style-name="P584">editable: True if the combobox shall be editable</text:p>
        </text:list-item>
        <text:list-item>
          <text:p text:style-name="P584">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98"><text:span text:style-name="Absatz-Standardschriftart"><text:span text:style-name="T2">var input = scriptThread.showGetItemDialog("Enter name", "item name", Array("item1", "item2"), 1, true);</text:span></text:span></text:p>
      <text:p text:style-name="P198"><text:span text:style-name="Absatz-Standardschriftart"><text:span text:style-name="T2">if(input != "")</text:span></text:span></text:p>
      <text:p text:style-name="P198"><text:span text:style-name="Absatz-Standardschriftart"><text:span text:style-name="T2">{</text:span></text:span></text:p>
      <text:p text:style-name="P198"><text:span text:style-name="Absatz-Standardschriftart"><text:span text:style-name="T2"><text:tab/>scriptThread.appendTextToConsole("ok button pressed: input=" +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text:span></text:span></text:p>
      <text:p text:style-name="P198"><text:span text:style-name="Absatz-Standardschriftart"><text:span text:style-name="T2"><text:tab/>scriptThread.appendTextToConsole("ok button not pressed or empty input");</text:span></text:span></text:p>
      <text:p text:style-name="P198"><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85459206502607" text:continue-numbering="true" text:style-name="L28">
        <text:list-item>
          <text:p text:style-name="P584">title: The title of the dialog</text:p>
        </text:list-item>
        <text:list-item>
          <text:p text:style-name="P584">label: The label over the input area</text:p>
        </text:list-item>
        <text:list-item>
          <text:p text:style-name="P584">intialValue: The initial value.</text:p>
        </text:list-item>
        <text:list-item>
          <text:p text:style-name="P584">min: The minimum value</text:p>
        </text:list-item>
        <text:list-item>
          <text:p text:style-name="P584">max: The maximum value.</text:p>
        </text:list-item>
        <text:list-item>
          <text:p text:style-name="P584">step: The amount by which the values change as the user presses the arrow buttons to increment or decrement the value</text:p>
        </text:list-item>
        <text:list-item>
          <text:p text:style-name="P584">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ext:p>
      <text:list xml:id="list85460571822444" text:continue-numbering="true" text:style-name="L28">
        <text:list-item>
          <text:p text:style-name="P584">array item 0: 1 if the ok button has been pressed, 0 otherwise</text:p>
        </text:list-item>
        <text:list-item>
          <text:p text:style-name="P584">array item 1: The value of the spinbox after closing the dialog</text:p>
        </text:list-item>
      </text:list>
      <text:p text:style-name="P21">Example: <text:s/></text:p>
      <text:p text:style-name="P198"><text:span text:style-name="Absatz-Standardschriftart"><text:span text:style-name="T2">var resultArray = scriptThread.showGetIntDialog("Enter value", "value item name", 10, 0, 20, 2);</text:span></text:span></text:p>
      <text:p text:style-name="P198"><text:span text:style-name="Absatz-Standardschriftart"><text:span text:style-name="T2">if(resultArray[0] == 1)</text:span></text:span></text:p>
      <text:p text:style-name="P198"><text:span text:style-name="Absatz-Standardschriftart"><text:span text:style-name="T2">{</text:span></text:span></text:p>
      <text:p text:style-name="P198"><text:span text:style-name="Absatz-Standardschriftart"><text:span text:style-name="T2"><text:tab/>scriptThread.appendTextToConsole("ok button pressed: input=" + <text:tab/><text:tab/><text:tab/><text:tab/><text:tab/><text:tab/><text:tab/><text:tab/><text:tab/>resultArray[1]);</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text:span></text:span></text:p>
      <text:p text:style-name="P198"><text:span text:style-name="Absatz-Standardschriftart"><text:span text:style-name="T2"><text:tab/>scriptThread.appendTextToConsole("ok button not pressed");</text:span></text:span></text:p>
      <text:p text:style-name="P198"><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85459806508570" text:continue-numbering="true" text:style-name="L28">
        <text:list-item>
          <text:p text:style-name="P584">title: The title of the dialog</text:p>
        </text:list-item>
        <text:list-item>
          <text:p text:style-name="P584"><text:soft-page-break/>label: The label over the input area</text:p>
        </text:list-item>
        <text:list-item>
          <text:p text:style-name="P584">intialValue: The initial value.</text:p>
        </text:list-item>
        <text:list-item>
          <text:p text:style-name="P584">min: The minimum value</text:p>
        </text:list-item>
        <text:list-item>
          <text:p text:style-name="P584">max: The maximum value.</text:p>
        </text:list-item>
        <text:list-item>
          <text:p text:style-name="P584">decimals: The maximum number of decimal places the number may have</text:p>
        </text:list-item>
        <text:list-item>
          <text:p text:style-name="P584">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ext:p>
      <text:list xml:id="list85459849857532" text:continue-numbering="true" text:style-name="L28">
        <text:list-item>
          <text:p text:style-name="P584">array item 0: 1.0 if the ok button has been pressed, 0 otherwise</text:p>
        </text:list-item>
        <text:list-item>
          <text:p text:style-name="P584">array item 1: The value of the spinbox after closing the dialog</text:p>
        </text:list-item>
      </text:list>
      <text:p text:style-name="P21">Example: <text:s/></text:p>
      <text:p text:style-name="P198"><text:span text:style-name="Absatz-Standardschriftart"><text:span text:style-name="T2">var resultArray = scriptThread.showGetDoubleDialog("Enter value", "value", 10, 0, 20, 2);</text:span></text:span></text:p>
      <text:p text:style-name="P198"><text:span text:style-name="Absatz-Standardschriftart"><text:span text:style-name="T2">if(resultArray[0] &gt;= 1.0)</text:span></text:span></text:p>
      <text:p text:style-name="P198"><text:span text:style-name="Absatz-Standardschriftart"><text:span text:style-name="T2">{</text:span></text:span></text:p>
      <text:p text:style-name="P198"><text:span text:style-name="Absatz-Standardschriftart"><text:span text:style-name="T2"><text:tab/>scriptThread.appendTextToConsole("ok button pressed: input=" + <text:tab/><text:tab/><text:tab/><text:tab/><text:tab/><text:tab/>resultArray[1]);</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text:span></text:span></text:p>
      <text:p text:style-name="P198"><text:span text:style-name="Absatz-Standardschriftart"><text:span text:style-name="T2"><text:tab/>scriptThread.appendTextToConsole("ok button not pressed");</text:span></text:span></text:p>
      <text:p text:style-name="P198"><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_RefHeading__10721_700384511"/><text:bookmark-start text:name="_Toc403041653"/>void messageBox(String icon, String title, String text, QWidget* parent=0)<text:bookmark-end text:name="__RefHeading__10721_700384511"/><text:bookmark-end text:name="_Toc403041653"/></text:h>
      <text:p text:style-name="P21">This function shows a <text:s/>message box.</text:p>
      <text:p text:style-name="P21">Arguments:</text:p>
      <text:list xml:id="list7999508207608653718" text:style-name="L29">
        <text:list-item>
          <text:p text:style-name="P585">icon: The icon of the message box. Possible values are: "Information"," Warning", "Critical" and "Question"</text:p>
        </text:list-item>
        <text:list-item>
          <text:p text:style-name="P585">title: The title of the message box</text:p>
        </text:list-item>
        <text:list-item>
          <text:p text:style-name="P585">text: The text of the message box</text:p>
        </text:list-item>
        <text:list-item>
          <text:p text:style-name="P585">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Example: <text:s/></text:p>
      <text:p text:style-name="P198"><text:span text:style-name="Absatz-Standardschriftart"><text:span text:style-name="T2">scriptThread.messageBox("Information", "Title", "test text");</text:span></text:span></text:p>
      <text:p text:style-name="P198"><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1">This function shows a <text:s/>yes/no dialog.</text:p>
      <text:p text:style-name="P21">Arguments:</text:p>
      <text:list xml:id="list85459278855993" text:continue-numbering="true" text:style-name="L29">
        <text:list-item>
          <text:p text:style-name="P585"><text:soft-page-break/>icon: The icon of the dialog. Possible values are: "Information"," Warning", "Critical" and "Question"</text:p>
        </text:list-item>
        <text:list-item>
          <text:p text:style-name="P585">title: The title of the dialog</text:p>
        </text:list-item>
        <text:list-item>
          <text:p text:style-name="P585">text: The text of the dialog</text:p>
        </text:list-item>
        <text:list-item>
          <text:p text:style-name="P585">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p text:style-name="P629">Return: True if the user has pressed the yes button</text:p>
        </text:list-item>
      </text:list>
      <text:p text:style-name="P21">Example: <text:s/></text:p>
      <text:p text:style-name="P198"><text:span text:style-name="Absatz-Standardschriftart"><text:span text:style-name="T2">if(scriptThread.showYesNoDialog("Information", "Title", "yes or no?"))</text:span></text:span></text:p>
      <text:p text:style-name="P198"><text:span text:style-name="Absatz-Standardschriftart"><text:span text:style-name="T2">{//Yes clicked.</text:span></text:span></text:p>
      <text:p text:style-name="P198"><text:span text:style-name="Absatz-Standardschriftart"><text:span text:style-name="T2"><text:tab/>//Do something.</text:span></text:span></text:p>
      <text:p text:style-name="P198"><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85459077821568" text:continue-numbering="true" text:style-name="L29">
        <text:list-item>
          <text:p text:style-name="P585">initialRed: The initial value for red</text:p>
        </text:list-item>
        <text:list-item>
          <text:p text:style-name="P585">initialGreen: The initial value for green</text:p>
        </text:list-item>
        <text:list-item>
          <text:p text:style-name="P593">initialBlue: The initial value for blue</text:p>
        </text:list-item>
        <text:list-item>
          <text:p text:style-name="P593">initialAlpha: The initial value for alpha</text:p>
        </text:list-item>
        <text:list-item>
          <text:p text:style-name="P593">alphaIsEnabled: True if the alpha value should be visible/editable</text:p>
        </text:list-item>
        <text:list-item>
          <text:p text:style-name="P585">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p text:style-name="P629">Return: integer list which contains:</text:p>
        </text:list-item>
        <text:list-item>
          <text:p text:style-name="P594">element 0: 1 = OK button press, 0 OK button not pressed</text:p>
        </text:list-item>
        <text:list-item>
          <text:p text:style-name="P594">element 1: red <text:s/>(0-255)</text:p>
        </text:list-item>
        <text:list-item>
          <text:p text:style-name="P594">element 2: green <text:s/>(0-255)</text:p>
        </text:list-item>
        <text:list-item>
          <text:p text:style-name="P594">element 3: blue (0-255)</text:p>
        </text:list-item>
        <text:list-item>
          <text:p text:style-name="P594">element 4: alpha (0-255)</text:p>
        </text:list-item>
      </text:list>
      <text:p text:style-name="P21">Example: <text:s/></text:p>
      <text:p text:style-name="P198"><text:span text:style-name="Absatz-Standardschriftart"><text:span text:style-name="T2">var resultArray = scriptThread.showColorDialog(1,2,3,4,true);</text:span></text:span></text:p>
      <text:p text:style-name="P198"><text:span text:style-name="Absatz-Standardschriftart"><text:span text:style-name="T2">var data = Array();</text:span></text:span></text:p>
      <text:p text:style-name="P198"><text:span text:style-name="Absatz-Standardschriftart"><text:span text:style-name="T2">if(resultArray[0])</text:span></text:span></text:p>
      <text:p text:style-name="P198"><text:span text:style-name="Absatz-Standardschriftart"><text:span text:style-name="T2">{//OK clicked.</text:span></text:span></text:p>
      <text:p text:style-name="P198"><text:span text:style-name="Absatz-Standardschriftart"><text:span text:style-name="T2"><text:tab/>data.push(resultArray[1]);<text:tab/>//Red</text:span></text:span></text:p>
      <text:p text:style-name="P198"><text:span text:style-name="Absatz-Standardschriftart"><text:span text:style-name="T2"><text:tab/>data.push(resultArray[2]);<text:tab/>//Green</text:span></text:span></text:p>
      <text:p text:style-name="P198"><text:span text:style-name="Absatz-Standardschriftart"><text:span text:style-name="T2"><text:tab/>data.push(resultArray[3]);<text:tab/>//Blue</text:span></text:span></text:p>
      <text:p text:style-name="P198"><text:span text:style-name="Absatz-Standardschriftart"><text:span text:style-name="T2"><text:tab/>data.push(resultArray[4]);<text:tab/>//Alpha</text:span></text:span></text:p>
      <text:p text:style-name="P198"><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85460230545943" text:continue-numbering="true" text:style-name="L29">
        <text:list-item>
          <text:p text:style-name="P585">path: The file path</text:p>
        </text:list-item>
        <text:list-item>
          <text:p text:style-name="P585">isRelativePath: True if the file path is relative to the current script (which executes this function)</text:p>
        </text:list-item>
      </text:list>
      <text:p text:style-name="P21">Return: True if the file exists and false if not</text:p>
      <text:p text:style-name="P21">Example: <text:s/></text:p>
      <text:p text:style-name="P198"><text:span text:style-name="Absatz-Standardschriftart"><text:span text:style-name="T2">var result = scriptThread.checkFileExists("Testfile.txt");</text:span></text:span></text:p>
      <text:p text:style-name="P198"><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85460521149451" text:continue-list="list85459529224518" text:style-name="L27">
        <text:list-item>
          <text:p text:style-name="P550">fileName: The relative path</text:p>
        </text:list-item>
      </text:list>
      <text:p text:style-name="P21"><text:s/>Return: The created absolute path</text:p>
      <text:p text:style-name="P21">Example: <text:s/></text:p>
      <text:p text:style-name="P198"><text:span text:style-name="Absatz-Standardschriftart"><text:span text:style-name="T2">var absolutePath = scriptThread.createAbsolutePath("TestScript.js");</text:span></text:span></text:p>
      <text:p text:style-name="P198"><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98"><text:span text:style-name="Absatz-Standardschriftart"><text:span text:style-name="T2">var result = scriptThread.getScriptFolder();</text:span></text:span></text:p>
      <text:p text:style-name="P198"><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85458889916263" text:continue-list="list85460230545943" text:style-name="L29">
        <text:list-item>
          <text:p text:style-name="P585">path: The file path</text:p>
        </text:list-item>
        <text:list-item>
          <text:p text:style-name="P585">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98"><text:span text:style-name="Absatz-Standardschriftart"><text:span text:style-name="T2">var size = scriptThread.getFileSize("Testfile.txt");</text:span></text:span></text:p>
      <text:p text:style-name="P198"><text:span text:style-name="Absatz-Standardschriftart"><text:span text:style-name="T2"/></text:span></text:p>
      <text:h text:style-name="Heading_20_4" text:outline-level="4"><text:bookmark-start text:name="_Toc403041647"/><text:bookmark-start text:name="__RefHeading__5934_596565095"/>String readFile (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85459567341399" text:continue-numbering="true" text:style-name="L29">
        <text:list-item>
          <text:p text:style-name="P585">path: The file path</text:p>
        </text:list-item>
        <text:list-item>
          <text:p text:style-name="P585">isRelativePath: True if the file path is relative to the current script (which executes this function)</text:p>
        </text:list-item>
        <text:list-item>
          <text:p text:style-name="P585">startPosition: Start position (the file is read from this position)</text:p>
        </text:list-item>
        <text:list-item>
          <text:p text:style-name="P585">numberOfBytes: The number of bytes which shall be read. If numberOfBytes is &lt; 0 then all bytes from startPosition are read</text:p>
        </text:list-item>
      </text:list>
      <text:p text:style-name="P21">Return: The file as string</text:p>
      <text:p text:style-name="P21">Example: <text:s/></text:p>
      <text:p text:style-name="P198"><text:span text:style-name="Absatz-Standardschriftart"><text:span text:style-name="T2">//Read the complete file.</text:span></text:span></text:p>
      <text:p text:style-name="P198"><text:span text:style-name="Absatz-Standardschriftart"><text:span text:style-name="T2">var string = scriptThread.readFile("Testfile.txt");</text:span></text:span></text:p>
      <text:p text:style-name="P198"><text:span text:style-name="Absatz-Standardschriftart"><text:span text:style-name="T2">//Read 20000 bytes from byte 100.</text:span></text:span></text:p>
      <text:p text:style-name="P198"><text:span text:style-name="Absatz-Standardschriftart"><text:span text:style-name="T2">var string2 = scriptThread.readFile("Testfile2.txt", true, 100, 20000);</text:span></text:span></text:p>
      <text:p text:style-name="P198"><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85459862515884" text:continue-numbering="true" text:style-name="L29">
        <text:list-item>
          <text:p text:style-name="P585">path: The file path</text:p>
        </text:list-item>
        <text:list-item>
          <text:p text:style-name="P585">isRelativePath: True if the file path is relative to the current script (which executes this function)</text:p>
        </text:list-item>
        <text:list-item>
          <text:p text:style-name="P585">startPosition: Start position (the file is read from this position)</text:p>
        </text:list-item>
        <text:list-item>
          <text:p text:style-name="P585">numberOfBytes: The number of bytes which shall be read. If numberOfBytes is &lt; 0 then all bytes from startPosition are read</text:p>
        </text:list-item>
      </text:list>
      <text:p text:style-name="P21">Return: The file as byte array</text:p>
      <text:p text:style-name="P21">Example: <text:s/></text:p>
      <text:p text:style-name="P198"><text:span text:style-name="Absatz-Standardschriftart"><text:span text:style-name="T2">//Read the complete file.</text:span></text:span></text:p>
      <text:p text:style-name="P198"><text:span text:style-name="Absatz-Standardschriftart"><text:span text:style-name="T2">var array = scriptThread.readFile("Testfile.bin");</text:span></text:span></text:p>
      <text:p text:style-name="P198"><text:span text:style-name="Absatz-Standardschriftart"><text:span text:style-name="T2">//Read 20000 bytes from byte 100.</text:span></text:span></text:p>
      <text:p text:style-name="P198"><text:span text:style-name="Absatz-Standardschriftart"><text:span text:style-name="T2">var array2 = scriptThread.readFile("Testfile2.bin", true, 100, 20000);</text:span></text:span></text:p>
      <text:p text:style-name="P198"><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85460185921718" text:continue-numbering="true" text:style-name="L29">
        <text:list-item>
          <text:p text:style-name="P585">path: The file path</text:p>
        </text:list-item>
        <text:list-item>
          <text:p text:style-name="P585">isRelativePath: True if the file path is relative to the current script (which executes this function)</text:p>
        </text:list-item>
        <text:list-item>
          <text:p text:style-name="P585">content: The content to write</text:p>
        </text:list-item>
        <text:list-item>
          <text:p text:style-name="P585">replaceFile: If replaceFile is true, the existing file will be overwritten, else the content is appended</text:p>
        </text:list-item>
        <text:list-item>
          <text:p text:style-name="P585"><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8"><text:span text:style-name="Absatz-Standardschriftart"><text:span text:style-name="T2">//Replace the file.</text:span></text:span></text:p>
      <text:p text:style-name="P198"><text:span text:style-name="Absatz-Standardschriftart"><text:span text:style-name="T2">var result = scriptThread.writeFile("Testfile.txt", true, "new content", true);</text:span></text:span></text:p>
      <text:p text:style-name="P198"><text:span text:style-name="Absatz-Standardschriftart"><text:span text:style-name="T2">//Append text.</text:span></text:span></text:p>
      <text:p text:style-name="P198"><text:span text:style-name="Absatz-Standardschriftart"><text:span text:style-name="T2">result = scriptThread.writeFile("Testfile.txt", true, "new content", false);</text:span></text:span></text:p>
      <text:p text:style-name="P198"><text:span text:style-name="Absatz-Standardschriftart"><text:span text:style-name="T2">//Write from position 3.</text:span></text:span></text:p>
      <text:p text:style-name="P198"><text:span text:style-name="Absatz-Standardschriftart"><text:span text:style-name="T2">result = scriptThread.writeFile("Testfile.txt", true, "new content", false, 3);</text:span></text:span></text:p>
      <text:p text:style-name="P198"><text:span text:style-name="Absatz-Standardschriftart"><text:span text:style-name="T2"/></text:span></text:p>
      <text:h text:style-name="Heading_20_4" text:outline-level="4"><text:bookmark-start text:name="_Toc4030416491"/><text:bookmark-start text:name="__RefHeading__5852_1858286537"/>bool writeBinaryFile(String path, bool isRelativePath, Array&lt;unsigned char&gt; content, bool replaceFile, qint64 startPosition=-1))<text:bookmark-end text:name="_Toc4030416491"/><text:bookmark-end text:name="__RefHeading__5852_1858286537"/></text:h>
      <text:p text:style-name="P21">Writes a binary file file. </text:p>
      <text:p text:style-name="P21">Arguments:</text:p>
      <text:list xml:id="list85460502456439" text:continue-numbering="true" text:style-name="L29">
        <text:list-item>
          <text:p text:style-name="P585">path: The file path</text:p>
        </text:list-item>
        <text:list-item>
          <text:p text:style-name="P585">isRelativePath: True if the file path is relative to the current script (which executes this function)</text:p>
        </text:list-item>
        <text:list-item>
          <text:p text:style-name="P585">content: The content to write</text:p>
        </text:list-item>
        <text:list-item>
          <text:p text:style-name="P585">replaceFile: If replaceFile is true, the existing file is overwritten, else the content is appended</text:p>
        </text:list-item>
        <text:list-item>
          <text:p text:style-name="P58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8"><text:span text:style-name="Absatz-Standardschriftart"><text:span text:style-name="T2">var array = Array(1,2,3,4,5,6);</text:span></text:span></text:p>
      <text:p text:style-name="P198"><text:span text:style-name="Absatz-Standardschriftart"><text:span text:style-name="T2">//Replace the file.</text:span></text:span></text:p>
      <text:p text:style-name="P198"><text:span text:style-name="Absatz-Standardschriftart"><text:span text:style-name="T2">var result = scriptThread.writeBinaryFile("Testfile.bin", true, array, true);</text:span></text:span></text:p>
      <text:p text:style-name="P198"><text:span text:style-name="Absatz-Standardschriftart"><text:span text:style-name="T2">//Append data.</text:span></text:span></text:p>
      <text:p text:style-name="P198"><text:span text:style-name="Absatz-Standardschriftart"><text:span text:style-name="T2">Result = scriptThread.writeBinaryFile("Testfile.bin", true, array, false);</text:span></text:span></text:p>
      <text:p text:style-name="P198"><text:span text:style-name="Absatz-Standardschriftart"><text:span text:style-name="T2">//Write from position 3.</text:span></text:span></text:p>
      <text:p text:style-name="P198"><text:span text:style-name="Absatz-Standardschriftart"><text:span text:style-name="T2">result = scriptThread.writeBinaryFile("Testfile.bin", true, array, false, 3);</text:span></text:span></text:p>
      <text:p text:style-name="P198"><text:span text:style-name="Absatz-Standardschriftart"><text:span text:style-name="T2"/></text:span></text:p>
      <text:h text:style-name="Heading_20_4" text:outline-level="4"><text:bookmark-start text:name="_Toc4030416481"/><text:bookmark-start text:name="__RefHeading__12660_269575752"/>bool deleteFile(String path, bool isRelativePath=true)<text:bookmark-end text:name="_Toc4030416481"/><text:bookmark-end text:name="__RefHeading__12660_269575752"/></text:h>
      <text:p text:style-name="P21">Deletes a file.</text:p>
      <text:p text:style-name="P21">Arguments:</text:p>
      <text:list xml:id="list85460110641150" text:continue-numbering="true" text:style-name="L29">
        <text:list-item>
          <text:p text:style-name="P585">path: The file path.</text:p>
        </text:list-item>
        <text:list-item>
          <text:p text:style-name="P585">isRelativePath: True if the file path is relative to the current script (which executes this function)</text:p>
        </text:list-item>
      </text:list>
      <text:p text:style-name="P21">Return: True on success</text:p>
      <text:p text:style-name="P21">Example: </text:p>
      <text:p text:style-name="P198"><text:span text:style-name="Absatz-Standardschriftart"><text:span text:style-name="T2">var result = scriptThread.deleteFile("Testfile.txt");</text:span></text:span></text:p>
      <text:p text:style-name="P198"><text:span text:style-name="Absatz-Standardschriftart"><text:span text:style-name="T2"/></text:span></text:p>
      <text:h text:style-name="Heading_20_4" text:outline-level="4"><text:bookmark-start text:name="_Toc4030416481111"/><text:bookmark-start text:name="__RefHeading__12662_269575752"/>bool renameFile(String path, String newName)<text:bookmark-end text:name="_Toc4030416481111"/><text:bookmark-end text:name="__RefHeading__12662_269575752"/></text:h>
      <text:p text:style-name="P21">Renames a file.</text:p>
      <text:p text:style-name="P21">Arguments:</text:p>
      <text:list xml:id="list85460194087089" text:continue-numbering="true" text:style-name="L29">
        <text:list-item>
          <text:p text:style-name="P585">path: The file path.</text:p>
        </text:list-item>
        <text:list-item>
          <text:p text:style-name="P585">newName: The new name </text:p>
        </text:list-item>
      </text:list>
      <text:p text:style-name="P21">Return: True on success</text:p>
      <text:p text:style-name="P21">Example: <text:s/></text:p>
      <text:p text:style-name="P198"><text:span text:style-name="Absatz-Standardschriftart"><text:span text:style-name="T2">var result = scriptThread.renameFile("C:/Dir1/TestFile.txt", "C:/Dir1/newName.txt");</text:span></text:span></text:p>
      <text:p text:style-name="P198"><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85460240508977" text:continue-numbering="true" text:style-name="L29">
        <text:list-item>
          <text:p text:style-name="P585">directory: The directory path</text:p>
        </text:list-item>
        <text:list-item>
          <text:p text:style-name="P585">isRelativePath: True if the directory path is relative to the current script (which executes this function)</text:p>
        </text:list-item>
        <text:list-item>
          <text:p text:style-name="P585">recursive: If true the result includes the contents of all sub directories (and their sub directories)</text:p>
        </text:list-item>
        <text:list-item>
          <text:p text:style-name="P585">returnFiles: If true the result contains all found files</text:p>
        </text:list-item>
        <text:list-item>
          <text:p text:style-name="P585">returnDirectories: If true the result contains all found directories</text:p>
          <text:p text:style-name="P585"/>
        </text:list-item>
      </text:list>
      <text:p text:style-name="P21">Return: The found entries</text:p>
      <text:p text:style-name="P21">Example: <text:s/></text:p>
      <text:p text:style-name="P198"><text:span text:style-name="Absatz-Standardschriftart"><text:span text:style-name="T2">var array = scriptThread.readDirectory("TestDir");</text:span></text:span></text:p>
      <text:p text:style-name="P198"><text:span text:style-name="Absatz-Standardschriftart"><text:span text:style-name="T2"/></text:span></text:p>
      <text:h text:style-name="Heading_20_4" text:outline-level="4"><text:bookmark-start text:name="__RefHeading__9861_562515255"/><text:bookmark-start text:name="_Toc4030416482"/>bool checkDirectoryExists(String path, bool isRelativePath=true)<text:bookmark-end text:name="__RefHeading__9861_562515255"/><text:bookmark-end text:name="_Toc4030416482"/></text:h>
      <text:p text:style-name="P21">Checks if a directory exists.</text:p>
      <text:p text:style-name="P21">Arguments:</text:p>
      <text:list xml:id="list85459307645848" text:continue-numbering="true" text:style-name="L29">
        <text:list-item>
          <text:p text:style-name="P585">path: The directory path.</text:p>
        </text:list-item>
        <text:list-item>
          <text:p text:style-name="P585">isRelativePath: True if the directory path is relative to the current script (which executes this function)</text:p>
        </text:list-item>
      </text:list>
      <text:p text:style-name="P21">Return: True if the directory exists and false if not </text:p>
      <text:p text:style-name="P21">Example: <text:s/></text:p>
      <text:p text:style-name="P198"><text:span text:style-name="Absatz-Standardschriftart"><text:span text:style-name="T2">var result = scriptThread.checkDirectoryExists("Testdirectory");</text:span></text:span></text:p>
      <text:p text:style-name="P198"><text:span text:style-name="Absatz-Standardschriftart"><text:span text:style-name="T2"/></text:span></text:p>
      <text:h text:style-name="Heading_20_4" text:outline-level="4"><text:bookmark-start text:name="__RefHeading__9863_562515255"/><text:bookmark-start text:name="_Toc40304164812"/>bool deleteDirectory(String directory, bool isRelativePath=true)<text:bookmark-end text:name="__RefHeading__9863_562515255"/><text:bookmark-end text:name="_Toc40304164812"/></text:h>
      <text:p text:style-name="P21">Deletes a directory (must be empty).</text:p>
      <text:p text:style-name="P21">Arguments:</text:p>
      <text:list xml:id="list85459397817857" text:continue-numbering="true" text:style-name="L29">
        <text:list-item>
          <text:p text:style-name="P585">directory: The directory path.</text:p>
        </text:list-item>
        <text:list-item>
          <text:p text:style-name="P585">isRelativePath: True if the directory path is relative to the current script (which executes this function)</text:p>
        </text:list-item>
      </text:list>
      <text:p text:style-name="P21">Return: True on success</text:p>
      <text:p text:style-name="P21">Example: <text:s/></text:p>
      <text:p text:style-name="P198"><text:span text:style-name="Absatz-Standardschriftart"><text:span text:style-name="T2">var result = scriptThread.deletedirectory ("Testdir");</text:span></text:span></text:p>
      <text:p text:style-name="P198"><text:span text:style-name="Absatz-Standardschriftart"><text:span text:style-name="T2"/></text:span></text:p>
      <text:h text:style-name="Heading_20_4" text:outline-level="4"><text:bookmark-start text:name="__RefHeading__10727_700384511"/><text:bookmark-start text:name="_Toc403041648121"/>bool deleteDirectoryRecursively(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85460523091501" text:continue-numbering="true" text:style-name="L29">
        <text:list-item>
          <text:p text:style-name="P585">directory: The directory path.</text:p>
        </text:list-item>
        <text:list-item>
          <text:p text:style-name="P585">isRelativePath: True if the directory path is relative to the current script (which executes this function)</text:p>
        </text:list-item>
      </text:list>
      <text:p text:style-name="P21">Return: True on success</text:p>
      <text:p text:style-name="P21"><text:soft-page-break/>Example: <text:s/></text:p>
      <text:p text:style-name="P198"><text:span text:style-name="Absatz-Standardschriftart"><text:span text:style-name="T2">var result = scriptThread.deleteDirectoryRecursively ("Testdir");</text:span></text:span></text:p>
      <text:p text:style-name="P198"><text:span text:style-name="Absatz-Standardschriftart"><text:span text:style-name="T2"/></text:span></text:p>
      <text:h text:style-name="Heading_20_4" text:outline-level="4"><text:bookmark-start text:name="__RefHeading__9865_562515255"/><text:bookmark-start text:name="_Toc40304164811"/>bool createDirectory(String path, bool isRelativePath=true)<text:bookmark-end text:name="__RefHeading__9865_562515255"/><text:bookmark-end text:name="_Toc40304164811"/></text:h>
      <text:p text:style-name="P21">Creates a directory.</text:p>
      <text:p text:style-name="P21">Arguments:</text:p>
      <text:list xml:id="list85460345172712" text:continue-numbering="true" text:style-name="L29">
        <text:list-item>
          <text:p text:style-name="P585">path: The directory path.</text:p>
        </text:list-item>
        <text:list-item>
          <text:p text:style-name="P585">isRelativePath: True if the directory path is relative to the current script (which executes this function)</text:p>
        </text:list-item>
      </text:list>
      <text:p text:style-name="P21">Return: True on success</text:p>
      <text:p text:style-name="P21">Example: <text:s text:c="2"/></text:p>
      <text:p text:style-name="P198"><text:span text:style-name="Absatz-Standardschriftart"><text:span text:style-name="T2">var result = scriptThread.createDirectory("Testdirectory");</text:span></text:span></text:p>
      <text:p text:style-name="P198"><text:span text:style-name="Absatz-Standardschriftart"><text:span text:style-name="T2"/></text:span></text:p>
      <text:h text:style-name="Heading_20_4" text:outline-level="4"><text:bookmark-start text:name="__RefHeading__9867_562515255"/><text:bookmark-start text:name="_Toc403041648111"/>bool renameDirectory(String path, String newName)<text:bookmark-end text:name="__RefHeading__9867_562515255"/><text:bookmark-end text:name="_Toc403041648111"/></text:h>
      <text:p text:style-name="P21">Renames a directory.</text:p>
      <text:p text:style-name="P21">Arguments:</text:p>
      <text:list xml:id="list85460632022189" text:continue-numbering="true" text:style-name="L29">
        <text:list-item>
          <text:p text:style-name="P585">path: The directory path.</text:p>
        </text:list-item>
        <text:list-item>
          <text:p text:style-name="P585">newName: The new name (always relative path)</text:p>
        </text:list-item>
      </text:list>
      <text:p text:style-name="P21">Return: True on success:</text:p>
      <text:p text:style-name="P21">Example: <text:s text:c="2"/></text:p>
      <text:p text:style-name="P198"><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98"><text:span text:style-name="Absatz-Standardschriftart"><text:span text:style-name="T2"/></text:span></text:p>
      <text:h text:style-name="P455" text:outline-level="4"><text:bookmark-start text:name="_Toc403041648111666"/>bool zipDirectory(String fileName, String sourceDirName, String comment="")<text:bookmark-end text:name="_Toc403041648111666"/></text:h>
      <text:p text:style-name="P102">Zips a directory.</text:p>
      <text:p text:style-name="P101">Arguments:</text:p>
      <text:list xml:id="list85459860501926" text:continue-numbering="true" text:style-name="L29">
        <text:list-item>
          <text:p text:style-name="P586"><text:span text:style-name="T163">fileName</text:span>: <text:span text:style-name="T163">The zip file name.</text:span></text:p>
        </text:list-item>
        <text:list-item>
          <text:p text:style-name="P586"><text:span text:style-name="T163">sourceDirName</text:span>: <text:span text:style-name="T163">The source directory.</text:span></text:p>
        </text:list-item>
        <text:list-item>
          <text:p text:style-name="P595">comment: The zip file comment.</text:p>
        </text:list-item>
      </text:list>
      <text:p text:style-name="P101">Return: True on success:</text:p>
      <text:p text:style-name="P101">Example: <text:s text:c="2"/></text:p>
      <text:p text:style-name="P225"><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25"><text:span text:style-name="Absatz-Standardschriftart"><text:span text:style-name="T2"/></text:span></text:p>
      <text:h text:style-name="P456" text:outline-level="4"><text:bookmark-start text:name="_Toc403041648111666667"/>bool zipFiles(String fileName, QVariantList fileList, String comment="")<text:bookmark-end text:name="_Toc403041648111666667"/></text:h>
      <text:p text:style-name="P105">Adds files to a zip file.</text:p>
      <text:p text:style-name="P104">Arguments:</text:p>
      <text:list xml:id="list85458666478126" text:continue-numbering="true" text:style-name="L29">
        <text:list-item>
          <text:p text:style-name="P587"><text:span text:style-name="T163">fileName</text:span>: <text:span text:style-name="T163">The zip file name.</text:span></text:p>
        </text:list-item>
        <text:list-item>
          <text:p text:style-name="P587"><text:span text:style-name="T164">fileList</text:span>: <text:span text:style-name="T164">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96">comment: The zip file comment.</text:p>
        </text:list-item>
      </text:list>
      <text:p text:style-name="P104">Return: True on success:</text:p>
      <text:p text:style-name="P104">Example: <text:s text:c="2"/></text:p>
      <text:p text:style-name="P106"><text:span text:style-name="Absatz-Standardschriftart"><text:span text:style-name="T2">var fileList = Array();</text:span></text:span></text:p>
      <text:p text:style-name="P106"><text:span text:style-name="Absatz-Standardschriftart"><text:span text:style-name="T2">fileList[0] = Array("C:/file1", "file1");</text:span></text:span></text:p>
      <text:p text:style-name="P106"><text:span text:style-name="Absatz-Standardschriftart"><text:span text:style-name="T2">fileList[1] = Array("C:/file2", "dir1/file2");</text:span></text:span></text:p>
      <text:p text:style-name="P106"><text:span text:style-name="Absatz-Standardschriftart"><text:span text:style-name="T2">fileList[2] = Array("C:/file3", "dir2/dir/file3");</text:span></text:span></text:p>
      <text:p text:style-name="P226"><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98"><text:soft-page-break/><text:span text:style-name="Absatz-Standardschriftart"><text:span text:style-name="T2"/></text:span></text:p>
      <text:h text:style-name="P457" text:outline-level="4"><text:bookmark-start text:name="_Toc403041648111666669"/>bool extractZipFile(String fileName, String destinationDirectory)<text:bookmark-end text:name="_Toc403041648111666669"/></text:h>
      <text:p text:style-name="P108">Extracts a zip file.</text:p>
      <text:p text:style-name="P107">Arguments:</text:p>
      <text:list xml:id="list85460515838212" text:continue-numbering="true" text:style-name="L29">
        <text:list-item>
          <text:p text:style-name="P588"><text:span text:style-name="T163">fileName</text:span>: <text:span text:style-name="T163">The zip file name.</text:span></text:p>
        </text:list-item>
        <text:list-item>
          <text:p text:style-name="P589"><text:span text:style-name="T165">destinationDirectory</text:span>: <text:span text:style-name="T165">The destination directory.</text:span></text:p>
        </text:list-item>
      </text:list>
      <text:p text:style-name="P107">Return: True on success:</text:p>
      <text:p text:style-name="P107">Example: <text:s text:c="2"/></text:p>
      <text:p text:style-name="P227"><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72"><text:bookmark-ref text:reference-format="text" text:ref-name="__RefHeading__18042_936501348">SQL support</text:bookmark-ref></text:span></text:span><text:span text:style-name="Absatz-Standardschriftart"><text:span text:style-name="T72">.</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72"><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98"><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98"><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85458823325693" text:continue-list="list85460521149451" text:style-name="L27">
        <text:list-item>
          <text:p text:style-name="P550">data: The data for calculating the CRC</text:p>
        </text:list-item>
      </text:list>
      <text:p text:style-name="P22">Return: The CRC</text:p>
      <text:p text:style-name="P21">Example: <text:s/></text:p>
      <text:p text:style-name="P198"><text:span text:style-name="Absatz-Standardschriftart"><text:span text:style-name="T2">var dataArray = Array(0, 1, 2, 3, 4, 5, 6, 7)</text:span></text:span></text:p>
      <text:p text:style-name="P198"><text:span text:style-name="Absatz-Standardschriftart"><text:span text:style-name="T2">var crc = <text:s/>scriptThread.calculateCrc8(dataArray);</text:span></text:span></text:p>
      <text:p text:style-name="P198"/>
      <text:p text:style-name="P198">Following code is used to calculate the CRC8: <text:s/></text:p>
      <text:p text:style-name="P198"/>
      <text:p text:style-name="P198"><text:span text:style-name="Absatz-Standardschriftart"><text:span text:style-name="T2">quint8 ScriptThread::calculateCrc8(Array&lt;unsigned char&gt; data)</text:span></text:span></text:p>
      <text:p text:style-name="P198"><text:span text:style-name="Absatz-Standardschriftart"><text:span text:style-name="T2">{</text:span></text:span></text:p>
      <text:p text:style-name="P198"><text:span text:style-name="Absatz-Standardschriftart"><text:span text:style-name="T2"><text:s text:c="4"/>static const quint8 crc8Table[] = {</text:span></text:span></text:p>
      <text:p text:style-name="P198"><text:span text:style-name="Absatz-Standardschriftart"><text:span text:style-name="T2"><text:s text:c="8"/>0x00, 0x3e, 0x7c, 0x42, 0xf8, 0xc6, 0x84, 0xba, 0x95, 0xab, 0xe9, 0xd7,</text:span></text:span></text:p>
      <text:p text:style-name="P198"><text:span text:style-name="Absatz-Standardschriftart"><text:span text:style-name="T2"><text:s text:c="8"/>0x6d, 0x53, 0x11, 0x2f, 0x4f, 0x71, 0x33, 0x0d, 0xb7, 0x89, 0xcb, 0xf5,</text:span></text:span></text:p>
      <text:p text:style-name="P198"><text:span text:style-name="Absatz-Standardschriftart"><text:span text:style-name="T2"><text:s text:c="8"/>0xda, 0xe4, 0xa6, 0x98, 0x22, 0x1c, 0x5e, 0x60, 0x9e, 0xa0, 0xe2, 0xdc,</text:span></text:span></text:p>
      <text:p text:style-name="P198"><text:span text:style-name="Absatz-Standardschriftart"><text:span text:style-name="T2"><text:s text:c="8"/>0x66, 0x58, 0x1a, 0x24, 0x0b, 0x35, 0x77, 0x49, 0xf3, 0xcd, 0x8f, 0xb1,</text:span></text:span></text:p>
      <text:p text:style-name="P198"><text:span text:style-name="Absatz-Standardschriftart"><text:span text:style-name="T2"><text:s text:c="8"/>0xd1, 0xef, 0xad, 0x93, 0x29, 0x17, 0x55, 0x6b, 0x44, 0x7a, 0x38, 0x06,</text:span></text:span></text:p>
      <text:p text:style-name="P198"><text:span text:style-name="Absatz-Standardschriftart"><text:span text:style-name="T2"><text:s text:c="8"/>0xbc, 0x82, 0xc0, 0xfe, 0x59, 0x67, 0x25, 0x1b, 0xa1, 0x9f, 0xdd, 0xe3,</text:span></text:span></text:p>
      <text:p text:style-name="P198"><text:soft-page-break/><text:span text:style-name="Absatz-Standardschriftart"><text:span text:style-name="T2"><text:s text:c="8"/>0xcc, 0xf2, 0xb0, 0x8e, 0x34, 0x0a, 0x48, 0x76, 0x16, 0x28, 0x6a, 0x54,</text:span></text:span></text:p>
      <text:p text:style-name="P198"><text:span text:style-name="Absatz-Standardschriftart"><text:span text:style-name="T2"><text:s text:c="8"/>0xee, 0xd0, 0x92, 0xac, 0x83, 0xbd, 0xff, 0xc1, 0x7b, 0x45, 0x07, 0x39,</text:span></text:span></text:p>
      <text:p text:style-name="P198"><text:span text:style-name="Absatz-Standardschriftart"><text:span text:style-name="T2"><text:s text:c="8"/>0xc7, 0xf9, 0xbb, 0x85, 0x3f, 0x01, 0x43, 0x7d, 0x52, 0x6c, 0x2e, 0x10,</text:span></text:span></text:p>
      <text:p text:style-name="P198"><text:span text:style-name="Absatz-Standardschriftart"><text:span text:style-name="T2"><text:s text:c="8"/>0xaa, 0x94, 0xd6, 0xe8, 0x88, 0xb6, 0xf4, 0xca, 0x70, 0x4e, 0x0c, 0x32,</text:span></text:span></text:p>
      <text:p text:style-name="P198"><text:span text:style-name="Absatz-Standardschriftart"><text:span text:style-name="T2"><text:s text:c="8"/>0x1d, 0x23, 0x61, 0x5f, 0xe5, 0xdb, 0x99, 0xa7, 0xb2, 0x8c, 0xce, 0xf0,</text:span></text:span></text:p>
      <text:p text:style-name="P198"><text:span text:style-name="Absatz-Standardschriftart"><text:span text:style-name="T2"><text:s text:c="8"/>0x4a, 0x74, 0x36, 0x08, 0x27, 0x19, 0x5b, 0x65, 0xdf, 0xe1, 0xa3, 0x9d,</text:span></text:span></text:p>
      <text:p text:style-name="P198"><text:span text:style-name="Absatz-Standardschriftart"><text:span text:style-name="T2"><text:s text:c="8"/>0xfd, 0xc3, 0x81, 0xbf, 0x05, 0x3b, 0x79, 0x47, 0x68, 0x56, 0x14, 0x2a,</text:span></text:span></text:p>
      <text:p text:style-name="P198"><text:span text:style-name="Absatz-Standardschriftart"><text:span text:style-name="T2"><text:s text:c="8"/>0x90, 0xae, 0xec, 0xd2, 0x2c, 0x12, 0x50, 0x6e, 0xd4, 0xea, 0xa8, 0x96,</text:span></text:span></text:p>
      <text:p text:style-name="P198"><text:span text:style-name="Absatz-Standardschriftart"><text:span text:style-name="T2"><text:s text:c="8"/>0xb9, 0x87, 0xc5, 0xfb, 0x41, 0x7f, 0x3d, 0x03, 0x63, 0x5d, 0x1f, 0x21,</text:span></text:span></text:p>
      <text:p text:style-name="P198"><text:span text:style-name="Absatz-Standardschriftart"><text:span text:style-name="T2"><text:s text:c="8"/>0x9b, 0xa5, 0xe7, 0xd9, 0xf6, 0xc8, 0x8a, 0xb4, 0x0e, 0x30, 0x72, 0x4c,</text:span></text:span></text:p>
      <text:p text:style-name="P198"><text:span text:style-name="Absatz-Standardschriftart"><text:span text:style-name="T2"><text:s text:c="8"/>0xeb, 0xd5, 0x97, 0xa9, 0x13, 0x2d, 0x6f, 0x51, 0x7e, 0x40, 0x02, 0x3c,</text:span></text:span></text:p>
      <text:p text:style-name="P198"><text:span text:style-name="Absatz-Standardschriftart"><text:span text:style-name="T2"><text:s text:c="8"/>0x86, 0xb8, 0xfa, 0xc4, 0xa4, 0x9a, 0xd8, 0xe6, 0x5c, 0x62, 0x20, 0x1e,</text:span></text:span></text:p>
      <text:p text:style-name="P198"><text:span text:style-name="Absatz-Standardschriftart"><text:span text:style-name="T2"><text:s text:c="8"/>0x31, 0x0f, 0x4d, 0x73, 0xc9, 0xf7, 0xb5, 0x8b, 0x75, 0x4b, 0x09, 0x37,</text:span></text:span></text:p>
      <text:p text:style-name="P198"><text:span text:style-name="Absatz-Standardschriftart"><text:span text:style-name="T2"><text:s text:c="8"/>0x8d, 0xb3, 0xf1, 0xcf, 0xe0, 0xde, 0x9c, 0xa2, 0x18, 0x26, 0x64, 0x5a,</text:span></text:span></text:p>
      <text:p text:style-name="P198"><text:span text:style-name="Absatz-Standardschriftart"><text:span text:style-name="T2"><text:s text:c="8"/>0x3a, 0x04, 0x46, 0x78, 0xc2, 0xfc, 0xbe, 0x80, 0xaf, 0x91, 0xd3, 0xed,</text:span></text:span></text:p>
      <text:p text:style-name="P198"><text:span text:style-name="Absatz-Standardschriftart"><text:span text:style-name="T2"><text:s text:c="8"/>0x57, 0x69, 0x2b, 0x15};</text:span></text:span></text:p>
      <text:p text:style-name="P198"><text:span text:style-name="Absatz-Standardschriftart"><text:span text:style-name="T2"/></text:span></text:p>
      <text:p text:style-name="P198"><text:span text:style-name="Absatz-Standardschriftart"><text:span text:style-name="T2"><text:s text:c="4"/>quint8 crc <text:s/>= 0xff;</text:span></text:span></text:p>
      <text:p text:style-name="P198"><text:span text:style-name="Absatz-Standardschriftart"><text:span text:style-name="T2"><text:s text:c="4"/>for (auto val : data)</text:span></text:span></text:p>
      <text:p text:style-name="P198"><text:span text:style-name="Absatz-Standardschriftart"><text:span text:style-name="T2"><text:s text:c="4"/>{</text:span></text:span></text:p>
      <text:p text:style-name="P198"><text:span text:style-name="Absatz-Standardschriftart"><text:span text:style-name="T2"><text:s text:c="8"/>crc = crc8Table[(crc ^ val) &amp; 0xff];</text:span></text:span></text:p>
      <text:p text:style-name="P198"><text:span text:style-name="Absatz-Standardschriftart"><text:span text:style-name="T2"><text:s text:c="4"/>}</text:span></text:span></text:p>
      <text:p text:style-name="P198"><text:span text:style-name="Absatz-Standardschriftart"><text:span text:style-name="T2"><text:s text:c="4"/>crc = ~crc;</text:span></text:span></text:p>
      <text:p text:style-name="P198"><text:span text:style-name="Absatz-Standardschriftart"><text:span text:style-name="T2"><text:s text:c="4"/>return crc;</text:span></text:span></text:p>
      <text:p text:style-name="P198"><text:span text:style-name="Absatz-Standardschriftart"><text:span text:style-name="T2">}</text:span></text:span></text:p>
      <text:p text:style-name="P198"><text:span text:style-name="Absatz-Standardschriftart"><text:span text:style-name="T2"/></text:span></text:p>
      <text:h text:style-name="P458" text:outline-level="4"><text:bookmark-start text:name="__RefHeading___Toc24397_271969544"/>quint8 <text:span text:style-name="T258">calculateCrc8WithPolynomial</text:span>(Array&lt;unsigned char&gt; data, <text:span text:style-name="T258">unsigned char polynomial, unsigned char startValue=0</text:span>)<text:bookmark-end text:name="__RefHeading___Toc24397_271969544"/></text:h>
      <text:p text:style-name="P151">Calculates a crc8 with a given polynomial.</text:p>
      <text:p text:style-name="P150">Arguments:</text:p>
      <text:list xml:id="list85460497201039" text:continue-numbering="true" text:style-name="L27">
        <text:list-item>
          <text:p text:style-name="P554">data: The data for calculating the CRC</text:p>
        </text:list-item>
        <text:list-item>
          <text:p text:style-name="P418">polynomial: The used polynomial</text:p>
        </text:list-item>
        <text:list-item>
          <text:p text:style-name="P420">startValue: The CRC start value</text:p>
        </text:list-item>
      </text:list>
      <text:p text:style-name="P31">Return: The CRC</text:p>
      <text:p text:style-name="P150">Example: <text:s/></text:p>
      <text:p text:style-name="P249"><text:span text:style-name="Absatz-Standardschriftart"><text:span text:style-name="T2">var dataArray = Array(0, 1, 2, 3, 4, 5, 6, 7)</text:span></text:span></text:p>
      <text:p text:style-name="P249"><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49"><text:span text:style-name="Absatz-Standardschriftart"><text:span text:style-name="T2"/></text:span></text:p>
      <text:p text:style-name="P249">Following code is used to calculate the CRC8: <text:s/></text:p>
      <text:p text:style-name="P249"/>
      <text:p text:style-name="P249"><text:span text:style-name="Absatz-Standardschriftart"><text:span text:style-name="T21">quint8 CRC::calculateCrc8(const QVector&lt;unsigned char&gt; data,</text:span></text:span></text:p>
      <text:p text:style-name="P250"><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49"><text:span text:style-name="Absatz-Standardschriftart"><text:span text:style-name="T21">{</text:span></text:span></text:p>
      <text:p text:style-name="P250"><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49"><text:span text:style-name="Absatz-Standardschriftart"><text:span text:style-name="T21"><text:s text:c="4"/>const qint32 BITS_PER_BYTE = 8;</text:span></text:span></text:p>
      <text:p text:style-name="P249"><text:span text:style-name="Absatz-Standardschriftart"><text:span text:style-name="T21"><text:tab/></text:span></text:span></text:p>
      <text:p text:style-name="P249"><text:span text:style-name="Absatz-Standardschriftart"><text:span text:style-name="T21"><text:tab/>for( auto val: data )</text:span></text:span></text:p>
      <text:p text:style-name="P249"><text:span text:style-name="Absatz-Standardschriftart"><text:span text:style-name="T21"><text:tab/>{</text:span></text:span></text:p>
      <text:p text:style-name="P307"><text:span text:style-name="Absatz-Standardschriftart"><text:span text:style-name="T21"><text:tab/>crc = crc ^ val;</text:span></text:span></text:p>
      <text:p text:style-name="P307"><text:span text:style-name="Absatz-Standardschriftart"><text:span text:style-name="T21"><text:tab/>for( qint32 i = 0; i &lt; BITS_PER_BYTE; ++i )</text:span></text:span></text:p>
      <text:p text:style-name="P307"><text:span text:style-name="Absatz-Standardschriftart"><text:span text:style-name="T21"><text:tab/>{</text:span></text:span></text:p>
      <text:p text:style-name="P249"><text:span text:style-name="Absatz-Standardschriftart"><text:span text:style-name="T21"><text:tab/><text:tab/><text:tab/>if( (crc &amp; 0x80) != 0 )</text:span></text:span></text:p>
      <text:p text:style-name="P249"><text:span text:style-name="Absatz-Standardschriftart"><text:span text:style-name="T21"><text:tab/><text:tab/><text:tab/>{</text:span></text:span></text:p>
      <text:p text:style-name="P249"><text:span text:style-name="Absatz-Standardschriftart"><text:span text:style-name="T21"><text:s text:c="16"/><text:tab/><text:tab/>crc = ((crc &lt;&lt; 1)) ^ polynomial;</text:span></text:span></text:p>
      <text:p text:style-name="P249"><text:span text:style-name="Absatz-Standardschriftart"><text:span text:style-name="T21"><text:tab/><text:tab/><text:tab/>}</text:span></text:span></text:p>
      <text:p text:style-name="P249"><text:span text:style-name="Absatz-Standardschriftart"><text:span text:style-name="T21"><text:tab/><text:tab/><text:tab/>else</text:span></text:span></text:p>
      <text:p text:style-name="P249"><text:span text:style-name="Absatz-Standardschriftart"><text:span text:style-name="T21"><text:tab/><text:tab/><text:tab/>{</text:span></text:span></text:p>
      <text:p text:style-name="P249"><text:soft-page-break/><text:span text:style-name="Absatz-Standardschriftart"><text:span text:style-name="T21"><text:tab/><text:tab/><text:tab/><text:tab/>crc = (crc &lt;&lt; 1);</text:span></text:span></text:p>
      <text:p text:style-name="P249"><text:span text:style-name="Absatz-Standardschriftart"><text:span text:style-name="T21"><text:tab/><text:tab/><text:tab/>}</text:span></text:span></text:p>
      <text:p text:style-name="P249"><text:span text:style-name="Absatz-Standardschriftart"><text:span text:style-name="T21"><text:tab/><text:tab/>}</text:span></text:span></text:p>
      <text:p text:style-name="P249"><text:span text:style-name="Absatz-Standardschriftart"><text:span text:style-name="T21"><text:tab/>}</text:span></text:span></text:p>
      <text:p text:style-name="P249"><text:span text:style-name="Absatz-Standardschriftart"><text:span text:style-name="T21"><text:tab/></text:span></text:span></text:p>
      <text:p text:style-name="P249"><text:span text:style-name="Absatz-Standardschriftart"><text:span text:style-name="T21"><text:tab/>return crc;<text:tab/></text:span></text:span></text:p>
      <text:p text:style-name="P249"><text:span text:style-name="Absatz-Standardschriftart"><text:span text:style-name="T21">}</text:span></text:span></text:p>
      <text:p text:style-name="P198"><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1">Calculates a CRC16.</text:p>
      <text:p text:style-name="P21">Arguments:</text:p>
      <text:list xml:id="list85459272187109" text:continue-numbering="true" text:style-name="L27">
        <text:list-item>
          <text:p text:style-name="P550">data: The data for calculating the CRC</text:p>
        </text:list-item>
      </text:list>
      <text:p text:style-name="P22">Return: The CRC</text:p>
      <text:p text:style-name="P21">Example: <text:s/></text:p>
      <text:p text:style-name="P198"><text:span text:style-name="Absatz-Standardschriftart"><text:span text:style-name="T2">var dataArray = Array(0, 1, 2, 3, 4, 5, 6, 7)</text:span></text:span></text:p>
      <text:p text:style-name="P198"><text:span text:style-name="Absatz-Standardschriftart"><text:span text:style-name="T2">var crc = <text:s/>scriptThread.calculateCrc16(dataArray);</text:span></text:span></text:p>
      <text:p text:style-name="P198"/>
      <text:p text:style-name="P198">Following code is used to calculate the CRC16: <text:s/></text:p>
      <text:p text:style-name="P198"/>
      <text:p text:style-name="P198"><text:span text:style-name="Absatz-Standardschriftart"><text:span text:style-name="T2">quint16 ScriptThread::calculateCrc16(Array&lt;unsigned char&gt; data)</text:span></text:span></text:p>
      <text:p text:style-name="P198"><text:span text:style-name="Absatz-Standardschriftart"><text:span text:style-name="T2">{</text:span></text:span></text:p>
      <text:p text:style-name="P198"><text:span text:style-name="Absatz-Standardschriftart"><text:span text:style-name="T2"><text:s text:c="4"/>static const quint16 crc16Table[256] =</text:span></text:span></text:p>
      <text:p text:style-name="P198"><text:span text:style-name="Absatz-Standardschriftart"><text:span text:style-name="T2"><text:s text:c="4"/>{</text:span></text:span></text:p>
      <text:p text:style-name="P198"><text:span text:style-name="Absatz-Standardschriftart"><text:span text:style-name="T2"><text:s text:c="5"/>0x0000, 0xC0C1, 0xC181, 0x0140, 0xC301, 0x03C0, 0x0280, 0xC241,</text:span></text:span></text:p>
      <text:p text:style-name="P198"><text:span text:style-name="Absatz-Standardschriftart"><text:span text:style-name="T2"><text:s text:c="5"/>0xC601, 0x06C0, 0x0780, 0xC741, 0x0500, 0xC5C1, 0xC481, 0x0440,</text:span></text:span></text:p>
      <text:p text:style-name="P198"><text:span text:style-name="Absatz-Standardschriftart"><text:span text:style-name="T2"><text:s text:c="5"/>0xCC01, 0x0CC0, 0x0D80, 0xCD41, 0x0F00, 0xCFC1, 0xCE81, 0x0E40,</text:span></text:span></text:p>
      <text:p text:style-name="P198"><text:span text:style-name="Absatz-Standardschriftart"><text:span text:style-name="T2"><text:s text:c="5"/>0x0A00, 0xCAC1, 0xCB81, 0x0B40, 0xC901, 0x09C0, 0x0880, 0xC841,</text:span></text:span></text:p>
      <text:p text:style-name="P198"><text:span text:style-name="Absatz-Standardschriftart"><text:span text:style-name="T2"><text:s text:c="5"/>0xD801, 0x18C0, 0x1980, 0xD941, 0x1B00, 0xDBC1, 0xDA81, 0x1A40,</text:span></text:span></text:p>
      <text:p text:style-name="P198"><text:span text:style-name="Absatz-Standardschriftart"><text:span text:style-name="T2"><text:s text:c="5"/>0x1E00, 0xDEC1, 0xDF81, 0x1F40, 0xDD01, 0x1DC0, 0x1C80, 0xDC41,</text:span></text:span></text:p>
      <text:p text:style-name="P198"><text:span text:style-name="Absatz-Standardschriftart"><text:span text:style-name="T2"><text:s text:c="5"/>0x1400, 0xD4C1, 0xD581, 0x1540, 0xD701, 0x17C0, 0x1680, 0xD641,</text:span></text:span></text:p>
      <text:p text:style-name="P198"><text:span text:style-name="Absatz-Standardschriftart"><text:span text:style-name="T2"><text:s text:c="5"/>0xD201, 0x12C0, 0x1380, 0xD341, 0x1100, 0xD1C1, 0xD081, 0x1040,</text:span></text:span></text:p>
      <text:p text:style-name="P198"><text:span text:style-name="Absatz-Standardschriftart"><text:span text:style-name="T2"><text:s text:c="5"/>0xF001, 0x30C0, 0x3180, 0xF141, 0x3300, 0xF3C1, 0xF281, 0x3240,</text:span></text:span></text:p>
      <text:p text:style-name="P198"><text:span text:style-name="Absatz-Standardschriftart"><text:span text:style-name="T2"><text:s text:c="5"/>0x3600, 0xF6C1, 0xF781, 0x3740, 0xF501, 0x35C0, 0x3480, 0xF441,</text:span></text:span></text:p>
      <text:p text:style-name="P198"><text:span text:style-name="Absatz-Standardschriftart"><text:span text:style-name="T2"><text:s text:c="5"/>0x3C00, 0xFCC1, 0xFD81, 0x3D40, 0xFF01, 0x3FC0, 0x3E80, 0xFE41,</text:span></text:span></text:p>
      <text:p text:style-name="P198"><text:span text:style-name="Absatz-Standardschriftart"><text:span text:style-name="T2"><text:s text:c="5"/>0xFA01, 0x3AC0, 0x3B80, 0xFB41, 0x3900, 0xF9C1, 0xF881, 0x3840,</text:span></text:span></text:p>
      <text:p text:style-name="P198"><text:span text:style-name="Absatz-Standardschriftart"><text:span text:style-name="T2"><text:s text:c="5"/>0x2800, 0xE8C1, 0xE981, 0x2940, 0xEB01, 0x2BC0, 0x2A80, 0xEA41,</text:span></text:span></text:p>
      <text:p text:style-name="P198"><text:span text:style-name="Absatz-Standardschriftart"><text:span text:style-name="T2"><text:s text:c="5"/>0xEE01, 0x2EC0, 0x2F80, 0xEF41, 0x2D00, 0xEDC1, 0xEC81, 0x2C40,</text:span></text:span></text:p>
      <text:p text:style-name="P198"><text:span text:style-name="Absatz-Standardschriftart"><text:span text:style-name="T2"><text:s text:c="5"/>0xE401, 0x24C0, 0x2580, 0xE541, 0x2700, 0xE7C1, 0xE681, 0x2640,</text:span></text:span></text:p>
      <text:p text:style-name="P198"><text:span text:style-name="Absatz-Standardschriftart"><text:span text:style-name="T2"><text:s text:c="5"/>0x2200, 0xE2C1, 0xE381, 0x2340, 0xE101, 0x21C0, 0x2080, 0xE041,</text:span></text:span></text:p>
      <text:p text:style-name="P198"><text:span text:style-name="Absatz-Standardschriftart"><text:span text:style-name="T2"><text:s text:c="5"/>0xA001, 0x60C0, 0x6180, 0xA141, 0x6300, 0xA3C1, 0xA281, 0x6240,</text:span></text:span></text:p>
      <text:p text:style-name="P198"><text:span text:style-name="Absatz-Standardschriftart"><text:span text:style-name="T2"><text:s text:c="5"/>0x6600, 0xA6C1, 0xA781, 0x6740, 0xA501, 0x65C0, 0x6480, 0xA441,</text:span></text:span></text:p>
      <text:p text:style-name="P198"><text:span text:style-name="Absatz-Standardschriftart"><text:span text:style-name="T2"><text:s text:c="5"/>0x6C00, 0xACC1, 0xAD81, 0x6D40, 0xAF01, 0x6FC0, 0x6E80, 0xAE41,</text:span></text:span></text:p>
      <text:p text:style-name="P198"><text:span text:style-name="Absatz-Standardschriftart"><text:span text:style-name="T2"><text:s text:c="5"/>0xAA01, 0x6AC0, 0x6B80, 0xAB41, 0x6900, 0xA9C1, 0xA881, 0x6840,</text:span></text:span></text:p>
      <text:p text:style-name="P198"><text:span text:style-name="Absatz-Standardschriftart"><text:span text:style-name="T2"><text:s text:c="5"/>0x7800, 0xB8C1, 0xB981, 0x7940, 0xBB01, 0x7BC0, 0x7A80, 0xBA41,</text:span></text:span></text:p>
      <text:p text:style-name="P198"><text:span text:style-name="Absatz-Standardschriftart"><text:span text:style-name="T2"><text:s text:c="5"/>0xBE01, 0x7EC0, 0x7F80, 0xBF41, 0x7D00, 0xBDC1, 0xBC81, 0x7C40,</text:span></text:span></text:p>
      <text:p text:style-name="P198"><text:span text:style-name="Absatz-Standardschriftart"><text:span text:style-name="T2"><text:s text:c="5"/>0xB401, 0x74C0, 0x7580, 0xB541, 0x7700, 0xB7C1, 0xB681, 0x7640,</text:span></text:span></text:p>
      <text:p text:style-name="P198"><text:span text:style-name="Absatz-Standardschriftart"><text:span text:style-name="T2"><text:s text:c="5"/>0x7200, 0xB2C1, 0xB381, 0x7340, 0xB101, 0x71C0, 0x7080, 0xB041,</text:span></text:span></text:p>
      <text:p text:style-name="P198"><text:span text:style-name="Absatz-Standardschriftart"><text:span text:style-name="T2"><text:s text:c="5"/>0x5000, 0x90C1, 0x9181, 0x5140, 0x9301, 0x53C0, 0x5280, 0x9241,</text:span></text:span></text:p>
      <text:p text:style-name="P198"><text:span text:style-name="Absatz-Standardschriftart"><text:span text:style-name="T2"><text:s text:c="5"/>0x9601, 0x56C0, 0x5780, 0x9741, 0x5500, 0x95C1, 0x9481, 0x5440,</text:span></text:span></text:p>
      <text:p text:style-name="P198"><text:span text:style-name="Absatz-Standardschriftart"><text:span text:style-name="T2"><text:s text:c="5"/>0x9C01, 0x5CC0, 0x5D80, 0x9D41, 0x5F00, 0x9FC1, 0x9E81, 0x5E40,</text:span></text:span></text:p>
      <text:p text:style-name="P198"><text:span text:style-name="Absatz-Standardschriftart"><text:span text:style-name="T2"><text:s text:c="5"/>0x5A00, 0x9AC1, 0x9B81, 0x5B40, 0x9901, 0x59C0, 0x5880, 0x9841,</text:span></text:span></text:p>
      <text:p text:style-name="P198"><text:span text:style-name="Absatz-Standardschriftart"><text:span text:style-name="T2"><text:s text:c="5"/>0x8801, 0x48C0, 0x4980, 0x8941, 0x4B00, 0x8BC1, 0x8A81, 0x4A40,</text:span></text:span></text:p>
      <text:p text:style-name="P198"><text:span text:style-name="Absatz-Standardschriftart"><text:span text:style-name="T2"><text:s text:c="5"/>0x4E00, 0x8EC1, 0x8F81, 0x4F40, 0x8D01, 0x4DC0, 0x4C80, 0x8C41,</text:span></text:span></text:p>
      <text:p text:style-name="P198"><text:span text:style-name="Absatz-Standardschriftart"><text:span text:style-name="T2"><text:s text:c="5"/>0x4400, 0x84C1, 0x8581, 0x4540, 0x8701, 0x47C0, 0x4680, 0x8641,</text:span></text:span></text:p>
      <text:p text:style-name="P198"><text:span text:style-name="Absatz-Standardschriftart"><text:span text:style-name="T2"><text:s text:c="5"/>0x8201, 0x42C0, 0x4380, 0x8341, 0x4100, 0x81C1, 0x8081, 0x4040 };</text:span></text:span></text:p>
      <text:p text:style-name="P198"><text:span text:style-name="Absatz-Standardschriftart"><text:span text:style-name="T2"/></text:span></text:p>
      <text:p text:style-name="P198"><text:span text:style-name="Absatz-Standardschriftart"><text:span text:style-name="T2"><text:s text:c="4"/>quint16 crc = 0xFFFF;</text:span></text:span></text:p>
      <text:p text:style-name="P198"><text:span text:style-name="Absatz-Standardschriftart"><text:span text:style-name="T2"><text:s text:c="4"/>for (auto val : data)</text:span></text:span></text:p>
      <text:p text:style-name="P198"><text:soft-page-break/><text:span text:style-name="Absatz-Standardschriftart"><text:span text:style-name="T2"><text:s text:c="4"/>{</text:span></text:span></text:p>
      <text:p text:style-name="P198"><text:span text:style-name="Absatz-Standardschriftart"><text:span text:style-name="T2"><text:s text:c="8"/>crc = (crc &gt;&gt; 8) ^ crc16Table[(crc ^ val) &amp; 0xff];</text:span></text:span></text:p>
      <text:p text:style-name="P198"><text:span text:style-name="Absatz-Standardschriftart"><text:span text:style-name="T2"><text:s text:c="4"/>}</text:span></text:span></text:p>
      <text:p text:style-name="P198"><text:span text:style-name="Absatz-Standardschriftart"><text:span text:style-name="T2"><text:s text:c="4"/>crc = ~crc;</text:span></text:span></text:p>
      <text:p text:style-name="P198"><text:span text:style-name="Absatz-Standardschriftart"><text:span text:style-name="T2"><text:s text:c="4"/>return crc;</text:span></text:span></text:p>
      <text:p text:style-name="P198"><text:span text:style-name="Absatz-Standardschriftart"><text:span text:style-name="T2"/></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1">Calculates a CRC32.</text:p>
      <text:p text:style-name="P21">Arguments:</text:p>
      <text:list xml:id="list85460481380944" text:continue-numbering="true" text:style-name="L27">
        <text:list-item>
          <text:p text:style-name="P550">data: The data for calculating the CRC</text:p>
        </text:list-item>
      </text:list>
      <text:p text:style-name="P22">Return: The CRC</text:p>
      <text:p text:style-name="P21">Example: <text:s/></text:p>
      <text:p text:style-name="P198"><text:span text:style-name="Absatz-Standardschriftart"><text:span text:style-name="T2">var dataArray = Array(0, 1, 2, 3, 4, 5, 6, 7)</text:span></text:span></text:p>
      <text:p text:style-name="P198"><text:span text:style-name="Absatz-Standardschriftart"><text:span text:style-name="T2">var crc = <text:s/>scriptThread.calculateCrc32(dataArray);</text:span></text:span></text:p>
      <text:p text:style-name="P198"/>
      <text:p text:style-name="P198">Following code is used to calculate the CRC32: <text:s/></text:p>
      <text:p text:style-name="P198"/>
      <text:p text:style-name="P198"><text:span text:style-name="Absatz-Standardschriftart"><text:span text:style-name="T2">quint32 ScriptThread::calculateCrc32(Array&lt;unsigned char&gt; data)</text:span></text:span></text:p>
      <text:p text:style-name="P198"><text:span text:style-name="Absatz-Standardschriftart"><text:span text:style-name="T2">{</text:span></text:span></text:p>
      <text:p text:style-name="P198"><text:span text:style-name="Absatz-Standardschriftart"><text:span text:style-name="T2"><text:s text:c="4"/>static bool crc32TableCreated = false;</text:span></text:span></text:p>
      <text:p text:style-name="P198"><text:span text:style-name="Absatz-Standardschriftart"><text:span text:style-name="T2"><text:s text:c="4"/>static quint32 crc32Table[256];</text:span></text:span></text:p>
      <text:p text:style-name="P198"><text:span text:style-name="Absatz-Standardschriftart"><text:span text:style-name="T2"/></text:span></text:p>
      <text:p text:style-name="P198"><text:span text:style-name="Absatz-Standardschriftart"><text:span text:style-name="T2"><text:s text:c="4"/>if(!crc32TableCreated)</text:span></text:span></text:p>
      <text:p text:style-name="P198"><text:span text:style-name="Absatz-Standardschriftart"><text:span text:style-name="T2"><text:s text:c="4"/>{</text:span></text:span></text:p>
      <text:p text:style-name="P198"><text:span text:style-name="Absatz-Standardschriftart"><text:span text:style-name="T2"><text:s text:c="8"/>const quint32 CRCPOLY = 0xEDB88320;</text:span></text:span></text:p>
      <text:p text:style-name="P198"><text:span text:style-name="Absatz-Standardschriftart"><text:span text:style-name="T2"><text:s text:c="8"/>quint32 value;</text:span></text:span></text:p>
      <text:p text:style-name="P198"><text:span text:style-name="Absatz-Standardschriftart"><text:span text:style-name="T2"><text:s text:c="8"/>for (quint32 i = 0; i &lt; 256; i++)</text:span></text:span></text:p>
      <text:p text:style-name="P198"><text:span text:style-name="Absatz-Standardschriftart"><text:span text:style-name="T2"><text:s text:c="8"/>{</text:span></text:span></text:p>
      <text:p text:style-name="P198"><text:span text:style-name="Absatz-Standardschriftart"><text:span text:style-name="T2"><text:s text:c="12"/>value = i;</text:span></text:span></text:p>
      <text:p text:style-name="P198"><text:span text:style-name="Absatz-Standardschriftart"><text:span text:style-name="T2"><text:s text:c="12"/>for (int j = 8; j &gt; 0; j--)</text:span></text:span></text:p>
      <text:p text:style-name="P198"><text:span text:style-name="Absatz-Standardschriftart"><text:span text:style-name="T2"><text:s text:c="12"/>{</text:span></text:span></text:p>
      <text:p text:style-name="P198"><text:span text:style-name="Absatz-Standardschriftart"><text:span text:style-name="T2"><text:s text:c="16"/>if (value &amp; 1)</text:span></text:span></text:p>
      <text:p text:style-name="P198"><text:span text:style-name="Absatz-Standardschriftart"><text:span text:style-name="T2"><text:s text:c="16"/>{</text:span></text:span></text:p>
      <text:p text:style-name="P198"><text:span text:style-name="Absatz-Standardschriftart"><text:span text:style-name="T2"><text:s text:c="20"/>value = (value &gt;&gt; 1) ^ CRCPOLY;</text:span></text:span></text:p>
      <text:p text:style-name="P198"><text:span text:style-name="Absatz-Standardschriftart"><text:span text:style-name="T2"><text:s text:c="16"/>}</text:span></text:span></text:p>
      <text:p text:style-name="P198"><text:span text:style-name="Absatz-Standardschriftart"><text:span text:style-name="T2"><text:s text:c="16"/>else</text:span></text:span></text:p>
      <text:p text:style-name="P198"><text:span text:style-name="Absatz-Standardschriftart"><text:span text:style-name="T2"><text:s text:c="16"/>{</text:span></text:span></text:p>
      <text:p text:style-name="P198"><text:span text:style-name="Absatz-Standardschriftart"><text:span text:style-name="T2"><text:s text:c="20"/>value &gt;&gt;= 1;</text:span></text:span></text:p>
      <text:p text:style-name="P198"><text:span text:style-name="Absatz-Standardschriftart"><text:span text:style-name="T2"><text:s text:c="16"/>}</text:span></text:span></text:p>
      <text:p text:style-name="P198"><text:span text:style-name="Absatz-Standardschriftart"><text:span text:style-name="T2"><text:s text:c="12"/>}</text:span></text:span></text:p>
      <text:p text:style-name="P198"><text:span text:style-name="Absatz-Standardschriftart"><text:span text:style-name="T2"><text:s text:c="12"/>crc32Table[i] = value;</text:span></text:span></text:p>
      <text:p text:style-name="P198"><text:span text:style-name="Absatz-Standardschriftart"><text:span text:style-name="T2"><text:s text:c="8"/>}</text:span></text:span></text:p>
      <text:p text:style-name="P198"><text:span text:style-name="Absatz-Standardschriftart"><text:span text:style-name="T2"/></text:span></text:p>
      <text:p text:style-name="P198"><text:span text:style-name="Absatz-Standardschriftart"><text:span text:style-name="T2"><text:s text:c="8"/>crc32TableCreated = true;</text:span></text:span></text:p>
      <text:p text:style-name="P198"><text:span text:style-name="Absatz-Standardschriftart"><text:span text:style-name="T2"><text:s text:c="4"/>}</text:span></text:span></text:p>
      <text:p text:style-name="P198"><text:span text:style-name="Absatz-Standardschriftart"><text:span text:style-name="T2"/></text:span></text:p>
      <text:p text:style-name="P198"><text:span text:style-name="Absatz-Standardschriftart"><text:span text:style-name="T2"><text:s text:c="4"/>quint32 crc = 0xFFFFFFFF;</text:span></text:span></text:p>
      <text:p text:style-name="P198"><text:span text:style-name="Absatz-Standardschriftart"><text:span text:style-name="T2"><text:s text:c="4"/>for (auto val : data)</text:span></text:span></text:p>
      <text:p text:style-name="P198"><text:span text:style-name="Absatz-Standardschriftart"><text:span text:style-name="T2"><text:s text:c="4"/>{</text:span></text:span></text:p>
      <text:p text:style-name="P198"><text:span text:style-name="Absatz-Standardschriftart"><text:span text:style-name="T2"><text:s text:c="8"/>crc = crc32Table[(crc ^ val) &amp; 0xFF] ^ (crc &gt;&gt; 8);</text:span></text:span></text:p>
      <text:p text:style-name="P198"><text:span text:style-name="Absatz-Standardschriftart"><text:span text:style-name="T2"><text:s text:c="4"/>}</text:span></text:span></text:p>
      <text:p text:style-name="P198"><text:span text:style-name="Absatz-Standardschriftart"><text:span text:style-name="T2"><text:s text:c="4"/>crc = ~crc;</text:span></text:span></text:p>
      <text:p text:style-name="P198"><text:span text:style-name="Absatz-Standardschriftart"><text:span text:style-name="T2"><text:s text:c="4"/>return crc;</text:span></text:span></text:p>
      <text:p text:style-name="P198"/>
      <text:p text:style-name="P198"><text:span text:style-name="Absatz-Standardschriftart"><text:span text:style-name="T2">}</text:span></text:span></text:p>
      <text:p text:style-name="P198"><text:soft-page-break/><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1">Calculates a CRC64.</text:p>
      <text:p text:style-name="P21">Arguments:</text:p>
      <text:list xml:id="list85460495156634" text:continue-numbering="true" text:style-name="L27">
        <text:list-item>
          <text:p text:style-name="P550">data: The data for calculating the CRC</text:p>
        </text:list-item>
      </text:list>
      <text:p text:style-name="P22">Return: The CRC</text:p>
      <text:p text:style-name="P21">Example: <text:s/></text:p>
      <text:p text:style-name="P198"><text:span text:style-name="Absatz-Standardschriftart"><text:span text:style-name="T2">var dataArray = Array(0, 1, 2, 3, 4, 5, 6, 7)</text:span></text:span></text:p>
      <text:p text:style-name="P198"><text:span text:style-name="Absatz-Standardschriftart"><text:span text:style-name="T2">var crc = <text:s/>scriptThread.calculateCrc64(dataArray);</text:span></text:span></text:p>
      <text:p text:style-name="P198"/>
      <text:p text:style-name="P198">Following code is used to calculate the CRC64: <text:s/></text:p>
      <text:p text:style-name="P198"/>
      <text:p text:style-name="P198"><text:span text:style-name="Absatz-Standardschriftart"><text:span text:style-name="T2">quint64 ScriptThread::calculateCrc64(Array&lt;unsigned char&gt; data)</text:span></text:span></text:p>
      <text:p text:style-name="P198"><text:span text:style-name="Absatz-Standardschriftart"><text:span text:style-name="T2">{</text:span></text:span></text:p>
      <text:p text:style-name="P198"><text:span text:style-name="Absatz-Standardschriftart"><text:span text:style-name="T2"><text:s text:c="4"/>static bool crc64TableCreated = false;</text:span></text:span></text:p>
      <text:p text:style-name="P198"><text:span text:style-name="Absatz-Standardschriftart"><text:span text:style-name="T2"><text:s text:c="4"/>static quint64 crc64Table[256];</text:span></text:span></text:p>
      <text:p text:style-name="P198"><text:span text:style-name="Absatz-Standardschriftart"><text:span text:style-name="T2"/></text:span></text:p>
      <text:p text:style-name="P198"><text:span text:style-name="Absatz-Standardschriftart"><text:span text:style-name="T2"><text:s text:c="4"/>if(!crc64TableCreated)</text:span></text:span></text:p>
      <text:p text:style-name="P198"><text:span text:style-name="Absatz-Standardschriftart"><text:span text:style-name="T2"><text:s text:c="4"/>{</text:span></text:span></text:p>
      <text:p text:style-name="P198"><text:span text:style-name="Absatz-Standardschriftart"><text:span text:style-name="T2"><text:s text:c="8"/>const quint64 CRCPOLY = 0x42F0E1EBA9EA3693;</text:span></text:span></text:p>
      <text:p text:style-name="P198"><text:span text:style-name="Absatz-Standardschriftart"><text:span text:style-name="T2"/></text:span></text:p>
      <text:p text:style-name="P198"><text:span text:style-name="Absatz-Standardschriftart"><text:span text:style-name="T2"><text:s text:c="8"/>quint64 value;</text:span></text:span></text:p>
      <text:p text:style-name="P198"><text:span text:style-name="Absatz-Standardschriftart"><text:span text:style-name="T2"><text:s text:c="8"/>for (quint32 i = 0; i &lt; 256; i++)</text:span></text:span></text:p>
      <text:p text:style-name="P198"><text:span text:style-name="Absatz-Standardschriftart"><text:span text:style-name="T2"><text:s text:c="8"/>{</text:span></text:span></text:p>
      <text:p text:style-name="P198"><text:span text:style-name="Absatz-Standardschriftart"><text:span text:style-name="T2"><text:s text:c="12"/>value = i;</text:span></text:span></text:p>
      <text:p text:style-name="P198"><text:span text:style-name="Absatz-Standardschriftart"><text:span text:style-name="T2"><text:s text:c="12"/>for (int j = 8; j &gt; 0; j--)</text:span></text:span></text:p>
      <text:p text:style-name="P198"><text:span text:style-name="Absatz-Standardschriftart"><text:span text:style-name="T2"><text:s text:c="12"/>{</text:span></text:span></text:p>
      <text:p text:style-name="P198"><text:span text:style-name="Absatz-Standardschriftart"><text:span text:style-name="T2"><text:s text:c="16"/>if (value &amp; 1)</text:span></text:span></text:p>
      <text:p text:style-name="P198"><text:span text:style-name="Absatz-Standardschriftart"><text:span text:style-name="T2"><text:s text:c="16"/>{</text:span></text:span></text:p>
      <text:p text:style-name="P198"><text:span text:style-name="Absatz-Standardschriftart"><text:span text:style-name="T2"><text:s text:c="20"/>value = (value &gt;&gt; 1) ^ CRCPOLY;</text:span></text:span></text:p>
      <text:p text:style-name="P198"><text:span text:style-name="Absatz-Standardschriftart"><text:span text:style-name="T2"><text:s text:c="16"/>}</text:span></text:span></text:p>
      <text:p text:style-name="P198"><text:span text:style-name="Absatz-Standardschriftart"><text:span text:style-name="T2"><text:s text:c="16"/>else</text:span></text:span></text:p>
      <text:p text:style-name="P198"><text:span text:style-name="Absatz-Standardschriftart"><text:span text:style-name="T2"><text:s text:c="16"/>{</text:span></text:span></text:p>
      <text:p text:style-name="P198"><text:span text:style-name="Absatz-Standardschriftart"><text:span text:style-name="T2"><text:s text:c="20"/>value &gt;&gt;= 1;</text:span></text:span></text:p>
      <text:p text:style-name="P198"><text:span text:style-name="Absatz-Standardschriftart"><text:span text:style-name="T2"><text:s text:c="16"/>}</text:span></text:span></text:p>
      <text:p text:style-name="P198"><text:span text:style-name="Absatz-Standardschriftart"><text:span text:style-name="T2"><text:s text:c="12"/>}</text:span></text:span></text:p>
      <text:p text:style-name="P198"><text:span text:style-name="Absatz-Standardschriftart"><text:span text:style-name="T2"><text:s text:c="12"/>crc64Table[i] = value;</text:span></text:span></text:p>
      <text:p text:style-name="P198"><text:span text:style-name="Absatz-Standardschriftart"><text:span text:style-name="T2"><text:s text:c="8"/>}</text:span></text:span></text:p>
      <text:p text:style-name="P198"><text:span text:style-name="Absatz-Standardschriftart"><text:span text:style-name="T2"/></text:span></text:p>
      <text:p text:style-name="P198"><text:span text:style-name="Absatz-Standardschriftart"><text:span text:style-name="T2"><text:s text:c="8"/>crc64TableCreated = true;</text:span></text:span></text:p>
      <text:p text:style-name="P198"><text:span text:style-name="Absatz-Standardschriftart"><text:span text:style-name="T2"><text:s text:c="4"/>}</text:span></text:span></text:p>
      <text:p text:style-name="P198"><text:span text:style-name="Absatz-Standardschriftart"><text:span text:style-name="T2"/></text:span></text:p>
      <text:p text:style-name="P198"><text:span text:style-name="Absatz-Standardschriftart"><text:span text:style-name="T2"><text:s text:c="4"/>quint64 crc = 0;</text:span></text:span></text:p>
      <text:p text:style-name="P198"><text:span text:style-name="Absatz-Standardschriftart"><text:span text:style-name="T2"><text:s text:c="4"/>for (auto val : data)</text:span></text:span></text:p>
      <text:p text:style-name="P198"><text:span text:style-name="Absatz-Standardschriftart"><text:span text:style-name="T2"><text:s text:c="4"/>{</text:span></text:span></text:p>
      <text:p text:style-name="P198"><text:span text:style-name="Absatz-Standardschriftart"><text:span text:style-name="T2"><text:s text:c="8"/>crc = crc64Table[(crc ^ val) &amp; 0xFF] ^ (crc &gt;&gt; 8);</text:span></text:span></text:p>
      <text:p text:style-name="P198"><text:span text:style-name="Absatz-Standardschriftart"><text:span text:style-name="T2"><text:s text:c="4"/>}</text:span></text:span></text:p>
      <text:p text:style-name="P198"><text:span text:style-name="Absatz-Standardschriftart"><text:span text:style-name="T2"><text:s text:c="4"/>crc = ~crc;</text:span></text:span></text:p>
      <text:p text:style-name="P198"><text:span text:style-name="Absatz-Standardschriftart"><text:span text:style-name="T2"><text:s text:c="4"/>return crc;</text:span></text:span></text:p>
      <text:p text:style-name="P198"><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85459949037497" text:continue-numbering="true" text:style-name="L27">
        <text:list-item>
          <text:p text:style-name="P550">name: Name of the string variable</text:p>
        </text:list-item>
        <text:list-item>
          <text:p text:style-name="P550">string: The string</text:p>
        </text:list-item>
      </text:list>
      <text:p text:style-name="P257"/>
      <text:h text:style-name="Heading_20_4" text:outline-level="4">String getGlobalString(String name, bool removeValue=false)</text:h>
      <text:p text:style-name="P21">Returns a string from the global string map.</text:p>
      <text:p text:style-name="P21">Arguments:</text:p>
      <text:list xml:id="list85458823689748" text:continue-numbering="true" text:style-name="L27">
        <text:list-item>
          <text:p text:style-name="P550">name: Name of the variable</text:p>
        </text:list-item>
        <text:list-item>
          <text:p text:style-name="P550">removeValue: True if the variable shall be removed from the string map</text:p>
        </text:list-item>
      </text:list>
      <text:p text:style-name="P257">Return: The read string. Returns an empty string if name is not in the string map.</text:p>
      <text:p text:style-name="P257"/>
      <text:h text:style-name="P516"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85460706220391" text:continue-numbering="true" text:style-name="L27">
        <text:list-item>
          <text:p text:style-name="P550">name: Name of the variable</text:p>
        </text:list-item>
        <text:list-item>
          <text:p text:style-name="P550">string: The content of the string</text:p>
        </text:list-item>
      </text:list>
      <text:p text:style-name="P270"/>
      <text:h text:style-name="Heading_20_4" text:outline-level="4">void setGlobalDataArray(String name, Array&lt;unsigned char&gt; data)</text:h>
      <text:p text:style-name="P21">Sets a data array in the global data array map.</text:p>
      <text:p text:style-name="P21">Arguments:</text:p>
      <text:list xml:id="list85460254035136" text:continue-numbering="true" text:style-name="L27">
        <text:list-item>
          <text:p text:style-name="P550">name: Name of the variable</text:p>
        </text:list-item>
        <text:list-item>
          <text:p text:style-name="P550">data: The data array</text:p>
        </text:list-item>
      </text:list>
      <text:p text:style-name="P180"/>
      <text:h text:style-name="Heading_20_4" text:outline-level="4">Array&lt;unsigned char&gt; getGlobalDataArray(String name, <text:s/>bool removeValue=false)</text:h>
      <text:p text:style-name="P21">Returns a data array from the global data array map.</text:p>
      <text:p text:style-name="P21">Arguments:</text:p>
      <text:list xml:id="list85459475825242" text:continue-numbering="true" text:style-name="L27">
        <text:list-item>
          <text:p text:style-name="P550">name: Name of the variable</text:p>
        </text:list-item>
        <text:list-item>
          <text:p text:style-name="P550">removeValue: True if the variable shall be removed from the data array map</text:p>
        </text:list-item>
      </text:list>
      <text:p text:style-name="P257">Return: The read data array. Returns an empty data array if name is not in the data array map.</text:p>
      <text:p text:style-name="P257"/>
      <text:h text:style-name="P516"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85459969900599" text:continue-numbering="true" text:style-name="L27">
        <text:list-item>
          <text:p text:style-name="P422">name: Name of the variable</text:p>
        </text:list-item>
        <text:list-item>
          <text:p text:style-name="P422">data: The content of data array</text:p>
        </text:list-item>
      </text:list>
      <text:p text:style-name="P257"/>
      <text:h text:style-name="Heading_20_4" text:outline-level="4">void setGlobalUnsignedNumber(String name, quint32 number)</text:h>
      <text:p text:style-name="P21">Sets a<text:span text:style-name="T150">n</text:span> unsigned number in the global unsigned number map.</text:p>
      <text:p text:style-name="P21">Arguments:</text:p>
      <text:list xml:id="list85460365516366" text:continue-numbering="true" text:style-name="L27">
        <text:list-item>
          <text:p text:style-name="P550"><text:soft-page-break/>name: Name of the variable</text:p>
        </text:list-item>
        <text:list-item>
          <text:p text:style-name="P550">number: The number</text:p>
        </text:list-item>
      </text:list>
      <text:h text:style-name="Heading_20_4" text:outline-level="4">QList&lt;quint32&gt; getGlobalUnsignedNumber(String name, bool removeValue=false)</text:h>
      <text:p text:style-name="P21">Returns a<text:span text:style-name="T150">n</text:span> unsigned number from the global unsigned number map.</text:p>
      <text:p text:style-name="P21">Arguments:</text:p>
      <text:list xml:id="list85458817839066" text:continue-numbering="true" text:style-name="L27">
        <text:list-item>
          <text:p text:style-name="P550">name: Name of the variable</text:p>
        </text:list-item>
        <text:list-item>
          <text:p text:style-name="P550">removeValue: True if the variable shall be removed from the unsigned number map</text:p>
        </text:list-item>
      </text:list>
      <text:p text:style-name="P257">Return: The first element in the result list is the result status (1=name found, 0=name not found). The second element is the read value.</text:p>
      <text:p text:style-name="P257">Example:</text:p>
      <text:p text:style-name="P259">//Read the stored value</text:p>
      <text:p text:style-name="P259">var resultArray = scriptThread.getGlobalUnsignedNumber("U_Number");</text:p>
      <text:p text:style-name="P259">if(resultArray[0] == 1)</text:p>
      <text:p text:style-name="P259">{</text:p>
      <text:p text:style-name="P259"><text:tab/>scriptThread.appendTextToConsole("unumber: " + resultArray[1]);</text:p>
      <text:p text:style-name="P259">}</text:p>
      <text:p text:style-name="P258"/>
      <text:h text:style-name="P516"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85459163548637" text:continue-numbering="true" text:style-name="L27">
        <text:list-item>
          <text:p text:style-name="P550">name: Name of the variable</text:p>
        </text:list-item>
        <text:list-item>
          <text:p text:style-name="P550">number: The value of the variable</text:p>
        </text:list-item>
      </text:list>
      <text:p text:style-name="P258"/>
      <text:h text:style-name="Heading_20_4" text:outline-level="4">void setGlobalSignedNumber(String name, quint32 number)</text:h>
      <text:p text:style-name="P21">Sets a unsigned number in the global signed number map.</text:p>
      <text:p text:style-name="P21">Arguments:</text:p>
      <text:list xml:id="list85460117670900" text:continue-numbering="true" text:style-name="L27">
        <text:list-item>
          <text:p text:style-name="P550">name: Name of the variable</text:p>
        </text:list-item>
        <text:list-item>
          <text:p text:style-name="P550">number: The number</text:p>
        </text:list-item>
      </text:list>
      <text:p text:style-name="P180"/>
      <text:h text:style-name="Heading_20_4" text:outline-level="4">QList&lt;quint32&gt; getGlobalSignedNumber(String name, bool removeValue=false)</text:h>
      <text:p text:style-name="P21">Returns a unsigned number from the global signed number map.</text:p>
      <text:p text:style-name="P21">Arguments:</text:p>
      <text:list xml:id="list85458904439765" text:continue-numbering="true" text:style-name="L27">
        <text:list-item>
          <text:p text:style-name="P550">name: Name of the variable</text:p>
        </text:list-item>
        <text:list-item>
          <text:p text:style-name="P550">removeValue: True if the variable shall be removed from the signed number map</text:p>
        </text:list-item>
      </text:list>
      <text:p text:style-name="P257">Return: The first element in the result list is the result status (1=name found, 0=name not found). The second element is the read value.</text:p>
      <text:p text:style-name="P257">Example:</text:p>
      <text:p text:style-name="P259">//Read the stored value</text:p>
      <text:p text:style-name="P259">var resultArray = scriptThread.getGlobalSignedNumber("S_Number");</text:p>
      <text:p text:style-name="P259">if(resultArray[0] == 1)</text:p>
      <text:p text:style-name="P259">{</text:p>
      <text:p text:style-name="P259"><text:tab/>scriptThread.appendTextToConsole("snumber: " + resultArray[1]);</text:p>
      <text:p text:style-name="P258"><text:span text:style-name="Absatz-Standardschriftart"><text:span text:style-name="T56">}</text:span></text:span></text:p>
      <text:p text:style-name="P258"><text:span text:style-name="Absatz-Standardschriftart"><text:span text:style-name="T56"/></text:span></text:p>
      <text:h text:style-name="P516"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85460624852789" text:continue-numbering="true" text:style-name="L27">
        <text:list-item>
          <text:p text:style-name="P550"><text:soft-page-break/>name: Name of the variable</text:p>
        </text:list-item>
        <text:list-item>
          <text:p text:style-name="P550"><text:span text:style-name="Absatz-Standardschriftart"><text:span text:style-name="T57">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85458687591783" text:continue-numbering="true" text:style-name="L27">
        <text:list-item>
          <text:p text:style-name="P550">name: Name of the variable</text:p>
        </text:list-item>
        <text:list-item>
          <text:p text:style-name="P550">number: The number</text:p>
          <text:p text:style-name="P626"/>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85459854211915" text:continue-numbering="true" text:style-name="L27">
        <text:list-item>
          <text:p text:style-name="P550">name: Name of the variable</text:p>
        </text:list-item>
        <text:list-item>
          <text:p text:style-name="P550">removeValue: True if the variable shall be removed from the real number map</text:p>
        </text:list-item>
      </text:list>
      <text:p text:style-name="P257">Return: The first element in the result list is the result status (1.0=name found, 0.0=name not found). The second element is the read value.</text:p>
      <text:p text:style-name="P257">Example:</text:p>
      <text:p text:style-name="P259">//Read the stored value</text:p>
      <text:p text:style-name="P259">var resultArray = scriptThread.getGlobalRealNumber("R_Number");</text:p>
      <text:p text:style-name="P259">if(resultArray[0] == 1.0)</text:p>
      <text:p text:style-name="P259">{</text:p>
      <text:p text:style-name="P259"><text:tab/>scriptThread.appendTextToConsole("rnumber: " + resultArray[1]);</text:p>
      <text:p text:style-name="P257"><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85459007928400" text:continue-numbering="true" text:style-name="L27">
        <text:list-item>
          <text:p text:style-name="P550">name: Name of the variable</text:p>
        </text:list-item>
        <text:list-item>
          <text:p text:style-name="P550"><text:span text:style-name="Absatz-Standardschriftart"><text:span text:style-name="T57">number: The value of the variable</text:span></text:span></text:p>
        </text:list-item>
      </text:list>
      <text:p text:style-name="P180"><text:span text:style-name="Absatz-Standardschriftart"><text:span text:style-name="T57"/></text:span></text:p>
      <text:h text:style-name="Heading_20_3" text:outline-level="3"><text:bookmark-start text:name="__RefHeading___Toc23434_517021428"/><text:span text:style-name="Absatz-Standardschriftart"><text:span text:style-name="T106">Process</text:span></text:span><text:bookmark-end text:name="__RefHeading___Toc23434_517021428"/></text:h>
      <text:p text:style-name="P8"><text:span text:style-name="Absatz-Standardschriftart"><text:span text:style-name="T92">This chapter contains process related functions.</text:span></text:span></text:p>
      <text:h text:style-name="P459" text:outline-level="4"><text:bookmark-start text:name="_Toc403041659"/>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85460694242125" text:continue-numbering="true" text:style-name="L27">
        <text:list-item>
          <text:p text:style-name="P555">program: The program to start</text:p>
        </text:list-item>
        <text:list-item>
          <text:p text:style-name="P555"><text:span text:style-name="T157">a</text:span>rguments: The arguments</text:p>
        </text:list-item>
        <text:list-item>
          <text:p text:style-name="P555"><text:span text:style-name="Absatz-Standardschriftart">workingDirectory: The working directory.</text:span></text:p>
        </text:list-item>
      </text:list>
      <text:p text:style-name="P23">Return: True on success</text:p>
      <text:p text:style-name="P83">Example: <text:s/></text:p>
      <text:p text:style-name="P219"><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8"><text:span text:style-name="Absatz-Standardschriftart"><text:span text:style-name="T2">scriptThread.createProcessDetached("D:/notepad.exe", arguments,"");</text:span></text:span></text:p>
      <text:p text:style-name="P217"><text:span text:style-name="Absatz-Standardschriftart"><text:span text:style-name="T2"/></text:span></text:p>
      <text:h text:style-name="P459" text:outline-level="4"><text:bookmark-start text:name="__RefHeading__5960_596565095"/><text:bookmark-start text:name="_Toc403041660"/><text:soft-page-break/>int createProcess (String program, Array&lt;String&gt; arguments)<text:bookmark-end text:name="__RefHeading__5960_596565095"/><text:bookmark-end text:name="_Toc403041660"/></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85460522388780" text:continue-numbering="true" text:style-name="L27">
        <text:list-item>
          <text:p text:style-name="P555">program: The program to start</text:p>
        </text:list-item>
        <text:list-item>
          <text:p text:style-name="P555"><text:span text:style-name="T157">a</text:span>rguments: The arguments</text:p>
        </text:list-item>
      </text:list>
      <text:p text:style-name="P23">Return: True on success</text:p>
      <text:p text:style-name="P83">Example: <text:s/></text:p>
      <text:p text:style-name="P219"><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8"><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17"><text:span text:style-name="Absatz-Standardschriftart"><text:span text:style-name="T37"/></text:span></text:p>
      <text:h text:style-name="P460" text:outline-level="4"><text:bookmark-start text:name="_Toc403041660651"/>ScriptProcess createProcessAsynchronous(String program, Array&lt;String&gt; arguments,<text:bookmark-end text:name="_Toc403041660651"/> int startWaitTime=30000<text:span text:style-name="T166">,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85460452993941" text:continue-numbering="true" text:style-name="L27">
        <text:list-item>
          <text:p text:style-name="P556">program: The program to start</text:p>
        </text:list-item>
        <text:list-item>
          <text:p text:style-name="P556"><text:span text:style-name="T157">a</text:span>rguments: The arguments</text:p>
        </text:list-item>
        <text:list-item>
          <text:p text:style-name="P597">startWaitTime: The max. wait time.</text:p>
        </text:list-item>
        <text:list-item>
          <text:p text:style-name="P601">workingDirectory: The working directory. If empty then the working directory of the process is set the ScriptCommunicator directory.</text:p>
        </text:list-item>
      </text:list>
      <text:p text:style-name="P24">Return: <text:span text:style-name="T156">The created process</text:span> on success. <text:span text:style-name="T156">An invalid object on failure.</text:span></text:p>
      <text:p text:style-name="P84">Example: <text:s/></text:p>
      <text:p text:style-name="P219"><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8"><text:span text:style-name="Absatz-Standardschriftart"><text:span text:style-name="T26">var process = scriptThread.createProcessAsynchronous("D:/notepad.exe", arguments);</text:span></text:span></text:p>
      <text:p text:style-name="P218"><text:span text:style-name="Absatz-Standardschriftart"><text:span text:style-name="T26">if(typeof process == 'undefined')</text:span></text:span></text:p>
      <text:p text:style-name="P219"><text:span text:style-name="Absatz-Standardschriftart"><text:span text:style-name="T27">{</text:span></text:span></text:p>
      <text:p text:style-name="P219"><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19"><text:span text:style-name="Absatz-Standardschriftart"><text:span text:style-name="T27">}</text:span></text:span></text:p>
      <text:p text:style-name="P219"><text:span text:style-name="Absatz-Standardschriftart"><text:span text:style-name="T27">else</text:span></text:span></text:p>
      <text:p text:style-name="P219"><text:span text:style-name="Absatz-Standardschriftart"><text:span text:style-name="T27">{</text:span></text:span></text:p>
      <text:p text:style-name="P219"><text:span text:style-name="Absatz-Standardschriftart"><text:span text:style-name="T27"><text:tab/>scriptThread.waitForFinishedProcess(process);</text:span></text:span></text:p>
      <text:p text:style-name="P219"><text:span text:style-name="Absatz-Standardschriftart"><text:span text:style-name="T27">}</text:span></text:span></text:p>
      <text:p text:style-name="Standard"/>
      <text:h text:style-name="P461" text:outline-level="4">bool waitForFinishedProcess(ScriptProcess process, int waitTime=30000)</text:h>
      <text:p text:style-name="P87">Blocks until the process has finished or until msecs milliseconds have passed (-1=infinite).</text:p>
      <text:p text:style-name="P86">Arguments:</text:p>
      <text:list xml:id="list85460164427788" text:continue-numbering="true" text:style-name="L27">
        <text:list-item>
          <text:p text:style-name="P557">pro<text:span text:style-name="T158">cess: The process</text:span></text:p>
        </text:list-item>
        <text:list-item>
          <text:p text:style-name="P602">waitTime: The max. wait time.</text:p>
        </text:list-item>
      </text:list>
      <text:p text:style-name="P25">Return: <text:span text:style-name="T158">True if the process is finished.</text:span></text:p>
      <text:p text:style-name="P25"/>
      <text:h text:style-name="P462" text:outline-level="4">int getProcessExitCode(ScriptProcess process)</text:h>
      <text:p text:style-name="P89">Returns the exit code of process.</text:p>
      <text:p text:style-name="P88">Arguments:</text:p>
      <text:list xml:id="list85459199943040" text:continue-numbering="true" text:style-name="L27">
        <text:list-item>
          <text:p text:style-name="P558"><text:soft-page-break/>pro<text:span text:style-name="T158">cess: The process</text:span></text:p>
        </text:list-item>
      </text:list>
      <text:p text:style-name="P26">Return: <text:span text:style-name="T158">The process exit code.</text:span></text:p>
      <text:p text:style-name="P26"/>
      <text:h text:style-name="P463" text:outline-level="4">void killProcess(ScriptProcess process)</text:h>
      <text:p text:style-name="P91">Kills the current process, causing it to exit immediately.</text:p>
      <text:p text:style-name="P90">Arguments:</text:p>
      <text:list xml:id="list85460322373766" text:continue-numbering="true" text:style-name="L27">
        <text:list-item>
          <text:p text:style-name="P603">pro<text:span text:style-name="T158">cess: The process</text:span></text:p>
        </text:list-item>
      </text:list>
      <text:p text:style-name="P182"/>
      <text:h text:style-name="P463"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85460643068472" text:continue-numbering="true" text:style-name="L27">
        <text:list-item>
          <text:p text:style-name="P559">pro<text:span text:style-name="T158">cess: The process</text:span></text:p>
        </text:list-item>
      </text:list>
      <text:p text:style-name="P181"/>
      <text:h text:style-name="P464"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85458652213901" text:continue-numbering="true" text:style-name="L27">
        <text:list-item>
          <text:p text:style-name="P560">program: The program to start</text:p>
        </text:list-item>
        <text:list-item>
          <text:p text:style-name="P560"><text:span text:style-name="T159">data</text:span>: The <text:span text:style-name="T159">data</text:span></text:p>
        </text:list-item>
        <text:list-item>
          <text:p text:style-name="P598"><text:span text:style-name="T159">w</text:span>aitTime: The max. wait time.</text:p>
        </text:list-item>
      </text:list>
      <text:p text:style-name="P27">Return: <text:span text:style-name="T156">True on success.</text:span></text:p>
      <text:p text:style-name="P92">Example: <text:s/></text:p>
      <text:p text:style-name="P220"><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0"><text:span text:style-name="Absatz-Standardschriftart"><text:span text:style-name="T26">var process = scriptThread.createProcessAsynchronous("D:/notepad.exe", arguments);</text:span></text:span></text:p>
      <text:p text:style-name="P220"><text:span text:style-name="Absatz-Standardschriftart"><text:span text:style-name="T26">if(typeof process == 'undefined')</text:span></text:span></text:p>
      <text:p text:style-name="P220"><text:span text:style-name="Absatz-Standardschriftart"><text:span text:style-name="T27">{</text:span></text:span></text:p>
      <text:p text:style-name="P220"><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0"><text:span text:style-name="Absatz-Standardschriftart"><text:span text:style-name="T27">}</text:span></text:span></text:p>
      <text:p text:style-name="P220"><text:span text:style-name="Absatz-Standardschriftart"><text:span text:style-name="T27">else</text:span></text:span></text:p>
      <text:p text:style-name="P220"><text:span text:style-name="Absatz-Standardschriftart"><text:span text:style-name="T27">{</text:span></text:span></text:p>
      <text:p text:style-name="P221"><text:span text:style-name="Absatz-Standardschriftart"><text:span text:style-name="T28"><text:tab/>var data = scriptThread.stringToArray("test standard in\n");</text:span></text:span></text:p>
      <text:p text:style-name="P221"><text:span text:style-name="Absatz-Standardschriftart"><text:span text:style-name="T28"><text:tab/>scriptThread.writeToProcessStdin(process, data);</text:span></text:span></text:p>
      <text:p text:style-name="P220"><text:span text:style-name="Absatz-Standardschriftart"><text:span text:style-name="T27">}</text:span></text:span></text:p>
      <text:p text:style-name="P220"><text:span text:style-name="Absatz-Standardschriftart"><text:span text:style-name="T27"/></text:span></text:p>
      <text:h text:style-name="P465"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85460176805479" text:continue-numbering="true" text:style-name="L27">
        <text:list-item>
          <text:p text:style-name="P561">program: The program to start</text:p>
        </text:list-item>
        <text:list-item>
          <text:p text:style-name="P561"><text:span text:style-name="T160">isBlocking</text:span>: <text:span text:style-name="T160">True if this function is blocking.</text:span></text:p>
        </text:list-item>
        <text:list-item>
          <text:p text:style-name="P604">BlockByte: The block byte.</text:p>
        </text:list-item>
        <text:list-item>
          <text:p text:style-name="P599"><text:span text:style-name="T160">blockTime</text:span>: The max. <text:span text:style-name="T160">block</text:span> time.</text:p>
        </text:list-item>
      </text:list>
      <text:p text:style-name="P28">Return: <text:span text:style-name="T156">The read data.</text:span></text:p>
      <text:p text:style-name="P94">Example: <text:s/></text:p>
      <text:p text:style-name="P222"><text:soft-page-break/><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2"><text:span text:style-name="Absatz-Standardschriftart"><text:span text:style-name="T26">var process = scriptThread.createProcessAsynchronous("D:/notepad.exe", arguments);</text:span></text:span></text:p>
      <text:p text:style-name="P222"><text:span text:style-name="Absatz-Standardschriftart"><text:span text:style-name="T26">if(typeof process == 'undefined')</text:span></text:span></text:p>
      <text:p text:style-name="P222"><text:span text:style-name="Absatz-Standardschriftart"><text:span text:style-name="T27">{</text:span></text:span></text:p>
      <text:p text:style-name="P222"><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2"><text:span text:style-name="Absatz-Standardschriftart"><text:span text:style-name="T27">}</text:span></text:span></text:p>
      <text:p text:style-name="P222"><text:span text:style-name="Absatz-Standardschriftart"><text:span text:style-name="T27">else</text:span></text:span></text:p>
      <text:p text:style-name="P222"><text:span text:style-name="Absatz-Standardschriftart"><text:span text:style-name="T27">{</text:span></text:span></text:p>
      <text:p text:style-name="P222"><text:span text:style-name="Absatz-Standardschriftart"><text:span text:style-name="T28"><text:tab/></text:span></text:span><text:span text:style-name="Absatz-Standardschriftart"><text:span text:style-name="T29">var res = scriptThread.readAllStandardOutputFromProcess(process, true, <text:tab/><text:tab/><text:tab/><text:tab/><text:tab/><text:tab/>String('\n').charCodeAt(0), 10000); <text:tab/></text:span></text:span></text:p>
      <text:p text:style-name="P222"><text:span text:style-name="Absatz-Standardschriftart"><text:span text:style-name="T29"><text:tab/>res = scriptThread.byteArrayToString(res).replace("\n", "")</text:span></text:span></text:p>
      <text:p text:style-name="P222"><text:span text:style-name="Absatz-Standardschriftart"><text:span text:style-name="T29"><text:tab/>scriptThread.appendTextToConsole("stdout data: <text:s/>" + <text:tab/>res);</text:span></text:span></text:p>
      <text:p text:style-name="P222"><text:span text:style-name="Absatz-Standardschriftart"><text:span text:style-name="T27">}</text:span></text:span></text:p>
      <text:p text:style-name="P222"><text:span text:style-name="Absatz-Standardschriftart"><text:span text:style-name="T27"/></text:span></text:p>
      <text:h text:style-name="P466" text:outline-level="4">Array&lt;unsigned char&gt; <text:span text:style-name="T161">readAllStandardErrorFromProcess</text:span>(ScriptProcess process, bool isBlocking=false, quint8 blockByte='\n', qint32 blockTime=30000)</text:h>
      <text:p text:style-name="P96">This function returns all data available from the standard <text:span text:style-name="T161">error</text:span> of process.</text:p>
      <text:p text:style-name="P96">Note: If isBlocking is true then this function blocks until the blockByte has been received or</text:p>
      <text:p text:style-name="P96">blockTime has elapsed (-1=infinite).</text:p>
      <text:p text:style-name="P97">Arguments:</text:p>
      <text:list xml:id="list85458857934875" text:continue-numbering="true" text:style-name="L27">
        <text:list-item>
          <text:p text:style-name="P562">program: The program to start</text:p>
        </text:list-item>
        <text:list-item>
          <text:p text:style-name="P562"><text:span text:style-name="T160">isBlocking</text:span>: <text:span text:style-name="T160">True if this function is blocking.</text:span></text:p>
        </text:list-item>
        <text:list-item>
          <text:p text:style-name="P605">BlockByte: The block byte.</text:p>
        </text:list-item>
        <text:list-item>
          <text:p text:style-name="P600"><text:span text:style-name="T160">blockTime</text:span>: The max. <text:span text:style-name="T160">block</text:span> time.</text:p>
        </text:list-item>
      </text:list>
      <text:p text:style-name="P29">Return: <text:span text:style-name="T156">The read data.</text:span></text:p>
      <text:p text:style-name="P97">Example: <text:s/></text:p>
      <text:p text:style-name="P223"><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3"><text:span text:style-name="Absatz-Standardschriftart"><text:span text:style-name="T26">var process = scriptThread.createProcessAsynchronous("D:/notepad.exe", arguments);</text:span></text:span></text:p>
      <text:p text:style-name="P223"><text:span text:style-name="Absatz-Standardschriftart"><text:span text:style-name="T26">if(typeof process == 'undefined')</text:span></text:span></text:p>
      <text:p text:style-name="P223"><text:span text:style-name="Absatz-Standardschriftart"><text:span text:style-name="T27">{</text:span></text:span></text:p>
      <text:p text:style-name="P223"><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3"><text:span text:style-name="Absatz-Standardschriftart"><text:span text:style-name="T27">}</text:span></text:span></text:p>
      <text:p text:style-name="P223"><text:span text:style-name="Absatz-Standardschriftart"><text:span text:style-name="T27">else</text:span></text:span></text:p>
      <text:p text:style-name="P223"><text:span text:style-name="Absatz-Standardschriftart"><text:span text:style-name="T27">{</text:span></text:span></text:p>
      <text:p text:style-name="P223"><text:span text:style-name="Absatz-Standardschriftart"><text:span text:style-name="T28"><text:tab/></text:span></text:span><text:span text:style-name="Absatz-Standardschriftart"><text:span text:style-name="T29">var res = scriptThread.</text:span></text:span><text:span text:style-name="Absatz-Standardschriftart"><text:span text:style-name="T30">readAllStandardErrorFromProcess</text:span></text:span><text:span text:style-name="Absatz-Standardschriftart"><text:span text:style-name="T29">(process, true, <text:tab/><text:tab/><text:tab/><text:tab/><text:tab/><text:tab/>String('\n').charCodeAt(0), 10000); <text:tab/></text:span></text:span></text:p>
      <text:p text:style-name="P223"><text:span text:style-name="Absatz-Standardschriftart"><text:span text:style-name="T29"><text:tab/>res = scriptThread.byteArrayToString(res).replace("\n", "")</text:span></text:span></text:p>
      <text:p text:style-name="P223"><text:span text:style-name="Absatz-Standardschriftart"><text:span text:style-name="T29"><text:tab/>scriptThread.appendTextToConsole("stdout data: <text:s/>" + <text:tab/>res);</text:span></text:span></text:p>
      <text:p text:style-name="P223"><text:span text:style-name="Absatz-Standardschriftart"><text:span text:style-name="T27">}</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269">s</text:span></text:h>
      <text:p text:style-name="P157"><text:span text:style-name="Absatz-Standardschriftart"><text:span text:style-name="T265">The script converter class provides several converter functions. These functions can be accessed with the conv object (see chapter </text:span></text:span><text:span text:style-name="Absatz-Standardschriftart"><text:span text:style-name="T80"><text:bookmark-ref text:reference-format="text" text:ref-name="__RefHeading___Toc24520_138078026">Script converter object/class</text:bookmark-ref></text:span></text:span><text:span text:style-name="Absatz-Standardschriftart"><text:span text:style-name="T265">)</text:span></text:span><text:span text:style-name="Absatz-Standardschriftart">.</text:span></text:p>
      <text:p text:style-name="P157"><text:span text:style-name="Absatz-Standardschriftart"/></text:p>
      <text:h text:style-name="P467"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soft-page-break/>}</text:p>
      <text:p text:style-name="P38"/>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3097811888850985757" text:style-name="L30">
        <text:list-item>
          <text:p text:style-name="P606">state: The state in which the script shall be switched. Possible value are:</text:p>
          <text:list>
            <text:list-item>
              <text:p text:style-name="P606">0: running</text:p>
            </text:list-item>
            <text:list-item>
              <text:p text:style-name="P606">1: paused</text:p>
            </text:list-item>
            <text:list-item>
              <text:p text:style-name="P606">2: stopped</text:p>
            </text:list-item>
          </text:list>
        </text:list-item>
        <text:list-item>
          <text:p text:style-name="P606">scriptTableEntryName: The name of the script in the script-table (script window).</text:p>
          <text:p text:style-name="P630">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468" text:outline-level="4"><text:bookmark-start text:name="__RefHeading__14803_1904129960"/>void appendTextToConsole(String text, bool newLine=true<text:span text:style-name="T248">, bool bringToForeground=false</text:span>)<text:bookmark-end text:name="__RefHeading__14803_1904129960"/></text:h>
      <text:p text:style-name="P21">This function can be used to append a text to the script window console.</text:p>
      <text:p text:style-name="P21">Arguments:</text:p>
      <text:list xml:id="list85459397431686" text:continue-numbering="true" text:style-name="L30">
        <text:list-item>
          <text:p text:style-name="P606">text: The text which has to be appended to the console</text:p>
        </text:list-item>
        <text:list-item>
          <text:p text:style-name="P606">newLine: If true then the text will be appended in a new line </text:p>
        </text:list-item>
        <text:list-item>
          <text:p text:style-name="P609">bringToForeground: True if the script window shall be on top of all windows</text:p>
        </text:list-item>
      </text:list>
      <text:p text:style-name="P21">Example: <text:s text:c="2"/></text:p>
      <text:p text:style-name="P199">scriptThread.appendTextToConsole("exception in dataReceivedSlot: " + e);</text:p>
      <text:p text:style-name="P199"/>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Arguments:</text:p>
      <text:list xml:id="list85460545192995" text:continue-numbering="true" text:style-name="L30">
        <text:list-item>
          <text:p text:style-name="P606">timeMs: The time to sleep in milliseconds</text:p>
        </text:list-item>
      </text:list>
      <text:p text:style-name="P21">Example:</text:p>
      <text:p text:style-name="P198"><text:s/><text:span text:style-name="T82">scriptThread.sleepFromScript(10);</text:span></text:p>
      <text:p text:style-name="P199"/>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2086537052124455189" text:style-name="L31">
        <text:list-item>
          <text:p text:style-name="P423">the user has pressed the stop button (main or script window)</text:p>
        </text:list-item>
        <text:list-item>
          <text:p text:style-name="P423">the script has called scriptThread.stopScript()</text:p>
        </text:list-item>
        <text:list-item>
          <text:p text:style-name="P423">an uncaught exception has been occurred</text:p>
        </text:list-item>
      </text:list>
      <text:p text:style-name="P200"><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72"><text:bookmark-ref text:reference-format="text" text:ref-name="_Ref402849238">Script timer class</text:bookmark-ref></text:span></text:span><text:span text:style-name="Absatz-Standardschriftart">).</text:span></text:p>
      <text:p text:style-name="P21"><text:soft-page-break/>Return: The created timer object</text:p>
      <text:p text:style-name="P21">Example: <text:s/></text:p>
      <text:p text:style-name="P198"><text:span text:style-name="Absatz-Standardschriftart"><text:span text:style-name="T2">var timer = scriptThread.createTimer();</text:span></text:span></text:p>
      <text:p text:style-name="P198"><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72"><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98"><text:span text:style-name="Absatz-Standardschriftart"><text:span text:style-name="T2">var plotWindow = scriptThread.createPlotWindow();</text:span></text:span></text:p>
      <text:p text:style-name="P198"/>
      <text:p text:style-name="P198"><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85458796051166" text:continue-list="list85458857934875" text:style-name="L27">
        <text:list-item>
          <text:p text:style-name="P550">scriptPath: The file path</text:p>
        </text:list-item>
        <text:list-item>
          <text:p text:style-name="P550">isRelativePath: True if the path of script <text:s/>is relative to current script (which executes this function)</text:p>
        </text:list-item>
      </text:list>
      <text:p text:style-name="P21">Return: True on success</text:p>
      <text:p text:style-name="P21">Example: <text:s/></text:p>
      <text:p text:style-name="P198"><text:span text:style-name="Absatz-Standardschriftart"><text:span text:style-name="T2">var result = scriptThread.loadScript("Testscript.js");</text:span></text:span></text:p>
      <text:p text:style-name="P198"><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40">s</text:span></text:span><text:span text:style-name="Absatz-Standardschriftart"> can extend their </text:span><text:span text:style-name="Absatz-Standardschriftart"><text:span text:style-name="T141">functionality.</text:span></text:span><text:span text:style-name="Absatz-Standardschriftart"> For further information see chapter </text:span><text:span text:style-name="Absatz-Standardschriftart"><text:span text:style-name="T72"><text:bookmark-ref text:reference-format="text" text:ref-name="_Ref402529797">Dynamic link libraries</text:bookmark-ref></text:span></text:span><text:span text:style-name="Absatz-Standardschriftart">.</text:span></text:p>
      <text:p text:style-name="P21">Arguments:</text:p>
      <text:list xml:id="list85459461611443" text:continue-numbering="true" text:style-name="L27">
        <text:list-item>
          <text:p text:style-name="P550">path: The library file path</text:p>
        </text:list-item>
        <text:list-item>
          <text:p text:style-name="P550">isRelativePath: True if the library path is relative to the current script (which executes this function)</text:p>
        </text:list-item>
      </text:list>
      <text:p text:style-name="P21"><text:s/>Return: True on success</text:p>
      <text:p text:style-name="P21">Example: <text:s/></text:p>
      <text:p text:style-name="P198"><text:span text:style-name="Absatz-Standardschriftart"><text:span text:style-name="T2">var result = scriptThread.loadLibrary("testDll.dll");</text:span></text:span></text:p>
      <text:p text:style-name="P198"><text:span text:style-name="Absatz-Standardschriftart"><text:span text:style-name="T2"/></text:span></text:p>
      <text:h text:style-name="Heading_20_4" text:outline-level="4"><text:bookmark-start text:name="__RefHeading__11495_1329064685"/><text:soft-page-break/>bool loadUserInterfaceFile(String path, bool isRelativePath=true, bool showAfterLoading = true)<text:bookmark-end text:name="__RefHeading__11495_1329064685"/></text:h>
      <text:p text:style-name="P21">Loads a user interface file <text:span text:style-name="T142">and shows the GUI</text:span>.</text:p>
      <text:p text:style-name="P21">Arguments:</text:p>
      <text:list xml:id="list85459661704216" text:continue-numbering="true" text:style-name="L27">
        <text:list-item>
          <text:p text:style-name="P550">path: The user interface file path.</text:p>
        </text:list-item>
        <text:list-item>
          <text:p text:style-name="P550">isRelativePath: True if the file path is relative to the current script (which executes this function)</text:p>
        </text:list-item>
        <text:list-item>
          <text:p text:style-name="P550">showAfterLoading: True if the first element of the user interface file (normally a window) shall be shown</text:p>
        </text:list-item>
      </text:list>
      <text:p text:style-name="P22">Return: True on success</text:p>
      <text:p text:style-name="P21">Example: <text:s/></text:p>
      <text:p text:style-name="P198"><text:span text:style-name="Absatz-Standardschriftart"><text:span text:style-name="T2">if(!uiFileLoaded)</text:span></text:span></text:p>
      <text:p text:style-name="P198"><text:span text:style-name="Absatz-Standardschriftart"><text:span text:style-name="T2">{</text:span></text:span></text:p>
      <text:p text:style-name="P198"><text:span text:style-name="Absatz-Standardschriftart"><text:span text:style-name="T2"><text:tab/>scriptThread.appendTextToConsole("no ui file in script window, loading file: <text:tab/><text:tab/><text:tab/><text:tab/><text:tab/><text:tab/>guiExample.ui");</text:span></text:span></text:p>
      <text:p text:style-name="P198"><text:span text:style-name="Absatz-Standardschriftart"><text:span text:style-name="T2"><text:tab/>uiFileLoaded = scriptThread.loadUserInterfaceFile("guiExample.ui");</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198"><text:span text:style-name="Absatz-Standardschriftart"><text:span text:style-name="T2">if(error)</text:span></text:span></text:p>
      <text:p text:style-name="P198"><text:span text:style-name="Absatz-Standardschriftart"><text:span text:style-name="T2">{</text:span></text:span></text:p>
      <text:p text:style-name="P198"><text:span text:style-name="Absatz-Standardschriftart"><text:span text:style-name="T2"><text:tab/>scriptThread.stopScript(scriptThread);</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198"><text:span text:style-name="Absatz-Standardschriftart"><text:span text:style-name="T2">var ipList = scriptThread.getLocalIpAdress();</text:span></text:span></text:p>
      <text:p text:style-name="P198"><text:span text:style-name="Absatz-Standardschriftart"><text:span text:style-name="T2">for(var i = 0; i &lt; ipList.length; i++)</text:span></text:span></text:p>
      <text:p text:style-name="P198"><text:span text:style-name="Absatz-Standardschriftart"><text:span text:style-name="T2">{</text:span></text:span></text:p>
      <text:p text:style-name="P198"><text:span text:style-name="Absatz-Standardschriftart"><text:span text:style-name="T2"><text:tab/> scriptThread.appendTextToConsole(ipList[i])</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85460166240503" text:continue-numbering="true" text:style-name="L27">
        <text:list-item>
          <text:p text:style-name="P550">show: True=show receiv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85459773010206" text:continue-numbering="true" text:style-name="L27">
        <text:list-item>
          <text:p text:style-name="P550">show: True=show transmitt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2"/><text:soft-page-break/>void addMessageToLogAndConsoles(String text, bool forceTimeStamp=false)<text:bookmark-end text:name="_Toc4030416581111112"/></text:h>
      <text:p text:style-name="P21">Adds a message into the logs and the main window consoles (if they are active).</text:p>
      <text:p text:style-name="P21">Arguments:</text:p>
      <text:list xml:id="list85460781874938" text:continue-numbering="true" text:style-name="L27">
        <text:list-item>
          <text:p text:style-name="P550">text: The message text</text:p>
        </text:list-item>
        <text:list-item>
          <text:p text:style-name="P550">forceTimeStamp: True if a time stamp shall be generated (independently from the time stamp settings)</text:p>
        </text:list-item>
      </text:list>
      <text:p text:style-name="P257"/>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85458700599438" text:continue-numbering="true" text:style-name="L27">
        <text:list-item>
          <text:p text:style-name="P550">priority: The new priority. Possible values are: <text:s/></text:p>
          <text:list>
            <text:list-item>
              <text:p text:style-name="P550">LowestPriority</text:p>
            </text:list-item>
            <text:list-item>
              <text:p text:style-name="P550">LowPriority</text:p>
            </text:list-item>
            <text:list-item>
              <text:p text:style-name="P550">NormalPriority</text:p>
            </text:list-item>
            <text:list-item>
              <text:p text:style-name="P550">HighPriority</text:p>
            </text:list-item>
            <text:list-item>
              <text:p text:style-name="P550">HighestPriority</text:p>
            </text:list-item>
          </text:list>
        </text:list-item>
      </text:list>
      <text:p text:style-name="P198"><text:span text:style-name="Absatz-Standardschriftart"><text:span text:style-name="T34">Return: True on success.</text:span></text:span></text:p>
      <text:p text:style-name="P198"><text:span text:style-name="Absatz-Standardschriftart"><text:span text:style-name="T34">Example: <text:s/></text:span></text:span></text:p>
      <text:p text:style-name="P198"><text:span text:style-name="Absatz-Standardschriftart"><text:span text:style-name="T2">scriptThread.setScriptThreadPriority("NormalPriority");</text:span></text:span></text:p>
      <text:p text:style-name="P198"><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192">Returns the architecture of the CPU that the application is running on, in text format. </text:p>
      <text:p text:style-name="P19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583552137803015158" text:style-name="L32">
        <text:list-item>
          <text:p text:style-name="P535">"arm" </text:p>
        </text:list-item>
        <text:list-item>
          <text:p text:style-name="P535">"arm64" </text:p>
        </text:list-item>
        <text:list-item>
          <text:p text:style-name="P535"><text:soft-page-break/>"i386" </text:p>
        </text:list-item>
        <text:list-item>
          <text:p text:style-name="P535">"ia64" </text:p>
        </text:list-item>
        <text:list-item>
          <text:p text:style-name="P535">"mips" </text:p>
        </text:list-item>
        <text:list-item>
          <text:p text:style-name="P535">"mips64" </text:p>
        </text:list-item>
        <text:list-item>
          <text:p text:style-name="P535">"power" </text:p>
        </text:list-item>
        <text:list-item>
          <text:p text:style-name="P535">"power64" </text:p>
        </text:list-item>
        <text:list-item>
          <text:p text:style-name="P535">"sparc" </text:p>
        </text:list-item>
        <text:list-item>
          <text:p text:style-name="P535">"sparcv9" </text:p>
        </text:list-item>
        <text:list-item>
          <text:p text:style-name="P534">"x86_64</text:p>
        </text:list-item>
      </text:list>
      <text:h text:style-name="Heading_20_4" text:outline-level="4"><text:bookmark-start text:name="_Toc40304165811111131311"/>String <text:bookmark-end text:name="_Toc40304165811111131311"/>productType(void)</text:h>
      <text:p text:style-name="P19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7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70">BlackBerry note</text:span>: this function returns "blackberry" for QNX systems running the BlackBerry userspace, but "qnx" for all other QNX-based systems.</text:p>
      <text:p text:style-name="Text_20_body"><text:span text:style-name="T70">Darwin, OS X and iOS note</text:span>: this function returns "osx" for OS X systems, "ios" for iOS systems and "darwin" in case the system could not be determined.</text:p>
      <text:p text:style-name="Text_20_body"><text:span text:style-name="T70">FreeBSD note</text:span>: this function returns "debian" for Debian/kFreeBSD and "unknown" otherwise.</text:p>
      <text:p text:style-name="Text_20_body"><text:span text:style-name="T7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192">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7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469" text:outline-level="4"><text:bookmark-start text:name="_Toc4030416581666"/><text:bookmark-start text:name="__RefHeading___Toc22616_580090528"/><text:soft-page-break/>Array&lt;String&gt; getScriptArguments(void)<text:bookmark-end text:name="_Toc4030416581666"/><text:bookmark-end text:name="__RefHeading___Toc22616_580090528"/></text:h>
      <text:p text:style-name="P109">Returns the script arguments (command-line argument -A).</text:p>
      <text:p text:style-name="P100">Example: <text:s/></text:p>
      <text:p text:style-name="P224"><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24"><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24"><text:span text:style-name="Absatz-Standardschriftart"><text:span text:style-name="T2">{</text:span></text:span></text:p>
      <text:p text:style-name="P224"><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24"><text:span text:style-name="Absatz-Standardschriftart"><text:span text:style-name="T2">}</text:span></text:span></text:p>
      <text:p text:style-name="P100"/>
      <text:h text:style-name="P470" text:outline-level="4">String getScriptCommunicatorFolder(void)</text:h>
      <text:p text:style-name="P193">Returns the ScriptCommunicator program folder.</text:p>
      <text:p text:style-name="P193"/>
      <text:h text:style-name="P455" text:outline-level="4">String getUserDocumentsFolder(void)</text:h>
      <text:p text:style-name="P194">Returns the directory containing user document files.</text:p>
      <text:p text:style-name="P194"/>
      <text:h text:style-name="P517" text:outline-level="4">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85458689025961" text:continue-list="list85458700599438" text:style-name="L27">
        <text:list-item>
          <text:p text:style-name="P563"><text:span text:style-name="T213">tabWidget</text:span>: The <text:span text:style-name="T213">ScriptTab</text:span><text:span text:style-name="T215">Widget which contains the tabs which shall be added to the main window</text:span></text:p>
        </text:list-item>
      </text:list>
      <text:p text:style-name="P123">Return: True on success</text:p>
      <text:p text:style-name="P123">Example: <text:s/></text:p>
      <text:p text:style-name="P231"><text:span text:style-name="Absatz-Standardschriftart"><text:span text:style-name="T12">scriptThread.loadUserInterfaceFile("tabs.ui", true, false);</text:span></text:span></text:p>
      <text:p text:style-name="P231"><text:span text:style-name="Absatz-Standardschriftart"><text:span text:style-name="T12"/></text:span></text:p>
      <text:p text:style-name="P231"><text:span text:style-name="Absatz-Standardschriftart"><text:span text:style-name="T12">//Remove the tab from the dialog and add it to the main window.</text:span></text:span></text:p>
      <text:p text:style-name="P231"><text:span text:style-name="Absatz-Standardschriftart"><text:span text:style-name="T12">if(!scriptThread.addTabsToMainWindow(UI_TabWidget))</text:span></text:span></text:p>
      <text:p text:style-name="P231"><text:span text:style-name="Absatz-Standardschriftart"><text:span text:style-name="T12">{</text:span></text:span></text:p>
      <text:p text:style-name="P231"><text:span text:style-name="Absatz-Standardschriftart"><text:span text:style-name="T12"><text:tab/>scriptThread.messageBox("Critical", "Error", "addTabsToMainWindow failed");</text:span></text:span></text:p>
      <text:p text:style-name="P231"><text:span text:style-name="Absatz-Standardschriftart"><text:span text:style-name="T12"><text:tab/>scriptThread.stopScript();</text:span></text:span></text:p>
      <text:p text:style-name="P231"><text:span text:style-name="Absatz-Standardschriftart"><text:span text:style-name="T12">}</text:span></text:span></text:p>
      <text:p text:style-name="P231"><text:span text:style-name="Absatz-Standardschriftart"><text:span text:style-name="T12"/></text:span></text:p>
      <text:p text:style-name="P231"><text:span text:style-name="Absatz-Standardschriftart"><text:span text:style-name="T38">An example can be found under exampleScripts\WorkerScripts\TestAddTabsToMainWindow.</text:span></text:span></text:p>
      <text:p text:style-name="P231"><text:span text:style-name="Absatz-Standardschriftart"><text:span text:style-name="T38"/></text:span></text:p>
      <text:h text:style-name="P517" text:outline-level="4">bool <text:span text:style-name="T225">addToolBoxPagesToMainWindow(ScriptToolBox* scriptToolBox)</text:span></text:h>
      <text:p text:style-name="P122">Adds script toolbox pages to the main window (all pages are removed from <text:span text:style-name="T226">scriptT</text:span>oolBox).</text:p>
      <text:p text:style-name="P121">Note: This function fails in command-line mode.</text:p>
      <text:p text:style-name="P123">Arguments:</text:p>
      <text:list xml:id="list85459836200510" text:continue-numbering="true" text:style-name="L27">
        <text:list-item>
          <text:p text:style-name="P563"><text:span text:style-name="T225">scriptToolBox</text:span>: The <text:span text:style-name="T213">ScriptToolBox</text:span><text:span text:style-name="T215"> which contains the </text:span><text:span text:style-name="T216">pages</text:span><text:span text:style-name="T215"> which shall be added to the main window</text:span></text:p>
        </text:list-item>
      </text:list>
      <text:p text:style-name="P123">Return: True on success</text:p>
      <text:p text:style-name="P123">Example: <text:s/></text:p>
      <text:p text:style-name="P231"><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31"><text:span text:style-name="Absatz-Standardschriftart"><text:span text:style-name="T12"/></text:span></text:p>
      <text:p text:style-name="P231"><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31"><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31"><text:span text:style-name="Absatz-Standardschriftart"><text:span text:style-name="T12">{</text:span></text:span></text:p>
      <text:p text:style-name="P231"><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31"><text:span text:style-name="Absatz-Standardschriftart"><text:span text:style-name="T12"><text:tab/>scriptThread.stopScript();</text:span></text:span></text:p>
      <text:p text:style-name="P231"><text:span text:style-name="Absatz-Standardschriftart"><text:span text:style-name="T12">}</text:span></text:span></text:p>
      <text:p text:style-name="P231"><text:span text:style-name="Absatz-Standardschriftart"><text:span text:style-name="T12"/></text:span></text:p>
      <text:p text:style-name="P234"><text:soft-page-break/><text:span text:style-name="Absatz-Standardschriftart"><text:span text:style-name="T38">An example can be found under exampleScripts\WorkerScripts\</text:span></text:span><text:span text:style-name="Absatz-Standardschriftart"><text:span text:style-name="T39">TestAddToolBoxPageToMainWindow</text:span></text:span><text:span text:style-name="Absatz-Standardschriftart"><text:span text:style-name="T38">.</text:span></text:span></text:p>
      <text:p text:style-name="P231"><text:span text:style-name="Absatz-Standardschriftart"><text:span text:style-name="T12"/></text:span></text:p>
      <text:h text:style-name="P518" text:outline-level="4">Array&lt;String&gt; getAllObjectPropertiesAndFunctions(QScriptValue object, bool printInScriptWindowConsole=false)</text:h>
      <text:p text:style-name="P129">Returns and prints (if printInScriptWindowConsole is true) all functions, <text:span text:style-name="T236">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85459854483741" text:continue-numbering="true" text:style-name="L27">
        <text:list-item>
          <text:p text:style-name="P564"><text:span text:style-name="T234">object</text:span>: The <text:span text:style-name="T217">object</text:span></text:p>
        </text:list-item>
        <text:list-item>
          <text:p text:style-name="P612"><text:span text:style-name="T217">printInScriptWindowConsole: </text:span><text:span text:style-name="T214">True if the result shall be printed in the script window console.</text:span></text:p>
        </text:list-item>
      </text:list>
      <text:p text:style-name="P240"><text:span text:style-name="Absatz-Standardschriftart"><text:span text:style-name="T41">Return: </text:span></text:span><text:span text:style-name="Absatz-Standardschriftart"><text:span text:style-name="T42">All functions and properties of the object.</text:span></text:span></text:p>
      <text:p text:style-name="P240"><text:span text:style-name="Absatz-Standardschriftart"><text:span text:style-name="T42"/></text:span></text:p>
      <text:h text:style-name="P519" text:outline-level="4"><text:span text:style-name="T245">void</text:span> <text:span text:style-name="T245">mainWindowClearConsoleClickedSignal</text:span>(<text:span text:style-name="T245">void</text:span>)</text:h>
      <text:p text:style-name="P138">Is emitted if the clear console button in the main window is pressed.</text:p>
      <text:p text:style-name="P137">Example: <text:s/></text:p>
      <text:p text:style-name="P138"><text:span text:style-name="Absatz-Standardschriftart"><text:span text:style-name="T31">function mainWindowClearConsoleClicked()</text:span></text:span></text:p>
      <text:p text:style-name="P138"><text:span text:style-name="Absatz-Standardschriftart"><text:span text:style-name="T31">{</text:span></text:span></text:p>
      <text:p text:style-name="P138"><text:span text:style-name="Absatz-Standardschriftart"><text:span text:style-name="T31"><text:tab/>UI_TextEdit1.clear();</text:span></text:span></text:p>
      <text:p text:style-name="P138"><text:span text:style-name="Absatz-Standardschriftart"><text:span text:style-name="T31">}</text:span></text:span></text:p>
      <text:p text:style-name="P241"><text:span text:style-name="Absatz-Standardschriftart"><text:span text:style-name="T32">scriptThread.mainWindowClearConsoleClickedSignal.connect(mainWindowClearConsoleClicked);</text:span></text:span></text:p>
      <text:p text:style-name="P235"><text:span text:style-name="Absatz-Standardschriftart"><text:span text:style-name="T38"/></text:span></text:p>
      <text:h text:style-name="P520" text:outline-level="4"><text:span text:style-name="T245">void</text:span> <text:span text:style-name="T246">mainWindowLockScrollingClickedSignal(bool isChecked)</text:span></text:h>
      <text:p text:style-name="P141">Is emitted if the lock scrolling button in the main window is pressed.</text:p>
      <text:p text:style-name="P142">Arguments:</text:p>
      <text:list xml:id="list85458948032667" text:continue-numbering="true" text:style-name="L27">
        <text:list-item>
          <text:p text:style-name="P613"><text:span text:style-name="T247">isChecked</text:span>: T<text:span text:style-name="T218">rue if the main interface lock scrolling button is checked.</text:span></text:p>
        </text:list-item>
      </text:list>
      <text:p text:style-name="P140">Example: <text:s/></text:p>
      <text:p text:style-name="P139"><text:span text:style-name="Absatz-Standardschriftart"><text:span text:style-name="T33">function mainWindowLockScrollingClicked(isChecked)</text:span></text:span></text:p>
      <text:p text:style-name="P139"><text:span text:style-name="Absatz-Standardschriftart"><text:span text:style-name="T33">{</text:span></text:span></text:p>
      <text:p text:style-name="P139"><text:span text:style-name="Absatz-Standardschriftart"><text:span text:style-name="T33"><text:tab/>UI_TextEdit1.lockScrolling(isChecked);</text:span></text:span></text:p>
      <text:p text:style-name="P139"><text:span text:style-name="Absatz-Standardschriftart"><text:span text:style-name="T33">}</text:span></text:span></text:p>
      <text:p text:style-name="P236"><text:span text:style-name="Absatz-Standardschriftart"><text:span text:style-name="T33">scriptThread.mainWindowLockScrollingClickedSignal.connect(mainWindowLockScrollingClicked);</text:span></text:span></text:p>
      <text:p text:style-name="P236"><text:span text:style-name="Absatz-Standardschriftart"><text:span text:style-name="T33"/></text:span></text:p>
      <text:h text:style-name="P523" text:outline-level="4">QString getMainWindowTitle(void)</text:h>
      <text:p text:style-name="P103"><text:span text:style-name="Absatz-Standardschriftart"><text:span text:style-name="T50">Returns the title of the main window.</text:span></text:span></text:p>
      <text:p text:style-name="P237"><text:span text:style-name="Absatz-Standardschriftart"><text:span text:style-name="T49"/></text:span></text:p>
      <text:h text:style-name="P523" text:outline-level="4">void setMainWindowTitle(QString newTitle)</text:h>
      <text:p text:style-name="P155">Sets the title of the main window.</text:p>
      <text:p text:style-name="P154">Arguments:</text:p>
      <text:list xml:id="list85459639891563" text:continue-numbering="true" text:style-name="L27">
        <text:list-item>
          <text:p text:style-name="P631"><text:span text:style-name="Absatz-Standardschriftart"><text:span text:style-name="T50">newT</text:span></text:span><text:span text:style-name="Absatz-Standardschriftart"><text:span text:style-name="T51">i</text:span></text:span><text:span text:style-name="Absatz-Standardschriftart"><text:span text:style-name="T50">tle</text:span></text:span><text:span text:style-name="Absatz-Standardschriftart"><text:span text:style-name="T48">: </text:span></text:span><text:span text:style-name="Absatz-Standardschriftart"><text:span text:style-name="T50">The new title</text:span></text:span><text:span text:style-name="Absatz-Standardschriftart"><text:span text:style-name="T52">.</text:span></text:span></text:p>
        </text:list-item>
      </text:list>
      <text:p text:style-name="P267"><text:span text:style-name="Absatz-Standardschriftart"><text:span text:style-name="T5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72"><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ext:soft-page-break/>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85459349823986" text:continue-numbering="true" text:style-name="L27">
        <text:list-item>
          <text:p text:style-name="P550">port: The port</text:p>
          <text:p text:style-name="P550"/>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Array&lt;unsigned char&gt; data, String hostAdress, quint16 hostPort)<text:bookmark-end text:name="_Toc403041666"/><text:bookmark-end text:name="__RefHeading__5974_596565095"/></text:h>
      <text:p text:style-name="P21">Write<text:span text:style-name="T147">s</text:span> data to the socket.</text:p>
      <text:p text:style-name="P21">Arguments:</text:p>
      <text:list xml:id="list85460113231528" text:continue-numbering="true" text:style-name="L27">
        <text:list-item>
          <text:p text:style-name="P550">data: The data</text:p>
        </text:list-item>
        <text:list-item>
          <text:p text:style-name="P550">hostAdress: The host address</text:p>
        </text:list-item>
        <text:list-item>
          <text:p text:style-name="P550">hostPort: The port of the host</text:p>
        </text:list-item>
      </text:list>
      <text:p text:style-name="P21">Return: The number of written bytes</text:p>
      <text:p text:style-name="P21"/>
      <text:h text:style-name="P471" text:outline-level="4"><text:bookmark-start text:name="_Toc403041666621"/>quint64 write<text:span text:style-name="T147">String</text:span>(String<text:span text:style-name="T147"> string</text:span>, String hostAdress, quint16 hostPort)<text:bookmark-end text:name="_Toc403041666621"/></text:h>
      <text:p text:style-name="P80">Write <text:span text:style-name="T147">a string</text:span> to the socket.</text:p>
      <text:p text:style-name="P80">Arguments:</text:p>
      <text:list xml:id="list85458974325464" text:continue-numbering="true" text:style-name="L27">
        <text:list-item>
          <text:p text:style-name="P565"><text:span text:style-name="T147">string</text:span>: The <text:span text:style-name="T147">string</text:span></text:p>
        </text:list-item>
        <text:list-item>
          <text:p text:style-name="P565">hostAdress: The host address</text:p>
        </text:list-item>
        <text:list-item>
          <text:p text:style-name="P565">hostPort: The port of the host</text:p>
        </text:list-item>
      </text:list>
      <text:p text:style-name="P80">Return: The number of written bytes</text:p>
      <text:p text:style-name="P21"/>
      <text:h text:style-name="P526"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85459403546328" text:continue-numbering="true" text:style-name="L27">
        <text:list-item>
          <text:p text:style-name="P550">routingHostAdress: The host address, to which all data from the main interface is sent</text:p>
        </text:list-item>
        <text:list-item>
          <text:p text:style-name="P550">routingHostPort: The port of the host, to which all data from the main interface is sent</text:p>
        </text:list-item>
      </text:list>
      <text:p text:style-name="P21"/>
      <text:h text:style-name="P526" text:outline-level="4"><text:soft-page-break/>void disableMainInterfaceRouting(void)</text:h>
      <text:p text:style-name="P21">Disables the main interface routing.</text:p>
      <text:p text:style-name="P21"/>
      <text:h text:style-name="P526"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85458960266616" text:continue-numbering="true" text:style-name="L27">
        <text:list-item>
          <text:p text:style-name="P550">removeNewLine: If removeNewLine is true then the '\n' will not returned (is removed from the received line).</text:p>
        </text:list-item>
        <text:list-item>
          <text:p text:style-name="P550">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if(udpSocket.canReadLine())</text:span></text:span></text:p>
      <text:p text:style-name="P198"><text:span text:style-name="Absatz-Standardschriftart"><text:span text:style-name="T2"><text:tab/>{</text:span></text:span></text:p>
      <text:p text:style-name="P198"><text:span text:style-name="Absatz-Standardschriftart"><text:span text:style-name="T2"><text:tab/><text:tab/>var line = udpSocket.readLine();</text:span></text:span></text:p>
      <text:p text:style-name="P198"><text:span text:style-name="Absatz-Standardschriftart"><text:span text:style-name="T2"><text:tab/><text:tab/>scriptThread.appendTextToConsole("line received: <text:s/>" <text:s/>+ line);</text:span></text:span></text:p>
      <text:p text:style-name="P198"><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85459865228185" text:continue-numbering="true" text:style-name="L27">
        <text:list-item>
          <text:p text:style-name="P550">removeNewLine: If removeNewLine is true then the '\n' will not returned (is removed from the received lines).</text:p>
        </text:list-item>
        <text:list-item>
          <text:p text:style-name="P550">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var lines = udpSocket.readAllLines();</text:span></text:span></text:p>
      <text:p text:style-name="P198"><text:span text:style-name="Absatz-Standardschriftart"><text:span text:style-name="T2"><text:tab/>for(var index = 0; index &lt; lines.length; index++)</text:span></text:span></text:p>
      <text:p text:style-name="P198"><text:span text:style-name="Absatz-Standardschriftart"><text:span text:style-name="T2"><text:tab/>{</text:span></text:span></text:p>
      <text:p text:style-name="P198"><text:span text:style-name="Absatz-Standardschriftart"><text:span text:style-name="T2"><text:tab/><text:tab/>scriptThread.appendTextToConsole("line received: <text:s/>" <text:s/>+ lines[index]);</text:span></text:span></text:p>
      <text:p text:style-name="P198"><text:span text:style-name="Absatz-Standardschriftart"><text:span text:style-name="T2"><text:tab/>}</text:span></text:span></text:p>
      <text:p text:style-name="P198"><text:span text:style-name="Absatz-Standardschriftart"><text:span text:style-name="T2">}</text:span></text:span></text:p>
      <text:p text:style-name="P2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text:soft-page-break/>UDP socket example<text:bookmark-end text:name="_Toc403041668"/><text:bookmark-end text:name="__RefHeading__5978_596565095"/></text:h>
      <text:p text:style-name="Standard">The following Code shows the typically use of the UDP socket class:</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var data = udpSocket.readAll();</text:span></text:span></text:p>
      <text:p text:style-name="P198"><text:span text:style-name="Absatz-Standardschriftart"><text:span text:style-name="T2"><text:tab/>udpSocket.write(data, "127.0.0.1", 111);</text:span></text:span></text:p>
      <text:p text:style-name="P198"><text:span text:style-name="Absatz-Standardschriftart"><text:span text:style-name="T2">}</text:span></text:span></text:p>
      <text:p text:style-name="P198"><text:span text:style-name="Absatz-Standardschriftart"><text:span text:style-name="T2">var udpSocket = scriptThread.createUdpSocket();</text:span></text:span></text:p>
      <text:p text:style-name="P198"><text:span text:style-name="Absatz-Standardschriftart"><text:span text:style-name="T2"/></text:span></text:p>
      <text:p text:style-name="P198"><text:span text:style-name="Absatz-Standardschriftart"><text:span text:style-name="T2">//connect the readyReadSlot function to the readyReadSignal signal</text:span></text:span></text:p>
      <text:p text:style-name="P198"><text:span text:style-name="Absatz-Standardschriftart"><text:span text:style-name="T2">udpSocket.readyReadSignal.connect(readyReadSlot);</text:span></text:span></text:p>
      <text:p text:style-name="P198"><text:span text:style-name="Absatz-Standardschriftart"><text:span text:style-name="T2">udpSocket.bind(11112);</text:span></text:span></text:p>
      <text:p text:style-name="P198"><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72"><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85460101251993" text:continue-numbering="true" text:style-name="L27">
        <text:list-item>
          <text:p text:style-name="P550">hostAdress: The host address</text:p>
        </text:list-item>
        <text:list-item>
          <text:p text:style-name="P550">port: The port of the host</text:p>
          <text:p text:style-name="P550"/>
        </text:list-item>
      </text:list>
      <text:h text:style-name="Heading_20_4" text:outline-level="4"><text:bookmark-start text:name="__RefHeading__6676_254725059"/>bool isOpen(void)<text:bookmark-end text:name="__RefHeading__6676_254725059"/></text:h>
      <text:p text:style-name="P198">Returns true if the TCP client is open/connected.</text:p>
      <text:p text:style-name="P198"/>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1">Write<text:span text:style-name="T148">s</text:span> data to the socket.</text:p>
      <text:p text:style-name="P21">Arguments:</text:p>
      <text:list xml:id="list85459942645490" text:continue-numbering="true" text:style-name="L27">
        <text:list-item>
          <text:p text:style-name="P550">data: The data</text:p>
        </text:list-item>
      </text:list>
      <text:p text:style-name="P21">Return: The number of written bytes</text:p>
      <text:p text:style-name="P21"/>
      <text:h text:style-name="P472" text:outline-level="4"><text:bookmark-start text:name="_Toc403041670621"/><text:soft-page-break/>quint64 write<text:span text:style-name="T148">String</text:span>(String<text:span text:style-name="T148"> string</text:span>)<text:bookmark-end text:name="_Toc403041670621"/></text:h>
      <text:p text:style-name="P81">Write<text:span text:style-name="T148">s</text:span> <text:span text:style-name="T148">a string</text:span> to the socket.</text:p>
      <text:p text:style-name="P81">Arguments:</text:p>
      <text:list xml:id="list85459947331611" text:continue-numbering="true" text:style-name="L27">
        <text:list-item>
          <text:p text:style-name="P566"><text:span text:style-name="T148">string</text:span>: The <text:span text:style-name="T148">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526"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26" text:outline-level="4">void disableMainInterfaceRouting(void)</text:h>
      <text:p text:style-name="P21">Disables the main interface routing.</text:p>
      <text:p text:style-name="P21"/>
      <text:h text:style-name="P526" text:outline-level="4">void setProxy(String proxyType = "NO_PROXY", String proxyUserName= "", String proxyPassword = "", String proxyIpAddress = "", quint16 proxyPort = 0)</text:h>
      <text:p text:style-name="P21">Sets the network proxy.</text:p>
      <text:p text:style-name="P21">Arguments:</text:p>
      <text:list xml:id="list85458857030386" text:continue-numbering="true" text:style-name="L27">
        <text:list-item>
          <text:p text:style-name="P550">proxyType: The proxy type, possible values are:</text:p>
          <text:list>
            <text:list-item>
              <text:p text:style-name="P550">NO_PROXY</text:p>
            </text:list-item>
            <text:list-item>
              <text:p text:style-name="P550">SYSTEM_PROXY</text:p>
            </text:list-item>
            <text:list-item>
              <text:p text:style-name="P550">CUSTOM_PROXY</text:p>
            </text:list-item>
          </text:list>
        </text:list-item>
        <text:list-item>
          <text:p text:style-name="P550">proxyUserName: The proxy user name </text:p>
        </text:list-item>
        <text:list-item>
          <text:p text:style-name="P550">proxyPassword: The proxy user password</text:p>
        </text:list-item>
        <text:list-item>
          <text:p text:style-name="P550">proxyIpAddress: The proxy ip address</text:p>
        </text:list-item>
        <text:list-item>
          <text:p text:style-name="P550">proxyPort: The proxy port</text:p>
        </text:list-item>
      </text:list>
      <text:p text:style-name="P198"><text:span text:style-name="Absatz-Standardschriftart"><text:span text:style-name="T34">Example: <text:s/></text:span></text:span></text:p>
      <text:p text:style-name="P198"><text:span text:style-name="Absatz-Standardschriftart"><text:span text:style-name="T2">var tcpClient = scriptThread.createTcpClient();</text:span></text:span></text:p>
      <text:p text:style-name="P198"><text:span text:style-name="Absatz-Standardschriftart"><text:span text:style-name="T2">//No proxy.</text:span></text:span></text:p>
      <text:p text:style-name="P198"><text:span text:style-name="Absatz-Standardschriftart"><text:span text:style-name="T2">tcpClient.setProxy("NO_PROXY");</text:span></text:span></text:p>
      <text:p text:style-name="P198"><text:span text:style-name="Absatz-Standardschriftart"><text:span text:style-name="T2"/></text:span></text:p>
      <text:p text:style-name="P198"><text:span text:style-name="Absatz-Standardschriftart"><text:span text:style-name="T2">//Use the system proxy settings.</text:span></text:span></text:p>
      <text:p text:style-name="P198"><text:span text:style-name="Absatz-Standardschriftart"><text:span text:style-name="T2">tcpClient.setProxy("SYSTEM_PROXY", "proxy_user", "proxy_password");</text:span></text:span></text:p>
      <text:p text:style-name="P198"><text:span text:style-name="Absatz-Standardschriftart"><text:span text:style-name="T2"/></text:span></text:p>
      <text:p text:style-name="P198"><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526"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85460344235753" text:continue-numbering="true" text:style-name="L27">
        <text:list-item>
          <text:p text:style-name="P550"><text:soft-page-break/>removeNewLine: If removeNewLine is true then the '\n' will not returned (is removed from the received line).</text:p>
        </text:list-item>
        <text:list-item>
          <text:p text:style-name="P550">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if(tcpClient.canReadLine())</text:span></text:span></text:p>
      <text:p text:style-name="P198"><text:span text:style-name="Absatz-Standardschriftart"><text:span text:style-name="T2"><text:tab/>{</text:span></text:span></text:p>
      <text:p text:style-name="P198"><text:span text:style-name="Absatz-Standardschriftart"><text:span text:style-name="T2"><text:tab/><text:tab/>var line = tcpClient.readLine();</text:span></text:span></text:p>
      <text:p text:style-name="P198"><text:span text:style-name="Absatz-Standardschriftart"><text:span text:style-name="T2"><text:tab/><text:tab/>scriptThread.appendTextToConsole("line received: <text:s/>" <text:s/>+ line);</text:span></text:span></text:p>
      <text:p text:style-name="P198"><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85459140258780" text:continue-numbering="true" text:style-name="L27">
        <text:list-item>
          <text:p text:style-name="P550">removeNewLine: If removeNewLine is true then the '\n' will not returned (is removed from the received lines).</text:p>
        </text:list-item>
        <text:list-item>
          <text:p text:style-name="P550">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var lines = tcpClient.readAllLines();</text:span></text:span></text:p>
      <text:p text:style-name="P198"><text:span text:style-name="Absatz-Standardschriftart"><text:span text:style-name="T2"><text:tab/>for(var index = 0; index &lt; lines.length; index++)</text:span></text:span></text:p>
      <text:p text:style-name="P198"><text:span text:style-name="Absatz-Standardschriftart"><text:span text:style-name="T2"><text:tab/>{</text:span></text:span></text:p>
      <text:p text:style-name="P198"><text:span text:style-name="Absatz-Standardschriftart"><text:span text:style-name="T2"><text:tab/><text:tab/>scriptThread.appendTextToConsole("line received: <text:s/>" <text:s/>+ lines[index]);</text:span></text:span></text:p>
      <text:p text:style-name="P198"><text:span text:style-name="Absatz-Standardschriftart"><text:span text:style-name="T2"><text:tab/>}</text:span></text:span></text:p>
      <text:p text:style-name="P198"><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85459635338617" text:continue-numbering="true" text:style-name="L27">
        <text:list-item>
          <text:p text:style-name="P550">error: The error</text:p>
          <text:p text:style-name="P626"><text:soft-page-break/>Internally error has the type QabstractSocket::SocketError. Therefore error can have the following values:</text:p>
        </text:list-item>
      </text:list>
      <text:p text:style-name="P257"/>
      <table:table table:name="Tabelle1" table:style-name="Tabelle1">
        <table:table-column table:style-name="Tabelle1.A"/>
        <table:table-column table:style-name="Tabelle1.B"/>
        <table:table-column table:style-name="Tabelle1.C"/>
        <table:table-row>
          <table:table-cell table:style-name="Tabelle1.A1" office:value-type="string">
            <text:p text:style-name="P257">QAbstractSocket::ConnectionRefusedError</text:p>
          </table:table-cell>
          <table:table-cell table:style-name="Tabelle1.A1" office:value-type="string">
            <text:p text:style-name="P257">0</text:p>
          </table:table-cell>
          <table:table-cell table:style-name="Tabelle1.C1" office:value-type="string">
            <text:p text:style-name="P257">The connection was refused by the peer (or timed out).</text:p>
          </table:table-cell>
        </table:table-row>
        <table:table-row>
          <table:table-cell table:style-name="Tabelle1.A2" office:value-type="string">
            <text:p text:style-name="P257">QAbstractSocket::RemoteHostClosedError</text:p>
          </table:table-cell>
          <table:table-cell table:style-name="Tabelle1.A2" office:value-type="string">
            <text:p text:style-name="P257">1</text:p>
          </table:table-cell>
          <table:table-cell table:style-name="Tabelle1.C2" office:value-type="string">
            <text:p text:style-name="P257">The remote host closed the connection. Note that the client socket (i.e., this socket) will be closed after the remote close notification has been sent.</text:p>
          </table:table-cell>
        </table:table-row>
        <table:table-row>
          <table:table-cell table:style-name="Tabelle1.A2" office:value-type="string">
            <text:p text:style-name="P257">QAbstractSocket::HostNotFoundError</text:p>
          </table:table-cell>
          <table:table-cell table:style-name="Tabelle1.A2" office:value-type="string">
            <text:p text:style-name="P257">2</text:p>
          </table:table-cell>
          <table:table-cell table:style-name="Tabelle1.C2" office:value-type="string">
            <text:p text:style-name="P257">The host address was not found.</text:p>
          </table:table-cell>
        </table:table-row>
        <table:table-row>
          <table:table-cell table:style-name="Tabelle1.A2" office:value-type="string">
            <text:p text:style-name="P257">QAbstractSocket::SocketAccessError</text:p>
          </table:table-cell>
          <table:table-cell table:style-name="Tabelle1.A2" office:value-type="string">
            <text:p text:style-name="P257">3</text:p>
          </table:table-cell>
          <table:table-cell table:style-name="Tabelle1.C2" office:value-type="string">
            <text:p text:style-name="P257">The socket operation failed because the application lacked the required privileges.</text:p>
          </table:table-cell>
        </table:table-row>
        <table:table-row>
          <table:table-cell table:style-name="Tabelle1.A2" office:value-type="string">
            <text:p text:style-name="P257">QAbstractSocket::SocketResourceError</text:p>
          </table:table-cell>
          <table:table-cell table:style-name="Tabelle1.A2" office:value-type="string">
            <text:p text:style-name="P257">4</text:p>
          </table:table-cell>
          <table:table-cell table:style-name="Tabelle1.C2" office:value-type="string">
            <text:p text:style-name="P257">The local system ran out of resources (e.g., too many sockets).</text:p>
          </table:table-cell>
        </table:table-row>
        <table:table-row>
          <table:table-cell table:style-name="Tabelle1.A2" office:value-type="string">
            <text:p text:style-name="P257">QAbstractSocket::SocketTimeoutError</text:p>
          </table:table-cell>
          <table:table-cell table:style-name="Tabelle1.A2" office:value-type="string">
            <text:p text:style-name="P257">5</text:p>
          </table:table-cell>
          <table:table-cell table:style-name="Tabelle1.C2" office:value-type="string">
            <text:p text:style-name="P257">The socket operation timed out.</text:p>
          </table:table-cell>
        </table:table-row>
        <table:table-row>
          <table:table-cell table:style-name="Tabelle1.A2" office:value-type="string">
            <text:p text:style-name="P257">QAbstractSocket::DatagramTooLargeError</text:p>
          </table:table-cell>
          <table:table-cell table:style-name="Tabelle1.A2" office:value-type="string">
            <text:p text:style-name="P257">6</text:p>
          </table:table-cell>
          <table:table-cell table:style-name="Tabelle1.C2" office:value-type="string">
            <text:p text:style-name="P257">The datagram was larger than the operating system's limit (which can be as low as 8192 bytes).</text:p>
          </table:table-cell>
        </table:table-row>
        <table:table-row>
          <table:table-cell table:style-name="Tabelle1.A2" office:value-type="string">
            <text:p text:style-name="P257">QAbstractSocket::NetworkError</text:p>
          </table:table-cell>
          <table:table-cell table:style-name="Tabelle1.A2" office:value-type="string">
            <text:p text:style-name="P257">7</text:p>
          </table:table-cell>
          <table:table-cell table:style-name="Tabelle1.C2" office:value-type="string">
            <text:p text:style-name="P257">An error occurred with the network (e.g., the network cable was accidentally plugged out).</text:p>
          </table:table-cell>
        </table:table-row>
        <table:table-row>
          <table:table-cell table:style-name="Tabelle1.A2" office:value-type="string">
            <text:p text:style-name="P257">QAbstractSocket::AddressInUseError</text:p>
          </table:table-cell>
          <table:table-cell table:style-name="Tabelle1.A2" office:value-type="string">
            <text:p text:style-name="P257">8</text:p>
          </table:table-cell>
          <table:table-cell table:style-name="Tabelle1.C2" office:value-type="string">
            <text:p text:style-name="P257">The address specified to QAbstractSocket::bind() is already in use and was set to be exclusive.</text:p>
          </table:table-cell>
        </table:table-row>
        <table:table-row>
          <table:table-cell table:style-name="Tabelle1.A2" office:value-type="string">
            <text:p text:style-name="P257">QAbstractSocket::SocketAddressNotAvailableError</text:p>
          </table:table-cell>
          <table:table-cell table:style-name="Tabelle1.A2" office:value-type="string">
            <text:p text:style-name="P257">9</text:p>
          </table:table-cell>
          <table:table-cell table:style-name="Tabelle1.C2" office:value-type="string">
            <text:p text:style-name="P257">The address specified to QAbstractSocket::bind() does not belong to the host.</text:p>
          </table:table-cell>
        </table:table-row>
        <table:table-row>
          <table:table-cell table:style-name="Tabelle1.A2" office:value-type="string">
            <text:p text:style-name="P257">QAbstractSocket::UnsupportedSocketOperationError</text:p>
          </table:table-cell>
          <table:table-cell table:style-name="Tabelle1.A2" office:value-type="string">
            <text:p text:style-name="P257">10</text:p>
          </table:table-cell>
          <table:table-cell table:style-name="Tabelle1.C2" office:value-type="string">
            <text:p text:style-name="P257">The requested socket operation is not supported by the local operating system (e.g., lack of IPv6 support).</text:p>
          </table:table-cell>
        </table:table-row>
        <table:table-row>
          <table:table-cell table:style-name="Tabelle1.A2" office:value-type="string">
            <text:p text:style-name="P257">QAbstractSocket::ProxyAuthenticationRequiredError</text:p>
          </table:table-cell>
          <table:table-cell table:style-name="Tabelle1.A2" office:value-type="string">
            <text:p text:style-name="P257">12</text:p>
          </table:table-cell>
          <table:table-cell table:style-name="Tabelle1.C2" office:value-type="string">
            <text:p text:style-name="P257">The socket is using a proxy, and the proxy requires authentication.</text:p>
          </table:table-cell>
        </table:table-row>
        <table:table-row>
          <table:table-cell table:style-name="Tabelle1.A2" office:value-type="string">
            <text:p text:style-name="P257">QAbstractSocket::SslHandshakeFailedError</text:p>
          </table:table-cell>
          <table:table-cell table:style-name="Tabelle1.A2" office:value-type="string">
            <text:p text:style-name="P257">13</text:p>
          </table:table-cell>
          <table:table-cell table:style-name="Tabelle1.C2" office:value-type="string">
            <text:p text:style-name="P257">The SSL/TLS handshake failed, so the connection was closed (only used in QSslSocket)</text:p>
          </table:table-cell>
        </table:table-row>
        <table:table-row>
          <table:table-cell table:style-name="Tabelle1.A2" office:value-type="string">
            <text:p text:style-name="P257">QAbstractSocket::UnfinishedSocketOperationError</text:p>
          </table:table-cell>
          <table:table-cell table:style-name="Tabelle1.A2" office:value-type="string">
            <text:p text:style-name="P257">11</text:p>
          </table:table-cell>
          <table:table-cell table:style-name="Tabelle1.C2" office:value-type="string">
            <text:p text:style-name="P257">Used by QAbstractSocketEngine only, The last operation attempted has not finished yet (still in progress in the background).</text:p>
          </table:table-cell>
        </table:table-row>
        <table:table-row>
          <table:table-cell table:style-name="Tabelle1.A2" office:value-type="string">
            <text:p text:style-name="P257">QAbstractSocket::ProxyConnectionRefusedError</text:p>
          </table:table-cell>
          <table:table-cell table:style-name="Tabelle1.A2" office:value-type="string">
            <text:p text:style-name="P257">14</text:p>
          </table:table-cell>
          <table:table-cell table:style-name="Tabelle1.C2" office:value-type="string">
            <text:p text:style-name="P257">Could not contact the proxy server because the connection to that server was denied</text:p>
          </table:table-cell>
        </table:table-row>
        <table:table-row>
          <table:table-cell table:style-name="Tabelle1.A2" office:value-type="string">
            <text:p text:style-name="P257">QAbstractSocket::ProxyConnectionClosedError</text:p>
          </table:table-cell>
          <table:table-cell table:style-name="Tabelle1.A2" office:value-type="string">
            <text:p text:style-name="P257">15</text:p>
          </table:table-cell>
          <table:table-cell table:style-name="Tabelle1.C2" office:value-type="string">
            <text:p text:style-name="P257">The connection to the proxy server was closed unexpectedly (before the connection to the final peer was established)</text:p>
          </table:table-cell>
        </table:table-row>
        <table:table-row>
          <table:table-cell table:style-name="Tabelle1.A2" office:value-type="string">
            <text:p text:style-name="P257">QAbstractSocket::ProxyConnectionTimeoutError</text:p>
          </table:table-cell>
          <table:table-cell table:style-name="Tabelle1.A2" office:value-type="string">
            <text:p text:style-name="P257">16</text:p>
          </table:table-cell>
          <table:table-cell table:style-name="Tabelle1.C2" office:value-type="string">
            <text:p text:style-name="P257">The connection to the proxy server timed out or the proxy server stopped responding in the authentication phase.</text:p>
          </table:table-cell>
        </table:table-row>
        <table:table-row>
          <table:table-cell table:style-name="Tabelle1.A2" office:value-type="string">
            <text:p text:style-name="P257">QAbstractSocket::ProxyNotFoundError</text:p>
          </table:table-cell>
          <table:table-cell table:style-name="Tabelle1.A2" office:value-type="string">
            <text:p text:style-name="P257">17</text:p>
          </table:table-cell>
          <table:table-cell table:style-name="Tabelle1.C2" office:value-type="string">
            <text:p text:style-name="P257">The proxy address set with setProxy() (or the application proxy) was not found.</text:p>
          </table:table-cell>
        </table:table-row>
        <text:soft-page-break/>
        <table:table-row>
          <table:table-cell table:style-name="Tabelle1.A2" office:value-type="string">
            <text:p text:style-name="P257">QAbstractSocket::ProxyProtocolError</text:p>
          </table:table-cell>
          <table:table-cell table:style-name="Tabelle1.A2" office:value-type="string">
            <text:p text:style-name="P257">18</text:p>
          </table:table-cell>
          <table:table-cell table:style-name="Tabelle1.C2" office:value-type="string">
            <text:p text:style-name="P257">The connection negotiation with the proxy server failed, because the response from the proxy server could not be understood.</text:p>
          </table:table-cell>
        </table:table-row>
        <table:table-row>
          <table:table-cell table:style-name="Tabelle1.A2" office:value-type="string">
            <text:p text:style-name="P257">QAbstractSocket::OperationError</text:p>
          </table:table-cell>
          <table:table-cell table:style-name="Tabelle1.A2" office:value-type="string">
            <text:p text:style-name="P257">19</text:p>
          </table:table-cell>
          <table:table-cell table:style-name="Tabelle1.C2" office:value-type="string">
            <text:p text:style-name="P257">An operation was attempted while the socket was in a state that did not permit it.</text:p>
          </table:table-cell>
        </table:table-row>
        <table:table-row>
          <table:table-cell table:style-name="Tabelle1.A2" office:value-type="string">
            <text:p text:style-name="P257">QAbstractSocket::SslInternalError</text:p>
          </table:table-cell>
          <table:table-cell table:style-name="Tabelle1.A2" office:value-type="string">
            <text:p text:style-name="P257">20</text:p>
          </table:table-cell>
          <table:table-cell table:style-name="Tabelle1.C2" office:value-type="string">
            <text:p text:style-name="P257">The SSL library being used reported an internal error. This is probably the result of a bad installation or misconfiguration of the library.</text:p>
          </table:table-cell>
        </table:table-row>
        <table:table-row>
          <table:table-cell table:style-name="Tabelle1.A2" office:value-type="string">
            <text:p text:style-name="P257">QAbstractSocket::SslInvalidUserDataError</text:p>
          </table:table-cell>
          <table:table-cell table:style-name="Tabelle1.A2" office:value-type="string">
            <text:p text:style-name="P257">21</text:p>
          </table:table-cell>
          <table:table-cell table:style-name="Tabelle1.C2" office:value-type="string">
            <text:p text:style-name="P257">Invalid data (certificate, key, cypher, etc.) was provided and its use resulted in an error in the SSL library.</text:p>
          </table:table-cell>
        </table:table-row>
        <table:table-row>
          <table:table-cell table:style-name="Tabelle1.A2" office:value-type="string">
            <text:p text:style-name="P257">QAbstractSocket::TemporaryError</text:p>
          </table:table-cell>
          <table:table-cell table:style-name="Tabelle1.A2" office:value-type="string">
            <text:p text:style-name="P257">22</text:p>
          </table:table-cell>
          <table:table-cell table:style-name="Tabelle1.C2" office:value-type="string">
            <text:p text:style-name="P257">A temporary error occurred (e.g., operation would block and socket is non-blocking).</text:p>
          </table:table-cell>
        </table:table-row>
        <table:table-row>
          <table:table-cell table:style-name="Tabelle1.A2" office:value-type="string">
            <text:p text:style-name="P257">QAbstractSocket::UnknownSocketError</text:p>
          </table:table-cell>
          <table:table-cell table:style-name="Tabelle1.A2" office:value-type="string">
            <text:p text:style-name="P257">-1</text:p>
          </table:table-cell>
          <table:table-cell table:style-name="Tabelle1.C2" office:value-type="string">
            <text:p text:style-name="P257">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198"><text:span text:style-name="Absatz-Standardschriftart"><text:span text:style-name="T2">//Connection established.</text:span></text:span></text:p>
      <text:p text:style-name="P198"><text:span text:style-name="Absatz-Standardschriftart"><text:span text:style-name="T2">function connectSlot()</text:span></text:span></text:p>
      <text:p text:style-name="P198"><text:span text:style-name="Absatz-Standardschriftart"><text:span text:style-name="T2">{</text:span></text:span></text:p>
      <text:p text:style-name="P198"><text:span text:style-name="Absatz-Standardschriftart"><text:span text:style-name="T2"><text:tab/>var array = Array(1,2,3,4,5,6);</text:span></text:span></text:p>
      <text:p text:style-name="P198"><text:span text:style-name="Absatz-Standardschriftart"><text:span text:style-name="T2"><text:tab/>//send data to the host</text:span></text:span></text:p>
      <text:p text:style-name="P198"><text:span text:style-name="Absatz-Standardschriftart"><text:span text:style-name="T2"><text:tab/>tcpClient.write(array);</text:span></text:span></text:p>
      <text:p text:style-name="P198"><text:span text:style-name="Absatz-Standardschriftart"><text:span text:style-name="T2">}</text:span></text:span></text:p>
      <text:p text:style-name="P198"><text:span text:style-name="Absatz-Standardschriftart"><text:span text:style-name="T2">//Connection closed.</text:span></text:span></text:p>
      <text:p text:style-name="P198"><text:span text:style-name="Absatz-Standardschriftart"><text:span text:style-name="T2">function disconnectSlot()</text:span></text:span></text:p>
      <text:p text:style-name="P198"><text:span text:style-name="Absatz-Standardschriftart"><text:span text:style-name="T2">{</text:span></text:span></text:p>
      <text:p text:style-name="P198"><text:span text:style-name="Absatz-Standardschriftart"><text:span text:style-name="T2"><text:tab/>scriptThread.appendTextToConsole("disconnected ");</text:span></text:span></text:p>
      <text:p text:style-name="P198"><text:span text:style-name="Absatz-Standardschriftart"><text:span text:style-name="T2"><text:tab/>tcpClient.close();</text:span></text:span></text:p>
      <text:p text:style-name="P198"><text:span text:style-name="Absatz-Standardschriftart"><text:span text:style-name="T2">}</text:span></text:span></text:p>
      <text:p text:style-name="P198"><text:span text:style-name="Absatz-Standardschriftart"><text:span text:style-name="T2">//Data has been received.</text:span></text:span></text:p>
      <text:p text:style-name="P198"><text:span text:style-name="Absatz-Standardschriftart"><text:span text:style-name="T2">function readyReadSlot ()</text:span></text:span></text:p>
      <text:p text:style-name="P198"><text:span text:style-name="Absatz-Standardschriftart"><text:span text:style-name="T2">{<text:tab/></text:span></text:span></text:p>
      <text:p text:style-name="P198"><text:span text:style-name="Absatz-Standardschriftart"><text:span text:style-name="T2"><text:tab/>var array = tcpClient.readAll();</text:span></text:span></text:p>
      <text:p text:style-name="P198"><text:span text:style-name="Absatz-Standardschriftart"><text:span text:style-name="T2"><text:tab/>scriptThread.appendTextToConsole("data received: <text:s/>" <text:s/>+ array);</text:span></text:span></text:p>
      <text:p text:style-name="P198"><text:span text:style-name="Absatz-Standardschriftart"><text:span text:style-name="T2"><text:tab/>//send data to the host</text:span></text:span></text:p>
      <text:p text:style-name="P198"><text:span text:style-name="Absatz-Standardschriftart"><text:span text:style-name="T2"><text:tab/>tcpClient.write(array);</text:span></text:span></text:p>
      <text:p text:style-name="P198"><text:span text:style-name="Absatz-Standardschriftart"><text:span text:style-name="T2"/></text:span></text:p>
      <text:p text:style-name="P198"><text:span text:style-name="Absatz-Standardschriftart"><text:span text:style-name="T2">}</text:span></text:span></text:p>
      <text:p text:style-name="P198"><text:span text:style-name="Absatz-Standardschriftart"><text:span text:style-name="T2">//An error has been ocurred.</text:span></text:span></text:p>
      <text:p text:style-name="P198"><text:span text:style-name="Absatz-Standardschriftart"><text:span text:style-name="T2">function tcpClientErrorSlot(error)</text:span></text:span></text:p>
      <text:p text:style-name="P198"><text:span text:style-name="Absatz-Standardschriftart"><text:span text:style-name="T2">{</text:span></text:span></text:p>
      <text:p text:style-name="P198"><text:span text:style-name="Absatz-Standardschriftart"><text:span text:style-name="T2"><text:tab/>if(error != 1)</text:span></text:span></text:p>
      <text:p text:style-name="P198"><text:span text:style-name="Absatz-Standardschriftart"><text:span text:style-name="T2"><text:tab/>{//The error is not QAbstractSocket::RemoteHostClosedError.</text:span></text:span></text:p>
      <text:p text:style-name="P198"><text:span text:style-name="Absatz-Standardschriftart"><text:span text:style-name="T2"><text:tab/><text:tab/>disconnectSlot();</text:span></text:span></text:p>
      <text:p text:style-name="P198"><text:span text:style-name="Absatz-Standardschriftart"><text:span text:style-name="T2"><text:tab/>}</text:span></text:span></text:p>
      <text:p text:style-name="P198"><text:span text:style-name="Absatz-Standardschriftart"><text:span text:style-name="T2"/></text:span></text:p>
      <text:p text:style-name="P198"><text:span text:style-name="Absatz-Standardschriftart"><text:span text:style-name="T2"><text:tab/>if(error == 0) //QAbstractSocket::ConnectionRefusedError</text:span></text:span></text:p>
      <text:p text:style-name="P198"><text:span text:style-name="Absatz-Standardschriftart"><text:span text:style-name="T2"><text:tab/>{</text:span></text:span></text:p>
      <text:p text:style-name="P198"><text:span text:style-name="Absatz-Standardschriftart"><text:span text:style-name="T2"><text:tab/><text:tab/>scriptThread.messageBox("Critical", "TCP error",</text:span></text:span></text:p>
      <text:p text:style-name="P198"><text:span text:style-name="Absatz-Standardschriftart"><text:span text:style-name="T2"><text:tab/><text:tab/><text:tab/><text:tab/><text:tab/>"The connection was refused. " +</text:span></text:span></text:p>
      <text:p text:style-name="P198"><text:span text:style-name="Absatz-Standardschriftart"><text:span text:style-name="T2"><text:tab/><text:tab/><text:tab/><text:tab/><text:tab/>"Make sure the server is running, " +</text:span></text:span></text:p>
      <text:p text:style-name="P198"><text:span text:style-name="Absatz-Standardschriftart"><text:span text:style-name="T2"><text:tab/><text:tab/><text:tab/><text:tab/><text:tab/>"and check that the host name and port " +</text:span></text:span></text:p>
      <text:p text:style-name="P198"><text:soft-page-break/><text:span text:style-name="Absatz-Standardschriftart"><text:span text:style-name="T2"><text:tab/><text:tab/><text:tab/><text:tab/><text:tab/>"settings are correct.");</text:span></text:span></text:p>
      <text:p text:style-name="P198"><text:span text:style-name="Absatz-Standardschriftart"><text:span text:style-name="T2"><text:tab/>}</text:span></text:span></text:p>
      <text:p text:style-name="P198"><text:span text:style-name="Absatz-Standardschriftart"><text:span text:style-name="T2"><text:tab/>else if(error == 1) //QAbstractSocket::RemoteHostClosedError</text:span></text:span></text:p>
      <text:p text:style-name="P198"><text:span text:style-name="Absatz-Standardschriftart"><text:span text:style-name="T2"><text:tab/>{</text:span></text:span></text:p>
      <text:p text:style-name="P198"><text:span text:style-name="Absatz-Standardschriftart"><text:span text:style-name="T2"><text:tab/><text:tab/>//The connection has been closed. Do nothing.</text:span></text:span></text:p>
      <text:p text:style-name="P198"><text:span text:style-name="Absatz-Standardschriftart"><text:span text:style-name="T2"><text:tab/>}</text:span></text:span></text:p>
      <text:p text:style-name="P198"><text:span text:style-name="Absatz-Standardschriftart"><text:span text:style-name="T2"><text:tab/>else if(error == 2) //QAbstractSocket::HostNotFoundError</text:span></text:span></text:p>
      <text:p text:style-name="P198"><text:span text:style-name="Absatz-Standardschriftart"><text:span text:style-name="T2"><text:tab/>{</text:span></text:span></text:p>
      <text:p text:style-name="P198"><text:span text:style-name="Absatz-Standardschriftart"><text:span text:style-name="T2"><text:tab/><text:tab/>scriptThread.messageBox("Critical", "TCP error",</text:span></text:span></text:p>
      <text:p text:style-name="P198"><text:span text:style-name="Absatz-Standardschriftart"><text:span text:style-name="T2"><text:tab/><text:tab/><text:tab/><text:tab/><text:tab/>"The server was not found. Please check the " +</text:span></text:span></text:p>
      <text:p text:style-name="P198"><text:span text:style-name="Absatz-Standardschriftart"><text:span text:style-name="T2"><text:tab/><text:tab/><text:tab/><text:tab/><text:tab/>"host name and port settings.");</text:span></text:span></text:p>
      <text:p text:style-name="P198"><text:span text:style-name="Absatz-Standardschriftart"><text:span text:style-name="T2"><text:tab/>}</text:span></text:span></text:p>
      <text:p text:style-name="P198"><text:span text:style-name="Absatz-Standardschriftart"><text:span text:style-name="T2"><text:tab/>else</text:span></text:span></text:p>
      <text:p text:style-name="P198"><text:span text:style-name="Absatz-Standardschriftart"><text:span text:style-name="T2"><text:tab/>{</text:span></text:span></text:p>
      <text:p text:style-name="P198"><text:span text:style-name="Absatz-Standardschriftart"><text:span text:style-name="T2"><text:tab/><text:tab/>scriptThread.messageBox("Critical", "TCP error",</text:span></text:span></text:p>
      <text:p text:style-name="P198"><text:span text:style-name="Absatz-Standardschriftart"><text:span text:style-name="T2"><text:tab/><text:tab/><text:tab/><text:tab/><text:tab/>"The following error occurred: " +</text:span></text:span></text:p>
      <text:p text:style-name="P198"><text:span text:style-name="Absatz-Standardschriftart"><text:span text:style-name="T2"><text:tab/><text:tab/><text:tab/><text:tab/><text:tab/>tcpClient.getErrorString());</text:span></text:span></text:p>
      <text:p text:style-name="P198"><text:span text:style-name="Absatz-Standardschriftart"><text:span text:style-name="T2"><text:tab/>}</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var tcpClient = scriptThread.createTcpClient();</text:span></text:span></text:p>
      <text:p text:style-name="P198"><text:span text:style-name="Absatz-Standardschriftart"><text:span text:style-name="T2">tcpClient.readyReadSignal.connect(readyReadSlot);</text:span></text:span></text:p>
      <text:p text:style-name="P198"><text:span text:style-name="Absatz-Standardschriftart"><text:span text:style-name="T2">tcpClient.disconnectedSignal.connect(disconnectSlot);</text:span></text:span></text:p>
      <text:p text:style-name="P198"><text:span text:style-name="Absatz-Standardschriftart"><text:span text:style-name="T2">tcpClient.connectedSignal.connect(connectSlot);</text:span></text:span></text:p>
      <text:p text:style-name="P198"><text:span text:style-name="Absatz-Standardschriftart"><text:span text:style-name="T2">tcpClient.errorSignal.connect(tcpClientErrorSlot);</text:span></text:span></text:p>
      <text:p text:style-name="P198"><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72"><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85459403112484" text:continue-numbering="true" text:style-name="L27">
        <text:list-item>
          <text:p text:style-name="P550">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85458946156105" text:continue-numbering="true" text:style-name="L27">
        <text:list-item>
          <text:p text:style-name="P550">numConnections: The max. pending connections</text:p>
        </text:list-item>
      </text:list>
      <text:p text:style-name="P180"/>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text:soft-page-break/></text:p>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198"><text:span text:style-name="Absatz-Standardschriftart"><text:span text:style-name="T2">function connectionEstablished()</text:span></text:span></text:p>
      <text:p text:style-name="P198"><text:span text:style-name="Absatz-Standardschriftart"><text:span text:style-name="T2">{<text:tab/></text:span></text:span></text:p>
      <text:p text:style-name="P198"><text:span text:style-name="Absatz-Standardschriftart"><text:span text:style-name="T2"><text:tab/>tcpServerClient = tcpServer.nextPendingConnection();</text:span></text:span></text:p>
      <text:p text:style-name="P198"><text:span text:style-name="Absatz-Standardschriftart"><text:span text:style-name="T2"><text:tab/>tcpServerClient.disconnectedSignal.connect(disconnectSlot);</text:span></text:span></text:p>
      <text:p text:style-name="P198"><text:span text:style-name="Absatz-Standardschriftart"><text:span text:style-name="T2"><text:tab/>tcpServerClient.readyReadSignal.connect(readyReadSlot);</text:span></text:span></text:p>
      <text:p text:style-name="P198"><text:span text:style-name="Absatz-Standardschriftart"><text:span text:style-name="T2">}</text:span></text:span></text:p>
      <text:p text:style-name="P198"><text:span text:style-name="Absatz-Standardschriftart"><text:span text:style-name="T2">function disconnectSlot()</text:span></text:span></text:p>
      <text:p text:style-name="P198"><text:span text:style-name="Absatz-Standardschriftart"><text:span text:style-name="T2">{</text:span></text:span></text:p>
      <text:p text:style-name="P198"><text:span text:style-name="Absatz-Standardschriftart"><text:span text:style-name="T2"><text:tab/>scriptThread.appendTextToConsole("disconnected ");</text:span></text:span></text:p>
      <text:p text:style-name="P198"><text:span text:style-name="Absatz-Standardschriftart"><text:span text:style-name="T2">}</text:span></text:span></text:p>
      <text:p text:style-name="P198"><text:span text:style-name="Absatz-Standardschriftart"><text:span text:style-name="T2">function readyReadSlot()</text:span></text:span></text:p>
      <text:p text:style-name="P198"><text:span text:style-name="Absatz-Standardschriftart"><text:span text:style-name="T2">{<text:tab/></text:span></text:span></text:p>
      <text:p text:style-name="P198"><text:span text:style-name="Absatz-Standardschriftart"><text:span text:style-name="T2"><text:tab/>var array = tcpServerClient.readAll();</text:span></text:span></text:p>
      <text:p text:style-name="P198"><text:span text:style-name="Absatz-Standardschriftart"><text:span text:style-name="T2"><text:tab/>scriptThread.appendTextToConsole("data received: <text:s/>" <text:s/>+ array);</text:span></text:span></text:p>
      <text:p text:style-name="P198"><text:span text:style-name="Absatz-Standardschriftart"><text:span text:style-name="T2"><text:tab/>//send data to the host</text:span></text:span></text:p>
      <text:p text:style-name="P198"><text:span text:style-name="Absatz-Standardschriftart"><text:span text:style-name="T2"><text:tab/>tcpServerClient.write(array);</text:span></text:span></text:p>
      <text:p text:style-name="P198"><text:span text:style-name="Absatz-Standardschriftart"><text:span text:style-name="T2">}</text:span></text:span></text:p>
      <text:p text:style-name="P198"><text:span text:style-name="Absatz-Standardschriftart"><text:span text:style-name="T2">var tcpServer = scriptThread.createTcpServer();</text:span></text:span></text:p>
      <text:p text:style-name="P198"><text:span text:style-name="Absatz-Standardschriftart"><text:span text:style-name="T2">var tcpServerClient = undefined;</text:span></text:span></text:p>
      <text:p text:style-name="P198"><text:span text:style-name="Absatz-Standardschriftart"><text:span text:style-name="T2">tcpServer.newConnectionSignal.connect(connectionEstablished);</text:span></text:span></text:p>
      <text:p text:style-name="P198"><text:span text:style-name="Absatz-Standardschriftart"><text:span text:style-name="T2">tcpServer.listen(112);</text:span></text:span></text:p>
      <text:p text:style-name="P198"><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72"><text:bookmark-ref text:reference-format="text" text:ref-name="__RefHeading__5926_596565095">ScriptSerialPort createSerialPort (void)</text:bookmark-ref></text:span></text:span><text:span text:style-name="Absatz-Standardschriftart"><text:span text:style-name="T72"> </text:span></text:span>must be used.</text:p>
      <text:p text:style-name="Standard">The functions and signals which can be used are described in the following chapters.</text:p>
      <text:p text:style-name="P196">Note:</text:p>
      <text:p text:style-name="P196">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85459985926003" text:continue-numbering="true" text:style-name="L27">
        <text:list-item>
          <text:p text:style-name="P550">name: The name of the serial port</text:p>
          <text:p text:style-name="P550"/>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text:soft-page-break/>bool setBaudRate(qint32 baudRate)<text:bookmark-end text:name="__RefHeading__6437_254725059"/></text:h>
      <text:p text:style-name="P21">Sets the baudrate.</text:p>
      <text:p text:style-name="P21">Arguments:</text:p>
      <text:list xml:id="list85459053835270" text:continue-numbering="true" text:style-name="L27">
        <text:list-item>
          <text:p text:style-name="P550">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85459737630198" text:continue-numbering="true" text:style-name="L27">
        <text:list-item>
          <text:p text:style-name="P550">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85460734556636" text:continue-numbering="true" text:style-name="L27">
        <text:list-item>
          <text:p text:style-name="P550">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85460382451987" text:continue-numbering="true" text:style-name="L27">
        <text:list-item>
          <text:p text:style-name="P550">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85460726358465" text:continue-numbering="true" text:style-name="L27">
        <text:list-item>
          <text:p text:style-name="P550">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text:soft-page-break/></text:p>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85459097171263" text:continue-numbering="true" text:style-name="L27">
        <text:list-item>
          <text:p text:style-name="P550">set: true=set the pin to 1, false=set the pin to 0 </text:p>
        </text:list-item>
      </text:list>
      <text:p text:style-name="P180"/>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85460190640734" text:continue-numbering="true" text:style-name="L27">
        <text:list-item>
          <text:p text:style-name="P550">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1">Write<text:span text:style-name="T149">s</text:span> data to the serial port.</text:p>
      <text:p text:style-name="P21">Arguments:</text:p>
      <text:list xml:id="list85459718421505" text:continue-numbering="true" text:style-name="L27">
        <text:list-item>
          <text:p text:style-name="P550">data: The data</text:p>
        </text:list-item>
      </text:list>
      <text:p text:style-name="P21">Return: The number of written bytes</text:p>
      <text:p text:style-name="P21"/>
      <text:h text:style-name="P473" text:outline-level="4"><text:bookmark-start text:name="_Toc403041682623"/>quint64 write<text:span text:style-name="T149">String</text:span>(String<text:span text:style-name="T149"> string</text:span>)<text:bookmark-end text:name="_Toc403041682623"/></text:h>
      <text:p text:style-name="P82">Write<text:span text:style-name="T149">s</text:span> <text:span text:style-name="T149">a string</text:span> to the serial port.</text:p>
      <text:p text:style-name="P82">Arguments:</text:p>
      <text:list xml:id="list85459201921852" text:continue-numbering="true" text:style-name="L27">
        <text:list-item>
          <text:p text:style-name="P567"><text:span text:style-name="T149">string</text:span>: The <text:span text:style-name="T149">string</text:span></text:p>
        </text:list-item>
      </text:list>
      <text:p text:style-name="P82">Return: The number of written bytes</text:p>
      <text:p text:style-name="P21"/>
      <text:h text:style-name="Heading_20_4" text:outline-level="4"><text:bookmark-start text:name="__RefHeading__6469_254725059"/><text:soft-page-break/>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85459268338558" text:continue-numbering="true" text:style-name="L27">
        <text:list-item>
          <text:p text:style-name="P550">msecs: The max. time to wait</text:p>
        </text:list-item>
      </text:list>
      <text:p text:style-name="P21">Return: True if all bytes have been written</text:p>
      <text:p text:style-name="P21"/>
      <text:h text:style-name="P526"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26" text:outline-level="4">void disableMainInterfaceRouting(void)</text:h>
      <text:p text:style-name="P21">Disables the main interface routing.</text:p>
      <text:p text:style-name="P21"/>
      <text:h text:style-name="P526"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85460054596890" text:continue-numbering="true" text:style-name="L27">
        <text:list-item>
          <text:p text:style-name="P550">removeNewLine: If removeNewLine is true then the '\n' will not returned (is removed from the received line).</text:p>
        </text:list-item>
        <text:list-item>
          <text:p text:style-name="P550">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if(serialPort.canReadLine())</text:span></text:span></text:p>
      <text:p text:style-name="P198"><text:span text:style-name="Absatz-Standardschriftart"><text:span text:style-name="T2"><text:tab/>{</text:span></text:span></text:p>
      <text:p text:style-name="P198"><text:span text:style-name="Absatz-Standardschriftart"><text:span text:style-name="T2"><text:tab/><text:tab/>var line = serialPort.readLine();</text:span></text:span></text:p>
      <text:p text:style-name="P198"><text:span text:style-name="Absatz-Standardschriftart"><text:span text:style-name="T2"><text:tab/><text:tab/>scriptThread.appendTextToConsole("line received: <text:s/>" <text:s/>+ line);</text:span></text:span></text:p>
      <text:p text:style-name="P198"><text:span text:style-name="Absatz-Standardschriftart"><text:span text:style-name="T2"><text:tab/>}</text:span></text:span></text:p>
      <text:p text:style-name="P198"><text:span text:style-name="Absatz-Standardschriftart"><text:span text:style-name="T2">}</text:span></text:span></text:p>
      <text:p text:style-name="P268"/>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85460501142945" text:continue-numbering="true" text:style-name="L27">
        <text:list-item>
          <text:p text:style-name="P550">removeNewLine: If removeNewLine is true then the '\n' will not returned (is removed from the received lines).</text:p>
        </text:list-item>
        <text:list-item>
          <text:p text:style-name="P550">removeCarriageReturn: If removeCarriageReturn is true then a '\r' in front of '\n' will also not returned.</text:p>
        </text:list-item>
      </text:list>
      <text:p text:style-name="P21"><text:soft-page-break/>Return: The received lines. If no new data line is ready for reading this functions returns an empty list.</text:p>
      <text:p text:style-name="P21">Example:</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var lines = serialPort.readAllLines();</text:span></text:span></text:p>
      <text:p text:style-name="P198"><text:span text:style-name="Absatz-Standardschriftart"><text:span text:style-name="T2"><text:tab/>for(var index = 0; index &lt; lines.length; index++)</text:span></text:span></text:p>
      <text:p text:style-name="P198"><text:span text:style-name="Absatz-Standardschriftart"><text:span text:style-name="T2"><text:tab/>{</text:span></text:span></text:p>
      <text:p text:style-name="P198"><text:span text:style-name="Absatz-Standardschriftart"><text:span text:style-name="T2"><text:tab/><text:tab/>scriptThread.appendTextToConsole("line received: <text:s/>" <text:s/>+ lines[index]);</text:span></text:span></text:p>
      <text:p text:style-name="P198"><text:span text:style-name="Absatz-Standardschriftart"><text:span text:style-name="T2"><text:tab/>}</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8367689108687731222" text:style-name="L33">
        <text:list-item>
          <text:p text:style-name="P424">NoSignal = 0x00,</text:p>
        </text:list-item>
        <text:list-item>
          <text:p text:style-name="P424">DataTerminalReadySignal = 0x04</text:p>
        </text:list-item>
        <text:list-item>
          <text:p text:style-name="P424">DataCarrierDetectSignal = 0x08</text:p>
        </text:list-item>
        <text:list-item>
          <text:p text:style-name="P424">DataSetReadySignal = 0x10</text:p>
        </text:list-item>
        <text:list-item>
          <text:p text:style-name="P424">RingIndicatorSignal = 0x20</text:p>
        </text:list-item>
        <text:list-item>
          <text:p text:style-name="P424">RequestToSendSignal = 0x40</text:p>
        </text:list-item>
        <text:list-item>
          <text:p text:style-name="P424">ClearToSendSignal = 0x80</text:p>
          <text:p text:style-name="P424"/>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var array = serialPort.readAll();</text:span></text:span></text:p>
      <text:p text:style-name="P198"><text:span text:style-name="Absatz-Standardschriftart"><text:span text:style-name="T2"><text:tab/>scriptThread.appendTextToConsole("data received: <text:s/>" <text:s/>+ array);</text:span></text:span></text:p>
      <text:p text:style-name="P198"><text:span text:style-name="Absatz-Standardschriftart"><text:span text:style-name="T2"><text:tab/>//send data to the host</text:span></text:span></text:p>
      <text:p text:style-name="P198"><text:span text:style-name="Absatz-Standardschriftart"><text:span text:style-name="T2"><text:tab/>serialPort.write(array);</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var serialPort = scriptThread.createSerialPort();</text:span></text:span></text:p>
      <text:p text:style-name="P198"><text:span text:style-name="Absatz-Standardschriftart"><text:span text:style-name="T2">serialPort.readyReadSignal.connect(readyReadSlot);</text:span></text:span></text:p>
      <text:p text:style-name="P198"><text:span text:style-name="Absatz-Standardschriftart"><text:span text:style-name="T2"/></text:span></text:p>
      <text:p text:style-name="P198"><text:span text:style-name="Absatz-Standardschriftart"><text:span text:style-name="T2">serialPort.setPortName("COM1");</text:span></text:span></text:p>
      <text:p text:style-name="P198"><text:span text:style-name="Absatz-Standardschriftart"><text:span text:style-name="T2">serialPort.setDTR(false);</text:span></text:span></text:p>
      <text:p text:style-name="P198"><text:span text:style-name="Absatz-Standardschriftart"><text:span text:style-name="T2">if (serialPort.open())</text:span></text:span></text:p>
      <text:p text:style-name="P198"><text:span text:style-name="Absatz-Standardschriftart"><text:span text:style-name="T2">{</text:span></text:span></text:p>
      <text:p text:style-name="P269"><text:span text:style-name="Absatz-Standardschriftart"><text:span text:style-name="T2">serialPort.setBaudRate(19200);</text:span></text:span></text:p>
      <text:p text:style-name="P269"><text:span text:style-name="Absatz-Standardschriftart"><text:span text:style-name="T2">serialPort.setDataBits(8);</text:span></text:span></text:p>
      <text:p text:style-name="P269"><text:span text:style-name="Absatz-Standardschriftart"><text:span text:style-name="T2">serialPort.setParity("None");</text:span></text:span></text:p>
      <text:p text:style-name="P269"><text:span text:style-name="Absatz-Standardschriftart"><text:span text:style-name="T2">serialPort.setStopBits("1.5");</text:span></text:span></text:p>
      <text:p text:style-name="P269"><text:span text:style-name="Absatz-Standardschriftart"><text:span text:style-name="T2">serialPort.setFlowControl("None");</text:span></text:span></text:p>
      <text:p text:style-name="P198"><text:span text:style-name="Absatz-Standardschriftart"><text:span text:style-name="T2"><text:tab/>serialPort.setDTR(true);</text:span></text:span></text:p>
      <text:p text:style-name="P198"><text:span text:style-name="Absatz-Standardschriftart"><text:span text:style-name="T2"><text:tab/>serialPort.setRTS(true);</text:span></text:span></text:p>
      <text:p text:style-name="P269"><text:span text:style-name="Absatz-Standardschriftart"><text:span text:style-name="T2">scriptThread.appendTextToConsole("serial port signals:" + <text:tab/><text:tab/><text:tab/><text:tab/><text:tab/><text:tab/><text:tab/>serialPort.getSerialPortSignals().toString(16) );</text:span></text:span></text:p>
      <text:p text:style-name="P198"><text:soft-page-break/><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text:span></text:span></text:p>
      <text:p text:style-name="P198"><text:span text:style-name="Absatz-Standardschriftart"><text:span text:style-name="T2"><text:tab/>scriptThread.messageBox("Critical", 'error', 'could not open serial port');</text:span></text:span></text:p>
      <text:p text:style-name="P198"><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72"><text:bookmark-ref text:reference-format="text" text:ref-name="__RefHeading__11314_1399518882">ScriptCheetahSpi createCheetahSpiInterface(void)</text:bookmark-ref></text:span></text:span><text:span text:style-name="Absatz-Standardschriftart"><text:span text:style-name="T72">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85460341722049" text:continue-list="list85460501142945" text:style-name="L27">
        <text:list-item>
          <text:p text:style-name="P550">port: The interface port</text:p>
        </text:list-item>
        <text:list-item>
          <text:p text:style-name="P550">mode: The SPI mode (0-3)</text:p>
        </text:list-item>
        <text:list-item>
          <text:p text:style-name="P550">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85459876235679" text:continue-numbering="true" text:style-name="L27">
        <text:list-item>
          <text:p text:style-name="P550">sendData: The data which shall be sent</text:p>
        </text:list-item>
        <text:list-item>
          <text:p text:style-name="P550">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198"><text:span text:style-name="Absatz-Standardschriftart"><text:span text:style-name="T2">var interface = scriptThread.createCheetahSpiInterface();</text:span></text:span></text:p>
      <text:p text:style-name="P268"><text:span text:style-name="Absatz-Standardschriftart"><text:span text:style-name="T2"><text:tab/>if(interface.connect(0, 1, 12000))</text:span></text:span></text:p>
      <text:p text:style-name="P268"><text:span text:style-name="Absatz-Standardschriftart"><text:span text:style-name="T2"><text:tab/>{<text:tab/>var data = Array(0xD7,0xff,0xff,0xff,0xff);</text:span></text:span></text:p>
      <text:p text:style-name="P268"><text:span text:style-name="Absatz-Standardschriftart"><text:span text:style-name="T2"><text:tab/><text:tab/>if(interface.sendReceiveData(data, 0))</text:span></text:span></text:p>
      <text:p text:style-name="P268"><text:span text:style-name="Absatz-Standardschriftart"><text:span text:style-name="T2"><text:tab/><text:tab/>{</text:span></text:span></text:p>
      <text:p text:style-name="P268"><text:span text:style-name="Absatz-Standardschriftart"><text:span text:style-name="T2"><text:tab/><text:tab/><text:tab/>var receivedData = interface.readAll();</text:span></text:span></text:p>
      <text:p text:style-name="P268"><text:span text:style-name="Absatz-Standardschriftart"><text:span text:style-name="T2"><text:tab/><text:tab/><text:tab/>scriptThread.appendTextToConsole("data received: <text:s/>" <text:s/>+ receivedData);</text:span></text:span></text:p>
      <text:p text:style-name="P268"><text:span text:style-name="Absatz-Standardschriftart"><text:span text:style-name="T2"><text:tab/><text:tab/>}</text:span></text:span></text:p>
      <text:p text:style-name="P268"><text:span text:style-name="Absatz-Standardschriftart"><text:span text:style-name="T2"><text:tab/><text:tab/>else</text:span></text:span></text:p>
      <text:p text:style-name="P268"><text:span text:style-name="Absatz-Standardschriftart"><text:span text:style-name="T2"><text:tab/><text:tab/>{</text:span></text:span></text:p>
      <text:p text:style-name="P268"><text:span text:style-name="Absatz-Standardschriftart"><text:span text:style-name="T2"><text:tab/><text:tab/><text:tab/>scriptThread.messageBox("Critical", "error", 'sending failed');</text:span></text:span></text:p>
      <text:p text:style-name="P268"><text:span text:style-name="Absatz-Standardschriftart"><text:span text:style-name="T2"><text:tab/><text:tab/>}</text:span></text:span></text:p>
      <text:p text:style-name="P268"><text:soft-page-break/><text:span text:style-name="Absatz-Standardschriftart"><text:span text:style-name="T2"><text:tab/><text:tab/>interface.disconnect();</text:span></text:span></text:p>
      <text:p text:style-name="P268"><text:span text:style-name="Absatz-Standardschriftart"><text:span text:style-name="T2"><text:tab/>}</text:span></text:span></text:p>
      <text:p text:style-name="P268"><text:tab/><text:span text:style-name="Absatz-Standardschriftart"><text:span text:style-name="T2">else</text:span></text:span></text:p>
      <text:p text:style-name="P268"><text:span text:style-name="Absatz-Standardschriftart"><text:span text:style-name="T2"><text:tab/>{</text:span></text:span></text:p>
      <text:p text:style-name="P268"><text:span text:style-name="Absatz-Standardschriftart"><text:span text:style-name="T2"><text:tab/><text:tab/>scriptThread.messageBox("Critical", "error", 'could not connect to <text:tab/><text:tab/><text:tab/><text:tab/><text:tab/><text:tab/><text:tab/>interface');</text:span></text:span></text:p>
      <text:p text:style-name="P268"><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72"><text:bookmark-ref text:reference-format="text" text:ref-name="__RefHeading__11316_1399518882">ScriptPcan createPcanInterface(void)</text:bookmark-ref></text:span></text:span><text:span text:style-name="Absatz-Standardschriftart"><text:span text:style-name="T72">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85459380054530" text:continue-numbering="true" text:style-name="L27">
        <text:list-item>
          <text:p text:style-name="P550">channel: The PCAN channel</text:p>
        </text:list-item>
        <text:list-item>
          <text:p text:style-name="P550">baudRate: The baudrate (kHz), possible values are: 1000, 800, 500, 250, 125,100,95,83,50,47,33,20,10,5</text:p>
        </text:list-item>
        <text:list-item>
          <text:p text:style-name="P550">busOffAutoReset: Automatic reset on BUS-OFF on/off</text:p>
        </text:list-item>
        <text:list-item>
          <text:p text:style-name="P550">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85459776814830" text:continue-numbering="true" text:style-name="L27">
        <text:list-item>
          <text:p text:style-name="P550">filterExtended: True if the filer message type is extended (29-bit identifier) or false if the filter message type is standard (11-bit identifier)</text:p>
        </text:list-item>
        <text:list-item>
          <text:p text:style-name="P550">filterFrom: The lowest CAN ID to be received</text:p>
        </text:list-item>
        <text:list-item>
          <text:p text:style-name="P550">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85460795660319" text:continue-numbering="true" text:style-name="L27">
        <text:list-item>
          <text:p text:style-name="P550">type: The can message type: 0=standard, 1=standard remote-transfer-request, 2=extended, 3= extended remote-transfer-request</text:p>
        </text:list-item>
        <text:list-item>
          <text:p text:style-name="P550">canId: The CAN id</text:p>
        </text:list-item>
        <text:list-item>
          <text:p text:style-name="P550">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text:soft-page-break/></text:p>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85459521196246" text:continue-numbering="true" text:style-name="L27">
        <text:list-item>
          <text:p text:style-name="P550">parameter: The PCAN parameter. Possible values are:</text:p>
          <text:list>
            <text:list-item>
              <text:p text:style-name="P550">0x01=PCAN_DEVICE_NUMBER</text:p>
            </text:list-item>
            <text:list-item>
              <text:p text:style-name="P550">0x02=PCAN_5VOLTS_POWER</text:p>
            </text:list-item>
            <text:list-item>
              <text:p text:style-name="P550">0x07=PCAN_BUSOFF_AUTORESET</text:p>
            </text:list-item>
            <text:list-item>
              <text:p text:style-name="P550">0x08=PCAN_LISTEN_ONLY</text:p>
            </text:list-item>
            <text:list-item>
              <text:p text:style-name="P550"><text:s/>0x0F=PCAN_RECEIVE_STATUS</text:p>
            </text:list-item>
            <text:list-item>
              <text:p text:style-name="P550"><text:s/>0x10=PCAN_CONTROLLER_NUMBER</text:p>
            </text:list-item>
            <text:list-item>
              <text:p text:style-name="P550"><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85460156561867" text:continue-numbering="true" text:style-name="L27">
        <text:list-item>
          <text:p text:style-name="P550">parameter: The PCAN parameter. Possible values are:</text:p>
          <text:list>
            <text:list-item>
              <text:p text:style-name="P550">0x01=PCAN_DEVICE_NUMBER</text:p>
            </text:list-item>
            <text:list-item>
              <text:p text:style-name="P550">0x02=PCAN_5VOLTS_POWER</text:p>
            </text:list-item>
            <text:list-item>
              <text:p text:style-name="P550">0x07=PCAN_BUSOFF_AUTORESET</text:p>
            </text:list-item>
            <text:list-item>
              <text:p text:style-name="P550">0x08=PCAN_LISTEN_ONLY</text:p>
            </text:list-item>
            <text:list-item>
              <text:p text:style-name="P550"><text:s/>0x0F=PCAN_RECEIVE_STATUS</text:p>
            </text:list-item>
            <text:list-item>
              <text:p text:style-name="P550"><text:s/>0x15=PCAN_CHANNEL_IDENTIFYING</text:p>
            </text:list-item>
          </text:list>
        </text:list-item>
        <text:list-item>
          <text:p text:style-name="P550">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85459111650638" text:continue-numbering="true" text:style-name="L27">
        <text:list-item>
          <text:p text:style-name="P550">types: The can types of the received can messages (0=standard, 1=standard remote-transfer-request, 2=extended, 3= extended remote-transfer-request)</text:p>
        </text:list-item>
        <text:list-item>
          <text:p text:style-name="P550">messageIds: The can ids of the received can messages</text:p>
        </text:list-item>
        <text:list-item>
          <text:p text:style-name="P550">timestamps: The time-stamps of the received can messages</text:p>
        </text:list-item>
        <text:list-item>
          <text:p text:style-name="P550">data: The data of the received can messages</text:p>
          <text:p text:style-name="P550"/>
        </text:list-item>
      </text:list>
      <text:h text:style-name="Heading_20_4" text:outline-level="4"><text:bookmark-start text:name="__RefHeading__11776_1353097723"/><text:soft-page-break/>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98"><text:span text:style-name="Absatz-Standardschriftart"><text:span text:style-name="T2">function pcanMessagesReceived(type, id, timeStamp, data)</text:span></text:span></text:p>
      <text:p text:style-name="P198"><text:span text:style-name="Absatz-Standardschriftart"><text:span text:style-name="T2">{</text:span></text:span></text:p>
      <text:p text:style-name="P198"><text:span text:style-name="Absatz-Standardschriftart"><text:span text:style-name="T2"><text:tab/>for(var index = 0; index &lt; type.length; index++)</text:span></text:span></text:p>
      <text:p text:style-name="P198"><text:span text:style-name="Absatz-Standardschriftart"><text:span text:style-name="T2"><text:tab/>{</text:span></text:span></text:p>
      <text:p text:style-name="P198"><text:span text:style-name="Absatz-Standardschriftart"><text:span text:style-name="T2"><text:tab/><text:tab/>pcan.sendCanMessage(type[index], id[index], data[index], 0, 0);</text:span></text:span></text:p>
      <text:p text:style-name="P198"><text:span text:style-name="Absatz-Standardschriftart"><text:span text:style-name="T2"><text:tab/>}<text:tab/></text:span></text:span></text:p>
      <text:p text:style-name="P198"><text:span text:style-name="Absatz-Standardschriftart"><text:span text:style-name="T2">}</text:span></text:span></text:p>
      <text:p text:style-name="P198"><text:span text:style-name="Absatz-Standardschriftart"><text:span text:style-name="T2">var pcan = scriptThread.createPcanInterface();</text:span></text:span></text:p>
      <text:p text:style-name="P198"><text:span text:style-name="Absatz-Standardschriftart"><text:span text:style-name="T2">pcan.canMessagesReceivedSignal.connect(pcanMessagesReceived);</text:span></text:span></text:p>
      <text:p text:style-name="P198"><text:span text:style-name="Absatz-Standardschriftart"><text:span text:style-name="T2"/></text:span></text:p>
      <text:p text:style-name="P198"><text:span text:style-name="Absatz-Standardschriftart"><text:span text:style-name="T2">if(!pcan.open(2, 1000, true, false))</text:span></text:span></text:p>
      <text:p text:style-name="P198"><text:span text:style-name="Absatz-Standardschriftart"><text:span text:style-name="T2">{</text:span></text:span></text:p>
      <text:p text:style-name="P198"><text:span text:style-name="Absatz-Standardschriftart"><text:span text:style-name="T2"><text:tab/>scriptThread.messageBox("Critical", "error", 'could not open pcan');</text:span></text:span></text:p>
      <text:p text:style-name="P198"><text:span text:style-name="Absatz-Standardschriftart"><text:span text:style-name="T2">}</text:span></text:span></text:p>
      <text:p text:style-name="P198"><text:span text:style-name="Absatz-Standardschriftart"><text:span text:style-name="T2">if(!pcan.setFilter(true, 0, 0x1fffffffff))</text:span></text:span></text:p>
      <text:p text:style-name="P198"><text:span text:style-name="Absatz-Standardschriftart"><text:span text:style-name="T2">{</text:span></text:span></text:p>
      <text:p text:style-name="P198"><text:span text:style-name="Absatz-Standardschriftart"><text:span text:style-name="T2"><text:tab/>scriptThread.messageBox("Critical", "error", 'setFilter failed');</text:span></text:span></text:p>
      <text:p text:style-name="P198"><text:span text:style-name="Absatz-Standardschriftart"><text:span text:style-name="T2">}</text:span></text:span></text:p>
      <text:p text:style-name="P198"><text:span text:style-name="Absatz-Standardschriftart"><text:span text:style-name="T2"><text:tab/><text:tab/></text:span></text:span></text:p>
      <text:p text:style-name="P198"><text:span text:style-name="Absatz-Standardschriftart"><text:span text:style-name="T2">//PCAN_CHANNEL_IDENTIFYING=0x15</text:span></text:span></text:p>
      <text:p text:style-name="P198"><text:span text:style-name="Absatz-Standardschriftart"><text:span text:style-name="T2">var valueAndStatus = pcan.getCanParameter(0x15, value);</text:span></text:span></text:p>
      <text:p text:style-name="P198"><text:span text:style-name="Absatz-Standardschriftart"><text:span text:style-name="T2">var status = valueAndStatus &gt;&gt; 15;</text:span></text:span></text:p>
      <text:p text:style-name="P198"><text:span text:style-name="Absatz-Standardschriftart"><text:span text:style-name="T2">var value = valueAndStatus &amp; 0xff;</text:span></text:span></text:p>
      <text:p text:style-name="P198"><text:span text:style-name="Absatz-Standardschriftart"><text:span text:style-name="T2">if(!status)</text:span></text:span></text:p>
      <text:p text:style-name="P198"><text:span text:style-name="Absatz-Standardschriftart"><text:span text:style-name="T2">{</text:span></text:span></text:p>
      <text:p text:style-name="P198"><text:span text:style-name="Absatz-Standardschriftart"><text:span text:style-name="T2"><text:tab/>scriptThread.messageBox("Critical", "error", ' getCanParameter failed')</text:span></text:span></text:p>
      <text:p text:style-name="P198"><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1">Arguments:</text:p>
      <text:list xml:id="list85459067991541" text:continue-numbering="true" text:style-name="L27">
        <text:list-item>
          <text:p text:style-name="P550">msec: The timer interval in milliseconds</text:p>
        </text:list-item>
      </text:list>
      <text:p text:style-name="P180"/>
      <text:h text:style-name="P474" text:outline-level="4">void start(<text:span text:style-name="T252">void</text:span>)</text:h>
      <text:p text:style-name="P245"><text:span text:style-name="T252">Starts or restarts the timer with the timeout interval set in setInterval.</text:span> If the timer is already running, it will be stopped and restarted. If the timer is a single-shot timer, then the timer will be activated only once.</text:p>
      <text:list xml:id="list85459657594435" text:continue-numbering="true" text:style-name="L27">
        <text:list-header>
          <text:p text:style-name="P550"/>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475" text:outline-level="4">void setSingleShot(bool singleShot)</text:h>
      <text:p text:style-name="P147">Sets the timer to single-shot or non-single-shot. A single-shot timer fires only once, non-single-shot timers fire every interval milliseconds.</text:p>
      <text:p text:style-name="P146"><text:soft-page-break/>Arguments:</text:p>
      <text:list xml:id="list85459044020606" text:continue-numbering="true" text:style-name="L27">
        <text:list-item>
          <text:p text:style-name="P568"><text:span text:style-name="T253">singleShot</text:span>: <text:span text:style-name="T253">True if the timer is a single-shot timer.</text:span></text:p>
          <text:p text:style-name="P568"/>
        </text:list-item>
      </text:list>
      <text:h text:style-name="P476" text:outline-level="4">bool isSingleShot(void)</text:h>
      <text:p text:style-name="P246">Returns true if the timer is a single-shot timer.</text:p>
      <text:p text:style-name="P246"/>
      <text:h text:style-name="P476" text:outline-level="4">void setInterval(int msec)</text:h>
      <text:p text:style-name="P149">Sets the timer interval.</text:p>
      <text:p text:style-name="P148">Arguments:</text:p>
      <text:list xml:id="list85460484420168" text:continue-numbering="true" text:style-name="L27">
        <text:list-item>
          <text:p text:style-name="P569"><text:span text:style-name="T254">msec</text:span>: <text:span text:style-name="T253">The timer interval in milliseconds.</text:span></text:p>
        </text:list-item>
      </text:list>
      <text:p text:style-name="P186"/>
      <text:h text:style-name="P477" text:outline-level="4">int interval(void)</text:h>
      <text:p text:style-name="P247">Returns the timer interval.</text:p>
      <text:p text:style-name="P247"/>
      <text:h text:style-name="P477" text:outline-level="4">bool isActive(void)</text:h>
      <text:p text:style-name="P247">Returns true if the timer is running, otherwise false.</text:p>
      <text:p text:style-name="P247"/>
      <text:h text:style-name="P478" text:outline-level="4">int remainingTime(void)</text:h>
      <text:p text:style-name="P248">Returns the timer's remaining value in milliseconds left until the timeout. If the timer is inactive, the returned value will be -1. If the timer is overdue, the returned value will be 0.</text:p>
      <text:list xml:id="list85460833703086" text:continue-numbering="true" text:style-name="L27">
        <text:list-header>
          <text:p text:style-name="P627"/>
        </text:list-header>
      </text:list>
      <text:h text:style-name="P479" text:outline-level="4"><text:bookmark-start text:name="_Toc403041679"/>void <text:span text:style-name="T255">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198"><text:span text:style-name="Absatz-Standardschriftart"><text:span text:style-name="T2">function updateConsole()</text:span></text:span></text:p>
      <text:p text:style-name="P198"><text:span text:style-name="Absatz-Standardschriftart"><text:span text:style-name="T2">{</text:span></text:span></text:p>
      <text:p text:style-name="P198"><text:span text:style-name="Absatz-Standardschriftart"><text:span text:style-name="T2"><text:tab/>scriptThread.appendTextToConsole("updateConsole function called")</text:span></text:span></text:p>
      <text:p text:style-name="P198"><text:span text:style-name="Absatz-Standardschriftart"><text:span text:style-name="T2">}</text:span></text:span></text:p>
      <text:p text:style-name="P198"><text:span text:style-name="Absatz-Standardschriftart"><text:span text:style-name="T2">var consoleTimer = scriptThread.createTimer()</text:span></text:span></text:p>
      <text:p text:style-name="P244"><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198"><text:span text:style-name="Absatz-Standardschriftart"><text:span text:style-name="T2">consoleTimer.start(200);</text:span></text:span></text:p>
      <text:p text:style-name="P198"><text:span text:style-name="Absatz-Standardschriftart"><text:span text:style-name="T2"/></text:span></text:p>
      <text:p text:style-name="P198"><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ext:soft-page-break/>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72"><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85459060891073" text:continue-numbering="true" text:style-name="L27">
        <text:list-item>
          <text:p text:style-name="P550">color: The color of the graph. Allowed values are: <text:s/>"blue", "red", "yellow", "green" and "black"</text:p>
        </text:list-item>
        <text:list-item>
          <text:p text:style-name="P550">penStyle: The pen style of the graph. Allowed values are: "dash", "dot" and "solid"</text:p>
        </text:list-item>
        <text:list-item>
          <text:p text:style-name="P550">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85459325943331" text:continue-numbering="true" text:style-name="L27">
        <text:list-item>
          <text:p text:style-name="P550">xRange: The range of the x axis (the x axis starts always with 0)</text:p>
        </text:list-item>
        <text:list-item>
          <text:p text:style-name="P550">yMinValue: The min. values of the y axis</text:p>
        </text:list-item>
        <text:list-item>
          <text:p text:style-name="P550">yMaxValue: The max. value of the y axis</text:p>
          <text:p text:style-name="P550"/>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85458900988738" text:continue-numbering="true" text:style-name="L27">
        <text:list-item>
          <text:p text:style-name="P550">graphIndex: The graph index</text:p>
        </text:list-item>
        <text:list-item>
          <text:p text:style-name="P550">x: The x value of the point</text:p>
        </text:list-item>
        <text:list-item>
          <text:p text:style-name="P550">y: The y value of the point</text:p>
          <text:p text:style-name="P550"/>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85460350205303" text:continue-numbering="true" text:style-name="L27">
        <text:list-item>
          <text:p text:style-name="P550">xAxisLabel: The label of the x axis</text:p>
        </text:list-item>
        <text:list-item>
          <text:p text:style-name="P550"><text:soft-page-break/>yAxisLabel: The label of the y axis</text:p>
          <text:p text:style-name="P550"/>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85460816881938" text:continue-numbering="true" text:style-name="L27">
        <text:list-item>
          <text:p text:style-name="P550">show: True=show, false=hide</text:p>
          <text:p text:style-name="P550"/>
        </text:list-item>
      </text:list>
      <text:h text:style-name="Heading_20_4" text:outline-level="4"><text:bookmark-start text:name="_Toc40304168612"/>void clearGraphs(void)<text:bookmark-end text:name="_Toc40304168612"/></text:h>
      <text:p text:style-name="P198">This function clears the data of all graphs.</text:p>
      <text:p text:style-name="P257"/>
      <text:h text:style-name="Heading_20_4" text:outline-level="4"><text:bookmark-start text:name="_Toc403041686111"/>void removeAllGraphs(void)<text:bookmark-end text:name="_Toc403041686111"/></text:h>
      <text:p text:style-name="P198">This function removes all graphs.</text:p>
      <text:p text:style-name="P198"/>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98">Arguments:</text:p>
      <text:list xml:id="list85459899121618" text:continue-numbering="true" text:style-name="L27">
        <text:list-item>
          <text:p text:style-name="P550">showXRange: True if the x range input field shall be visible</text:p>
        </text:list-item>
        <text:list-item>
          <text:p text:style-name="P550">showYRange: True if the y range input fields shall be visible</text:p>
        </text:list-item>
        <text:list-item>
          <text:p text:style-name="P550">showUpdate: True if the x update check box shall be visible</text:p>
        </text:list-item>
        <text:list-item>
          <text:p text:style-name="P550">showSave: True if the save button shall be visible</text:p>
        </text:list-item>
        <text:list-item>
          <text:p text:style-name="P550">showLoad: True if the load button shall be visible</text:p>
        </text:list-item>
        <text:list-item>
          <text:p text:style-name="P550">showClear: True if the clear button shall be visible</text:p>
        </text:list-item>
        <text:list-item>
          <text:p text:style-name="P550">showGraphVisibility: True if the show group box</text:p>
        </text:list-item>
        <text:list-item>
          <text:p text:style-name="P550">graphVisibilityMaxSize: The max. width of the show group box</text:p>
        </text:list-item>
        <text:list-item>
          <text:p text:style-name="P550">showLegend: True if the show legend check box shall be visible</text:p>
        </text:list-item>
      </text:list>
      <text:p text:style-name="P198"/>
      <text:h text:style-name="Heading_20_4" text:outline-level="4">void setUpdateInterval(quint32 updateInterval)</text:h>
      <text:p text:style-name="P21">Sets the update-interval.</text:p>
      <text:p text:style-name="P21">Arguments:</text:p>
      <text:list xml:id="list85460371233320" text:continue-numbering="true" text:style-name="L27">
        <text:list-item>
          <text:p text:style-name="P550">updateInterval: The new interval</text:p>
          <text:p text:style-name="P626"/>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98">Arguments:</text:p>
      <text:list xml:id="list85460432073711" text:continue-numbering="true" text:style-name="L27">
        <text:list-item>
          <text:p text:style-name="P550">xValue: The x-position of the click</text:p>
        </text:list-item>
        <text:list-item>
          <text:p text:style-name="P550">yValue: The y-position of the click</text:p>
        </text:list-item>
        <text:list-item>
          <text:p text:style-name="P550">mouseButton: The used mouse button (enumeration Qt::MouseButton)</text:p>
        </text:list-item>
      </text:list>
      <text:p text:style-name="P180"/>
      <text:h text:style-name="Heading_20_4" text:outline-level="4"><text:bookmark-start text:name="_Toc403041686211"/>void clearButtonPressedSignal (void)<text:bookmark-end text:name="_Toc403041686211"/></text:h>
      <text:p text:style-name="P21">Is emitted if the user clicks the clear button.</text:p>
      <text:p text:style-name="P21"><text:soft-page-break/></text:p>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98"><text:span text:style-name="Absatz-Standardschriftart"><text:span text:style-name="T2">'name of the graph','color of the graph (rgb)','graph style (Qt::PenStyle)',x1:y1,x2:y2,...</text:span></text:span></text:p>
      <text:p text:style-name="P198"><text:span text:style-name="Absatz-Standardschriftart"><text:span text:style-name="T2"/></text:span></text:p>
      <text:p text:style-name="P21"><text:span text:style-name="Absatz-Standardschriftart"><text:span text:style-name="T34">Note: The single graphs are separated with a \n.</text:span></text:span></text:p>
      <text:p text:style-name="P21"><text:span text:style-name="Absatz-Standardschriftart"><text:span text:style-name="T34">Example:</text:span></text:span></text:p>
      <text:p text:style-name="P198"><text:span text:style-name="Absatz-Standardschriftart"><text:span text:style-name="T2">graph 1,#0000ff,1,0:0,1:0,2:0,3:0,4:0</text:span></text:span></text:p>
      <text:p text:style-name="P198"><text:span text:style-name="Absatz-Standardschriftart"><text:span text:style-name="T2">graph 2,#00ff00,2,0:0,1:0,2:0,3:0,4:0</text:span></text:span></text:p>
      <text:p text:style-name="P198"><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198"><text:span text:style-name="Absatz-Standardschriftart"><text:span text:style-name="T2">function plotWindowClosedSlot()</text:span></text:span></text:p>
      <text:p text:style-name="P198"><text:span text:style-name="Absatz-Standardschriftart"><text:span text:style-name="T2">{</text:span></text:span></text:p>
      <text:p text:style-name="P198"><text:span text:style-name="Absatz-Standardschriftart"><text:span text:style-name="T2"><text:tab/>scriptThread.stopScript()</text:span></text:span></text:p>
      <text:p text:style-name="P198"><text:span text:style-name="Absatz-Standardschriftart"><text:span text:style-name="T2">}</text:span></text:span></text:p>
      <text:p text:style-name="P198"><text:span text:style-name="Absatz-Standardschriftart"><text:span text:style-name="T2">function clearButtonPressed()</text:span></text:span></text:p>
      <text:p text:style-name="P198"><text:span text:style-name="Absatz-Standardschriftart"><text:span text:style-name="T2">{</text:span></text:span></text:p>
      <text:p text:style-name="P198"><text:span text:style-name="Absatz-Standardschriftart"><text:span text:style-name="T2"><text:tab/>plotWindow.clearGraphs();</text:span></text:span></text:p>
      <text:p text:style-name="P198"><text:span text:style-name="Absatz-Standardschriftart"><text:span text:style-name="T2">}</text:span></text:span></text:p>
      <text:p text:style-name="P198"><text:span text:style-name="Absatz-Standardschriftart"><text:span text:style-name="T2">var plotWindow = scriptThread.createPlotWindow();</text:span></text:span></text:p>
      <text:p text:style-name="P198"><text:span text:style-name="Absatz-Standardschriftart"><text:span text:style-name="T2">plotWindow.setWindowTitle("plot window created/used by script");</text:span></text:span></text:p>
      <text:p text:style-name="P198"><text:span text:style-name="Absatz-Standardschriftart"><text:span text:style-name="T2">plotWindow.setAxisLabels("x axis plot 1", "y axis plot 1");</text:span></text:span></text:p>
      <text:p text:style-name="P198"><text:span text:style-name="Absatz-Standardschriftart"><text:span text:style-name="T2">plotWindow.showLegend(true);</text:span></text:span></text:p>
      <text:p text:style-name="P198"><text:span text:style-name="Absatz-Standardschriftart"><text:span text:style-name="T2">plotWindow.setInitialAxisRanges(100, 0, 15);</text:span></text:span></text:p>
      <text:p text:style-name="P198"><text:span text:style-name="Absatz-Standardschriftart"><text:span text:style-name="T2">var plotWindowGraph1Index = plotWindow.addGraph("blue", "solid", "graph 1");</text:span></text:span></text:p>
      <text:p text:style-name="P198"><text:span text:style-name="Absatz-Standardschriftart"><text:span text:style-name="T2">var plotWindowGraph2Index = plotWindow.addGraph("red", "dot", "graph 2");</text:span></text:span></text:p>
      <text:p text:style-name="P198"><text:span text:style-name="Absatz-Standardschriftart"><text:span text:style-name="T2">plotWindow.showHelperElements(true, true, true, true, true, true);</text:span></text:span></text:p>
      <text:p text:style-name="P198"><text:span text:style-name="Absatz-Standardschriftart"><text:span text:style-name="T2">plotWindow.show();</text:span></text:span></text:p>
      <text:p text:style-name="P198"><text:span text:style-name="Absatz-Standardschriftart"><text:span text:style-name="T2"/></text:span></text:p>
      <text:p text:style-name="P198"><text:span text:style-name="Absatz-Standardschriftart"><text:span text:style-name="T2">plotWindow.clearButtonPressedSignal.connect(clearButtonPressed)</text:span></text:span></text:p>
      <text:p text:style-name="P198"><text:span text:style-name="Absatz-Standardschriftart"><text:span text:style-name="T2">plotWindow.closedSignal.connect(plotWindowClosedSlot)</text:span></text:span></text:p>
      <text:p text:style-name="P21"/>
      <text:p text:style-name="P198"><text:span text:style-name="Absatz-Standardschriftart"><text:span text:style-name="T2">var x = 0;</text:span></text:span></text:p>
      <text:p text:style-name="P198"><text:span text:style-name="Absatz-Standardschriftart"><text:span text:style-name="T2">var y = 0;</text:span></text:span></text:p>
      <text:p text:style-name="P198"><text:span text:style-name="Absatz-Standardschriftart"><text:span text:style-name="T2">for(var i = 0; i &lt; 100; i++)</text:span></text:span></text:p>
      <text:p text:style-name="P198"><text:span text:style-name="Absatz-Standardschriftart"><text:span text:style-name="T2">{</text:span></text:span></text:p>
      <text:p text:style-name="P198"><text:span text:style-name="Absatz-Standardschriftart"><text:span text:style-name="T2"><text:tab/>x++;</text:span></text:span></text:p>
      <text:p text:style-name="P198"><text:span text:style-name="Absatz-Standardschriftart"><text:span text:style-name="T2"><text:tab/>y++;</text:span></text:span></text:p>
      <text:p text:style-name="P198"><text:span text:style-name="Absatz-Standardschriftart"><text:span text:style-name="T2"><text:tab/>plotWindow.addDataToGraph(plotWindowGraph1Index, <text:s/>x, <text:s/>y);</text:span></text:span></text:p>
      <text:p text:style-name="P198"><text:span text:style-name="Absatz-Standardschriftart"><text:span text:style-name="T2"><text:tab/>plotWindow.addDataToGraph(plotWindowGraph2Index, <text:s/>x + 10, <text:s/>y);</text:span></text:span></text:p>
      <text:p text:style-name="P198"><text:span text:style-name="Absatz-Standardschriftart"><text:span text:style-name="T2"><text:tab/>if(y &gt; 10)</text:span></text:span></text:p>
      <text:p text:style-name="P198"><text:span text:style-name="Absatz-Standardschriftart"><text:span text:style-name="T2"><text:tab/>{</text:span></text:span></text:p>
      <text:p text:style-name="P198"><text:span text:style-name="Absatz-Standardschriftart"><text:span text:style-name="T2"><text:tab/><text:tab/>y = 0;</text:span></text:span></text:p>
      <text:p text:style-name="P198"><text:span text:style-name="Absatz-Standardschriftart"><text:span text:style-name="T2"><text:tab/>}</text:span></text:span></text:p>
      <text:p text:style-name="P198"><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ext:soft-page-break/>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2259747894871333114" text:style-name="L34">
        <text:list-item>
          <text:p text:style-name="P425">QDialog</text:p>
        </text:list-item>
        <text:list-item>
          <text:p text:style-name="P425">QMainWindow</text:p>
        </text:list-item>
        <text:list-item>
          <text:p text:style-name="P425">QTabWidget</text:p>
        </text:list-item>
        <text:list-item>
          <text:p text:style-name="P425">QToolBox</text:p>
        </text:list-item>
        <text:list-item>
          <text:p text:style-name="P425">QGroupBox</text:p>
        </text:list-item>
        <text:list-item>
          <text:p text:style-name="P425">QLabel</text:p>
        </text:list-item>
        <text:list-item>
          <text:p text:style-name="P425">QAction</text:p>
        </text:list-item>
        <text:list-item>
          <text:p text:style-name="P425">QStatusBar</text:p>
        </text:list-item>
        <text:list-item>
          <text:p text:style-name="P425">QPushButton</text:p>
        </text:list-item>
        <text:list-item>
          <text:p text:style-name="P425">QToolButton</text:p>
        </text:list-item>
        <text:list-item>
          <text:p text:style-name="P425">QCheckBox</text:p>
        </text:list-item>
        <text:list-item>
          <text:p text:style-name="P425">QRadioButton</text:p>
        </text:list-item>
        <text:list-item>
          <text:p text:style-name="P425">Q<text:span text:style-name="T196">C</text:span>omboBox</text:p>
        </text:list-item>
        <text:list-item>
          <text:p text:style-name="P426">QFontComboBox</text:p>
        </text:list-item>
        <text:list-item>
          <text:p text:style-name="P425">QLineEdit</text:p>
        </text:list-item>
        <text:list-item>
          <text:p text:style-name="P425">QTableWidget</text:p>
        </text:list-item>
        <text:list-item>
          <text:p text:style-name="P425">QListWidget</text:p>
        </text:list-item>
        <text:list-item>
          <text:p text:style-name="P425">QTreeWidget</text:p>
        </text:list-item>
        <text:list-item>
          <text:p text:style-name="P425">QTreeWidgetItem</text:p>
        </text:list-item>
        <text:list-item>
          <text:p text:style-name="P425">QTextEdit</text:p>
        </text:list-item>
        <text:list-item>
          <text:p text:style-name="P425">QProgressBar</text:p>
        </text:list-item>
        <text:list-item>
          <text:p text:style-name="P425">QSlider</text:p>
        </text:list-item>
        <text:list-item>
          <text:p text:style-name="P425">QSpinBox</text:p>
        </text:list-item>
        <text:list-item>
          <text:p text:style-name="P425">QDoubleSpinBox</text:p>
        </text:list-item>
        <text:list-item>
          <text:p text:style-name="P425">QTimeEdit</text:p>
        </text:list-item>
        <text:list-item>
          <text:p text:style-name="P425">QDateEdit</text:p>
        </text:list-item>
        <text:list-item>
          <text:p text:style-name="P425">QDateTimeEdit</text:p>
        </text:list-item>
        <text:list-item>
          <text:p text:style-name="P425">QCalendarWidget</text:p>
        </text:list-item>
        <text:list-item>
          <text:p text:style-name="P425">QSplitter</text:p>
        </text:list-item>
        <text:list-item>
          <text:p text:style-name="P425">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1">A QDialog in the user interface file is passed to the worker script via a <text:span text:style-name="T198">S</text:span>cript<text:span text:style-name="T198">D</text:span>ialog class object.</text:p>
      <text:p text:style-name="P21">This class is derived from the <text:s/><text:span text:style-name="Absatz-Standardschriftart"><text:span text:style-name="T72"><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text:soft-page-break/>Script dialog <text:s/>example<text:bookmark-end text:name="__RefHeading__6590_596565095"/></text:h>
      <text:p text:style-name="Standard">The following Code shows the typically use of the ScriptDialog class:</text:p>
      <text:p text:style-name="P198"><text:span text:style-name="Absatz-Standardschriftart"><text:span text:style-name="T2">function DialogFinished()</text:span></text:span></text:p>
      <text:p text:style-name="P198"><text:span text:style-name="Absatz-Standardschriftart"><text:span text:style-name="T2">{</text:span></text:span></text:p>
      <text:p text:style-name="P269"><text:span text:style-name="Absatz-Standardschriftart"><text:span text:style-name="T2">UI_testTextEdit.append("DialogFinished");</text:span></text:span></text:p>
      <text:p text:style-name="P269"><text:span text:style-name="Absatz-Standardschriftart"><text:span text:style-name="T2">scriptThread.stopScript()</text:span></text:span></text:p>
      <text:p text:style-name="P198"><text:span text:style-name="Absatz-Standardschriftart"><text:span text:style-name="T2">}</text:span></text:span></text:p>
      <text:p text:style-name="P198"><text:span text:style-name="Absatz-Standardschriftart"><text:span text:style-name="T2">UI_Dialog.setWindowTitle("gui example");</text:span></text:span></text:p>
      <text:p text:style-name="P198"><text:span text:style-name="Absatz-Standardschriftart"><text:span text:style-name="T2">Ui_Dialog.setWindowPositionAndSize("100,100,500,500");</text:span></text:span></text:p>
      <text:p text:style-name="P198"><text:span text:style-name="Absatz-Standardschriftart"><text:span text:style-name="T2">UI_Dialog.finishedSignal.connect(DialogFinished);</text:span></text:span></text:p>
      <text:p text:style-name="P198"><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98"><text:span text:style-name="Absatz-Standardschriftart"><text:span text:style-name="T2">function MainWindowFinished(e)</text:span></text:span></text:p>
      <text:p text:style-name="P198"><text:span text:style-name="Absatz-Standardschriftart"><text:span text:style-name="T2">{</text:span></text:span></text:p>
      <text:p text:style-name="P198"><text:span text:style-name="Absatz-Standardschriftart"><text:span text:style-name="T2"><text:tab/>scriptThread.stopScript()</text:span></text:span></text:p>
      <text:p text:style-name="P198"><text:span text:style-name="Absatz-Standardschriftart"><text:span text:style-name="T2">}</text:span></text:span></text:p>
      <text:p text:style-name="P198"><text:span text:style-name="Absatz-Standardschriftart"><text:span text:style-name="T2">UI_MainWindow.finishedSignal.connect(MainWindowFinished);</text:span></text:span></text:p>
      <text:p text:style-name="P198"><text:span text:style-name="Absatz-Standardschriftart"><text:span text:style-name="T2">UI_MainWindow.setWindowTitle("main window example");</text:span></text:span></text:p>
      <text:p text:style-name="P198"><text:span text:style-name="Absatz-Standardschriftart"><text:span text:style-name="T2">UI_MainWindow.setWindowPositionAndSize("100,100,300,300");</text:span></text:span></text:p>
      <text:p text:style-name="P198"><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5">A QTabWidget in the user interface file is passed to the worker script via a <text:span text:style-name="T200">S</text:span>cript<text:span text:style-name="T200">T</text:span>ab w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85459007825368" text:continue-list="list85460432073711" text:style-name="L27">
        <text:list-item>
          <text:p text:style-name="P550">index: The tab index</text:p>
        </text:list-item>
        <text:list-item>
          <text:p text:style-name="P550">text: The new text</text:p>
          <text:p text:style-name="P550"/>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85458885407332" text:continue-numbering="true" text:style-name="L27">
        <text:list-item>
          <text:p text:style-name="P550">index: The tab index</text:p>
          <text:p text:style-name="P550"><text:soft-page-break/></text:p>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85460332636848" text:continue-numbering="true" text:style-name="L27">
        <text:list-item>
          <text:p text:style-name="P550">index: The new tab index</text:p>
        </text:list-item>
      </text:list>
      <text:p text:style-name="P180"/>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00">S</text:span>cript<text:span text:style-name="T200">T</text:span>ab<text:span text:style-name="T200">W</text:span>idget class:</text:p>
      <text:p text:style-name="P198"><text:span text:style-name="Absatz-Standardschriftart"><text:span text:style-name="T2">//the user has changed the tab index</text:span></text:span></text:p>
      <text:p text:style-name="P198"><text:span text:style-name="Absatz-Standardschriftart"><text:span text:style-name="T2">function CurrentTabChanged(index)</text:span></text:span></text:p>
      <text:p text:style-name="P198"><text:span text:style-name="Absatz-Standardschriftart"><text:span text:style-name="T2">{</text:span></text:span></text:p>
      <text:p text:style-name="P198"><text:span text:style-name="Absatz-Standardschriftart"><text:span text:style-name="T2"><text:tab/>UI_testTextEdit.append("CurrentTabChanged: " + index);</text:span></text:span></text:p>
      <text:p text:style-name="P198"><text:span text:style-name="Absatz-Standardschriftart"><text:span text:style-name="T2">}</text:span></text:span></text:p>
      <text:p text:style-name="P198"><text:span text:style-name="Absatz-Standardschriftart"><text:span text:style-name="T2">UI_tabWidget1.setTabText(0, "new text");</text:span></text:span></text:p>
      <text:p text:style-name="P198"><text:span text:style-name="Absatz-Standardschriftart"><text:span text:style-name="T2">UI_tabWidget1.setCurrentIndex(UI_tabWidget1.currentIndex() + 1);</text:span></text:span></text:p>
      <text:p text:style-name="P198"><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201">S</text:span>cript<text:span text:style-name="T201">T</text:span>ool<text:span text:style-name="T201">B</text:span>ox class object.</text:p>
      <text:p text:style-name="P115">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String text)<text:bookmark-end text:name="__RefHeading__6596_5965650951"/></text:h>
      <text:p text:style-name="P21">Sets the item text.</text:p>
      <text:p text:style-name="P21">Arguments:</text:p>
      <text:list xml:id="list85459838021318" text:continue-numbering="true" text:style-name="L27">
        <text:list-item>
          <text:p text:style-name="P550">index: The item index</text:p>
        </text:list-item>
        <text:list-item>
          <text:p text:style-name="P550">text: The new text</text:p>
          <text:p text:style-name="P550"/>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85459345486995" text:continue-numbering="true" text:style-name="L27">
        <text:list-item>
          <text:p text:style-name="P550">index: The item index</text:p>
          <text:p text:style-name="P550"/>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85458892054332" text:continue-numbering="true" text:style-name="L27">
        <text:list-item>
          <text:p text:style-name="P550">index: The new item index</text:p>
        </text:list-item>
      </text:list>
      <text:p text:style-name="P180"/>
      <text:h text:style-name="Heading_20_4" text:outline-level="4"><text:bookmark-start text:name="__RefHeading__6602_5965650951"/><text:soft-page-break/>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01">S</text:span>cript<text:span text:style-name="T201">T</text:span>ool<text:span text:style-name="T201">B</text:span>ox class:</text:p>
      <text:p text:style-name="P198"><text:span text:style-name="Absatz-Standardschriftart"><text:span text:style-name="T2">//the user has changed the item index</text:span></text:span></text:p>
      <text:p text:style-name="P198"><text:span text:style-name="Absatz-Standardschriftart"><text:span text:style-name="T2">function ToolBoxCurrentItemChanged(index)</text:span></text:span></text:p>
      <text:p text:style-name="P198"><text:span text:style-name="Absatz-Standardschriftart"><text:span text:style-name="T2">{</text:span></text:span></text:p>
      <text:p text:style-name="P198"><text:span text:style-name="Absatz-Standardschriftart"><text:span text:style-name="T2"><text:tab/>UI_testTextEdit.append("ToolBoxCurrentItemChanged: " + index);</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UI_toolBox.setItemText(1, "new text");</text:span></text:span></text:p>
      <text:p text:style-name="P198"><text:span text:style-name="Absatz-Standardschriftart"><text:span text:style-name="T2">UI_toolBox.setCurrentIndex(UI_toolBox.currentIndex() + 1);</text:span></text:span></text:p>
      <text:p text:style-name="P198"><text:span text:style-name="Absatz-Standardschriftart"><text:span text:style-name="T2">UI_toolBox.currentItemChangedSignal.connect(ToolBoxCurrentItemChanged);</text:span></text:span></text:p>
      <text:p text:style-name="P198"><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5">A QGroupBox in the user interface file is passed to the worker script via a <text:span text:style-name="T201">S</text:span>cript<text:span text:style-name="T201">G</text:span>roup<text:span text:style-name="T201">B</text:span>ox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85460852724414" text:continue-numbering="true" text:style-name="L27">
        <text:list-item>
          <text:p text:style-name="P550">title: The new title</text:p>
          <text:p text:style-name="P550"/>
        </text:list-item>
      </text:list>
      <text:h text:style-name="Heading_20_4" text:outline-level="4"><text:bookmark-start text:name="__RefHeading__6608_596565095"/>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72"><text:bookmark-ref text:reference-format="text" text:ref-name="__RefHeading__15672_1003207465">Script plot widget</text:bookmark-ref></text:span></text:span> for more details).</text:p>
      <text:p text:style-name="P21"/>
      <text:h text:style-name="P480" text:outline-level="4"><text:bookmark-start text:name="__RefHeading___Toc24370_521371646"/>Script<text:span text:style-name="T104">Canvas2D addCanvas2DWidget</text:span>(void)<text:bookmark-end text:name="__RefHeading___Toc24370_521371646"/></text:h>
      <text:p text:style-name="P44">Adds a plot widget to the group box (see chapter <text:span text:style-name="Absatz-Standardschriftart"><text:span text:style-name="T72"><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202">S</text:span>cript<text:span text:style-name="T202">G</text:span>roup<text:span text:style-name="T202">B</text:span>ox class:</text:p>
      <text:p text:style-name="P21"/>
      <text:p text:style-name="P198"><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1">A QLabel in the user interface file is passed to the worker script via a <text:span text:style-name="T202">S</text:span>cript<text:span text:style-name="T202">L</text:span>abel class object.</text:p>
      <text:p text:style-name="P115"><text:soft-page-break/>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85459771650046" text:continue-numbering="true" text:style-name="L27">
        <text:list-item>
          <text:p text:style-name="P422">text: The new text</text:p>
        </text:list-item>
      </text:list>
      <text:p text:style-name="P21">Example:</text:p>
      <text:p text:style-name="P198"><text:span text:style-name="Absatz-Standardschriftart"><text:span text:style-name="T2">UI_createProcessProgramLabel.setText("program");</text:span></text:span></text:p>
      <text:p text:style-name="P198"><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198"><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202">S</text:span>cript<text:span text:style-name="T202">A</text:span>ction class object.</text:p>
      <text:p text:style-name="P21"/>
      <text:p text:style-name="P115"><text:span text:style-name="T71">Important</text:span>: This class is <text:span text:style-name="T71">not</text:span> derived from the <text:span text:style-name="Absatz-Standardschriftart"><text:span text:style-name="T72"><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85459692837156" text:continue-numbering="true" text:style-name="L27">
        <text:list-item>
          <text:p text:style-name="P550">text: The new text</text:p>
          <text:p text:style-name="P550"/>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85459191871447" text:continue-numbering="true" text:style-name="L27">
        <text:list-item>
          <text:p text:style-name="P550">check: True=checked, false=not checked</text:p>
          <text:p text:style-name="P550"/>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02">S</text:span>cript<text:span text:style-name="T202">A</text:span>ction class:</text:p>
      <text:p text:style-name="P198"><text:span text:style-name="Absatz-Standardschriftart"><text:span text:style-name="T2">function myActionClicked()</text:span></text:span></text:p>
      <text:p text:style-name="P198"><text:span text:style-name="Absatz-Standardschriftart"><text:span text:style-name="T2">{</text:span></text:span></text:p>
      <text:p text:style-name="P198"><text:span text:style-name="Absatz-Standardschriftart"><text:span text:style-name="T2"><text:tab/>scriptThread.appendTextToConsole("myActionClicked");<text:tab/></text:span></text:span></text:p>
      <text:p text:style-name="P198"><text:soft-page-break/><text:span text:style-name="Absatz-Standardschriftart"><text:span text:style-name="T2">}</text:span></text:span></text:p>
      <text:p text:style-name="P198"><text:span text:style-name="Absatz-Standardschriftart"><text:span text:style-name="T2">UI_myAction.setText("new text")</text:span></text:span></text:p>
      <text:p text:style-name="P198"><text:span text:style-name="Absatz-Standardschriftart"><text:span text:style-name="T2">UI_myAction.clickedSignal.connect(myActionClicked);</text:span></text:span></text:p>
      <text:p text:style-name="P198"><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15">A QStatusBar in the user interface file is passed to the worker script via a <text:span text:style-name="T203">S</text:span>cript<text:span text:style-name="T203">S</text:span>tatus<text:span text:style-name="T203">B</text:span>ar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85458944190139" text:continue-numbering="true" text:style-name="L27">
        <text:list-item>
          <text:p text:style-name="P550">text: The message text</text:p>
        </text:list-item>
        <text:list-item>
          <text:p text:style-name="P550">duration: The duration of the message (after this time the status bar will be cleared)</text:p>
        </text:list-item>
      </text:list>
      <text:p text:style-name="Standard">Example:</text:p>
      <text:p text:style-name="P198"><text:span text:style-name="Absatz-Standardschriftart"><text:span text:style-name="T2">UI_statusbar.showMessage("new message", 1000);</text:span></text:span></text:p>
      <text:p text:style-name="P198"><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203">S</text:span>cript<text:span text:style-name="T203">B</text:span>utton class object.</text:p>
      <text:p text:style-name="P115">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85460395871238" text:continue-numbering="true" text:style-name="L27">
        <text:list-item>
          <text:p text:style-name="P550">text: The new text</text:p>
          <text:p text:style-name="P550"/>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85459584567341" text:continue-numbering="true" text:style-name="L27">
        <text:list-item>
          <text:p text:style-name="P550">iconFileName: The path to the icon (absolute path)</text:p>
          <text:p text:style-name="P550"/>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03">S</text:span>cript<text:span text:style-name="T203">B</text:span>utton class:</text:p>
      <text:p text:style-name="P198"><text:span text:style-name="Absatz-Standardschriftart"><text:span text:style-name="T2">function myButtonClicked()</text:span></text:span></text:p>
      <text:p text:style-name="P198"><text:span text:style-name="Absatz-Standardschriftart"><text:span text:style-name="T2">{</text:span></text:span></text:p>
      <text:p text:style-name="P198"><text:soft-page-break/><text:span text:style-name="Absatz-Standardschriftart"><text:span text:style-name="T2"><text:tab/>scriptThread.appendTextToConsole("myButtonClicked");</text:span></text:span></text:p>
      <text:p text:style-name="P198"><text:span text:style-name="Absatz-Standardschriftart"><text:span text:style-name="T2"><text:tab/>//disable the button</text:span></text:span></text:p>
      <text:p text:style-name="P198"><text:span text:style-name="Absatz-Standardschriftart"><text:span text:style-name="T2"><text:tab/>UI_myButton.setEnabled(false);</text:span></text:span></text:p>
      <text:p text:style-name="P198"><text:span text:style-name="Absatz-Standardschriftart"><text:span text:style-name="T2">}</text:span></text:span></text:p>
      <text:p text:style-name="P198"><text:span text:style-name="Absatz-Standardschriftart"><text:span text:style-name="T2">UI_myButton.setText("new text")</text:span></text:span></text:p>
      <text:p text:style-name="P198"><text:span text:style-name="Absatz-Standardschriftart"><text:span text:style-name="T2">UI_myButton.setIcon(scriptThread.createAbsolutePath("icons/button.gif")</text:span></text:span></text:p>
      <text:p text:style-name="P198"><text:span text:style-name="Absatz-Standardschriftart"><text:span text:style-name="T2">UI_myButton.clickedSignal.connect(myButtonClicked);</text:span></text:span></text:p>
      <text:p text:style-name="P198"><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5">A QToolButton in the user interface file is passed to the worker script via a <text:span text:style-name="T204">S</text:span>cript<text:span text:style-name="T204">T</text:span>ool<text:span text:style-name="T204">B</text:span>utton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85459573340437" text:continue-numbering="true" text:style-name="L27">
        <text:list-item>
          <text:p text:style-name="P550">text: The new text</text:p>
          <text:p text:style-name="P550"/>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85459926356591" text:continue-numbering="true" text:style-name="L27">
        <text:list-item>
          <text:p text:style-name="P550">iconFileName: The path to the icon (absolute path)</text:p>
          <text:p text:style-name="P550"/>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04">S</text:span>cript<text:span text:style-name="T204">ToolB</text:span>utton class:</text:p>
      <text:p text:style-name="P198"><text:span text:style-name="Absatz-Standardschriftart"><text:span text:style-name="T2">function myButtonClicked()</text:span></text:span></text:p>
      <text:p text:style-name="P198"><text:span text:style-name="Absatz-Standardschriftart"><text:span text:style-name="T2">{</text:span></text:span></text:p>
      <text:p text:style-name="P198"><text:span text:style-name="Absatz-Standardschriftart"><text:span text:style-name="T2"><text:tab/>scriptThread.appendTextToConsole("myButtonClicked");</text:span></text:span></text:p>
      <text:p text:style-name="P198"><text:span text:style-name="Absatz-Standardschriftart"><text:span text:style-name="T2"><text:tab/>//disable the button</text:span></text:span></text:p>
      <text:p text:style-name="P198"><text:span text:style-name="Absatz-Standardschriftart"><text:span text:style-name="T2"><text:tab/>UI_myButton.setEnabled(false);</text:span></text:span></text:p>
      <text:p text:style-name="P198"><text:span text:style-name="Absatz-Standardschriftart"><text:span text:style-name="T2">}</text:span></text:span></text:p>
      <text:p text:style-name="P198"><text:span text:style-name="Absatz-Standardschriftart"><text:span text:style-name="T2">UI_myButton.setText("new text")</text:span></text:span></text:p>
      <text:p text:style-name="P198"><text:span text:style-name="Absatz-Standardschriftart"><text:span text:style-name="T2">UI_myButton.setIcon(scriptThread.createAbsolutePath("icons/button.gif")</text:span></text:span></text:p>
      <text:p text:style-name="P198"><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5">A QCheckBox in the user interface file is passed to the worker script via a <text:span text:style-name="T205">S</text:span>cript<text:span text:style-name="T205">C</text:span>heck<text:span text:style-name="T205">B</text:span>ox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text:soft-page-break/>void setText(const String text)<text:bookmark-end text:name="__RefHeading__6638_596565095"/></text:h>
      <text:p text:style-name="P21">Sets the check box text.</text:p>
      <text:p text:style-name="P21">Arguments:</text:p>
      <text:list xml:id="list85460731089189" text:continue-numbering="true" text:style-name="L27">
        <text:list-item>
          <text:p text:style-name="P550">text: The new text</text:p>
          <text:p text:style-name="P550"/>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85459169617770" text:continue-numbering="true" text:style-name="L27">
        <text:list-item>
          <text:p text:style-name="P550">check: True=checked, false=not checked</text:p>
          <text:p text:style-name="P550"/>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05">S</text:span>cript<text:span text:style-name="T205">C</text:span>heck<text:span text:style-name="T205">B</text:span>ox class:</text:p>
      <text:p text:style-name="P198"><text:span text:style-name="Absatz-Standardschriftart"><text:span text:style-name="T2">function myCheckBoxClicked()</text:span></text:span></text:p>
      <text:p text:style-name="P198"><text:span text:style-name="Absatz-Standardschriftart"><text:span text:style-name="T2">{</text:span></text:span></text:p>
      <text:p text:style-name="P198"><text:span text:style-name="Absatz-Standardschriftart"><text:span text:style-name="T2"><text:tab/>scriptThread.appendTextToConsole("myCheckBoxClicked");</text:span></text:span></text:p>
      <text:p text:style-name="P198"><text:span text:style-name="Absatz-Standardschriftart"><text:span text:style-name="T2"><text:tab/>//disable the check box</text:span></text:span></text:p>
      <text:p text:style-name="P198"><text:span text:style-name="Absatz-Standardschriftart"><text:span text:style-name="T2"><text:tab/>UI_myCheckBox.setEnabled(false);</text:span></text:span></text:p>
      <text:p text:style-name="P198"><text:span text:style-name="Absatz-Standardschriftart"><text:span text:style-name="T2">}</text:span></text:span></text:p>
      <text:p text:style-name="P198"><text:span text:style-name="Absatz-Standardschriftart"><text:span text:style-name="T2">UI_myCheckBox.setText("new text")</text:span></text:span></text:p>
      <text:p text:style-name="P198"><text:span text:style-name="Absatz-Standardschriftart"><text:span text:style-name="T2">UI_myCheckBox.clickedSignal.connect(myCheckBoxClicked);</text:span></text:span></text:p>
      <text:p text:style-name="P198"><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5">A QRadioButton in the user interface file is passed to the worker script via a <text:span text:style-name="T205">S</text:span>cript<text:span text:style-name="T205">R</text:span>adio<text:span text:style-name="T205">B</text:span>utton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81">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85459153730961" text:continue-numbering="true" text:style-name="L27">
        <text:list-item>
          <text:p text:style-name="P550">text: The new text</text:p>
          <text:p text:style-name="P550"/>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text:soft-page-break/>void setChecked(bool checked)<text:bookmark-end text:name="__RefHeading__6642_5965650951"/></text:h>
      <text:p text:style-name="P21">Sets the checked state of the radio button.</text:p>
      <text:p text:style-name="P21">Arguments:</text:p>
      <text:list xml:id="list85459886236064" text:continue-numbering="true" text:style-name="L27">
        <text:list-item>
          <text:p text:style-name="P550">check: True=checked, false=not checked</text:p>
          <text:p text:style-name="P550"/>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05">S</text:span>cript<text:span text:style-name="T205">R</text:span>adio<text:span text:style-name="T205">B</text:span>utton class:</text:p>
      <text:p text:style-name="P198"><text:span text:style-name="Absatz-Standardschriftart"><text:span text:style-name="T2">function myRadioButtonClicked()</text:span></text:span></text:p>
      <text:p text:style-name="P198"><text:span text:style-name="Absatz-Standardschriftart"><text:span text:style-name="T2">{</text:span></text:span></text:p>
      <text:p text:style-name="P198"><text:span text:style-name="Absatz-Standardschriftart"><text:span text:style-name="T2"><text:tab/>scriptThread.appendTextToConsole("myRadioButtonClicked");</text:span></text:span></text:p>
      <text:p text:style-name="P198"><text:span text:style-name="Absatz-Standardschriftart"><text:span text:style-name="T2"><text:tab/>//disable the check box</text:span></text:span></text:p>
      <text:p text:style-name="P198"><text:span text:style-name="Absatz-Standardschriftart"><text:span text:style-name="T2"><text:tab/>UI_myRadioButton.setEnabled(false);<text:tab/></text:span></text:span></text:p>
      <text:p text:style-name="P198"><text:span text:style-name="Absatz-Standardschriftart"><text:span text:style-name="T2">}</text:span></text:span></text:p>
      <text:p text:style-name="P198"><text:span text:style-name="Absatz-Standardschriftart"><text:span text:style-name="T2">UI_myRadioButton.setText("new text")</text:span></text:span></text:p>
      <text:p text:style-name="P198"><text:span text:style-name="Absatz-Standardschriftart"><text:span text:style-name="T2">UI_myRadioButton.clickedSignal.connect(myRadioButtonClicked);</text:span></text:span></text:p>
      <text:p text:style-name="P198"><text:span text:style-name="Absatz-Standardschriftart"><text:span text:style-name="T2"/></text:span></text:p>
      <text:h text:style-name="P530" text:outline-level="3"><text:bookmark-start text:name="_Toc403041691"/><text:bookmark-start text:name="__RefHeading__6038_596565095"/>Script <text:span text:style-name="T197">c</text:span>ombo <text:span text:style-name="T197">b</text:span>ox<text:bookmark-end text:name="_Toc403041691"/> <text:span text:style-name="T197">and <text:s/>font combo box</text:span><text:bookmark-end text:name="__RefHeading__6038_596565095"/></text:h>
      <text:p text:style-name="P115">A QComboBox <text:span text:style-name="T197">and a QFontComboBox </text:span>in the user interface file is passed to the worker script via a <text:span text:style-name="T197">S</text:span>cript<text:span text:style-name="T197">C</text:span>ombo<text:span text:style-name="T197">B</text:span>ox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text:span text:style-name="T197">S</text:span>cript<text:span text:style-name="T197">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85460539581457" text:continue-numbering="true" text:style-name="L27">
        <text:list-item>
          <text:p text:style-name="P550">text: The text of the new item</text:p>
          <text:p text:style-name="P550"/>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85459427246523" text:continue-numbering="true" text:style-name="L27">
        <text:list-item>
          <text:p text:style-name="P550">index: The index of the new item</text:p>
        </text:list-item>
        <text:list-item>
          <text:p text:style-name="P550">text: The text of the new item</text:p>
          <text:p text:style-name="P550"/>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85460067947686" text:continue-numbering="true" text:style-name="L27">
        <text:list-item>
          <text:p text:style-name="P550">index: The index of the item</text:p>
          <text:p text:style-name="P550"/>
        </text:list-item>
      </text:list>
      <text:h text:style-name="Heading_20_4" text:outline-level="4"><text:bookmark-start text:name="__RefHeading__6656_596565095"/><text:soft-page-break/>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85459278310636" text:continue-numbering="true" text:style-name="L27">
        <text:list-item>
          <text:p text:style-name="P550">editable: True=editable, false=not editable</text:p>
          <text:p text:style-name="P550"/>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85458914017471" text:continue-numbering="true" text:style-name="L27">
        <text:list-item>
          <text:p text:style-name="P550">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85460301179999" text:continue-numbering="true" text:style-name="L27">
        <text:list-item>
          <text:p text:style-name="P550">index: The index of the item</text:p>
        </text:list-item>
        <text:list-item>
          <text:p text:style-name="P550">text: The new text</text:p>
          <text:p text:style-name="P550"/>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85459691897984" text:continue-numbering="true" text:style-name="L27">
        <text:list-item>
          <text:p text:style-name="P550">text: The new text</text:p>
        </text:list-item>
      </text:list>
      <text:p text:style-name="P257"/>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85459372964044" text:continue-numbering="true" text:style-name="L27">
        <text:list-item>
          <text:p text:style-name="P550">index: The index of the new selected item</text:p>
        </text:list-item>
      </text:list>
      <text:p text:style-name="P180"/>
      <text:h text:style-name="Heading_20_4" text:outline-level="4">int count(void)</text:h>
      <text:p text:style-name="P21">Returns the number of items in the combo box.</text:p>
      <text:p text:style-name="P21"/>
      <text:h text:style-name="Heading_20_4" text:outline-level="4">void clear(void)</text:h>
      <text:p text:style-name="P198">Clears the combo box and removes all items.</text:p>
      <text:p text:style-name="P198"/>
      <text:h text:style-name="Heading_20_4" text:outline-level="4"><text:bookmark-start text:name="__RefHeading__6672_596565095"/><text:soft-page-break/>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85460188466982" text:continue-numbering="true" text:style-name="L27">
        <text:list-item>
          <text:p text:style-name="P422">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85460854552195" text:continue-numbering="true" text:style-name="L27">
        <text:list-item>
          <text:p text:style-name="P422">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197">S</text:span>cript<text:span text:style-name="T197">C</text:span>ombo<text:span text:style-name="T197">B</text:span>ox class:</text:p>
      <text:p text:style-name="P198"><text:span text:style-name="Absatz-Standardschriftart"><text:span text:style-name="T2">function myComboBoxCurrentTextChanged(text)</text:span></text:span></text:p>
      <text:p text:style-name="P198"><text:span text:style-name="Absatz-Standardschriftart"><text:span text:style-name="T2">{</text:span></text:span></text:p>
      <text:p text:style-name="P198"><text:span text:style-name="Absatz-Standardschriftart"><text:span text:style-name="T2"><text:tab/>UI_testTextEdit.append("myComboBoxCurrentTextChanged");</text:span></text:span></text:p>
      <text:p text:style-name="P198"><text:span text:style-name="Absatz-Standardschriftart"><text:span text:style-name="T2">}</text:span></text:span></text:p>
      <text:p text:style-name="P198"><text:span text:style-name="Absatz-Standardschriftart"><text:span text:style-name="T2">UI_myComboBox.setCurrentText("myItem");</text:span></text:span></text:p>
      <text:p text:style-name="P198"><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205">S</text:span>cript<text:span text:style-name="T205">L</text:span>ine<text:span text:style-name="T205">E</text:span>dit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85460516115511" text:continue-numbering="true" text:style-name="L27">
        <text:list-item>
          <text:p text:style-name="P550">text: The new text</text:p>
          <text:p text:style-name="P550"/>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85459482616381" text:continue-numbering="true" text:style-name="L27">
        <text:list-item>
          <text:p text:style-name="P550">readOnly: True=read only, false=editable</text:p>
          <text:p text:style-name="P550"/>
        </text:list-item>
      </text:list>
      <text:h text:style-name="Heading_20_4" text:outline-level="4"><text:bookmark-start text:name="__RefHeading__6690_596565095"/><text:soft-page-break/>void addIntValidator(int bottom, int top)<text:bookmark-end text:name="__RefHeading__6690_596565095"/></text:h>
      <text:p text:style-name="P21">Adds an int validator to the line edit (this ensures that the line edit contains only integer).</text:p>
      <text:p text:style-name="P21">Arguments:</text:p>
      <text:list xml:id="list85460961496243" text:continue-numbering="true" text:style-name="L27">
        <text:list-item>
          <text:p text:style-name="P550">bottom: The min. value</text:p>
        </text:list-item>
        <text:list-item>
          <text:p text:style-name="P550">top: The max. value</text:p>
          <text:p text:style-name="P550"/>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85460185568479" text:continue-numbering="true" text:style-name="L27">
        <text:list-item>
          <text:p text:style-name="P550">bottom: The min. value</text:p>
        </text:list-item>
        <text:list-item>
          <text:p text:style-name="P550">top: The max. value</text:p>
        </text:list-item>
        <text:list-item>
          <text:p text:style-name="P550">decimals: the max. number of digits after the decimal point</text:p>
          <text:p text:style-name="P550"/>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85460214547832" text:continue-numbering="true" text:style-name="L27">
        <text:list-item>
          <text:p text:style-name="P550">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550">caseSensitiv: True if the pattern shall be matched case sensitively</text:p>
          <text:p text:style-name="P550"/>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85460426206628" text:continue-numbering="true" text:style-name="L27">
        <text:list-item>
          <text:p text:style-name="P422">currentText: The current text of the line edit</text:p>
          <text:p text:style-name="P422"/>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05">S</text:span>cript<text:span text:style-name="T205">L</text:span>ine<text:span text:style-name="T205">E</text:span>dit class:</text:p>
      <text:p text:style-name="P198"><text:span text:style-name="Absatz-Standardschriftart"><text:span text:style-name="T2">function textChangedSlot(text)</text:span></text:span></text:p>
      <text:p text:style-name="P198"><text:span text:style-name="Absatz-Standardschriftart"><text:span text:style-name="T2">{</text:span></text:span></text:p>
      <text:p text:style-name="P198"><text:span text:style-name="Absatz-Standardschriftart"><text:span text:style-name="T2"><text:tab/>UI_testTextEdit.append("textChangedSlot: " + text);</text:span></text:span></text:p>
      <text:p text:style-name="P198"><text:span text:style-name="Absatz-Standardschriftart"><text:span text:style-name="T2">}</text:span></text:span></text:p>
      <text:p text:style-name="P198"><text:span text:style-name="Absatz-Standardschriftart"><text:span text:style-name="T2">UI_lineEdit.addIntValidator(0, 2000);</text:span></text:span></text:p>
      <text:p text:style-name="P198"><text:span text:style-name="Absatz-Standardschriftart"><text:span text:style-name="T2">UI_lineEdit.textChangedSignal.connect(textChangedSlot);</text:span></text:span></text:p>
      <text:p text:style-name="P198"><text:span text:style-name="Absatz-Standardschriftart"><text:span text:style-name="T2">var text = UI_lineEdit.text()</text:span></text:span></text:p>
      <text:p text:style-name="P21"/>
      <text:h text:style-name="Heading_20_3" text:outline-level="3"><text:bookmark-start text:name="_Toc403041694"/><text:bookmark-start text:name="__RefHeading__6042_596565095"/>Script table widget<text:bookmark-end text:name="_Toc403041694"/><text:bookmark-end text:name="__RefHeading__6042_596565095"/></text:h>
      <text:p text:style-name="P116">A QTableWidget in the user interface file is passed to the worker script via a <text:span text:style-name="T205">S</text:span>cript<text:span text:style-name="T205">T</text:span>able<text:span text:style-name="T205">W</text:span>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85459151691966" text:continue-numbering="true" text:style-name="L27">
        <text:list-item>
          <text:p text:style-name="P422">row: The row of the cell</text:p>
        </text:list-item>
        <text:list-item>
          <text:p text:style-name="P422">column: The column of the cell</text:p>
        </text:list-item>
        <text:list-item>
          <text:p text:style-name="P422">text: The new text</text:p>
          <text:p text:style-name="P422"/>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85459504008805" text:continue-numbering="true" text:style-name="L27">
        <text:list-item>
          <text:p text:style-name="P422">row: The row of the header</text:p>
        </text:list-item>
        <text:list-item>
          <text:p text:style-name="P422">text: The new text</text:p>
          <text:p text:style-name="P422"/>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85459281417249" text:continue-numbering="true" text:style-name="L27">
        <text:list-item>
          <text:p text:style-name="P422">column: the column of the header</text:p>
        </text:list-item>
        <text:list-item>
          <text:p text:style-name="P422">text: The new text</text:p>
          <text:p text:style-name="P422"/>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85459853524507" text:continue-numbering="true" text:style-name="L27">
        <text:list-item>
          <text:p text:style-name="P422">row: The row of the cell</text:p>
        </text:list-item>
        <text:list-item>
          <text:p text:style-name="P422">column: The column of the cell</text:p>
        </text:list-item>
        <text:list-item>
          <text:p text:style-name="P422">editable: True=editable, false=not editable</text:p>
          <text:p text:style-name="P422"/>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85459640256372" text:continue-numbering="true" text:style-name="L27">
        <text:list-item>
          <text:p text:style-name="P539">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85460245632036" text:continue-numbering="true" text:style-name="L27">
        <text:list-item>
          <text:p text:style-name="P539">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text:soft-page-break/>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85460382307233" text:continue-numbering="true" text:style-name="L27">
        <text:list-item>
          <text:p text:style-name="P422">color: The color, possible values are: black, white, gray, red, green, blue, cyan, magenta and yellow</text:p>
        </text:list-item>
        <text:list-item>
          <text:p text:style-name="P422">row: The row of the cell</text:p>
        </text:list-item>
        <text:list-item>
          <text:p text:style-name="P422">column: The column of the cell</text:p>
        </text:list-item>
      </text:list>
      <text:p text:style-name="P21">Example:</text:p>
      <text:p text:style-name="P198"><text:span text:style-name="Absatz-Standardschriftart"><text:span text:style-name="T2">UI_testSetTextLineEdit.setBackgroundColor("red", 0, 0);</text:span></text:span></text:p>
      <text:p text:style-name="P198"><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85458986714545" text:continue-numbering="true" text:style-name="L27">
        <text:list-item>
          <text:p text:style-name="P422">color: The color, possible values are: black, white, gray, red, green, blue, cyan, magenta and yellow</text:p>
        </text:list-item>
        <text:list-item>
          <text:p text:style-name="P422">row: The row of the cell</text:p>
        </text:list-item>
        <text:list-item>
          <text:p text:style-name="P422">column: The column of the cell</text:p>
        </text:list-item>
      </text:list>
      <text:p text:style-name="P21">Example:</text:p>
      <text:p text:style-name="P198"><text:span text:style-name="Absatz-Standardschriftart"><text:span text:style-name="T2">UI_testSetTextLineEdit.setBackgroundColor("red", 0, 0);</text:span></text:span></text:p>
      <text:p text:style-name="P198"><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85460967003360" text:continue-numbering="true" text:style-name="L27">
        <text:list-item>
          <text:p text:style-name="P422">column: The column</text:p>
        </text:list-item>
        <text:list-item>
          <text:p text:style-name="P422">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85458973858797" text:continue-numbering="true" text:style-name="L27">
        <text:list-item>
          <text:p text:style-name="P422">column: The column</text:p>
        </text:list-item>
      </text:list>
      <text:p text:style-name="P21"/>
      <text:h text:style-name="Heading_20_4" text:outline-level="4"><text:soft-page-break/>void resizeRowToContents(int row)</text:h>
      <text:p text:style-name="P21">Resizes the row given to the size of its contents.</text:p>
      <text:p text:style-name="P21">Arguments:</text:p>
      <text:list xml:id="list85459050790648" text:continue-numbering="true" text:style-name="L27">
        <text:list-item>
          <text:p text:style-name="P422">row: The row</text:p>
          <text:p text:style-name="P422"/>
        </text:list-item>
      </text:list>
      <text:h text:style-name="Heading_20_4" text:outline-level="4">void setRowHeight(int row, int height)</text:h>
      <text:p text:style-name="P21">Sets the height of the given row to be height.</text:p>
      <text:p text:style-name="P21">Arguments:</text:p>
      <text:list xml:id="list85460613574622" text:continue-numbering="true" text:style-name="L27">
        <text:list-item>
          <text:p text:style-name="P422">row: The row</text:p>
        </text:list-item>
        <text:list-item>
          <text:p text:style-name="P422">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85459543275587" text:continue-numbering="true" text:style-name="L27">
        <text:list-item>
          <text:p text:style-name="P422">column: The column</text:p>
        </text:list-item>
        <text:list-item>
          <text:p text:style-name="P422">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72"><text:bookmark-ref text:reference-format="text" text:ref-name="__RefHeading__19610_1541510536">ScriptWidget* getWidget(int row, int column)</text:bookmark-ref></text:span></text:span> must be used.</text:p>
      <text:p text:style-name="P21">Arguments:</text:p>
      <text:list xml:id="list85459916054449" text:continue-numbering="true" text:style-name="L27">
        <text:list-item>
          <text:p text:style-name="P422">row: The row of the cell</text:p>
        </text:list-item>
        <text:list-item>
          <text:p text:style-name="P422">column: The column of the cell</text:p>
        </text:list-item>
        <text:list-item>
          <text:p text:style-name="P422">type: The type of the created widget. Possible type values are:</text:p>
          <text:list>
            <text:list-item>
              <text:p text:style-name="P422">LineEdit</text:p>
            </text:list-item>
            <text:list-item>
              <text:p text:style-name="P422">ComboBox</text:p>
            </text:list-item>
            <text:list-item>
              <text:p text:style-name="P422"><text:soft-page-break/>Button</text:p>
            </text:list-item>
            <text:list-item>
              <text:p text:style-name="P422">CheckBox</text:p>
            </text:list-item>
            <text:list-item>
              <text:p text:style-name="P422">SpinBox</text:p>
            </text:list-item>
            <text:list-item>
              <text:p text:style-name="P422">DoubleSpinBox</text:p>
            </text:list-item>
            <text:list-item>
              <text:p text:style-name="P422">VerticalSlider</text:p>
            </text:list-item>
            <text:list-item>
              <text:p text:style-name="P422">HorizontalSlider</text:p>
            </text:list-item>
            <text:list-item>
              <text:p text:style-name="P422">TimeEdit</text:p>
            </text:list-item>
            <text:list-item>
              <text:p text:style-name="P422">DateEdit</text:p>
            </text:list-item>
            <text:list-item>
              <text:p text:style-name="P422">DateTimeEdit</text:p>
            </text:list-item>
            <text:list-item>
              <text:p text:style-name="P422">CalendarWidget</text:p>
            </text:list-item>
            <text:list-item>
              <text:p text:style-name="P422">TextEdit</text:p>
            </text:list-item>
            <text:list-item>
              <text:p text:style-name="P422">Dial</text:p>
            </text:list-item>
          </text:list>
        </text:list-item>
      </text:list>
      <text:p text:style-name="P21">Return: True on success</text:p>
      <text:p text:style-name="P21">Example:</text:p>
      <text:p text:style-name="P198"><text:span text:style-name="Absatz-Standardschriftart"><text:span text:style-name="T2">function TableCheckBoxClicked(checked)</text:span></text:span></text:p>
      <text:p text:style-name="P198"><text:span text:style-name="Absatz-Standardschriftart"><text:span text:style-name="T2">{</text:span></text:span></text:p>
      <text:p text:style-name="P198"><text:span text:style-name="Absatz-Standardschriftart"><text:span text:style-name="T2"><text:tab/>UI_testTextEdit.append("TableCheckBoxClicked: " + checked);</text:span></text:span></text:p>
      <text:p text:style-name="P198"><text:span text:style-name="Absatz-Standardschriftart"><text:span text:style-name="T2">}</text:span></text:span></text:p>
      <text:p text:style-name="P198"><text:span text:style-name="Absatz-Standardschriftart"><text:span text:style-name="T2">UI_testSendTableWidget.insertWidget(3, 1, "CheckBox");</text:span></text:span></text:p>
      <text:p text:style-name="P198"><text:span text:style-name="Absatz-Standardschriftart"><text:span text:style-name="T2">var UI_tableCheckBox1 = UI_testSendTableWidget.getWidget(3, 1);</text:span></text:span></text:p>
      <text:p text:style-name="P198"><text:span text:style-name="Absatz-Standardschriftart"><text:span text:style-name="T2">if(typeof UI_tableCheckBox1 != 'undefined')</text:span></text:span></text:p>
      <text:p text:style-name="P198"><text:span text:style-name="Absatz-Standardschriftart"><text:span text:style-name="T2">{</text:span></text:span></text:p>
      <text:p text:style-name="P198"><text:span text:style-name="Absatz-Standardschriftart"><text:span text:style-name="T2"><text:tab/>UI_tableComboBox1.addItem("val1");</text:span></text:span></text:p>
      <text:p text:style-name="P198"><text:span text:style-name="Absatz-Standardschriftart"><text:span text:style-name="T2"><text:tab/>UI_tableCheckBox1.clickedSignal.connect(TableCheckBoxClicked)</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72"><text:bookmark-ref text:reference-format="text" text:ref-name="__RefHeading__19754_1541510536">bool insertWidget(int row, int column, String type)</text:bookmark-ref></text:span></text:span><text:span text:style-name="Absatz-Standardschriftart"><text:span text:style-name="T72">.</text:span></text:span></text:p>
      <text:p text:style-name="Standard"><text:span text:style-name="Absatz-Standardschriftart"><text:span text:style-name="T1">Note: To determine the class name of the returned ScriptWidget </text:span></text:span><text:span text:style-name="Absatz-Standardschriftart"><text:span text:style-name="T72"><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85459088938815" text:continue-numbering="true" text:style-name="L27">
        <text:list-item>
          <text:p text:style-name="P550">row: The row of the cell</text:p>
        </text:list-item>
        <text:list-item>
          <text:p text:style-name="P550">column: The column of the cell</text:p>
        </text:list-item>
        <text:list-item>
          <text:p text:style-name="P550">iconFileName: The path to the item icon</text:p>
        </text:list-item>
      </text:list>
      <text:p text:style-name="P180"/>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85459402560556" text:continue-numbering="true" text:style-name="L27">
        <text:list-item>
          <text:p text:style-name="P550">canBeMoved: True for moving selected rows</text:p>
        </text:list-item>
      </text:list>
      <text:p text:style-name="P180"/>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ext:soft-page-break/>The ScriptTableCellPosition object has to attributes which can be accessed: row and column.</text:p>
      <text:p text:style-name="Standard">Example: see <text:span text:style-name="Absatz-Standardschriftart"><text:span text:style-name="T72"><text:bookmark-ref text:reference-format="text" text:ref-name="__RefHeading__20911_1541510536">void cellChangedSignal (void)</text:bookmark-ref></text:span></text:span>.</text:p>
      <text:h text:style-name="P516" text:outline-level="4"><text:bookmark-start text:name="__RefHeading__20911_1541510536"/>void cellChangedSignal (void)<text:bookmark-end text:name="__RefHeading__20911_1541510536"/></text:h>
      <text:p text:style-name="P198">This signal is emitted if a cell has been changed. Scripts can connect a function to this signal.</text:p>
      <text:p text:style-name="P21">Example:</text:p>
      <text:p text:style-name="P198"><text:span text:style-name="Absatz-Standardschriftart"><text:span text:style-name="T2">function ReceiveTableSelectionChanged()</text:span></text:span></text:p>
      <text:p text:style-name="P198"><text:span text:style-name="Absatz-Standardschriftart"><text:span text:style-name="T2">{<text:tab/></text:span></text:span></text:p>
      <text:p text:style-name="P198"><text:span text:style-name="Absatz-Standardschriftart"><text:span text:style-name="T2"><text:tab/>var cells = UI_testReceiveTableWidget.getAllSelectedCells();</text:span></text:span></text:p>
      <text:p text:style-name="P198"><text:span text:style-name="Absatz-Standardschriftart"><text:span text:style-name="T2"><text:tab/>for(var i = 0; i &lt; cells.length; i++)</text:span></text:span></text:p>
      <text:p text:style-name="P198"><text:span text:style-name="Absatz-Standardschriftart"><text:span text:style-name="T2"><text:tab/>{</text:span></text:span></text:p>
      <text:p text:style-name="P198"><text:span text:style-name="Absatz-Standardschriftart"><text:span text:style-name="T2"><text:tab/><text:tab/>UI_testTextEdit.append('column: ' + cells[i].column + ' <text:s/>row: ' <text:tab/><text:tab/><text:tab/><text:tab/><text:tab/><text:tab/><text:tab/><text:tab/> + cells[i].row);</text:span></text:span></text:p>
      <text:p text:style-name="P198"><text:span text:style-name="Absatz-Standardschriftart"><text:span text:style-name="T2"><text:tab/>}</text:span></text:span></text:p>
      <text:p text:style-name="P198"><text:span text:style-name="Absatz-Standardschriftart"><text:span text:style-name="T2"><text:tab/></text:span></text:span></text:p>
      <text:p text:style-name="P198"><text:span text:style-name="Absatz-Standardschriftart"><text:span text:style-name="T2">}</text:span></text:span></text:p>
      <text:p text:style-name="P198"><text:span text:style-name="Absatz-Standardschriftart"><text:span text:style-name="T2">UI_testSendTableWidget.cellSelectionChangedSignal.connect(SendTableSelectionChanged)</text:span></text:span></text:p>
      <text:p text:style-name="P198"/>
      <text:h text:style-name="Heading_20_4" text:outline-level="4">void cellPressedSignal(int row, int column)</text:h>
      <text:p text:style-name="P21">This signal is emitted if the user has pressed a cell. Scripts can connect a function to this signal.</text:p>
      <text:p text:style-name="P21">Arguments:</text:p>
      <text:list xml:id="list85460784492771" text:continue-numbering="true" text:style-name="L27">
        <text:list-item>
          <text:p text:style-name="P422">row: The row of the cell</text:p>
        </text:list-item>
        <text:list-item>
          <text:p text:style-name="P422">column: The column of the cell</text:p>
          <text:p text:style-name="P422"/>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85459785386353" text:continue-numbering="true" text:style-name="L27">
        <text:list-item>
          <text:p text:style-name="P422">row: The row of the cell</text:p>
        </text:list-item>
        <text:list-item>
          <text:p text:style-name="P422">column: The column of the cell</text:p>
          <text:p text:style-name="P422"/>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85460996909650" text:continue-numbering="true" text:style-name="L27">
        <text:list-item>
          <text:p text:style-name="P422">row: The row of the cell</text:p>
        </text:list-item>
        <text:list-item>
          <text:p text:style-name="P422">column: The column of the cell</text:p>
          <text:p text:style-name="P422"/>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85459788774001" text:continue-numbering="true" text:style-name="L27">
        <text:list-item>
          <text:p text:style-name="P422">row: The row of the cell</text:p>
        </text:list-item>
        <text:list-item>
          <text:p text:style-name="P422">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85459841557387" text:continue-numbering="true" text:style-name="L27">
        <text:list-item>
          <text:p text:style-name="P422">logicalIndex: The section's logical number</text:p>
        </text:list-item>
        <text:list-item>
          <text:p text:style-name="P422">oldSize: The old size</text:p>
        </text:list-item>
        <text:list-item>
          <text:p text:style-name="P422"><text:soft-page-break/>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05">S</text:span>cript<text:span text:style-name="T205">T</text:span>able<text:span text:style-name="T205">W</text:span>idget class:</text:p>
      <text:p text:style-name="P198"><text:span text:style-name="Absatz-Standardschriftart"><text:span text:style-name="T2">function tableWidgetCellChanged (row, column)</text:span></text:span></text:p>
      <text:p text:style-name="P198"><text:span text:style-name="Absatz-Standardschriftart"><text:span text:style-name="T2">{</text:span></text:span></text:p>
      <text:p text:style-name="P198"><text:span text:style-name="Absatz-Standardschriftart"><text:span text:style-name="T2"><text:tab/>UI_testTextEdit.append("tableWidgetCellChanged: " + </text:span></text:span></text:p>
      <text:p text:style-name="P198"><text:span text:style-name="Absatz-Standardschriftart"><text:span text:style-name="T2"><text:tab/><text:tab/><text:tab/><text:tab/><text:tab/>UI_tableWidget.getText(row, column));</text:span></text:span></text:p>
      <text:p text:style-name="P198"><text:span text:style-name="Absatz-Standardschriftart"><text:span text:style-name="T2">}</text:span></text:span></text:p>
      <text:p text:style-name="P198"><text:span text:style-name="Absatz-Standardschriftart"><text:span text:style-name="T2">UI_tableWidget.setRowCount(2);</text:span></text:span></text:p>
      <text:p text:style-name="P198"><text:span text:style-name="Absatz-Standardschriftart"><text:span text:style-name="T2">UI_tableWidget.setColumnCount(2);</text:span></text:span></text:p>
      <text:p text:style-name="P198"><text:span text:style-name="Absatz-Standardschriftart"><text:span text:style-name="T2">UI_tableWidget.setVerticalHeaderLabel(0, "ver1");</text:span></text:span></text:p>
      <text:p text:style-name="P198"><text:span text:style-name="Absatz-Standardschriftart"><text:span text:style-name="T2">UI_tableWidget.setVerticalHeaderLabel(1, "ver2");</text:span></text:span></text:p>
      <text:p text:style-name="P198"><text:span text:style-name="Absatz-Standardschriftart"><text:span text:style-name="T2">UI_tableWidget.setHorizontalHeaderLabel(0, "hor1");</text:span></text:span></text:p>
      <text:p text:style-name="P198"><text:span text:style-name="Absatz-Standardschriftart"><text:span text:style-name="T2">UI_tableWidget.setHorizontalHeaderLabel(1, "hor2");</text:span></text:span></text:p>
      <text:p text:style-name="P198"><text:span text:style-name="Absatz-Standardschriftart"><text:span text:style-name="T2">UI_tableWidget.setCellEditable(0,0, false);</text:span></text:span></text:p>
      <text:p text:style-name="P198"><text:span text:style-name="Absatz-Standardschriftart"><text:span text:style-name="T2">UI_tableWidget.setCellEditable(1,0, false);</text:span></text:span></text:p>
      <text:p text:style-name="P198"><text:span text:style-name="Absatz-Standardschriftart"><text:span text:style-name="T2">UI_tableWidget.insertRow(UI_testSendTableWidget.rowCount() )</text:span></text:span></text:p>
      <text:p text:style-name="P198"><text:span text:style-name="Absatz-Standardschriftart"><text:span text:style-name="T2">UI_tableWidget.setHorizontalHeaderLabel(2, "hor3");</text:span></text:span></text:p>
      <text:p text:style-name="P198"><text:span text:style-name="Absatz-Standardschriftart"><text:span text:style-name="T2">UI_tableWidget.setText(0, 0, "test1");</text:span></text:span></text:p>
      <text:p text:style-name="P198"><text:span text:style-name="Absatz-Standardschriftart"><text:span text:style-name="T2">UI_tableWidget.setText(1, 0, "test2");</text:span></text:span></text:p>
      <text:p text:style-name="P198"><text:span text:style-name="Absatz-Standardschriftart"><text:span text:style-name="T2">UI_tableWidget.setText(2, 0, "test3")</text:span></text:span></text:p>
      <text:p text:style-name="P198"><text:span text:style-name="Absatz-Standardschriftart"><text:span text:style-name="T2">UI_tableWidget.cellChangedSignal.connect(UI_tableWidgetCellChanged);</text:span></text:span></text:p>
      <text:p text:style-name="P19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98"><text:span text:style-name="Absatz-Standardschriftart"><text:span text:style-name="T2">//Adjust the width of the right column, so that all columns fit in the complete table.</text:span></text:span></text:p>
      <text:p text:style-name="P198"><text:span text:style-name="Absatz-Standardschriftart"><text:span text:style-name="T2">function adjustTableColmnWidth()</text:span></text:span></text:p>
      <text:p text:style-name="P198"><text:span text:style-name="Absatz-Standardschriftart"><text:span text:style-name="T2">{</text:span></text:span></text:p>
      <text:p text:style-name="P198"><text:span text:style-name="Absatz-Standardschriftart"><text:span text:style-name="T2"><text:tab/>var verticalScrollBarWidth = 0;</text:span></text:span></text:p>
      <text:p text:style-name="P198"><text:span text:style-name="Absatz-Standardschriftart"><text:span text:style-name="T2"><text:tab/>if(UI_TableWidget.isVerticalScrollBarVisible())</text:span></text:span></text:p>
      <text:p text:style-name="P198"><text:span text:style-name="Absatz-Standardschriftart"><text:span text:style-name="T2"><text:tab/>{</text:span></text:span></text:p>
      <text:p text:style-name="P198"><text:span text:style-name="Absatz-Standardschriftart"><text:span text:style-name="T2"><text:tab/>verticalScrollBarWidth = UI_TableWidget.verticalScrollBarWidth();</text:span></text:span></text:p>
      <text:p text:style-name="P198"><text:span text:style-name="Absatz-Standardschriftart"><text:span text:style-name="T2"><text:tab/>}</text:span></text:span></text:p>
      <text:p text:style-name="P198"><text:span text:style-name="Absatz-Standardschriftart"><text:span text:style-name="T2"><text:tab/>UI_TableWidget.setColumnWidth(1, UI_TableWidget.width() -</text:span></text:span></text:p>
      <text:p text:style-name="P198"><text:span text:style-name="Absatz-Standardschriftart"><text:span text:style-name="T2"><text:s text:c="27"/><text:tab/>(UI_TableWidget.columnWidth(0)</text:span></text:span></text:p>
      <text:p text:style-name="P198"><text:span text:style-name="Absatz-Standardschriftart"><text:span text:style-name="T2"><text:tab/><text:tab/><text:tab/><text:tab/><text:tab/>+ 2 * UI_TableWidget.frameWidth()</text:span></text:span></text:p>
      <text:p text:style-name="P198"><text:span text:style-name="Absatz-Standardschriftart"><text:span text:style-name="T2"><text:s text:c="27"/><text:tab/>+ UI_TableWidget.verticalHeaderWidth() </text:span></text:span></text:p>
      <text:p text:style-name="P198"><text:span text:style-name="Absatz-Standardschriftart"><text:span text:style-name="T2"><text:s text:c="33"/>+ verticalScrollBarWidth));</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The width of a header has been changed.</text:span></text:span></text:p>
      <text:p text:style-name="P198"><text:span text:style-name="Absatz-Standardschriftart"><text:span text:style-name="T2">function UI_tableHorizontalHeaderSectionResizedSignal(logicalIndex, oldSize, newSize)</text:span></text:span></text:p>
      <text:p text:style-name="P198"><text:span text:style-name="Absatz-Standardschriftart"><text:span text:style-name="T2">{</text:span></text:span></text:p>
      <text:p text:style-name="P198"><text:span text:style-name="Absatz-Standardschriftart"><text:span text:style-name="T2"><text:tab/>adjustSendTableColmnWidth();</text:span></text:span></text:p>
      <text:p text:style-name="P198"><text:span text:style-name="Absatz-Standardschriftart"><text:span text:style-name="T2">}</text:span></text:span></text:p>
      <text:p text:style-name="P198"><text:span text:style-name="Absatz-Standardschriftart"><text:span text:style-name="T2">//Start a timer which periodically calls adjustTableColmnWidth(if the dialog/table </text:span></text:span></text:p>
      <text:p text:style-name="P198"><text:span text:style-name="Absatz-Standardschriftart"><text:span text:style-name="T2">//size has been changed the columns have to be adjusted)</text:span></text:span></text:p>
      <text:p text:style-name="P198"><text:span text:style-name="Absatz-Standardschriftart"><text:span text:style-name="T2">var tableAdjustWidthTimer = scriptThread.createTimer()</text:span></text:span></text:p>
      <text:p text:style-name="P198"><text:span text:style-name="Absatz-Standardschriftart"><text:span text:style-name="T2">tableAdjustWidthTimer.timeout.connect(adjustTableColmnWidth)</text:span></text:span></text:p>
      <text:p text:style-name="P198"><text:span text:style-name="Absatz-Standardschriftart"><text:span text:style-name="T2">tableAdjustWidthTimer.start(200);</text:span></text:span></text:p>
      <text:p text:style-name="P198"><text:span text:style-name="Absatz-Standardschriftart"><text:span text:style-name="T2"/></text:span></text:p>
      <text:p text:style-name="P198"><text:soft-page-break/><text:span text:style-name="Absatz-Standardschriftart"><text:span text:style-name="T2">UI_testSendTableWidget.horizontalHeaderSectionResizedSignal.connect(UI_tableHorizontalHeaderSectionResizedSignal)</text:span></text:span></text:p>
      <text:p text:style-name="P198"><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6">A QListWidget in the user interface file is passed to the worker script via a <text:span text:style-name="T205">S</text:span>cript<text:span text:style-name="T205">L</text:span>ist<text:span text:style-name="T205">W</text:span>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85460589555053" text:continue-numbering="true" text:style-name="L27">
        <text:list-item>
          <text:p text:style-name="P422">row: The row of the new item</text:p>
        </text:list-item>
        <text:list-item>
          <text:p text:style-name="P422">itemText: The text of the new item</text:p>
        </text:list-item>
        <text:list-item>
          <text:p text:style-name="P422">iconFileName: The path to the item icon (if empty then no icon will be added)</text:p>
          <text:p text:style-name="P550"/>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85459602029035" text:continue-numbering="true" text:style-name="L27">
        <text:list-item>
          <text:p text:style-name="P422">row: The row of the item</text:p>
          <text:p text:style-name="P626"/>
        </text:list-item>
      </text:list>
      <text:h text:style-name="Heading_20_4" text:outline-level="4">int currentSelectedRow(void)</text:h>
      <text:p text:style-name="P198">Returns the current selected row.</text:p>
      <text:p text:style-name="P198"/>
      <text:h text:style-name="Heading_20_4" text:outline-level="4">void setCurrentRow(int row)</text:h>
      <text:p text:style-name="P21">Sets the current selected row.</text:p>
      <text:p text:style-name="P21">Arguments:</text:p>
      <text:list xml:id="list85459263517644" text:continue-numbering="true" text:style-name="L27">
        <text:list-item>
          <text:p text:style-name="P422">row: The row of the item</text:p>
          <text:p text:style-name="P626"/>
        </text:list-item>
      </text:list>
      <text:h text:style-name="Heading_20_4" text:outline-level="4">void clear(void)</text:h>
      <text:p text:style-name="P198">Clears the list widget.</text:p>
      <text:p text:style-name="P198"/>
      <text:h text:style-name="Heading_20_4" text:outline-level="4">void setItemBackgroundColor(int row, String color)</text:h>
      <text:p text:style-name="P21">Sets the background color of an item.</text:p>
      <text:p text:style-name="P21">Arguments:</text:p>
      <text:list xml:id="list85460651439678" text:continue-numbering="true" text:style-name="L27">
        <text:list-item>
          <text:p text:style-name="P550">row: The row of the item</text:p>
        </text:list-item>
        <text:list-item>
          <text:p text:style-name="P550"><text:soft-page-break/>color: The color, possible values are: black, white, gray, red, green, blue, cyan, magenta and yellow</text:p>
        </text:list-item>
      </text:list>
      <text:p text:style-name="P180"/>
      <text:h text:style-name="Heading_20_4" text:outline-level="4">void setItemForegroundColor(int row, String color)</text:h>
      <text:p text:style-name="P21">Sets the foreground color of an item.</text:p>
      <text:p text:style-name="P21">Arguments:</text:p>
      <text:list xml:id="list85459593198169" text:continue-numbering="true" text:style-name="L27">
        <text:list-item>
          <text:p text:style-name="P550">row: The row of the item</text:p>
        </text:list-item>
        <text:list-item>
          <text:p text:style-name="P550">color: The color, possible values are: black, white, gray, red, green, blue, cyan, magenta and yellow</text:p>
        </text:list-item>
      </text:list>
      <text:p text:style-name="P257"/>
      <text:h text:style-name="Heading_20_4" text:outline-level="4">String getItemText(int row)</text:h>
      <text:p text:style-name="P198">Returns the item text.</text:p>
      <text:p text:style-name="P257">Arguments:</text:p>
      <text:list xml:id="list85461075277456" text:continue-numbering="true" text:style-name="L27">
        <text:list-item>
          <text:p text:style-name="P550">row: The row of the item</text:p>
        </text:list-item>
      </text:list>
      <text:p text:style-name="P198"/>
      <text:h text:style-name="Heading_20_4" text:outline-level="4">void setItemText(int row, String text)</text:h>
      <text:p text:style-name="P21">Sets the item text.</text:p>
      <text:p text:style-name="P21">Arguments:</text:p>
      <text:list xml:id="list85459779482604" text:continue-numbering="true" text:style-name="L27">
        <text:list-item>
          <text:p text:style-name="P550">row: The row of the item</text:p>
        </text:list-item>
        <text:list-item>
          <text:p text:style-name="P550">text: The new text</text:p>
        </text:list-item>
      </text:list>
      <text:h text:style-name="Heading_20_4" text:outline-level="4">void setItemIcon(int row, String iconFileName)</text:h>
      <text:p text:style-name="P21">Sets the item icon.</text:p>
      <text:p text:style-name="P21">Arguments:</text:p>
      <text:list xml:id="list85460400463376" text:continue-numbering="true" text:style-name="L27">
        <text:list-item>
          <text:p text:style-name="P550">row: The row of the item</text:p>
        </text:list-item>
        <text:list-item>
          <text:p text:style-name="P550">iconFileName: The path to the item icon</text:p>
        </text:list-item>
      </text:list>
      <text:p text:style-name="P180"/>
      <text:h text:style-name="Heading_20_4" text:outline-level="4">void sortItems(bool ascendingOrder=true)</text:h>
      <text:p text:style-name="P21">Sorts the items in the widget in the specified order(true=AscendingOrder, false=DescendingOrder).</text:p>
      <text:p text:style-name="P180"/>
      <text:h text:style-name="Heading_20_4" text:outline-level="4">void currentRowChangedSignal(int currentRow)</text:h>
      <text:p text:style-name="P21">This signal is emitted if the current row selection has been changed.</text:p>
      <text:p text:style-name="P198">Arguments:</text:p>
      <text:list xml:id="list85459780829211" text:continue-numbering="true" text:style-name="L27">
        <text:list-item>
          <text:p text:style-name="P550">currentRow: The index of the current selected item</text:p>
        </text:list-item>
      </text:list>
      <text:p text:style-name="P257"/>
      <text:h text:style-name="Heading_20_4" text:outline-level="4">void itemClickedSignal(int row)</text:h>
      <text:p text:style-name="P21">This signal is emitted if a row has been clicked.</text:p>
      <text:p text:style-name="P198">Arguments:</text:p>
      <text:list xml:id="list85459614769011" text:continue-numbering="true" text:style-name="L27">
        <text:list-item>
          <text:p text:style-name="P550">row: The row of the item</text:p>
        </text:list-item>
      </text:list>
      <text:p text:style-name="P257"/>
      <text:h text:style-name="Heading_20_4" text:outline-level="4">void itemDoubleClickedSignal(int row)</text:h>
      <text:p text:style-name="P21">This signal is emitted if a row has been double clicked.</text:p>
      <text:p text:style-name="P198">Arguments:</text:p>
      <text:list xml:id="list85460288308023" text:continue-numbering="true" text:style-name="L27">
        <text:list-item>
          <text:p text:style-name="P550">row: The row of the item</text:p>
        </text:list-item>
      </text:list>
      <text:p text:style-name="P180"/>
      <text:h text:style-name="Heading_20_4" text:outline-level="4"><text:soft-page-break/>Script list widget example</text:h>
      <text:p text:style-name="P229">The following Code shows the typically use of the <text:span text:style-name="T205">S</text:span>cript<text:span text:style-name="T205">L</text:span>ist<text:span text:style-name="T205">W</text:span>idget class:</text:p>
      <text:p text:style-name="P198"/>
      <text:p text:style-name="P199">function UI_listWidgetCurrentRowChanged(currentRow)</text:p>
      <text:p text:style-name="P199">{</text:p>
      <text:p text:style-name="P199"><text:tab/>UI_testTextEdit.append("UI_listWidgetCurrentRowChanged: " + currentRow);</text:p>
      <text:p text:style-name="P199">}</text:p>
      <text:p text:style-name="P199">function UI_listWidgetItemClicked(currentRow)</text:p>
      <text:p text:style-name="P199">{</text:p>
      <text:p text:style-name="P199"><text:tab/>UI_testTextEdit.append("UI_listWidgetItemClicked: " + currentRow);</text:p>
      <text:p text:style-name="P199">}</text:p>
      <text:p text:style-name="P199">function UI_listWidgetItemDoubleClicked(currentRow)</text:p>
      <text:p text:style-name="P199">{</text:p>
      <text:p text:style-name="P199"><text:tab/>UI_testTextEdit.append("UI_listWidgetItemDoubleClicked: " + currentRow);</text:p>
      <text:p text:style-name="P199">}</text:p>
      <text:p text:style-name="P198"/>
      <text:p text:style-name="P199">UI_sendListWidget.insertNewItem(UI_sendListWidget.rowCount(), "item0", scriptThread.createAbsolutePath("icons/folder.gif"));</text:p>
      <text:p text:style-name="P199">UI_sendListWidget.seItemBackgroundColor(UI_sendListWidget.rowCount() - 1, "red")</text:p>
      <text:p text:style-name="P199"/>
      <text:p text:style-name="P199">UI_sendListWidget.insertNewItem(UI_sendListWidget.rowCount(), "item1", scriptThread.createAbsolutePath("icons/browser.ico"));</text:p>
      <text:p text:style-name="P199">UI_sendListWidget.setCurrentRow(0);</text:p>
      <text:p text:style-name="P199"><text:tab/>UI_sendListWidget.currentRowChangedSignal.connect(UI_listWidgetCurrentRowChanged);</text:p>
      <text:p text:style-name="P199">UI_sendListWidget.itemClickedSignal.connect(UI_listWidgetItemClick)</text:p>
      <text:p text:style-name="P199">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6">A QTreeWidget in the user interface file is passed to the worker script via a <text:span text:style-name="T206">S</text:span>cript<text:span text:style-name="T206">T</text:span>ree<text:span text:style-name="T206">W</text:span>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72"> </text:span></text:span><text:span text:style-name="Absatz-Standardschriftart"><text:span text:style-name="T72"><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199">var headerList = Array("header 1", "header 2");</text:p>
      <text:p text:style-name="P199">UI_treeWidget.setHeaderLabels(headerList);</text:p>
      <text:p text:style-name="P199"/>
      <text:h text:style-name="Heading_20_4" text:outline-level="4">void setColumnWidth(int column, int size)</text:h>
      <text:p text:style-name="P21">Sets the width of a column.</text:p>
      <text:p text:style-name="P21"/>
      <text:h text:style-name="Heading_20_4" text:outline-level="4"><text:soft-page-break/>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text:soft-page-break/>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30">The following Code shows the typically use of the <text:span text:style-name="T206">S</text:span>cript<text:span text:style-name="T206">T</text:span>ree<text:span text:style-name="T206">W</text:span>idget class:</text:p>
      <text:p text:style-name="P198"/>
      <text:p text:style-name="P199">function UI_treeWidgetItemClicked(item, column)</text:p>
      <text:p text:style-name="P199">{</text:p>
      <text:p text:style-name="P199"><text:tab/>UI_testTextEdit.append("UI_treeWidgetItemClicked: " + item.text(column));</text:p>
      <text:p text:style-name="P199">}</text:p>
      <text:p text:style-name="P199"/>
      <text:p text:style-name="P199">function UI_treeWidgetItemDoubleClicked(item, column)</text:p>
      <text:p text:style-name="P199">{</text:p>
      <text:p text:style-name="P199"><text:tab/>UI_testTextEdit.append("UI_treeWidgetItemDoubleClicked: " + <text:tab/><text:tab/><text:tab/><text:tab/><text:tab/><text:tab/><text:tab/>item.text(column));</text:p>
      <text:p text:style-name="P199">}</text:p>
      <text:p text:style-name="P199"/>
      <text:p text:style-name="P199">UI_treeWidget.itemClickedSignal.connect(UI_treeWidgetItemClicked);</text:p>
      <text:p text:style-name="P199">UI_treeWidget.itemDoubleClickedSignal.connect(UI_treeWidgetItemDoubleClicked);</text:p>
      <text:p text:style-name="P199"/>
      <text:p text:style-name="P199">UI_treeWidget.setColumnWidth(0, 100);</text:p>
      <text:p text:style-name="P199"/>
      <text:p text:style-name="P199">var treeItem1 = UI_treeWidget.createScriptTreeWidgetItem();</text:p>
      <text:p text:style-name="P199">treeItem1.setText(0, "value1");</text:p>
      <text:p text:style-name="P199">treeItem1.setData(0, 0, "value 1");</text:p>
      <text:p text:style-name="P199">treeItem1.setText(0, treeItem1.data(0, 0));</text:p>
      <text:p text:style-name="P199">treeItem1.setItemIcon(0, scriptThread.createAbsolutePath("icons/openfolder.gif"));</text:p>
      <text:p text:style-name="P199">treeItem1.setText(1, "value2");</text:p>
      <text:p text:style-name="P199">treeItem1.setItemIcon(1, scriptThread.createAbsolutePath("icons/folder.gif"));</text:p>
      <text:p text:style-name="P199">UI_treeWidget.addTopLevelItem(treeItem1);</text:p>
      <text:p text:style-name="P199"/>
      <text:p text:style-name="P199"><text:soft-page-break/>var treeItem2 = UI_treeWidget.createScriptTreeWidgetItem();</text:p>
      <text:p text:style-name="P199">treeItem2.setText(0, "value3");</text:p>
      <text:p text:style-name="P199">treeItem2.setItemIcon(0, scriptThread.createAbsolutePath("icons/browser.ico"));</text:p>
      <text:p text:style-name="P199">treeItem2.setText(1, "value4");</text:p>
      <text:p text:style-name="P199">treeItem2.setItemIcon(1, scriptThread.createAbsolutePath("icons/browser.ico"));</text:p>
      <text:p text:style-name="P199">UI_treeWidget.insertTopLevelItem(UI_treeWidget.topLevelItemCount(), treeItem2)</text:p>
      <text:p text:style-name="P199">treeItem2.setBackgroundColor(0, "red");</text:p>
      <text:p text:style-name="P199">treeItem2.setForegroundColor(1, "blue");</text:p>
      <text:p text:style-name="P199">treeItem1.addChild(treeItem2);</text:p>
      <text:p text:style-name="P199"/>
      <text:p text:style-name="P199">UI_treeWidget.expandItem(treeItem1);</text:p>
      <text:p text:style-name="P199"/>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06">S</text:span>cript<text:span text:style-name="T206">T</text:span>ree<text:span text:style-name="T206">W</text:span>idget<text:span text:style-name="T206">I</text:span>tem class object.</text:p>
      <text:p text:style-name="P21"/>
      <text:p text:style-name="P116"><text:span text:style-name="T71">Important</text:span>: This class is <text:span text:style-name="T71">not</text:span> derived from the <text:span text:style-name="Absatz-Standardschriftart"><text:span text:style-name="T72"><text:bookmark-ref text:reference-format="text" text:ref-name="__RefHeading___Toc23998_1050142399">ScriptWidget class</text:bookmark-ref></text:span></text:span>. Therefore the functions from the ScriptWidget class can not be used.</text:p>
      <text:p text:style-name="P21"/>
      <text:p text:style-name="P114">Note: A created <text:span text:style-name="T206">S</text:span>cript<text:span text:style-name="T206">T</text:span>ree<text:span text:style-name="T206">W</text:span>idget<text:span text:style-name="T206">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text:soft-page-break/>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526" text:outline-level="4"><text:soft-page-break/>Script tree widget item example</text:h>
      <text:p text:style-name="P114">The typically use of the <text:span text:style-name="T206">S</text:span>cript<text:span text:style-name="T206">T</text:span>ree<text:span text:style-name="T206">W</text:span>idget<text:span text:style-name="T206">I</text:span>tem <text:span text:style-name="T207">class</text:span> is shown in chapter <text:span text:style-name="Absatz-Standardschriftart"><text:span text:style-name="T72"><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207">S</text:span>cript<text:span text:style-name="T207">T</text:span>ext<text:span text:style-name="T207">E</text:span>dit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85460355226514" text:continue-numbering="true" text:style-name="L27">
        <text:list-item>
          <text:p text:style-name="P539">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85459266158599" text:continue-numbering="true" text:style-name="L27">
        <text:list-item>
          <text:p text:style-name="P539">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85460870910842" text:continue-numbering="true" text:style-name="L27">
        <text:list-item>
          <text:p text:style-name="P422">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85460089252077" text:continue-numbering="true" text:style-name="L27">
        <text:list-item>
          <text:p text:style-name="P539">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85460837835904" text:continue-numbering="true" text:style-name="L27">
        <text:list-item>
          <text:p text:style-name="P539">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481" text:outline-level="4">void insertPlainText(const String text<text:span text:style-name="T209">, bool atTheEnd=true</text:span>)</text:h>
      <text:p text:style-name="P21">Inserts plain text into the text edit.</text:p>
      <text:p text:style-name="P21">Arguments:</text:p>
      <text:list xml:id="list85460445574032" text:continue-list="list85460837835904" text:style-name="L35">
        <text:list-item>
          <text:p text:style-name="P614">text: The text</text:p>
        </text:list-item>
        <text:list-item>
          <text:p text:style-name="P615">atTheEnd: If true then the text is inserted at the end if false then the text is inserted at the cursor position</text:p>
          <text:p text:style-name="P615"/>
        </text:list-item>
      </text:list>
      <text:h text:style-name="P481" text:outline-level="4"><text:bookmark-start text:name="__RefHeading__6762_596565095"/>void insertHtml(String htmlString<text:span text:style-name="T209">, bool atTheEnd=true</text:span>)<text:bookmark-end text:name="__RefHeading__6762_596565095"/></text:h>
      <text:p text:style-name="P21">Inserts <text:span text:style-name="T210">HTML text</text:span> into the text edit.</text:p>
      <text:p text:style-name="P21">Arguments:</text:p>
      <text:list xml:id="list85459949922126" text:continue-numbering="true" text:style-name="L35">
        <text:list-item>
          <text:p text:style-name="P614">htmlString: The <text:span text:style-name="T210">HTML</text:span> string</text:p>
        </text:list-item>
        <text:list-item>
          <text:p text:style-name="P615">atTheEnd: If true then the text is inserted at the end if false then the text is inserted at the cursor position</text:p>
          <text:p text:style-name="P615"/>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85459604390281" text:continue-list="list85459949922126" text:style-name="L27">
        <text:list-item>
          <text:p text:style-name="P539">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85460455933471" text:continue-numbering="true" text:style-name="L27">
        <text:list-item>
          <text:p text:style-name="P539">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85460426603764" text:continue-numbering="true" text:style-name="L27">
        <text:list-item>
          <text:p text:style-name="P539">text: The text</text:p>
        </text:list-item>
      </text:list>
      <text:h text:style-name="P524" text:outline-level="4">void <text:span text:style-name="T209">lockScrolling(bool lock)</text:span></text:h>
      <text:p text:style-name="P118">Locks or unlocks the scrolling of the vertical scroll bar.</text:p>
      <text:p text:style-name="P117">Arguments:</text:p>
      <text:list xml:id="list85459270152042" text:continue-numbering="true" text:style-name="L27">
        <text:list-item>
          <text:p text:style-name="P570"><text:span text:style-name="T209">lock</text:span>: <text:span text:style-name="T209">true for locking and false for unlocking</text:span></text:p>
        </text:list-item>
      </text:list>
      <text:p text:style-name="P190"/>
      <text:h text:style-name="P525" text:outline-level="4">void <text:span text:style-name="T275">setUpdateRate(int updateRate)</text:span></text:h>
      <text:p text:style-name="P173">Sets the update rate of the script text edit.</text:p>
      <text:p text:style-name="P172">Arguments:</text:p>
      <text:list xml:id="list85460358203155" text:continue-numbering="true" text:style-name="L27">
        <text:list-item>
          <text:p text:style-name="P571"><text:span text:style-name="T275">updateRate</text:span>: <text:span text:style-name="T275">The new update rate</text:span></text:p>
          <text:p text:style-name="P628"/>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text:soft-page-break/>Script progress bar<text:bookmark-end text:name="_Toc403041696"/><text:bookmark-end text:name="__RefHeading__6046_596565095"/></text:h>
      <text:p text:style-name="P21">A QProgressBar in the user interface file is passed to the script via a <text:span text:style-name="T207">S</text:span>cript<text:span text:style-name="T207">P</text:span>rogress<text:span text:style-name="T207">B</text:span>ar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85459452791450" text:continue-numbering="true" text:style-name="L27">
        <text:list-item>
          <text:p text:style-name="P550">minimum: The minimum</text:p>
        </text:list-item>
        <text:list-item>
          <text:p text:style-name="P550">maximum: The maximum</text:p>
          <text:p text:style-name="P550"/>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85459042491310" text:continue-numbering="true" text:style-name="L27">
        <text:list-item>
          <text:p text:style-name="P550">minimum: The minimum</text:p>
          <text:p text:style-name="P550"/>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85460533461912" text:continue-numbering="true" text:style-name="L27">
        <text:list-item>
          <text:p text:style-name="P550">maximum: The maximum</text:p>
          <text:p text:style-name="P550"/>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85460769247134" text:continue-numbering="true" text:style-name="L27">
        <text:list-item>
          <text:p text:style-name="P550">value: The current value</text:p>
          <text:p text:style-name="P626"/>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07">S</text:span>cript<text:span text:style-name="T207">P</text:span>rogress<text:span text:style-name="T207">B</text:span>ar class:</text:p>
      <text:p text:style-name="P198"><text:span text:style-name="Absatz-Standardschriftart"><text:span text:style-name="T2">UI_progressBar.setMinimum(0);</text:span></text:span></text:p>
      <text:p text:style-name="P198"><text:span text:style-name="Absatz-Standardschriftart"><text:span text:style-name="T2">UI_progressBar.setMaximum(100);</text:span></text:span></text:p>
      <text:p text:style-name="P198"><text:span text:style-name="Absatz-Standardschriftart"><text:span text:style-name="T2">UI_progressBar.setValue(10);</text:span></text:span></text:p>
      <text:p text:style-name="P198"><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6">A QSlider (horizontal and vertical) in the user interface file is passed to the script via a <text:span text:style-name="T207">S</text:span>cript<text:span text:style-name="T207">S</text:span>lider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text:soft-page-break/>void setRange(int min, int max)<text:bookmark-end text:name="__RefHeading__6784_596565095"/></text:h>
      <text:p text:style-name="P21">Sets the slider's minimum to min and its maximum to max.</text:p>
      <text:p text:style-name="P21">Arguments:</text:p>
      <text:list xml:id="list85459775127086" text:continue-numbering="true" text:style-name="L27">
        <text:list-item>
          <text:p text:style-name="P422">min: The minimum</text:p>
        </text:list-item>
        <text:list-item>
          <text:p text:style-name="P422">max: The maximum</text:p>
          <text:p text:style-name="P422"/>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85459956146634" text:continue-numbering="true" text:style-name="L27">
        <text:list-item>
          <text:p text:style-name="P550">value: The current value</text:p>
        </text:list-item>
      </text:list>
      <text:p text:style-name="P257"/>
      <text:h text:style-name="Heading_20_4" text:outline-level="4">int value(void)</text:h>
      <text:p text:style-name="P198">Returns <text:s/>the slider's current value.</text:p>
      <text:p text:style-name="P198"/>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5">The following Code shows the typically use of the <text:span text:style-name="T207">S</text:span>cript<text:span text:style-name="T207">S</text:span>lider class:</text:p>
      <text:p text:style-name="P198"><text:span text:style-name="Absatz-Standardschriftart"><text:span text:style-name="T2">function UI_horizontalSliderValueChanged(value)</text:span></text:span></text:p>
      <text:p text:style-name="P198"><text:span text:style-name="Absatz-Standardschriftart"><text:span text:style-name="T2">{</text:span></text:span></text:p>
      <text:p text:style-name="P198"><text:span text:style-name="Absatz-Standardschriftart"><text:span text:style-name="T2"><text:tab/>UI_testTextEdit.append("UI_horizontalSliderValueChanged");</text:span></text:span></text:p>
      <text:p text:style-name="P198"><text:span text:style-name="Absatz-Standardschriftart"><text:span text:style-name="T2">}</text:span></text:span></text:p>
      <text:p text:style-name="P198"><text:span text:style-name="Absatz-Standardschriftart"><text:span text:style-name="T2">UI_horizontalSlider.valueChangedSignal.connect(UI_horizontalSliderValueChanged);</text:span></text:span></text:p>
      <text:p text:style-name="P198"><text:span text:style-name="Absatz-Standardschriftart"><text:span text:style-name="T2">UI_horizontalSlider.setRange(0,100);</text:span></text:span></text:p>
      <text:p text:style-name="P198"><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207">S</text:span>cript<text:span text:style-name="T207">S</text:span>pin<text:span text:style-name="T207">B</text:span>ox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85459816672021" text:continue-numbering="true" text:style-name="L27">
        <text:list-item>
          <text:p text:style-name="P422">min: The minimum</text:p>
        </text:list-item>
        <text:list-item>
          <text:p text:style-name="P422">max: The maximum</text:p>
          <text:p text:style-name="P422"/>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85460763008950" text:continue-numbering="true" text:style-name="L27">
        <text:list-item>
          <text:p text:style-name="P550">value: The current value</text:p>
        </text:list-item>
      </text:list>
      <text:p text:style-name="P180"/>
      <text:h text:style-name="Heading_20_4" text:outline-level="4">int value(void)</text:h>
      <text:p text:style-name="P21">Returns the spin box's current value.</text:p>
      <text:p text:style-name="P21"><text:soft-page-break/></text:p>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85459471800201" text:continue-numbering="true" text:style-name="L27">
        <text:list-item>
          <text:p text:style-name="P550">value: The new value</text:p>
        </text:list-item>
      </text:list>
      <text:p text:style-name="P257"/>
      <text:h text:style-name="Heading_20_4" text:outline-level="4">int singleStep(void)</text:h>
      <text:p text:style-name="P198">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07">S</text:span>cript<text:span text:style-name="T207">S</text:span>pin<text:span text:style-name="T207">B</text:span>ox class:</text:p>
      <text:p text:style-name="P198"><text:span text:style-name="Absatz-Standardschriftart"><text:span text:style-name="T2">function UI_spinBoxValueChanged(value)</text:span></text:span></text:p>
      <text:p text:style-name="P198"><text:span text:style-name="Absatz-Standardschriftart"><text:span text:style-name="T2">{</text:span></text:span></text:p>
      <text:p text:style-name="P198"><text:span text:style-name="Absatz-Standardschriftart"><text:span text:style-name="T2"><text:tab/>UI_testTextEdit.append("UI_spinBoxValueChanged: " + value);</text:span></text:span></text:p>
      <text:p text:style-name="P198"><text:span text:style-name="Absatz-Standardschriftart"><text:span text:style-name="T2">}</text:span></text:span></text:p>
      <text:p text:style-name="P198"><text:span text:style-name="Absatz-Standardschriftart"><text:span text:style-name="T2">UI_spinBox.valueChangedSignal.connect(UI_spinBoxValueChanged);</text:span></text:span></text:p>
      <text:p text:style-name="P198"><text:span text:style-name="Absatz-Standardschriftart"><text:span text:style-name="T2">UI_spinBox.setRange(0,100);</text:span></text:span></text:p>
      <text:p text:style-name="P198"><text:span text:style-name="Absatz-Standardschriftart"><text:span text:style-name="T2">UI_spinBox.setValue(0);</text:span></text:span></text:p>
      <text:p text:style-name="P198"><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16">A QDoubleSpinBox in the user interface file is passed to the script via a <text:span text:style-name="T207">S</text:span>cript<text:span text:style-name="T207">D</text:span>ouble<text:span text:style-name="T207">S</text:span>pin<text:span text:style-name="T207">B</text:span>ox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85459776701277" text:continue-numbering="true" text:style-name="L27">
        <text:list-item>
          <text:p text:style-name="P422">min: The minimum</text:p>
        </text:list-item>
        <text:list-item>
          <text:p text:style-name="P422">max: The maximum</text:p>
          <text:p text:style-name="P422"/>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85460236197545" text:continue-numbering="true" text:style-name="L27">
        <text:list-item>
          <text:p text:style-name="P550">value: The current value</text:p>
        </text:list-item>
      </text:list>
      <text:p text:style-name="P180"/>
      <text:h text:style-name="Heading_20_4" text:outline-level="4">double value(void)</text:h>
      <text:p text:style-name="P21">Returns the spin box's current value.</text:p>
      <text:p text:style-name="P21"/>
      <text:h text:style-name="Heading_20_4" text:outline-level="4"><text:soft-page-break/>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85459419137942" text:continue-numbering="true" text:style-name="L27">
        <text:list-item>
          <text:p text:style-name="P550">value: The new value</text:p>
          <text:p text:style-name="P626"/>
        </text:list-item>
      </text:list>
      <text:h text:style-name="Heading_20_4" text:outline-level="4">double singleStep(void)</text:h>
      <text:p text:style-name="P198">Returns the single step value.</text:p>
      <text:p text:style-name="P198"/>
      <text:h text:style-name="Heading_20_4" text:outline-level="4">void setDecimals(int value)</text:h>
      <text:p text:style-name="P21">Sets the precision of the spin box, in decimals.</text:p>
      <text:p text:style-name="P21">Arguments:</text:p>
      <text:list xml:id="list85460034671089" text:continue-numbering="true" text:style-name="L27">
        <text:list-item>
          <text:p text:style-name="P550">value: The new value</text:p>
        </text:list-item>
      </text:list>
      <text:p text:style-name="P180"/>
      <text:h text:style-name="Heading_20_4" text:outline-level="4">int decimals(void)</text:h>
      <text:p text:style-name="P198">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07">S</text:span>cript<text:span text:style-name="T207">D</text:span>ouble<text:span text:style-name="T207">S</text:span>pin<text:span text:style-name="T207">B</text:span>ox class:</text:p>
      <text:p text:style-name="P198"><text:span text:style-name="Absatz-Standardschriftart"><text:span text:style-name="T2">function UI_doubleSpinBoxValueChanged(value)</text:span></text:span></text:p>
      <text:p text:style-name="P198"><text:span text:style-name="Absatz-Standardschriftart"><text:span text:style-name="T2">{</text:span></text:span></text:p>
      <text:p text:style-name="P198"><text:span text:style-name="Absatz-Standardschriftart"><text:span text:style-name="T2"><text:tab/>UI_testTextEdit.append("UI_doubleSpinBoxValueChanged: " + value);</text:span></text:span></text:p>
      <text:p text:style-name="P198"><text:span text:style-name="Absatz-Standardschriftart"><text:span text:style-name="T2">}</text:span></text:span></text:p>
      <text:p text:style-name="P198"><text:span text:style-name="Absatz-Standardschriftart"><text:span text:style-name="T2">UI_doubleSpinBox.valueChangedSignal.connect(UI_doubleSpinBoxValueChanged);</text:span></text:span></text:p>
      <text:p text:style-name="P198"><text:span text:style-name="Absatz-Standardschriftart"><text:span text:style-name="T2">UI_doubleSpinBox.setRange(0,100);</text:span></text:span></text:p>
      <text:p text:style-name="P198"><text:span text:style-name="Absatz-Standardschriftart"><text:span text:style-name="T2">UI_doubleSpinBox.setDecimals(2);</text:span></text:span></text:p>
      <text:p text:style-name="P198"><text:span text:style-name="Absatz-Standardschriftart"><text:span text:style-name="T2">UI_doubleSpinBox.setValue(0);</text:span></text:span></text:p>
      <text:p text:style-name="P198"><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208">S</text:span>cript<text:span text:style-name="T208">T</text:span>ime<text:span text:style-name="T208">E</text:span>dit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3"><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85460791713797" text:continue-numbering="true" text:style-name="L27">
        <text:list-item>
          <text:p text:style-name="P550">time: The time (must satisfy the display format)</text:p>
          <text:p text:style-name="P550"/>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text:soft-page-break/>void setDisplayFormat(String format)</text:h>
      <text:p text:style-name="P21">Sets the display format.</text:p>
      <text:p text:style-name="P21">Arguments:</text:p>
      <text:list xml:id="list85460274651581" text:continue-numbering="true" text:style-name="L27">
        <text:list-item>
          <text:p text:style-name="P422">format: The new display format (see chapter <text:span text:style-name="Absatz-Standardschriftart"><text:span text:style-name="T72"><text:bookmark-ref text:reference-format="text" text:ref-name="__RefHeading__13033_443172521">Time format</text:bookmark-ref></text:span></text:span>)</text:p>
          <text:p text:style-name="P550"/>
        </text:list-item>
      </text:list>
      <text:h text:style-name="Heading_20_4" text:outline-level="4">String getDisplayFormat(void)</text:h>
      <text:p text:style-name="P198">Returns the display format.</text:p>
      <text:p text:style-name="P198"/>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98"><text:span text:style-name="Absatz-Standardschriftart"><text:span text:style-name="T2">//time is 12:01.00</text:span></text:span></text:p>
      <text:p text:style-name="P198"><text:span text:style-name="Absatz-Standardschriftart"><text:span text:style-name="T2">UI_timeEdit.setDisplayFormat("m'mm'hcarss");</text:span></text:span></text:p>
      <text:p text:style-name="P213"><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198"><text:span text:style-name="Absatz-Standardschriftart"><text:span text:style-name="T2">//invalid</text:span></text:span></text:p>
      <text:p text:style-name="P198"><text:span text:style-name="Absatz-Standardschriftart"><text:span text:style-name="T2">UI_timeEdit.setDisplayFormat("hh:ms");</text:span></text:span></text:p>
      <text:p text:style-name="P213"><text:span text:style-name="Absatz-Standardschriftart"><text:span text:style-name="T2">UI_timeEdit.setTime("00:710");</text:span></text:span></text:p>
      <text:p text:style-name="P213"><text:span text:style-name="Absatz-Standardschriftart"><text:span text:style-name="T2"/></text:span></text:p>
      <text:p text:style-name="P21"><text:span text:style-name="Absatz-Standardschriftart"><text:span text:style-name="T84">Any field that is not represented in the format will be set to zero. For example:</text:span></text:span></text:p>
      <text:p text:style-name="P21"><text:span text:style-name="Absatz-Standardschriftart"><text:span text:style-name="T84"/></text:span></text:p>
      <text:p text:style-name="P198"><text:span text:style-name="Absatz-Standardschriftart"><text:span text:style-name="T86">//time is 00:01:30.000</text:span></text:span></text:p>
      <text:p text:style-name="P198"><text:span text:style-name="Absatz-Standardschriftart"><text:span text:style-name="T2">UI_timeEdit.setDisplayFormat("m.s");</text:span></text:span></text:p>
      <text:p text:style-name="P213"><text:span text:style-name="Absatz-Standardschriftart"><text:span text:style-name="T2">UI_timeEdit.setTime("1.30");</text:span></text:span></text:p>
      <text:p text:style-name="P213"><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16">The following Code shows the typically use of the <text:span text:style-name="T208">S</text:span>cript<text:span text:style-name="T208">T</text:span>ime<text:span text:style-name="T208">E</text:span>dit class:</text:p>
      <text:p text:style-name="P198"><text:span text:style-name="Absatz-Standardschriftart"><text:span text:style-name="T2">function UI_timeEditTimeChanged(time)</text:span></text:span></text:p>
      <text:p text:style-name="P198"><text:span text:style-name="Absatz-Standardschriftart"><text:span text:style-name="T2">{</text:span></text:span></text:p>
      <text:p text:style-name="P198"><text:span text:style-name="Absatz-Standardschriftart"><text:span text:style-name="T2"><text:tab/>UI_testTextEdit.append("UI_timeEditTimeChanged: " + time);</text:span></text:span></text:p>
      <text:p text:style-name="P198"><text:span text:style-name="Absatz-Standardschriftart"><text:span text:style-name="T2">}</text:span></text:span></text:p>
      <text:p text:style-name="P198"><text:span text:style-name="Absatz-Standardschriftart"><text:span text:style-name="T2">UI_timeEdit.setDisplayFormat("hh:mm:ss");</text:span></text:span></text:p>
      <text:p text:style-name="P198"><text:span text:style-name="Absatz-Standardschriftart"><text:span text:style-name="T2">UI_timeEdit.setTime("10:09:08");</text:span></text:span></text:p>
      <text:p text:style-name="P198"><text:span text:style-name="Absatz-Standardschriftart"><text:span text:style-name="T2">UI_timeEdit.timeChangedSignal.connect(UI_timeEditTimeChanged);</text:span></text:span></text:p>
      <text:p text:style-name="P198"><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208">S</text:span>cript<text:span text:style-name="T208">D</text:span>ate<text:span text:style-name="T208">E</text:span>dit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85460866659909" text:continue-numbering="true" text:style-name="L27">
        <text:list-item>
          <text:p text:style-name="P550">date: The date (must satisfy the display format)</text:p>
          <text:p text:style-name="P550"/>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85459906417146" text:continue-numbering="true" text:style-name="L27">
        <text:list-item>
          <text:p text:style-name="P422">format: The new display format (see chapter <text:span text:style-name="Absatz-Standardschriftart"><text:span text:style-name="T72"><text:bookmark-ref text:reference-format="text" text:ref-name="__RefHeading__13341_443172521">Date format</text:bookmark-ref></text:span></text:span>)</text:p>
          <text:p text:style-name="P550"/>
        </text:list-item>
      </text:list>
      <text:h text:style-name="Heading_20_4" text:outline-level="4">String getDisplayFormat(void)</text:h>
      <text:p text:style-name="P198">Returns the display format.</text:p>
      <text:p text:style-name="P198"/>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ext:soft-page-break/>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98"><text:span text:style-name="Absatz-Standardschriftart"><text:span text:style-name="T2">//date is 1 December 2003</text:span></text:span></text:p>
      <text:p text:style-name="P198"><text:span text:style-name="Absatz-Standardschriftart"><text:span text:style-name="T2">UI_dateEdit.setDisplayFormat("d'MM'MMcaryyyy");</text:span></text:span></text:p>
      <text:p text:style-name="P198"><text:span text:style-name="Absatz-Standardschriftart"><text:span text:style-name="T2">UI_dateEdit.setDate("1MM12car2003");</text:span></text:span></text:p>
      <text:p text:style-name="P198"><text:span text:style-name="Absatz-Standardschriftart"><text:span text:style-name="T2"/></text:span></text:p>
      <text:p text:style-name="Standard"><text:span text:style-name="Absatz-Standardschriftart"><text:span text:style-name="T3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98"><text:span text:style-name="Absatz-Standardschriftart"><text:span text:style-name="T2">//invalid</text:span></text:span></text:p>
      <text:p text:style-name="P198"><text:span text:style-name="Absatz-Standardschriftart"><text:span text:style-name="T2">UI_dateEdit.setDisplayFormat("Md");</text:span></text:span></text:p>
      <text:p text:style-name="P198"><text:span text:style-name="Absatz-Standardschriftart"><text:span text:style-name="T2">UI_dateEdit.setDate("130");</text:span></text:span></text:p>
      <text:p text:style-name="P198"><text:span text:style-name="Absatz-Standardschriftart"><text:span text:style-name="T2"/></text:span></text:p>
      <text:p text:style-name="Standard"><text:span text:style-name="Absatz-Standardschriftart"><text:span text:style-name="T3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4">Field</text:span></text:span></text:p>
          </table:table-cell>
          <table:table-cell table:style-name="Table4.B1" office:value-type="string">
            <text:p text:style-name="P21"><text:span text:style-name="Absatz-Standardschriftart"><text:span text:style-name="T54">Default value</text:span></text:span></text:p>
          </table:table-cell>
        </table:table-row>
        <table:table-row>
          <table:table-cell table:style-name="Table4.A2" office:value-type="string">
            <text:p text:style-name="P21"><text:span text:style-name="Absatz-Standardschriftart"><text:span text:style-name="T53">Year</text:span></text:span></text:p>
          </table:table-cell>
          <table:table-cell table:style-name="Table4.B2" office:value-type="string">
            <text:p text:style-name="P21"><text:span text:style-name="Absatz-Standardschriftart"><text:span text:style-name="T53">1900</text:span></text:span></text:p>
          </table:table-cell>
        </table:table-row>
        <table:table-row>
          <table:table-cell table:style-name="Table4.A2" office:value-type="string">
            <text:p text:style-name="P21"><text:span text:style-name="Absatz-Standardschriftart"><text:span text:style-name="T53">Month</text:span></text:span></text:p>
          </table:table-cell>
          <table:table-cell table:style-name="Table4.B2" office:value-type="string">
            <text:p text:style-name="P21"><text:span text:style-name="Absatz-Standardschriftart"><text:span text:style-name="T53">1</text:span></text:span></text:p>
          </table:table-cell>
        </table:table-row>
        <table:table-row>
          <table:table-cell table:style-name="Table4.A2" office:value-type="string">
            <text:p text:style-name="P21"><text:span text:style-name="Absatz-Standardschriftart"><text:span text:style-name="T53">Day</text:span></text:span></text:p>
          </table:table-cell>
          <table:table-cell table:style-name="Table4.B2" office:value-type="string">
            <text:p text:style-name="P21"><text:span text:style-name="Absatz-Standardschriftart"><text:span text:style-name="T53">1</text:span></text:span></text:p>
          </table:table-cell>
        </table:table-row>
      </table:table>
      <text:p text:style-name="Standard">The following examples demonstrate the default values:</text:p>
      <text:p text:style-name="P198"><text:span text:style-name="Absatz-Standardschriftart"><text:span text:style-name="T2">//</text:span></text:span><text:span text:style-name="Absatz-Standardschriftart"><text:span text:style-name="T85">January 30 1900</text:span></text:span></text:p>
      <text:p text:style-name="P198"><text:span text:style-name="Absatz-Standardschriftart"><text:span text:style-name="T2">UI_dateEdit.setDisplayFormat("</text:span></text:span><text:span text:style-name="Absatz-Standardschriftart"><text:span text:style-name="T85">M.d</text:span></text:span><text:span text:style-name="Absatz-Standardschriftart"><text:span text:style-name="T2">");</text:span></text:span></text:p>
      <text:p text:style-name="P198"><text:span text:style-name="Absatz-Standardschriftart"><text:span text:style-name="T2">UI_dateEdit.setDate("</text:span></text:span><text:span text:style-name="Absatz-Standardschriftart"><text:span text:style-name="T85">1.30</text:span></text:span><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text:span></text:span><text:span text:style-name="Absatz-Standardschriftart"><text:span text:style-name="T85">January 10, 2000</text:span></text:span></text:p>
      <text:p text:style-name="P198"><text:span text:style-name="Absatz-Standardschriftart"><text:span text:style-name="T2">UI_dateEdit.setDisplayFormat("</text:span></text:span><text:span text:style-name="Absatz-Standardschriftart"><text:span text:style-name="T85">yyyyMMdd</text:span></text:span><text:span text:style-name="Absatz-Standardschriftart"><text:span text:style-name="T2">");</text:span></text:span></text:p>
      <text:p text:style-name="P198"><text:span text:style-name="Absatz-Standardschriftart"><text:span text:style-name="T2">UI_dateEdit.setDate("</text:span></text:span><text:span text:style-name="Absatz-Standardschriftart"><text:span text:style-name="T85">20000110</text:span></text:span><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text:span></text:span><text:span text:style-name="Absatz-Standardschriftart"><text:span text:style-name="T85">January 10, 2000</text:span></text:span></text:p>
      <text:p text:style-name="P198"><text:span text:style-name="Absatz-Standardschriftart"><text:span text:style-name="T2">UI_dateEdit.setDisplayFormat("</text:span></text:span><text:span text:style-name="Absatz-Standardschriftart"><text:span text:style-name="T85">yyyyMd</text:span></text:span><text:span text:style-name="Absatz-Standardschriftart"><text:span text:style-name="T2">");</text:span></text:span></text:p>
      <text:p text:style-name="P198"><text:span text:style-name="Absatz-Standardschriftart"><text:span text:style-name="T2">UI_dateEdit.setDate("</text:span></text:span><text:span text:style-name="Absatz-Standardschriftart"><text:span text:style-name="T85">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6">The following Code shows the typically use of the <text:span text:style-name="T208">S</text:span>cript<text:span text:style-name="T208">D</text:span>ate<text:span text:style-name="T208">E</text:span>dit class:</text:p>
      <text:p text:style-name="P198"><text:span text:style-name="Absatz-Standardschriftart"><text:span text:style-name="T2">function UI_dateEditDateChanged(date)</text:span></text:span></text:p>
      <text:p text:style-name="P198"><text:span text:style-name="Absatz-Standardschriftart"><text:span text:style-name="T2">{</text:span></text:span></text:p>
      <text:p text:style-name="P198"><text:span text:style-name="Absatz-Standardschriftart"><text:span text:style-name="T2"><text:tab/>UI_testTextEdit.append("UI_dateEditDateChanged: " + date);</text:span></text:span></text:p>
      <text:p text:style-name="P198"><text:soft-page-break/><text:span text:style-name="Absatz-Standardschriftart"><text:span text:style-name="T2">}</text:span></text:span></text:p>
      <text:p text:style-name="P198"><text:span text:style-name="Absatz-Standardschriftart"><text:span text:style-name="T2">UI_dateEdit.setDisplayFormat("dd.MM.yyyy");</text:span></text:span></text:p>
      <text:p text:style-name="P198"><text:span text:style-name="Absatz-Standardschriftart"><text:span text:style-name="T2">UI_dateEdit.setDate("01.02.2014");</text:span></text:span></text:p>
      <text:p text:style-name="P198"><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6">A QDateTimeEdit in the user interface file is passed to the worker script via a <text:span text:style-name="T208">S</text:span>cript<text:span text:style-name="T208">D</text:span>ate<text:span text:style-name="T208">T</text:span>ime<text:span text:style-name="T208">E</text:span>di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85459312005679" text:continue-numbering="true" text:style-name="L27">
        <text:list-item>
          <text:p text:style-name="P550">date: The date and time (must satisfy the display format)</text:p>
          <text:p text:style-name="P550"/>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85460259032506" text:continue-numbering="true" text:style-name="L27">
        <text:list-item>
          <text:p text:style-name="P422">format: The new display format (see chapter <text:span text:style-name="Absatz-Standardschriftart"><text:span text:style-name="T72"><text:bookmark-ref text:reference-format="text" text:ref-name="__RefHeading__13341_443172521">Date format</text:bookmark-ref></text:span></text:span> and <text:span text:style-name="Absatz-Standardschriftart"><text:span text:style-name="T72"><text:bookmark-ref text:reference-format="text" text:ref-name="__RefHeading__13033_443172521">Time format</text:bookmark-ref></text:span></text:span>)</text:p>
          <text:p text:style-name="P626">Example:</text:p>
          <text:p text:style-name="P422"><text:span text:style-name="Absatz-Standardschriftart"><text:span text:style-name="T2">UI_dateTimeEdit.setDisplayFormat("dd.MM.yyyy hh:mm:ss");</text:span></text:span></text:p>
          <text:p text:style-name="P550"/>
        </text:list-item>
      </text:list>
      <text:h text:style-name="Heading_20_4" text:outline-level="4">String getDisplayFormat(void)</text:h>
      <text:p text:style-name="P198">Returns the display format.</text:p>
      <text:p text:style-name="P198"/>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08">S</text:span>cript<text:span text:style-name="T208">D</text:span>ate<text:span text:style-name="T208">T</text:span>ime<text:span text:style-name="T208">E</text:span>dit class:</text:p>
      <text:p text:style-name="P198"><text:span text:style-name="Absatz-Standardschriftart"><text:span text:style-name="T2">//the user has changed the date and/or the time</text:span></text:span></text:p>
      <text:p text:style-name="P198"><text:span text:style-name="Absatz-Standardschriftart"><text:span text:style-name="T2">function UI_dateTimeEditTimeChanged(dateTime)</text:span></text:span></text:p>
      <text:p text:style-name="P198"><text:span text:style-name="Absatz-Standardschriftart"><text:span text:style-name="T2">{</text:span></text:span></text:p>
      <text:p text:style-name="P198"><text:span text:style-name="Absatz-Standardschriftart"><text:span text:style-name="T2"><text:tab/>UI_testTextEdit.append("UI_dateTimeEditTimeChanged: " + dateTime);<text:tab/><text:tab/></text:span></text:span></text:p>
      <text:p text:style-name="P198"><text:span text:style-name="Absatz-Standardschriftart"><text:span text:style-name="T2">}</text:span></text:span></text:p>
      <text:p text:style-name="P198"><text:span text:style-name="Absatz-Standardschriftart"><text:span text:style-name="T2">UI_dateTimeEdit.setDisplayFormat("dd.MM.yyyy hh:mm:ss");</text:span></text:span></text:p>
      <text:p text:style-name="P198"><text:span text:style-name="Absatz-Standardschriftart"><text:span text:style-name="T2">UI_dateTimeEdit.setDateTime("01.01.2016 10:09:08");</text:span></text:span></text:p>
      <text:p text:style-name="P198"><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16">A QCalendarWidget in the user interface file is passed to the worker script via a <text:span text:style-name="T208">S</text:span>cript<text:span text:style-name="T208">C</text:span>alendar<text:span text:style-name="T208">W</text:span>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85459314262301" text:continue-numbering="true" text:style-name="L27">
        <text:list-item>
          <text:p text:style-name="P550">date: The date (must satisfy the date format)</text:p>
          <text:p text:style-name="P550"/>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85459872319946" text:continue-numbering="true" text:style-name="L27">
        <text:list-item>
          <text:p text:style-name="P422">format: The new date format (see chapter <text:span text:style-name="Absatz-Standardschriftart"><text:span text:style-name="T72"><text:bookmark-ref text:reference-format="text" text:ref-name="__RefHeading__13341_443172521">Date format</text:bookmark-ref></text:span></text:span>)</text:p>
          <text:p text:style-name="P550"/>
        </text:list-item>
      </text:list>
      <text:h text:style-name="Heading_20_4" text:outline-level="4">String getDateFormat(void)</text:h>
      <text:p text:style-name="P198">Returns the date format.</text:p>
      <text:p text:style-name="P198"/>
      <text:h text:style-name="Heading_20_4" text:outline-level="4">void setDateRange(String min, String max)</text:h>
      <text:p text:style-name="P198">Sets the minimum and the maximum date.</text:p>
      <text:p text:style-name="P198">Arguments:</text:p>
      <text:list xml:id="list370685976901641093" text:style-name="L36">
        <text:list-item>
          <text:p text:style-name="P427">min: the min. date (must satisfy the date format)</text:p>
        </text:list-item>
        <text:list-item>
          <text:p text:style-name="P427">max: the max. date (must satisfy the date format)</text:p>
          <text:p text:style-name="P427"/>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08">S</text:span>cript<text:span text:style-name="T208">C</text:span>alendar<text:span text:style-name="T208">W</text:span>idget class:</text:p>
      <text:p text:style-name="P198"><text:span text:style-name="Absatz-Standardschriftart"><text:span text:style-name="T2">//the user has changed the date</text:span></text:span></text:p>
      <text:p text:style-name="P198"><text:span text:style-name="Absatz-Standardschriftart"><text:span text:style-name="T2">function UI_calendarSelectionChangedSignal(date)</text:span></text:span></text:p>
      <text:p text:style-name="P198"><text:span text:style-name="Absatz-Standardschriftart"><text:span text:style-name="T2">{</text:span></text:span></text:p>
      <text:p text:style-name="P198"><text:span text:style-name="Absatz-Standardschriftart"><text:span text:style-name="T2"><text:tab/>UI_testTextEdit.append("UI_calendarSelectionChangedSignal: " + date);</text:span></text:span></text:p>
      <text:p text:style-name="P198"><text:span text:style-name="Absatz-Standardschriftart"><text:span text:style-name="T2">}</text:span></text:span></text:p>
      <text:p text:style-name="P198"><text:span text:style-name="Absatz-Standardschriftart"><text:span text:style-name="T2">UI_calendar.setDateFormat("dd.MM.yyyy");</text:span></text:span></text:p>
      <text:p text:style-name="P198"><text:span text:style-name="Absatz-Standardschriftart"><text:span text:style-name="T2">UI_calendar.setDateRange("01.01.2014", "01.01.2016");</text:span></text:span></text:p>
      <text:p text:style-name="P198"><text:span text:style-name="Absatz-Standardschriftart"><text:span text:style-name="T2">UI_calendar.setSelectedDate("01.02.2015");</text:span></text:span></text:p>
      <text:p text:style-name="P198"><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208">S</text:span>cript<text:span text:style-name="T208">S</text:span>plitter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text:soft-page-break/>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85460873228773" text:continue-list="list85459872319946" text:style-name="L27">
        <text:list-header>
          <text:p text:style-name="P550"/>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98"><text:span text:style-name="Absatz-Standardschriftart"><text:span text:style-name="T2">var sizeList = UI_SecondDialogSplitter.sizes();<text:tab/><text:tab/><text:tab/></text:span></text:span></text:p>
      <text:p text:style-name="P198"><text:span text:style-name="Absatz-Standardschriftart"><text:span text:style-name="T2">//Change the sizes.</text:span></text:span></text:p>
      <text:p text:style-name="P198"><text:span text:style-name="Absatz-Standardschriftart"><text:span text:style-name="T2">sizeList[0] -= 50;</text:span></text:span></text:p>
      <text:p text:style-name="P198"><text:span text:style-name="Absatz-Standardschriftart"><text:span text:style-name="T2">sizeList[1] += 50;</text:span></text:span></text:p>
      <text:p text:style-name="P198"><text:span text:style-name="Absatz-Standardschriftart"><text:span text:style-name="T2">UI_SecondDialogSplitter.setSizes(sizeList);</text:span></text:span></text:p>
      <text:p text:style-name="P198"><text:span text:style-name="Absatz-Standardschriftart"><text:span text:style-name="T2"/></text:span></text:p>
      <text:p text:style-name="P21"><text:span text:style-name="Absatz-Standardschriftart"><text:span text:style-name="T34">Note: To add a splitter in the designer following must be done:</text:span></text:span></text:p>
      <text:list xml:id="list2106661785512006881" text:style-name="L37">
        <text:list-item>
          <text:p text:style-name="P428"><text:span text:style-name="Absatz-Standardschriftart"><text:span text:style-name="T34">select several items</text:span></text:span></text:p>
        </text:list-item>
        <text:list-item>
          <text:p text:style-name="P428"><text:span text:style-name="Absatz-Standardschriftart"><text:span text:style-name="T34">press the right mouse button</text:span></text:span></text:p>
        </text:list-item>
        <text:list-item>
          <text:p text:style-name="P428"><text:span text:style-name="Absatz-Standardschriftart"><text:span text:style-name="T34">go to the 'lay out' menu</text:span></text:span></text:p>
        </text:list-item>
        <text:list-item>
          <text:p text:style-name="P428"><text:span text:style-name="Absatz-Standardschriftart"><text:span text:style-name="T34">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208">S</text:span>cript<text:span text:style-name="T208">D</text:span>ial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85459837896676" text:continue-list="list85460873228773" text:style-name="L27">
        <text:list-item>
          <text:p text:style-name="P422">min: The minimum</text:p>
        </text:list-item>
        <text:list-item>
          <text:p text:style-name="P422">max: The maximum</text:p>
          <text:p text:style-name="P422"/>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85460266494854" text:continue-numbering="true" text:style-name="L27">
        <text:list-item>
          <text:p text:style-name="P550">value: The current value</text:p>
        </text:list-item>
      </text:list>
      <text:p text:style-name="P257"/>
      <text:h text:style-name="Heading_20_4" text:outline-level="4">int value(void)</text:h>
      <text:p text:style-name="P198">Returns <text:s/>the dial's current value.</text:p>
      <text:p text:style-name="P198"/>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6">The following Code shows the typically use of the <text:span text:style-name="T208">S</text:span>cript<text:span text:style-name="T208">D</text:span>ial class:</text:p>
      <text:p text:style-name="P198"><text:span text:style-name="Absatz-Standardschriftart"><text:span text:style-name="T2">function UI_dialValueChanged(value)</text:span></text:span></text:p>
      <text:p text:style-name="P198"><text:span text:style-name="Absatz-Standardschriftart"><text:span text:style-name="T2">{</text:span></text:span></text:p>
      <text:p text:style-name="P198"><text:span text:style-name="Absatz-Standardschriftart"><text:span text:style-name="T2"><text:tab/>UI_testTextEdit.append("UI_dialValueChanged");</text:span></text:span></text:p>
      <text:p text:style-name="P198"><text:span text:style-name="Absatz-Standardschriftart"><text:span text:style-name="T2">}</text:span></text:span></text:p>
      <text:p text:style-name="P198"><text:span text:style-name="Absatz-Standardschriftart"><text:span text:style-name="T2">UI_dial.valueChangedSignal.connect(UI_dialValueChanged);</text:span></text:span></text:p>
      <text:p text:style-name="P198"><text:span text:style-name="Absatz-Standardschriftart"><text:span text:style-name="T2">UI_dial.setRange(0,100);</text:span></text:span></text:p>
      <text:p text:style-name="P198"><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72"><text:bookmark-ref text:reference-format="text" text:ref-name="__RefHeading__6012_596565095">Script plot window class</text:bookmark-ref></text:span></text:span>).</text:p>
      <text:p text:style-name="P21">To create a <text:span text:style-name="T208">S</text:span>cript<text:span text:style-name="T208">P</text:span>lot<text:span text:style-name="T208">W</text:span>idget following must be done:</text:p>
      <text:list xml:id="list1972614596308040967" text:style-name="L38">
        <text:list-item>
          <text:p text:style-name="P429">add a group box to the script GUI (QtDesigner)</text:p>
        </text:list-item>
        <text:list-item>
          <text:p text:style-name="P429">call ScriptGroupBox::addPlotWidget (see chapter <text:span text:style-name="Absatz-Standardschriftart"><text:span text:style-name="T72"><text:bookmark-ref text:reference-format="text" text:ref-name="__RefHeading__14749_2043766423">ScriptPlotWidget addPlotWidget(void)</text:bookmark-ref></text:span></text:span>)</text:p>
        </text:list-item>
      </text:list>
      <text:p text:style-name="P21"/>
      <text:p text:style-name="P116"><text:span text:style-name="T71">Important</text:span>: This class is <text:span text:style-name="T71">not</text:span> derived from the <text:span text:style-name="Absatz-Standardschriftart"><text:span text:style-name="T72"><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85459280060591" text:continue-numbering="true" text:style-name="L38">
        <text:list-header>
          <text:p text:style-name="P429"/>
        </text:list-header>
      </text:list>
      <text:h text:style-name="Heading_20_4" text:outline-level="4">int addGraph(String color, String penStyle, String name)</text:h>
      <text:p text:style-name="P21">This function adds a graph to the diagram.</text:p>
      <text:p text:style-name="P21">Arguments:</text:p>
      <text:list xml:id="list85460818448309" text:continue-list="list85460266494854" text:style-name="L27">
        <text:list-item>
          <text:p text:style-name="P550">color: The color of the graph. Allowed values are: <text:s/>"blue", "red", "yellow", "green" and "black"</text:p>
        </text:list-item>
        <text:list-item>
          <text:p text:style-name="P550">penStyle: The pen style of the graph. Allowed values are: "dash", "dot" and "solid"</text:p>
        </text:list-item>
        <text:list-item>
          <text:p text:style-name="P550">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85459428801272" text:continue-numbering="true" text:style-name="L27">
        <text:list-item>
          <text:p text:style-name="P550">xRange: The range of the x axis (the x axis starts always with 0)</text:p>
        </text:list-item>
        <text:list-item>
          <text:p text:style-name="P550">yMinValue: The min. values of the y axis</text:p>
        </text:list-item>
        <text:list-item>
          <text:p text:style-name="P550">yMaxValue: The max. value of the y axis</text:p>
          <text:p text:style-name="P550"/>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85459469219531" text:continue-numbering="true" text:style-name="L27">
        <text:list-item>
          <text:p text:style-name="P550">graphIndex: The graph index</text:p>
        </text:list-item>
        <text:list-item>
          <text:p text:style-name="P550">x: The x value of the point</text:p>
        </text:list-item>
        <text:list-item>
          <text:p text:style-name="P550">y: The y value of the point</text:p>
          <text:p text:style-name="P550"/>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85459895241810" text:continue-numbering="true" text:style-name="L27">
        <text:list-item>
          <text:p text:style-name="P550">xAxisLabel: The label of the x axis</text:p>
        </text:list-item>
        <text:list-item>
          <text:p text:style-name="P550">yAxisLabel: The label of the y axis</text:p>
          <text:p text:style-name="P550"/>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85460933953244" text:continue-numbering="true" text:style-name="L27">
        <text:list-item>
          <text:p text:style-name="P550">show: True=show, false=hide</text:p>
          <text:p text:style-name="P550"/>
        </text:list-item>
      </text:list>
      <text:h text:style-name="Heading_20_4" text:outline-level="4"><text:bookmark-start text:name="_Toc4030416861"/>void clearGraphs(void)<text:bookmark-end text:name="_Toc4030416861"/></text:h>
      <text:p text:style-name="P198">This function clears the data of all graphs.</text:p>
      <text:p text:style-name="P257"/>
      <text:h text:style-name="Heading_20_4" text:outline-level="4"><text:bookmark-start text:name="_Toc40304168611"/>void removeAllGraphs(void)<text:bookmark-end text:name="_Toc40304168611"/></text:h>
      <text:p text:style-name="P198">This function removes all graphs.</text:p>
      <text:p text:style-name="P198"/>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98">Arguments:</text:p>
      <text:list xml:id="list85461252793442" text:continue-numbering="true" text:style-name="L27">
        <text:list-item>
          <text:p text:style-name="P550">showXRange: True if the x range input field shall be visible</text:p>
        </text:list-item>
        <text:list-item>
          <text:p text:style-name="P550">showYRange: True if the y range input fields shall be visible</text:p>
        </text:list-item>
        <text:list-item>
          <text:p text:style-name="P550">showUpdate: True if the x update check box shall be visible</text:p>
        </text:list-item>
        <text:list-item>
          <text:p text:style-name="P550">showSave: True if the save button shall be visible</text:p>
        </text:list-item>
        <text:list-item>
          <text:p text:style-name="P550">showLoad: True if the load button shall be visible</text:p>
        </text:list-item>
        <text:list-item>
          <text:p text:style-name="P550">showClear: True if the clear button shall be visible</text:p>
        </text:list-item>
        <text:list-item>
          <text:p text:style-name="P550">showGraphVisibility: True if the show group box</text:p>
        </text:list-item>
        <text:list-item>
          <text:p text:style-name="P550">graphVisibilityMaxSize: The max. width of the show group box</text:p>
        </text:list-item>
        <text:list-item>
          <text:p text:style-name="P550">showLegend: True if the show legend check box shall be visible</text:p>
        </text:list-item>
      </text:list>
      <text:p text:style-name="P198"/>
      <text:h text:style-name="Heading_20_4" text:outline-level="4"><text:soft-page-break/>void setMaxDataPointsPerGraph(qint32 maxDataPointsPerGraph)</text:h>
      <text:p text:style-name="P198">Sets the max. number of data points per graph (the default is 10.000.000.).</text:p>
      <text:p text:style-name="P198"/>
      <text:h text:style-name="Heading_20_4" text:outline-level="4">void setUpdateInterval(quint32 updateInterval)</text:h>
      <text:p text:style-name="P21">Sets the update-interval.</text:p>
      <text:p text:style-name="P21">Arguments:</text:p>
      <text:list xml:id="list85460227072508" text:continue-numbering="true" text:style-name="L27">
        <text:list-item>
          <text:p text:style-name="P550">updateInterval: The new interval</text:p>
        </text:list-item>
      </text:list>
      <text:p text:style-name="P257"/>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98">Arguments:</text:p>
      <text:list xml:id="list85459482827131" text:continue-numbering="true" text:style-name="L27">
        <text:list-item>
          <text:p text:style-name="P550">xValue: The x-position of the click</text:p>
        </text:list-item>
        <text:list-item>
          <text:p text:style-name="P550">yValue: The y-position of the click</text:p>
        </text:list-item>
        <text:list-item>
          <text:p text:style-name="P550">mouseButton: The used mouse button (enumeration Qt::MouseButton)</text:p>
          <text:p text:style-name="P550"/>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72"><text:bookmark-ref text:reference-format="text" text:ref-name="__RefHeading__16180_774261866">Loading and saving graphs</text:bookmark-ref></text:span></text:span>.</text:p>
      <text:p text:style-name="P21"/>
      <text:h text:style-name="Heading_20_4" text:outline-level="4">Script plot widget example</text:h>
      <text:p text:style-name="P16">The following Code shows the typically use of the <text:span text:style-name="T208">S</text:span>cript<text:span text:style-name="T208">P</text:span>lot<text:span text:style-name="T208">W</text:span>idget class:</text:p>
      <text:p text:style-name="P198"><text:span text:style-name="Absatz-Standardschriftart"><text:span text:style-name="T2">//Is called if the user clicks the button.</text:span></text:span></text:p>
      <text:p text:style-name="P198"><text:span text:style-name="Absatz-Standardschriftart"><text:span text:style-name="T2">function clearButtonPressed()</text:span></text:span></text:p>
      <text:p text:style-name="P198"><text:span text:style-name="Absatz-Standardschriftart"><text:span text:style-name="T2">{</text:span></text:span></text:p>
      <text:p text:style-name="P198"><text:span text:style-name="Absatz-Standardschriftart"><text:span text:style-name="T2"><text:tab/>plotXCounter = 0;</text:span></text:span></text:p>
      <text:p text:style-name="P198"><text:span text:style-name="Absatz-Standardschriftart"><text:span text:style-name="T2"><text:tab/>plotWindow.clearGraphs();</text:span></text:span></text:p>
      <text:p text:style-name="P198"><text:span text:style-name="Absatz-Standardschriftart"><text:span text:style-name="T2"><text:tab/>plotWidget.clearGraphs();</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var plotWidget = UI_PlotGroupBox.addPlotWidget();</text:span></text:span></text:p>
      <text:p text:style-name="P198"><text:span text:style-name="Absatz-Standardschriftart"><text:span text:style-name="T2">plotWidget.setAxisLabels("x axis plot 1", "y axis plot 1");</text:span></text:span></text:p>
      <text:p text:style-name="P198"><text:span text:style-name="Absatz-Standardschriftart"><text:span text:style-name="T2">plotWidget.showLegend(true);</text:span></text:span></text:p>
      <text:p text:style-name="P198"><text:span text:style-name="Absatz-Standardschriftart"><text:span text:style-name="T2">plotWidget.setInitialAxisRanges(100, 0, 15);</text:span></text:span></text:p>
      <text:p text:style-name="P198"><text:span text:style-name="Absatz-Standardschriftart"><text:span text:style-name="T2">var plotWidgetGraph1Index = plotWidget.addGraph("blue", "solid", "value 5");</text:span></text:span></text:p>
      <text:p text:style-name="P198"><text:span text:style-name="Absatz-Standardschriftart"><text:span text:style-name="T2">var plotWidgetGraph2Index = plotWidget.addGraph("red", "solid", "value 5 + offset");</text:span></text:span></text:p>
      <text:p text:style-name="P198"><text:span text:style-name="Absatz-Standardschriftart"><text:span text:style-name="T2">plotWidget.showHelperElements(true, true, true, true, true, true);</text:span></text:span></text:p>
      <text:p text:style-name="P198"><text:span text:style-name="Absatz-Standardschriftart"><text:span text:style-name="T2">plotWidget.clearButtonPressedSignal.connect(clearButtonPressed);</text:span></text:span></text:p>
      <text:p text:style-name="P198"><text:span text:style-name="Absatz-Standardschriftart"><text:span text:style-name="T2"/></text:span></text:p>
      <text:p text:style-name="P198"><text:span text:style-name="Absatz-Standardschriftart"><text:span text:style-name="T2">var x = 0;</text:span></text:span></text:p>
      <text:p text:style-name="P198"><text:span text:style-name="Absatz-Standardschriftart"><text:span text:style-name="T2">var y = 0;</text:span></text:span></text:p>
      <text:p text:style-name="P198"><text:span text:style-name="Absatz-Standardschriftart"><text:span text:style-name="T2">for(var i = 0; i &lt; 100; i++)</text:span></text:span></text:p>
      <text:p text:style-name="P198"><text:span text:style-name="Absatz-Standardschriftart"><text:span text:style-name="T2">{</text:span></text:span></text:p>
      <text:p text:style-name="P198"><text:span text:style-name="Absatz-Standardschriftart"><text:span text:style-name="T2"><text:tab/>x++;</text:span></text:span></text:p>
      <text:p text:style-name="P198"><text:span text:style-name="Absatz-Standardschriftart"><text:span text:style-name="T2"><text:tab/>y++;</text:span></text:span></text:p>
      <text:p text:style-name="P198"><text:span text:style-name="Absatz-Standardschriftart"><text:span text:style-name="T2"><text:tab/>plotWidget.addDataToGraph(plotWidgetGraph1Index, <text:s/>x, <text:s/>y);</text:span></text:span></text:p>
      <text:p text:style-name="P198"><text:span text:style-name="Absatz-Standardschriftart"><text:span text:style-name="T2"><text:tab/>plotWidget.addDataToGraph(plotWidgetGraph2Index, <text:s/>x + 10, <text:s/>y);</text:span></text:span></text:p>
      <text:p text:style-name="P198"><text:span text:style-name="Absatz-Standardschriftart"><text:span text:style-name="T2"><text:tab/>if(y &gt; 10)</text:span></text:span></text:p>
      <text:p text:style-name="P198"><text:span text:style-name="Absatz-Standardschriftart"><text:span text:style-name="T2"><text:tab/>{</text:span></text:span></text:p>
      <text:p text:style-name="P198"><text:soft-page-break/><text:span text:style-name="Absatz-Standardschriftart"><text:span text:style-name="T2"><text:tab/><text:tab/>y = 0;</text:span></text:span></text:p>
      <text:p text:style-name="P198"><text:span text:style-name="Absatz-Standardschriftart"><text:span text:style-name="T2"><text:tab/>}</text:span></text:span></text:p>
      <text:p text:style-name="P198"><text:span text:style-name="Absatz-Standardschriftart"><text:span text:style-name="T2">}</text:span></text:span></text:p>
      <text:p text:style-name="P198"><text:span text:style-name="Absatz-Standardschriftart"><text:span text:style-name="T2"/></text:span></text:p>
      <text:h text:style-name="P531" text:outline-level="3"><text:bookmark-start text:name="__RefHeading___Toc20641_1050142399"/>Script <text:span text:style-name="T103">Canvas2D</text:span><text:bookmark-end text:name="__RefHeading___Toc20641_1050142399"/></text:h>
      <text:p text:style-name="P214"><text:span text:style-name="Absatz-Standardschriftart"><text:span text:style-name="T34">This class provides </text:span></text:span><text:span text:style-name="Absatz-Standardschriftart"><text:span text:style-name="T35">a subset of the HTML Canvas </text:span></text:span><text:span text:style-name="Absatz-Standardschriftart"><text:span text:style-name="T36">2D Context </text:span></text:span><text:span text:style-name="Absatz-Standardschriftart"><text:span text:style-name="T35">object </text:span></text:span><text:span text:style-name="Absatz-Standardschriftart"><text:span text:style-name="T3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5">.</text:span></text:span><text:span text:style-name="Absatz-Standardschriftart"><text:span text:style-name="T36">)</text:span></text:span><text:span text:style-name="Absatz-Standardschriftart"><text:span text:style-name="T34"> </text:span></text:span></text:p>
      <text:p text:style-name="P215"><text:span text:style-name="Absatz-Standardschriftart"><text:span text:style-name="T36"/></text:span></text:p>
      <text:p text:style-name="P44">To create a <text:span text:style-name="T208">S</text:span>cript<text:span text:style-name="T208">Canvas2DW</text:span>idget following must be done:</text:p>
      <text:list xml:id="list85460166375226" text:continue-list="list85459280060591" text:style-name="L38">
        <text:list-item>
          <text:p text:style-name="P430">add a group box to the script GUI (QtDesigner)</text:p>
        </text:list-item>
        <text:list-item>
          <text:p text:style-name="P430"><text:span text:style-name="Absatz-Standardschriftart"><text:span text:style-name="T36">call ScriptGroupBox::addCanvas2DWidget (see chapter </text:span></text:span><text:span text:style-name="Absatz-Standardschriftart"><text:span text:style-name="T77"><text:bookmark-ref text:reference-format="text" text:ref-name="__RefHeading___Toc24370_521371646">ScriptCanvas2D addCanvas2DWidget(void)</text:bookmark-ref></text:span></text:span><text:span text:style-name="Absatz-Standardschriftart"><text:span text:style-name="T36">)</text:span></text:span></text:p>
        </text:list-item>
      </text:list>
      <text:p text:style-name="P214"><text:span text:style-name="Absatz-Standardschriftart"><text:span text:style-name="T34"/></text:span></text:p>
      <text:p text:style-name="P116"><text:span text:style-name="T71">Important</text:span>: This class is <text:span text:style-name="T71">not</text:span> derived from the <text:span text:style-name="Absatz-Standardschriftart"><text:span text:style-name="T72"><text:bookmark-ref text:reference-format="text" text:ref-name="__RefHeading___Toc23998_1050142399">ScriptWidget class</text:bookmark-ref></text:span></text:span>. Therefore the functions from the ScriptWidget class can not be used.</text:p>
      <text:p text:style-name="P215"><text:span text:style-name="Absatz-Standardschriftart"><text:span text:style-name="T34">The functions and signals which can be used from script are described in the following chapters.</text:span></text:span></text:p>
      <text:p text:style-name="P215"><text:span text:style-name="Absatz-Standardschriftart"><text:span text:style-name="T91"/></text:span></text:p>
      <text:h text:style-name="P482" text:outline-level="4"><text:bookmark-start text:name="__RefHeading__6792_596565095"/><text:span text:style-name="T112">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482" text:outline-level="4"><text:span text:style-name="T112">String </text:span>globalCompositeOperation</text:h>
      <text:p text:style-name="P47">This read/write property holds the current the current composition operation.</text:p>
      <text:p text:style-name="P47">The default value is source-over. Following values are possible:</text:p>
      <text:list xml:id="list2093397076244988602" text:style-name="L39">
        <text:list-item>
          <text:p text:style-name="P431">"source-over"</text:p>
        </text:list-item>
        <text:list-item>
          <text:p text:style-name="P431">"destination-over"</text:p>
        </text:list-item>
        <text:list-item>
          <text:p text:style-name="P431">"clear"</text:p>
        </text:list-item>
        <text:list-item>
          <text:p text:style-name="P431">"source"</text:p>
        </text:list-item>
        <text:list-item>
          <text:p text:style-name="P431">"destination"</text:p>
        </text:list-item>
        <text:list-item>
          <text:p text:style-name="P431">"source-in"</text:p>
        </text:list-item>
        <text:list-item>
          <text:p text:style-name="P431">"destination-in"</text:p>
        </text:list-item>
        <text:list-item>
          <text:p text:style-name="P431">"source-out"</text:p>
        </text:list-item>
        <text:list-item>
          <text:p text:style-name="P431">"destination-out"</text:p>
        </text:list-item>
        <text:list-item>
          <text:p text:style-name="P431">"source-atop"</text:p>
        </text:list-item>
        <text:list-item>
          <text:p text:style-name="P431">"destination-atop"</text:p>
        </text:list-item>
        <text:list-item>
          <text:p text:style-name="P431">"xor"</text:p>
        </text:list-item>
        <text:list-item>
          <text:p text:style-name="P431">"plus"</text:p>
        </text:list-item>
        <text:list-item>
          <text:p text:style-name="P431">"multiply"</text:p>
        </text:list-item>
        <text:list-item>
          <text:p text:style-name="P431">"screen"</text:p>
        </text:list-item>
        <text:list-item>
          <text:p text:style-name="P431">"overlay"</text:p>
        </text:list-item>
        <text:list-item>
          <text:p text:style-name="P431">"darken"</text:p>
        </text:list-item>
        <text:list-item>
          <text:p text:style-name="P431">"lighten"</text:p>
        </text:list-item>
        <text:list-item>
          <text:p text:style-name="P431"><text:s/>"color-dodge"</text:p>
        </text:list-item>
        <text:list-item>
          <text:p text:style-name="P431">"color-burn"</text:p>
        </text:list-item>
        <text:list-item>
          <text:p text:style-name="P431">"hard-light"</text:p>
        </text:list-item>
        <text:list-item>
          <text:p text:style-name="P431"><text:soft-page-break/>"soft-light"</text:p>
        </text:list-item>
        <text:list-item>
          <text:p text:style-name="P431">"difference"</text:p>
        </text:list-item>
        <text:list-item>
          <text:p text:style-name="P431">"exclusion"</text:p>
        </text:list-item>
      </text:list>
      <text:p text:style-name="P47"><text:s text:c="4"/>Note: See QPainter::CompositionMode for more details.</text:p>
      <text:p text:style-name="P21"/>
      <text:h text:style-name="P483" text:outline-level="4">QVariant strokeStyle</text:h>
      <text:p text:style-name="P48">This read/write property h<text:span text:style-name="T108">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485" text:outline-level="4"><text:span text:style-name="T113">QVariant </text:span>fillStyle</text:h>
      <text:p text:style-name="P49">This read/write property h<text:span text:style-name="T109">olds the current style used for filling shapes. The style can be either a string containing a CSS color, a CanvasGradient or CanvasPattern object- The default value is '#000000'.</text:span></text:p>
      <text:p text:style-name="P49"/>
      <text:h text:style-name="P486" text:outline-level="4"><text:span text:style-name="T113">qreal </text:span>lineWidth</text:h>
      <text:p text:style-name="P50">This read/write property h<text:span text:style-name="T110">olds the current line width. Values that are not finite values greater than zero are ignored. The default value is 1.</text:span></text:p>
      <text:p text:style-name="P50"/>
      <text:h text:style-name="P487" text:outline-level="4"><text:span text:style-name="T113">String </text:span>lineCap</text:h>
      <text:p text:style-name="P51">This read/write property h<text:span text:style-name="T111">olds the current line cap style. The possible line cap styles are:</text:span></text:p>
      <text:list xml:id="list5580791077179298858" text:style-name="L40">
        <text:list-item>
          <text:p text:style-name="P432">butt: the end of each line has a flat edge perpendicular to the direction of the line, this is the default line cap value.</text:p>
        </text:list-item>
        <text:list-item>
          <text:p text:style-name="P432"><text:span text:style-name="T113">r</text:span>ound: a semi-circle with the diameter equal to the width of the line must then be added on to the end of the line.</text:p>
        </text:list-item>
        <text:list-item>
          <text:p text:style-name="P432"><text:span text:style-name="T113">s</text:span>quare: a rectangle with the length of the line width and the width of half the line width, placed flat against the edge perpendicular to the direction of the line.</text:p>
        </text:list-item>
      </text:list>
      <text:p text:style-name="P57"/>
      <text:h text:style-name="P484" text:outline-level="4">String lineJoin</text:h>
      <text:p text:style-name="P52">This read/write property h<text:span text:style-name="T114">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4894504384381413443" text:style-name="L41">
        <text:list-item>
          <text:p text:style-name="P433">bevel: this is all that is rendered at joins.</text:p>
        </text:list-item>
        <text:list-item>
          <text:p text:style-name="P433">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33">miter: a second filled triangle must (if it can given the miter length) be rendered at the join, this is the default line join style.</text:p>
        </text:list-item>
      </text:list>
      <text:p text:style-name="P48"/>
      <text:h text:style-name="P488" text:outline-level="4">qreal miterLimit</text:h>
      <text:p text:style-name="P53">This read/write property h<text:span text:style-name="T115">olds the current miter limit ratio. The default miter limit value is 10.0.</text:span></text:p>
      <text:p text:style-name="P53"/>
      <text:h text:style-name="P488" text:outline-level="4"><text:soft-page-break/>qreal shadowOffsetX</text:h>
      <text:p text:style-name="P53">This read/write property h<text:span text:style-name="T115">olds the current shadow offset in the positive horizontal distance. The default value is 0.</text:span></text:p>
      <text:p text:style-name="P53"/>
      <text:h text:style-name="P488" text:outline-level="4">qreal shadowOffsetY</text:h>
      <text:p text:style-name="P53">This read/write property h<text:span text:style-name="T115">olds the current shadow offset in the positive vertical distance. The default value is 0.</text:span></text:p>
      <text:p text:style-name="P53"/>
      <text:h text:style-name="P488" text:outline-level="4">qreal shadowBlur</text:h>
      <text:p text:style-name="P53">This read/write property h<text:span text:style-name="T115">olds the current level of blur applied to shadows. The default value is 0.</text:span></text:p>
      <text:p text:style-name="P53"/>
      <text:h text:style-name="P488" text:outline-level="4">String shadowColor</text:h>
      <text:p text:style-name="P53">This read/write property h<text:span text:style-name="T115">olds the current shadow color. The default value is '#000000'.</text:span></text:p>
      <text:p text:style-name="P53"/>
      <text:h text:style-name="P489" text:outline-level="4">String <text:span text:style-name="T116">width</text:span></text:h>
      <text:p text:style-name="P54">This read property h<text:span text:style-name="T116">olds the width of the canvas widget.</text:span></text:p>
      <text:p text:style-name="P54"/>
      <text:h text:style-name="P489" text:outline-level="4">String <text:span text:style-name="T116">height</text:span></text:h>
      <text:p text:style-name="P54">This read property h<text:span text:style-name="T116">olds the height of the canvas widget.</text:span></text:p>
      <text:p text:style-name="P54"/>
      <text:h text:style-name="P490"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1043333516874929786" text:style-name="L42">
        <text:list-item>
          <text:p text:style-name="P434">strokeStyle</text:p>
        </text:list-item>
        <text:list-item>
          <text:p text:style-name="P434"><text:s text:c="4"/>fillStyle</text:p>
        </text:list-item>
        <text:list-item>
          <text:p text:style-name="P434"><text:s text:c="4"/>globalAlpha</text:p>
        </text:list-item>
        <text:list-item>
          <text:p text:style-name="P434"><text:s text:c="4"/>lineWidth</text:p>
        </text:list-item>
        <text:list-item>
          <text:p text:style-name="P434"><text:s text:c="4"/>lineCap</text:p>
        </text:list-item>
        <text:list-item>
          <text:p text:style-name="P434"><text:s text:c="4"/>lineJoin</text:p>
        </text:list-item>
        <text:list-item>
          <text:p text:style-name="P434"><text:s text:c="4"/>miterLimit</text:p>
        </text:list-item>
        <text:list-item>
          <text:p text:style-name="P434"><text:s text:c="4"/>shadowOffsetX</text:p>
        </text:list-item>
        <text:list-item>
          <text:p text:style-name="P434"><text:s text:c="4"/>shadowOffsetY</text:p>
        </text:list-item>
        <text:list-item>
          <text:p text:style-name="P434"><text:s text:c="4"/>shadowBlur</text:p>
        </text:list-item>
        <text:list-item>
          <text:p text:style-name="P434"><text:s text:c="4"/>shadowColor</text:p>
        </text:list-item>
        <text:list-item>
          <text:p text:style-name="P434"><text:s text:c="4"/>globalCompositeOperation</text:p>
        </text:list-item>
      </text:list>
      <text:p text:style-name="P60"/>
      <text:h text:style-name="P491" text:outline-level="4">void <text:span text:style-name="T117">restore</text:span>()</text:h>
      <text:p text:style-name="P61">Pops the top state on the stack, restoring the context to that state.</text:p>
      <text:p text:style-name="P61"/>
      <text:h text:style-name="P492"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493" text:outline-level="4"><text:soft-page-break/>void rotate(qreal angle)</text:h>
      <text:p text:style-name="P62">Rotate the canvas around the current origin by angle in radians and clockwise direction.</text:p>
      <text:p text:style-name="P62"/>
      <text:h text:style-name="P494"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494"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494"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495"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495"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495" text:outline-level="4">void clearRect(qreal x, qreal y, qreal w, qreal h)</text:h>
      <text:p text:style-name="P64">Clears all pixels on the canvas in the given rectangle to transparent black. </text:p>
      <text:p text:style-name="P64"/>
      <text:h text:style-name="P495" text:outline-level="4">void fillRect(qreal x, qreal y, qreal w, qreal h)</text:h>
      <text:p text:style-name="P64">Paint the specified rectangular area using the fillStyle.</text:p>
      <text:p text:style-name="P64"/>
      <text:h text:style-name="P495" text:outline-level="4">void strokeRect(qreal x, qreal y, qreal w, qreal h)</text:h>
      <text:p text:style-name="P64">Stroke the specified rectangle's path using the strokeStyle, lineWidth, lineJoin, and (if appropriate) miterLimit attributes.</text:p>
      <text:p text:style-name="P64"/>
      <text:h text:style-name="P495" text:outline-level="4">void beginPath()</text:h>
      <text:p text:style-name="P64">Resets the current path to a new path.</text:p>
      <text:p text:style-name="P64"/>
      <text:h text:style-name="P495"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495" text:outline-level="4">void moveTo(qreal x, qreal y)</text:h>
      <text:p text:style-name="P64">Creates a new subpath with the given point.</text:p>
      <text:p text:style-name="P64"/>
      <text:h text:style-name="P495" text:outline-level="4">void lineTo(qreal x, qreal y)</text:h>
      <text:p text:style-name="P64">Draws a line from the current position to the point (x, y).</text:p>
      <text:p text:style-name="P64"/>
      <text:h text:style-name="P495" text:outline-level="4">void quadraticCurveTo(qreal cpx, qreal cpy, qreal x, qreal y)</text:h>
      <text:p text:style-name="P64">Adds a quadratic bezier curve between the current point and the endpoint (x, y) with the control point specified by (cpx, cpy). </text:p>
      <text:p text:style-name="P64"/>
      <text:h text:style-name="P495"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495" text:outline-level="4">void arcTo(qreal x1, qreal y1, qreal x2, qreal y2, qreal radius)</text:h>
      <text:p text:style-name="P64">Adds an arc with the given control points and radius to the current subpath, connected to the previous point by a straight line.</text:p>
      <text:p text:style-name="P64"/>
      <text:h text:style-name="P495" text:outline-level="4">void rect(qreal x, qreal y, qreal w, qreal h)</text:h>
      <text:p text:style-name="P64">Adds a rectangle at position (x, y), with the given width w and height h, as a closed subpath.</text:p>
      <text:p text:style-name="P64"/>
      <text:h text:style-name="P495"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495" text:outline-level="4">void fill()</text:h>
      <text:p text:style-name="P64">Fills the subpaths with the current fill style.</text:p>
      <text:p text:style-name="P64"/>
      <text:h text:style-name="P495" text:outline-level="4">void stroke()</text:h>
      <text:p text:style-name="P64">Strokes the subpaths with the current stroke style.</text:p>
      <text:p text:style-name="P64"/>
      <text:h text:style-name="P495" text:outline-level="4">void clip()</text:h>
      <text:p text:style-name="P64">Creates the clipping region from the current path. Any parts of the shape outside the clipping path are not displayed.</text:p>
      <text:p text:style-name="P64"/>
      <text:h text:style-name="P495" text:outline-level="4">bool isPointInPath(qreal x, qreal y)</text:h>
      <text:p text:style-name="P64">Returns true if the given point is in the current path.</text:p>
      <text:p text:style-name="P64"/>
      <text:h text:style-name="P495" text:outline-level="4"><text:soft-page-break/>void clear()</text:h>
      <text:p text:style-name="P64">Clears the canvas widget.</text:p>
      <text:p text:style-name="P64"/>
      <text:h text:style-name="P495" text:outline-level="4">void reset()</text:h>
      <text:p text:style-name="P64">Resets the canvas widget.</text:p>
      <text:p text:style-name="P64"/>
      <text:h text:style-name="P527"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85459761175354" text:continue-list="list85459482827131" text:style-name="L27">
        <text:list-item>
          <text:p text:style-name="P572"><text:span text:style-name="T134">fileName</text:span>: The <text:span text:style-name="T134">file name</text:span></text:p>
        </text:list-item>
        <text:list-item>
          <text:p text:style-name="P572"><text:span text:style-name="T134">imageType</text:span>: The <text:span text:style-name="T134">image type. Following types are supported.</text:span></text:p>
          <text:list>
            <text:list-item>
              <text:p text:style-name="P616">BMP (Windows Bitmap)</text:p>
            </text:list-item>
            <text:list-item>
              <text:p text:style-name="P616">JPG (Joint Photographic Experts Group)</text:p>
            </text:list-item>
            <text:list-item>
              <text:p text:style-name="P616">PNG (Portable Network Graphics)</text:p>
            </text:list-item>
            <text:list-item>
              <text:p text:style-name="P616">PBM (Portable Bitmap)</text:p>
            </text:list-item>
            <text:list-item>
              <text:p text:style-name="P616">PGM (Portable Graymap)</text:p>
            </text:list-item>
            <text:list-item>
              <text:p text:style-name="P616">PPM (Portable Pixmap)</text:p>
            </text:list-item>
          </text:list>
        </text:list-item>
      </text:list>
      <text:p text:style-name="P74">Return: True on success.</text:p>
      <text:p text:style-name="P74"/>
      <text:h text:style-name="P528" text:outline-level="4">void print(String printDialogTitle="")</text:h>
      <text:p text:style-name="P77">Opens a print dialog and prints the canvas widget.</text:p>
      <text:p text:style-name="P75">Arguments:</text:p>
      <text:list xml:id="list85460730881675" text:continue-numbering="true" text:style-name="L27">
        <text:list-item>
          <text:p text:style-name="P617">print<text:span text:style-name="T135">DialogTitle</text:span>: <text:span text:style-name="T135">The title of the print dialog</text:span></text:p>
        </text:list-item>
      </text:list>
      <text:p text:style-name="P64"/>
      <text:h text:style-name="P496" text:outline-level="4"><text:span text:style-name="Absatz-Standardschriftart"><text:span text:style-name="T105">Script Canvas2D Example</text:span></text:span></text:h>
      <text:p text:style-name="P55"><text:span text:style-name="Absatz-Standardschriftart"><text:span text:style-name="T90">An example can be found under exampleScripts\WorkerScripts\Canvas2D.</text:span></text:span></text:p>
      <text:h text:style-name="P532" text:outline-level="3"><text:bookmark-start text:name="__RefHeading___Toc23998_1050142399"/><text:bookmark-start text:name="_Toc403041698"/>Script<text:span text:style-name="T199">W</text:span>idget<text:bookmark-end text:name="_Toc403041698"/> <text:span text:style-name="T199">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497" text:outline-level="4">void setEnabled(bool isEnabled)</text:h>
      <text:p text:style-name="P216"><text:span text:style-name="Absatz-Standardschriftart"><text:span text:style-name="T34">Enables or disables the widget.</text:span></text:span></text:p>
      <text:p text:style-name="P216"><text:span text:style-name="Absatz-Standardschriftart"><text:span text:style-name="T34"/></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85459546192581" text:continue-numbering="true" text:style-name="L27">
        <text:list-item>
          <text:p text:style-name="P539">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85459204000707" text:continue-numbering="true" text:style-name="L27">
        <text:list-item>
          <text:p text:style-name="P539">positionAndSize: The position and size string</text:p>
        </text:list-item>
      </text:list>
      <text:p text:style-name="P21">Example:</text:p>
      <text:p text:style-name="P198"><text:span text:style-name="Absatz-Standardschriftart"><text:span text:style-name="T2">Ui_Dialog.setWindowPositionAndSize("100,100,500,500");</text:span></text:span></text:p>
      <text:p text:style-name="P198"><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85459407220893" text:continue-numbering="true" text:style-name="L27">
        <text:list-item>
          <text:p text:style-name="P539">color: The color, possible values are: black, white, gray, red, green, blue, cyan, magenta and yellow</text:p>
        </text:list-item>
      </text:list>
      <text:p text:style-name="P21">Example:</text:p>
      <text:p text:style-name="P198"><text:span text:style-name="Absatz-Standardschriftart"><text:span text:style-name="T2">UI_testSetTextLineEdit.setBackgroundColor("red");</text:span></text:span></text:p>
      <text:p text:style-name="P198"><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85460123419757" text:continue-numbering="true" text:style-name="L27">
        <text:list-item>
          <text:p text:style-name="P539">color: The color, possible values are: black, white, gray, red, green, blue, cyan, magenta and yellow</text:p>
        </text:list-item>
      </text:list>
      <text:p text:style-name="P21">Example:</text:p>
      <text:p text:style-name="P198"><text:span text:style-name="Absatz-Standardschriftart"><text:span text:style-name="T2">UI_testReceiveCheckBox.setWindowTextColor("red");</text:span></text:span></text:p>
      <text:p text:style-name="P198"><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85459979187421" text:continue-numbering="true" text:style-name="L27">
        <text:list-item>
          <text:p text:style-name="P539">color: The color, possible values are: black, white, gray, red, green, blue, cyan, magenta and yellow</text:p>
        </text:list-item>
      </text:list>
      <text:p text:style-name="P21">Example:</text:p>
      <text:p text:style-name="P198"><text:span text:style-name="Absatz-Standardschriftart"><text:span text:style-name="T2">UI_testReceiveCheckBox.setTextColor("red");</text:span></text:span></text:p>
      <text:p text:style-name="P198"><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85461182952323" text:continue-numbering="true" text:style-name="L27">
        <text:list-item>
          <text:p text:style-name="P573">palette: <text:s/>The palette element, possible values are: Base, Foreground, Background, WindowText, Window, Text <text:span text:style-name="T194">and ButtonText</text:span>.</text:p>
        </text:list-item>
        <text:list-item>
          <text:p text:style-name="P550">color: The color, possible values are: black, white, gray, red, green, blue, cyan, magenta and yellow </text:p>
        </text:list-item>
      </text:list>
      <text:p text:style-name="P21">Example:</text:p>
      <text:p text:style-name="P198"><text:span text:style-name="Absatz-Standardschriftart"><text:span text:style-name="T2">UI_testReceiveCheckBox.setPaletteColor("Text", "red");</text:span></text:span></text:p>
      <text:p text:style-name="P198"><text:span text:style-name="Absatz-Standardschriftart"><text:span text:style-name="T2"/></text:span></text:p>
      <text:h text:style-name="P498" text:outline-level="4">void <text:span text:style-name="T195">setPaletteColorRgb(quint8 red, quint8 green, quint8 blue, String palette)</text:span></text:h>
      <text:p text:style-name="P113">Sets a palette color of a script gui element.</text:p>
      <text:p text:style-name="P113">Arguments:</text:p>
      <text:list xml:id="list85459282198985" text:continue-numbering="true" text:style-name="L27">
        <text:list-item>
          <text:p text:style-name="P618">red: the red value</text:p>
        </text:list-item>
        <text:list-item>
          <text:p text:style-name="P618">green: the green value</text:p>
        </text:list-item>
        <text:list-item>
          <text:p text:style-name="P618">blue: the blue value</text:p>
        </text:list-item>
        <text:list-item>
          <text:p text:style-name="P574">palette: <text:s/>The palette element, possible values are: Base, Foreground, Background, WindowText, Window, Text <text:span text:style-name="T194">and ButtonText</text:span>.</text:p>
        </text:list-item>
      </text:list>
      <text:p text:style-name="P113">Example:</text:p>
      <text:p text:style-name="P228"><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98"><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85460707385786" text:continue-numbering="true" text:style-name="L27">
        <text:list-item>
          <text:p text:style-name="P422">text: The tool tip text</text:p>
        </text:list-item>
        <text:list-item>
          <text:p text:style-name="P422">duration: The tool tip duration</text:p>
        </text:list-item>
      </text:list>
      <text:p text:style-name="P21">Example:</text:p>
      <text:p text:style-name="P198"><text:span text:style-name="Absatz-Standardschriftart"><text:span text:style-name="T2">UI_testGetTextLineEdit.setToolTip("tool tip text", -1);</text:span></text:span></text:p>
      <text:p text:style-name="P198"><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71">ScriptWidget::show()</text:span> to make the widget visible again.</text:p>
      <text:p text:style-name="P21"><text:soft-page-break/>Arguments:</text:p>
      <text:list xml:id="list85459928800838" text:continue-numbering="true" text:style-name="L27">
        <text:list-item>
          <text:p text:style-name="P539">flags: The new additional window flags</text:p>
          <text:p text:style-name="P633">The flag argument is a Qt enumeration. It is defined as:</text:p>
          <text:p text:style-name="P447"><text:span text:style-name="Absatz-Standardschriftart"><text:span text:style-name="T2">enum WindowType </text:span></text:span></text:p>
          <text:p text:style-name="P447"><text:span text:style-name="Absatz-Standardschriftart"><text:span text:style-name="T2">{</text:span></text:span></text:p>
        </text:list-item>
      </text:list>
      <text:p text:style-name="P198"><text:span text:style-name="Absatz-Standardschriftart"><text:span text:style-name="T2"><text:s text:c="8"/>Widget = 0x00000000,</text:span></text:span></text:p>
      <text:p text:style-name="P198"><text:span text:style-name="Absatz-Standardschriftart"><text:span text:style-name="T2"><text:s text:c="8"/>Window = 0x00000001,</text:span></text:span></text:p>
      <text:p text:style-name="P198"><text:span text:style-name="Absatz-Standardschriftart"><text:span text:style-name="T2"><text:s text:c="8"/>Dialog = 0x00000002 | Window,</text:span></text:span></text:p>
      <text:p text:style-name="P198"><text:span text:style-name="Absatz-Standardschriftart"><text:span text:style-name="T2"><text:s text:c="8"/>Sheet = 0x00000004 | Window,</text:span></text:span></text:p>
      <text:p text:style-name="P198"><text:span text:style-name="Absatz-Standardschriftart"><text:span text:style-name="T2"><text:s text:c="8"/>Drawer = Sheet | Dialog,</text:span></text:span></text:p>
      <text:p text:style-name="P198"><text:span text:style-name="Absatz-Standardschriftart"><text:span text:style-name="T2"><text:s text:c="8"/>Popup = 0x00000008 | Window,</text:span></text:span></text:p>
      <text:p text:style-name="P198"><text:span text:style-name="Absatz-Standardschriftart"><text:span text:style-name="T2"><text:s text:c="8"/>Tool = Popup | Dialog,</text:span></text:span></text:p>
      <text:p text:style-name="P198"><text:span text:style-name="Absatz-Standardschriftart"><text:span text:style-name="T2"><text:s text:c="8"/>ToolTip = Popup | Sheet,</text:span></text:span></text:p>
      <text:p text:style-name="P198"><text:span text:style-name="Absatz-Standardschriftart"><text:span text:style-name="T2"><text:s text:c="8"/>SplashScreen = ToolTip | Dialog,</text:span></text:span></text:p>
      <text:p text:style-name="P198"><text:span text:style-name="Absatz-Standardschriftart"><text:span text:style-name="T2"><text:s text:c="8"/>Desktop = 0x00000010 | Window,</text:span></text:span></text:p>
      <text:p text:style-name="P198"><text:span text:style-name="Absatz-Standardschriftart"><text:span text:style-name="T2"><text:s text:c="8"/>SubWindow = 0x00000012,</text:span></text:span></text:p>
      <text:p text:style-name="P198"><text:span text:style-name="Absatz-Standardschriftart"><text:span text:style-name="T2"><text:s text:c="8"/>ForeignWindow = 0x00000020 | Window,</text:span></text:span></text:p>
      <text:p text:style-name="P198"><text:span text:style-name="Absatz-Standardschriftart"><text:span text:style-name="T2"><text:s text:c="8"/>CoverWindow = 0x00000040 | Window,</text:span></text:span></text:p>
      <text:p text:style-name="P198"><text:span text:style-name="Absatz-Standardschriftart"><text:span text:style-name="T2"/></text:span></text:p>
      <text:p text:style-name="P198"><text:span text:style-name="Absatz-Standardschriftart"><text:span text:style-name="T2"><text:s text:c="8"/>WindowType_Mask = 0x000000ff,</text:span></text:span></text:p>
      <text:p text:style-name="P198"><text:span text:style-name="Absatz-Standardschriftart"><text:span text:style-name="T2"><text:s text:c="8"/>MSWindowsFixedSizeDialogHint = 0x00000100,</text:span></text:span></text:p>
      <text:p text:style-name="P198"><text:span text:style-name="Absatz-Standardschriftart"><text:span text:style-name="T2"><text:s text:c="8"/>MSWindowsOwnDC = 0x00000200,</text:span></text:span></text:p>
      <text:p text:style-name="P198"><text:span text:style-name="Absatz-Standardschriftart"><text:span text:style-name="T2"><text:s text:c="8"/>BypassWindowManagerHint = 0x00000400,</text:span></text:span></text:p>
      <text:p text:style-name="P198"><text:span text:style-name="Absatz-Standardschriftart"><text:span text:style-name="T2"><text:s text:c="8"/>X11BypassWindowManagerHint = BypassWindowManagerHint,</text:span></text:span></text:p>
      <text:p text:style-name="P198"><text:span text:style-name="Absatz-Standardschriftart"><text:span text:style-name="T2"><text:s text:c="8"/>FramelessWindowHint = 0x00000800,</text:span></text:span></text:p>
      <text:p text:style-name="P198"><text:span text:style-name="Absatz-Standardschriftart"><text:span text:style-name="T2"><text:s text:c="8"/>WindowTitleHint = 0x00001000,</text:span></text:span></text:p>
      <text:p text:style-name="P198"><text:span text:style-name="Absatz-Standardschriftart"><text:span text:style-name="T2"><text:s text:c="8"/>WindowSystemMenuHint = 0x00002000,</text:span></text:span></text:p>
      <text:p text:style-name="P198"><text:span text:style-name="Absatz-Standardschriftart"><text:span text:style-name="T2"><text:s text:c="8"/>WindowMinimizeButtonHint = 0x00004000,</text:span></text:span></text:p>
      <text:p text:style-name="P198"><text:span text:style-name="Absatz-Standardschriftart"><text:span text:style-name="T2"><text:s text:c="8"/>WindowMaximizeButtonHint = 0x00008000,</text:span></text:span></text:p>
      <text:p text:style-name="P198"><text:span text:style-name="Absatz-Standardschriftart"><text:span text:style-name="T2"><text:s text:c="8"/>WindowMinMaxButtonsHint = WindowMinimizeButtonHint | <text:tab/><text:tab/><text:tab/><text:tab/><text:tab/><text:tab/><text:tab/><text:tab/><text:tab/>WindowMaximizeButtonHint,</text:span></text:span></text:p>
      <text:p text:style-name="P198"><text:span text:style-name="Absatz-Standardschriftart"><text:span text:style-name="T2"><text:s text:c="8"/>WindowContextHelpButtonHint = 0x00010000,</text:span></text:span></text:p>
      <text:p text:style-name="P198"><text:span text:style-name="Absatz-Standardschriftart"><text:span text:style-name="T2"><text:s text:c="8"/>WindowShadeButtonHint = 0x00020000,</text:span></text:span></text:p>
      <text:p text:style-name="P198"><text:span text:style-name="Absatz-Standardschriftart"><text:span text:style-name="T2"><text:s text:c="8"/>WindowStaysOnTopHint = 0x00040000,</text:span></text:span></text:p>
      <text:p text:style-name="P198"><text:span text:style-name="Absatz-Standardschriftart"><text:span text:style-name="T2"><text:s text:c="8"/>WindowTransparentForInput = 0x00080000,</text:span></text:span></text:p>
      <text:p text:style-name="P198"><text:span text:style-name="Absatz-Standardschriftart"><text:span text:style-name="T2"><text:s text:c="8"/>WindowOverridesSystemGestures = 0x00100000,</text:span></text:span></text:p>
      <text:p text:style-name="P198"><text:span text:style-name="Absatz-Standardschriftart"><text:span text:style-name="T2"><text:s text:c="8"/>WindowDoesNotAcceptFocus = 0x00200000,</text:span></text:span></text:p>
      <text:p text:style-name="P198"><text:span text:style-name="Absatz-Standardschriftart"><text:span text:style-name="T2"/></text:span></text:p>
      <text:p text:style-name="P198"><text:span text:style-name="Absatz-Standardschriftart"><text:span text:style-name="T2"><text:s text:c="8"/>CustomizeWindowHint = 0x02000000,</text:span></text:span></text:p>
      <text:p text:style-name="P198"><text:span text:style-name="Absatz-Standardschriftart"><text:span text:style-name="T2"><text:s text:c="8"/>WindowStaysOnBottomHint = 0x04000000,</text:span></text:span></text:p>
      <text:p text:style-name="P198"><text:span text:style-name="Absatz-Standardschriftart"><text:span text:style-name="T2"><text:s text:c="8"/>WindowCloseButtonHint = 0x08000000,</text:span></text:span></text:p>
      <text:p text:style-name="P198"><text:span text:style-name="Absatz-Standardschriftart"><text:span text:style-name="T2"><text:s text:c="8"/>MacWindowToolBarButtonHint = 0x10000000,</text:span></text:span></text:p>
      <text:p text:style-name="P198"><text:span text:style-name="Absatz-Standardschriftart"><text:span text:style-name="T2"><text:s text:c="8"/>BypassGraphicsProxyWidget = 0x20000000,</text:span></text:span></text:p>
      <text:p text:style-name="P198"><text:span text:style-name="Absatz-Standardschriftart"><text:span text:style-name="T2"><text:s text:c="8"/>WindowOkButtonHint = 0x00080000,</text:span></text:span></text:p>
      <text:p text:style-name="P198"><text:span text:style-name="Absatz-Standardschriftart"><text:span text:style-name="T2"><text:s text:c="8"/>WindowCancelButtonHint = 0x00100000,</text:span></text:span></text:p>
      <text:p text:style-name="P198"><text:span text:style-name="Absatz-Standardschriftart"><text:span text:style-name="T2"><text:s text:c="8"/>NoDropShadowWindowHint = 0x40000000,</text:span></text:span></text:p>
      <text:p text:style-name="P198"><text:span text:style-name="Absatz-Standardschriftart"><text:span text:style-name="T2"><text:s text:c="8"/>WindowFullscreenButtonHint = 0x80000000</text:span></text:span></text:p>
      <text:p text:style-name="P198"><text:span text:style-name="Absatz-Standardschriftart"><text:span text:style-name="T2"><text:s text:c="4"/>};</text:span></text:span></text:p>
      <text:p text:style-name="P21">Example:</text:p>
      <text:p text:style-name="P198"><text:span text:style-name="Absatz-Standardschriftart"><text:span text:style-name="T2">UI_ReceiveFileDialog.setWindowFlags(0x00040000);</text:span></text:span></text:p>
      <text:p text:style-name="P198"><text:span text:style-name="Absatz-Standardschriftart"><text:span text:style-name="T2">//show must be called after setWindowFlags</text:span></text:span></text:p>
      <text:p text:style-name="P198"><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526"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85459837870150" text:continue-numbering="true" text:style-name="L27">
        <text:list-item>
          <text:p text:style-name="P422">flags: The window flags which shall be cleared (for more details about window flags see <text:span text:style-name="Absatz-Standardschriftart"><text:span text:style-name="T72"><text:bookmark-ref text:reference-format="text" text:ref-name="__RefHeading__14016_699240593">void setWindowFlags(quint32 flags)</text:bookmark-ref></text:span></text:span></text:p>
        </text:list-item>
      </text:list>
      <text:p text:style-name="P21">Example:</text:p>
      <text:p text:style-name="P198"><text:span text:style-name="Absatz-Standardschriftart"><text:span text:style-name="T2">UI_ReceiveFileDialog.clearWindowFlags(0x00040000);</text:span></text:span></text:p>
      <text:p text:style-name="P198"><text:span text:style-name="Absatz-Standardschriftart"><text:span text:style-name="T2">//show must be called after setWindowFlags</text:span></text:span></text:p>
      <text:p text:style-name="P198"><text:span text:style-name="Absatz-Standardschriftart"><text:span text:style-name="T2">UI_ReceiveFileDialog.show();</text:span></text:span></text:p>
      <text:p text:style-name="P198"><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499" text:outline-level="4">void <text:span text:style-name="T102">height</text:span>(void)</text:h>
      <text:p text:style-name="P46">Returns the <text:span text:style-name="T102">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198"><text:span text:style-name="Absatz-Standardschriftart"><text:span text:style-name="T2">var input = scriptThread.showTextInputDialog(“Title”, “label”, “initial text”, UI_Dialog.getWidgetPointer())</text:span></text:span></text:p>
      <text:p text:style-name="P198"/>
      <text:h text:style-name="Heading_20_4" text:outline-level="4">void setAdditionalData(int key, String data)</text:h>
      <text:p text:style-name="P21">Sets/stores an additional data entry (internally stored in a QMap&lt;int, String&gt; map).</text:p>
      <text:p text:style-name="P21">Arguments:</text:p>
      <text:list xml:id="list85459641217623" text:continue-numbering="true" text:style-name="L27">
        <text:list-item>
          <text:p text:style-name="P422">key: The data key</text:p>
        </text:list-item>
        <text:list-item>
          <text:p text:style-name="P422">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85459822330222" text:continue-numbering="true" text:style-name="L27">
        <text:list-item>
          <text:p text:style-name="P422">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198"><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533"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5970208939312446084" text:style-name="L43">
        <text:list-item>
          <text:p text:style-name="P435"><text:soft-page-break/>create a Qt widget (<text:span text:style-name="T121">see the Qt documentation)</text:span></text:p>
        </text:list-item>
        <text:list-item>
          <text:p text:style-name="P436">create a QtDesigner plug-in (<text:span text:style-name="T121">see the Qt documentation)</text:span></text:p>
        </text:list-item>
        <text:list-item>
          <text:p text:style-name="P436">export the functions GetScriptCommunicatorWidgetName and CreateScriptCommunicatorWidget</text:p>
        </text:list-item>
        <text:list-item>
          <text:p text:style-name="P436">create a wrapper class through which worker scripts can access the custom widget (the custom widget resides (like a GUI elements) in the main thread and worker threads resides in their own thread)</text:p>
        </text:list-item>
        <text:list-item>
          <text:p text:style-name="P437">put the <text:span text:style-name="T120">QtDesigner plug-in </text:span>library into the plugins\designer folder</text:p>
          <text:p text:style-name="P437"/>
        </text:list-item>
      </text:list>
      <text:p text:style-name="P66">Note: All functions a<text:span text:style-name="T130">nd</text:span> classes must reside in the QtDesigner plug-in library.</text:p>
      <text:p text:style-name="P66"/>
      <text:h text:style-name="P500" text:outline-level="4"><text:span text:style-name="T122">extern "C" Q_DECL_EXPORT const char* </text:span>GetScriptCommunicatorWidgetName<text:span text:style-name="T122">(void)</text:span></text:h>
      <text:p text:style-name="P6">Returns the <text:span text:style-name="T123">class </text:span>name of the custom widget.</text:p>
      <text:h text:style-name="P501" text:outline-level="4">extern "C" Q_DECL_EXPORT QObject *<text:span text:style-name="T127">CreateScriptCommunicatorWidget(QObject *scriptThread, QWidget *customWidget, bool scriptRunsInDebugger)</text:span></text:h>
      <text:p text:style-name="P67">Creates the wrapper class through which a worker-script can access the custom widget.</text:p>
      <text:p text:style-name="P69">Arguments:</text:p>
      <text:list xml:id="list85461303725369" text:continue-list="list85459822330222" text:style-name="L27">
        <text:list-item>
          <text:p text:style-name="P438"><text:span text:style-name="T126">scriptThread</text:span>: <text:span text:style-name="T126">Pointer to the script thread.</text:span></text:p>
        </text:list-item>
        <text:list-item>
          <text:p text:style-name="P439"><text:span text:style-name="T128">c</text:span>ustomWidget: The custom widget.</text:p>
        </text:list-item>
        <text:list-item>
          <text:p text:style-name="P440"><text:span text:style-name="T128">s</text:span>criptRunsInDebugger: True if the script thread runs in a script debugger.</text:p>
        </text:list-item>
      </text:list>
      <text:p text:style-name="P70"/>
      <text:p text:style-name="P68">Important:<text:line-break/>A function from a custom widget class must not be called direct<text:span text:style-name="T129">l</text:span>y from a worker-script (a worker script runs in his own thread and the custom widget run<text:span text:style-name="T124">s</text:span> like all GUI elements in the main thread). Instead a slot must <text:span text:style-name="T125">be </text:span>call<text:span text:style-name="T125">ed</text:span> <text:span text:style-name="T125">(by a </text:span>signal<text:span text:style-name="T125">)</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31">E</text:span>xample<text:span text:style-name="T131">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43">functionality</text:span> by loading a dynamic link library. This library must export following function:</text:p>
      <text:p text:style-name="P198"><text:span text:style-name="Absatz-Standardschriftart"><text:span text:style-name="T2">extern "C" Q_DECL_EXPORT void init(QScriptEngine* engine);</text:span></text:span></text:p>
      <text:p text:style-name="P198"><text:span text:style-name="Absatz-Standardschriftart"><text:span text:style-name="T2"/></text:span></text:p>
      <text:p text:style-name="Standard">In this function all objects and functions which are accessible by script must be registered. </text:p>
      <text:p text:style-name="P21">C++ Example:</text:p>
      <text:p text:style-name="P198"><text:span text:style-name="Absatz-Standardschriftart"><text:span text:style-name="T2">void init(QScriptEngine* engine)</text:span></text:span></text:p>
      <text:p text:style-name="P198"><text:span text:style-name="Absatz-Standardschriftart"><text:span text:style-name="T2">{</text:span></text:span></text:p>
      <text:p text:style-name="P198"><text:span text:style-name="Absatz-Standardschriftart"><text:span text:style-name="T2"><text:s text:c="4"/>qRegisterMetaType&lt;QScriptEngine*&gt;("TestDll*");</text:span></text:span></text:p>
      <text:p text:style-name="P198"><text:span text:style-name="Absatz-Standardschriftart"><text:span text:style-name="T2"><text:s text:c="4"/>engine-&gt;globalObject().setProperty("TestDll", engine-&gt;newQObject(&amp;testDll));</text:span></text:span></text:p>
      <text:p text:style-name="P198"><text:span text:style-name="Absatz-Standardschriftart"><text:span text:style-name="T2"/></text:span></text:p>
      <text:p text:style-name="P198"><text:span text:style-name="Absatz-Standardschriftart"><text:span text:style-name="T2"><text:s text:c="4"/>QScriptValue sendDataArrayFunction = engine-&gt;evaluate("sendDataArray");</text:span></text:span></text:p>
      <text:p text:style-name="P198"><text:span text:style-name="Absatz-Standardschriftart"><text:span text:style-name="T2"><text:s text:c="4"/>testDll.setSendDataArrayFunction(sendDataArrayFunction);</text:span></text:span></text:p>
      <text:p text:style-name="P198"><text:soft-page-break/><text:span text:style-name="Absatz-Standardschriftart"><text:span text:style-name="T2"><text:s text:c="4"/>testDll.setScriptEngine(engine);</text:span></text:span></text:p>
      <text:p text:style-name="P198"><text:span text:style-name="Absatz-Standardschriftart"><text:span text:style-name="T2">}</text:span></text:span></text:p>
      <text:p text:style-name="P198"><text:span text:style-name="Absatz-Standardschriftart"><text:span text:style-name="T2"/></text:span></text:p>
      <text:p text:style-name="P21">To load a library the script must call the function <text:span text:style-name="Absatz-Standardschriftart"><text:span text:style-name="T72"><text:bookmark-ref text:reference-format="text" text:ref-name="__RefHeading__5942_596565095">bool loadLibrary(String path, bool isRelativePath=true)</text:bookmark-ref></text:span></text:span></text:p>
      <text:p text:style-name="P21">Example:</text:p>
      <text:p text:style-name="P198"><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99">function sendData(data)</text:p>
      <text:p text:style-name="P199">{</text:p>
      <text:p text:style-name="P199"><text:tab/>var counter = 0;</text:p>
      <text:p text:style-name="P199"><text:tab/>//Read the stored counter value</text:p>
      <text:p text:style-name="P199"><text:tab/>var resultArray = seq.getGlobalUnsignedNumber("Counter");</text:p>
      <text:p text:style-name="P199"><text:tab/>if(resultArray[0] == 1)</text:p>
      <text:p text:style-name="P199"><text:tab/>{</text:p>
      <text:p text:style-name="P199"><text:tab/><text:tab/>counter = resultArray[1];</text:p>
      <text:p text:style-name="P199"><text:tab/>}</text:p>
      <text:p text:style-name="P199"><text:tab/><text:tab/></text:p>
      <text:p text:style-name="P199"><text:tab/>//Append the counter value.</text:p>
      <text:p text:style-name="P199"><text:tab/>data.push((counter &gt;&gt; 24) &amp; 0xff);<text:tab/></text:p>
      <text:p text:style-name="P199"><text:tab/>data.push((counter &gt;&gt; 16) &amp; 0xff);<text:tab/></text:p>
      <text:p text:style-name="P199"><text:tab/>data.push((counter &gt;&gt; 8) &amp; 0xff);<text:tab/></text:p>
      <text:p text:style-name="P199"><text:tab/>data.push(counter &amp; 0xff);<text:tab/></text:p>
      <text:p text:style-name="P199"><text:tab/><text:tab/></text:p>
      <text:p text:style-name="P199"><text:tab/>//Append a CRC8.</text:p>
      <text:p text:style-name="P199"><text:tab/>var crc8 = seq.calculateCrc8(data);</text:p>
      <text:p text:style-name="P199"><text:tab/>data.push(crc8 &amp; 0xff);<text:tab/></text:p>
      <text:p text:style-name="P199"/>
      <text:p text:style-name="P199"><text:tab/>counter++;</text:p>
      <text:p text:style-name="P199"><text:tab/>//Store the new counter value.</text:p>
      <text:p text:style-name="P199"><text:tab/>seq.setGlobalUnsignedNumber("Counter", counter);<text:tab/></text:p>
      <text:p text:style-name="P199"/>
      <text:p text:style-name="P199"><text:tab/>return data;</text:p>
      <text:p text:style-name="P199">}</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72"><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7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43">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85459867325005" text:continue-numbering="true" text:style-name="L27">
        <text:list-item>
          <text:p text:style-name="P422">data: The sequence data array</text:p>
        </text:list-item>
      </text:list>
      <text:p text:style-name="P21">Return: The modified data array.</text:p>
      <text:p text:style-name="P21">Note: The sequence will not be sent if an empty array (Array()) is returned.</text:p>
      <text:p text:style-name="P198"/>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85461055227933" text:continue-list="list85459849857532" text:style-name="L28">
        <text:list-item>
          <text:p text:style-name="P584">title: The title of the dialog</text:p>
        </text:list-item>
        <text:list-item>
          <text:p text:style-name="P584">label: The label over the input area</text:p>
        </text:list-item>
        <text:list-item>
          <text:p text:style-name="P584">displayedText: The initial displayed text in the input area</text:p>
        </text:list-item>
      </text:list>
      <text:p text:style-name="P21">Return: The text in the input section after closing the dialog (empty if the ok button was not pressed).</text:p>
      <text:p text:style-name="P21">Example: <text:s/></text:p>
      <text:p text:style-name="P198"><text:span text:style-name="Absatz-Standardschriftart"><text:span text:style-name="T2">var input = seq.showTextInputDialog("Title", "label", "initial text");</text:span></text:span></text:p>
      <text:p text:style-name="P198"><text:span text:style-name="Absatz-Standardschriftart"><text:span text:style-name="T2">if(input != "")</text:span></text:span></text:p>
      <text:p text:style-name="P198"><text:span text:style-name="Absatz-Standardschriftart"><text:span text:style-name="T2">{//OK button pressed.</text:span></text:span></text:p>
      <text:p text:style-name="P198"><text:span text:style-name="Absatz-Standardschriftart"><text:span text:style-name="T2"><text:tab/>//Process the string in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OK button not pressed or empty input.</text:span></text:span></text:p>
      <text:p text:style-name="P198"><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85459310362606" text:continue-numbering="true" text:style-name="L28">
        <text:list-item>
          <text:p text:style-name="P584">title: The title of the dialog</text:p>
        </text:list-item>
        <text:list-item>
          <text:p text:style-name="P584">label: The label over the input area</text:p>
        </text:list-item>
        <text:list-item>
          <text:p text:style-name="P584">displayedText: The initial displayed text in the input area</text:p>
        </text:list-item>
        <text:list-item>
          <text:p text:style-name="P584">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98"><text:soft-page-break/><text:span text:style-name="Absatz-Standardschriftart"><text:span text:style-name="T2">var input = seq.showMultiLineTextInputDialog("Enter name", "item name", "newItem");</text:span></text:span></text:p>
      <text:p text:style-name="P198"><text:span text:style-name="Absatz-Standardschriftart"><text:span text:style-name="T2">if(input != "")</text:span></text:span></text:p>
      <text:p text:style-name="P198"><text:span text:style-name="Absatz-Standardschriftart"><text:span text:style-name="T2">{//OK button pressed.</text:span></text:span></text:p>
      <text:p text:style-name="P198"><text:span text:style-name="Absatz-Standardschriftart"><text:span text:style-name="T2"><text:tab/>//Process the string in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OK button not pressed or empty input.</text:span></text:span></text:p>
      <text:p text:style-name="P198"><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85460807986335" text:continue-numbering="true" text:style-name="L28">
        <text:list-item>
          <text:p text:style-name="P584">title: The title of the dialog</text:p>
        </text:list-item>
        <text:list-item>
          <text:p text:style-name="P584">label: The label over the input area</text:p>
        </text:list-item>
        <text:list-item>
          <text:p text:style-name="P584">displayedItems: The displayed items</text:p>
        </text:list-item>
        <text:list-item>
          <text:p text:style-name="P584">currentItemIndex: The current combobox index</text:p>
        </text:list-item>
        <text:list-item>
          <text:p text:style-name="P584">editable: True if the combobox shall be editable</text:p>
        </text:list-item>
        <text:list-item>
          <text:p text:style-name="P584">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98"><text:span text:style-name="Absatz-Standardschriftart"><text:span text:style-name="T2">var input = seq.showGetItemDialog("Enter name", "item name", Array("item1", "item2"), 1, true);</text:span></text:span></text:p>
      <text:p text:style-name="P198"><text:span text:style-name="Absatz-Standardschriftart"><text:span text:style-name="T2">if(input != "")</text:span></text:span></text:p>
      <text:p text:style-name="P198"><text:span text:style-name="Absatz-Standardschriftart"><text:span text:style-name="T2">{//OK button pressed.</text:span></text:span></text:p>
      <text:p text:style-name="P198"><text:span text:style-name="Absatz-Standardschriftart"><text:span text:style-name="T2"><text:tab/>//Process the string in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OK button not pressed or empty input.</text:span></text:span></text:p>
      <text:p text:style-name="P198"><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85459361409832" text:continue-numbering="true" text:style-name="L28">
        <text:list-item>
          <text:p text:style-name="P584">title: The title of the dialog</text:p>
        </text:list-item>
        <text:list-item>
          <text:p text:style-name="P584">label: The label over the input area</text:p>
        </text:list-item>
        <text:list-item>
          <text:p text:style-name="P584"><text:soft-page-break/>intialValue: The initial value.</text:p>
        </text:list-item>
        <text:list-item>
          <text:p text:style-name="P584">min: The minimum value</text:p>
        </text:list-item>
        <text:list-item>
          <text:p text:style-name="P584">max: The maximum value.</text:p>
        </text:list-item>
        <text:list-item>
          <text:p text:style-name="P584">step: The amount by which the values change as the user presses the arrow buttons to increment or decrement the value</text:p>
        </text:list-item>
        <text:list-item>
          <text:p text:style-name="P584">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ext:p>
      <text:list xml:id="list85460207350661" text:continue-numbering="true" text:style-name="L28">
        <text:list-item>
          <text:p text:style-name="P584">array item 0: 1 if the ok button has been pressed, 0 otherwise</text:p>
        </text:list-item>
        <text:list-item>
          <text:p text:style-name="P584">array item 1: The value of the spinbox after closing the dialog</text:p>
        </text:list-item>
      </text:list>
      <text:p text:style-name="P21">Example: <text:s/></text:p>
      <text:p text:style-name="P198"><text:span text:style-name="Absatz-Standardschriftart"><text:span text:style-name="T2">var resultArray = seq.showGetIntDialog("Enter value", "value item name", 10, 0, 20, 2);</text:span></text:span></text:p>
      <text:p text:style-name="P198"><text:span text:style-name="Absatz-Standardschriftart"><text:span text:style-name="T2">if(resultArray[0] == 1)</text:span></text:span></text:p>
      <text:p text:style-name="P198"><text:span text:style-name="Absatz-Standardschriftart"><text:span text:style-name="T2">{//OK button pressed.</text:span></text:span></text:p>
      <text:p text:style-name="P198"><text:span text:style-name="Absatz-Standardschriftart"><text:span text:style-name="T2"><text:tab/>//Process the string in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OK button not pressed or empty input.</text:span></text:span></text:p>
      <text:p text:style-name="P198"><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85460795129771" text:continue-numbering="true" text:style-name="L28">
        <text:list-item>
          <text:p text:style-name="P584">title: The title of the dialog</text:p>
        </text:list-item>
        <text:list-item>
          <text:p text:style-name="P584">label: The label over the input area</text:p>
        </text:list-item>
        <text:list-item>
          <text:p text:style-name="P584">intialValue: The initial value.</text:p>
        </text:list-item>
        <text:list-item>
          <text:p text:style-name="P584">min: The minimum value</text:p>
        </text:list-item>
        <text:list-item>
          <text:p text:style-name="P584">max: The maximum value.</text:p>
        </text:list-item>
        <text:list-item>
          <text:p text:style-name="P584">decimals: The maximum number of decimal places the number may have</text:p>
        </text:list-item>
        <text:list-item>
          <text:p text:style-name="P584">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ext:p>
      <text:list xml:id="list85460042029291" text:continue-numbering="true" text:style-name="L28">
        <text:list-item>
          <text:p text:style-name="P584">array item 0: 1.0 if the ok button has been pressed, 0 otherwise</text:p>
        </text:list-item>
        <text:list-item>
          <text:p text:style-name="P584">array item 1: The value of the spinbox after closing the dialog</text:p>
        </text:list-item>
      </text:list>
      <text:p text:style-name="P21">Example: <text:s/></text:p>
      <text:p text:style-name="P198"><text:span text:style-name="Absatz-Standardschriftart"><text:span text:style-name="T2">var resultArray = seq.showGetDoubleDialog("Enter value", "value", 10, 0, 20, 2);</text:span></text:span></text:p>
      <text:p text:style-name="P198"><text:span text:style-name="Absatz-Standardschriftart"><text:span text:style-name="T2">if(resultArray[0] &gt;= 1.0)</text:span></text:span></text:p>
      <text:p text:style-name="P198"><text:span text:style-name="Absatz-Standardschriftart"><text:span text:style-name="T2">{//OK button pressed.</text:span></text:span></text:p>
      <text:p text:style-name="P198"><text:span text:style-name="Absatz-Standardschriftart"><text:span text:style-name="T2"><text:tab/>//Process the string in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oft-page-break/><text:span text:style-name="Absatz-Standardschriftart"><text:span text:style-name="T2">{//OK button not pressed or empty input.</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1">This function shows a <text:s/>message box.</text:p>
      <text:p text:style-name="P21">Arguments:</text:p>
      <text:list xml:id="list6102028630314814017" text:style-name="L44">
        <text:list-item>
          <text:p text:style-name="P619">icon: The icon of the message box. Possible values are: "Information"," Warning", "Critical" and "Question"</text:p>
        </text:list-item>
        <text:list-item>
          <text:p text:style-name="P619">title: The title of the message box</text:p>
        </text:list-item>
        <text:list-item>
          <text:p text:style-name="P619">text: The text of the message box</text:p>
        </text:list-item>
        <text:list-item>
          <text:p text:style-name="P619">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Example: <text:s/></text:p>
      <text:p text:style-name="P198"><text:span text:style-name="Absatz-Standardschriftart"><text:span text:style-name="T2">seq.messageBox("Information", "Title", "test text");</text:span></text:span></text:p>
      <text:p text:style-name="P198"><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1">This function shows a <text:s/>yes/no dialog.</text:p>
      <text:p text:style-name="P21">Arguments:</text:p>
      <text:list xml:id="list85459436398755" text:continue-numbering="true" text:style-name="L44">
        <text:list-item>
          <text:p text:style-name="P619">icon: The icon of the dialog. Possible values are: "Information"," Warning", "Critical" and "Question"</text:p>
        </text:list-item>
        <text:list-item>
          <text:p text:style-name="P619">title: The title of the dialog</text:p>
        </text:list-item>
        <text:list-item>
          <text:p text:style-name="P619">text: The text of the dialog</text:p>
        </text:list-item>
        <text:list-item>
          <text:p text:style-name="P619">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p text:style-name="P632">Return: True if the user has pressed the yes button</text:p>
        </text:list-item>
      </text:list>
      <text:p text:style-name="P21">Example: <text:s/></text:p>
      <text:p text:style-name="P198"><text:span text:style-name="Absatz-Standardschriftart"><text:span text:style-name="T2">if(seq.showYesNoDialog("Information", "Title", "yes or no?"))</text:span></text:span></text:p>
      <text:p text:style-name="P198"><text:span text:style-name="Absatz-Standardschriftart"><text:span text:style-name="T2">{//Yes clicked.</text:span></text:span></text:p>
      <text:p text:style-name="P198"><text:span text:style-name="Absatz-Standardschriftart"><text:span text:style-name="T2"><text:tab/>//Do something.</text:span></text:span></text:p>
      <text:p text:style-name="P198"><text:span text:style-name="Absatz-Standardschriftart"><text:span text:style-name="T2">}</text:span></text:span></text:p>
      <text:p text:style-name="P198"><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text:soft-page-break/>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85460048036806" text:continue-list="list85460515838212" text:style-name="L29">
        <text:list-item>
          <text:p text:style-name="P585">initialRed: The initial value for red</text:p>
        </text:list-item>
        <text:list-item>
          <text:p text:style-name="P585">initialGreen: The initial value for green</text:p>
        </text:list-item>
        <text:list-item>
          <text:p text:style-name="P593">initialBlue: The initial value for blue</text:p>
        </text:list-item>
        <text:list-item>
          <text:p text:style-name="P593">initialAlpha: The initial value for alpha</text:p>
        </text:list-item>
        <text:list-item>
          <text:p text:style-name="P593">alphaIsEnabled: True if the alpha value should be visible/editable</text:p>
          <text:p text:style-name="P629">Return: integer list which contains:</text:p>
        </text:list-item>
        <text:list-item>
          <text:p text:style-name="P594">element 0: 1 = OK button press, 0 OK button not pressed</text:p>
        </text:list-item>
        <text:list-item>
          <text:p text:style-name="P594">element 1: red <text:s/>(0-255)</text:p>
        </text:list-item>
        <text:list-item>
          <text:p text:style-name="P594">element 2: green <text:s/>(0-255)</text:p>
        </text:list-item>
        <text:list-item>
          <text:p text:style-name="P594">element 3: blue (0-255)</text:p>
        </text:list-item>
        <text:list-item>
          <text:p text:style-name="P594">element 4: alpha (0-255)</text:p>
        </text:list-item>
      </text:list>
      <text:p text:style-name="P21">Example: <text:s/></text:p>
      <text:p text:style-name="P198"><text:span text:style-name="Absatz-Standardschriftart"><text:span text:style-name="T2">var resultArray = seq.showColorDialog(1,2,3,4,true);</text:span></text:span></text:p>
      <text:p text:style-name="P198"><text:span text:style-name="Absatz-Standardschriftart"><text:span text:style-name="T2">var data = Array();</text:span></text:span></text:p>
      <text:p text:style-name="P198"><text:span text:style-name="Absatz-Standardschriftart"><text:span text:style-name="T2">if(resultArray[0])</text:span></text:span></text:p>
      <text:p text:style-name="P198"><text:span text:style-name="Absatz-Standardschriftart"><text:span text:style-name="T2">{//OK clicked.</text:span></text:span></text:p>
      <text:p text:style-name="P198"><text:span text:style-name="Absatz-Standardschriftart"><text:span text:style-name="T2"><text:tab/>data.push(resultArray[1]);<text:tab/>//Red</text:span></text:span></text:p>
      <text:p text:style-name="P198"><text:span text:style-name="Absatz-Standardschriftart"><text:span text:style-name="T2"><text:tab/>data.push(resultArray[2]);<text:tab/>//Green</text:span></text:span></text:p>
      <text:p text:style-name="P198"><text:span text:style-name="Absatz-Standardschriftart"><text:span text:style-name="T2"><text:tab/>data.push(resultArray[3]);<text:tab/>//Blue</text:span></text:span></text:p>
      <text:p text:style-name="P198"><text:span text:style-name="Absatz-Standardschriftart"><text:span text:style-name="T2"><text:tab/>data.push(resultArray[4]);<text:tab/>//Alpha</text:span></text:span></text:p>
      <text:p text:style-name="P198"><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57">Calculates a CRC8.</text:p>
      <text:p text:style-name="P257">Arguments:</text:p>
      <text:list xml:id="list6718583224104732967" text:style-name="L45">
        <text:list-item>
          <text:p text:style-name="P620">data: The data for calculating the CRC</text:p>
        </text:list-item>
      </text:list>
      <text:p text:style-name="P257">Return: The CRC</text:p>
      <text:p text:style-name="P257">Example: <text:s/></text:p>
      <text:p text:style-name="P198"><text:span text:style-name="Absatz-Standardschriftart"><text:span text:style-name="T2">var dataArray = Array(0, 1, 2, 3, 4, 5, 6, 7)</text:span></text:span></text:p>
      <text:p text:style-name="P198"><text:span text:style-name="Absatz-Standardschriftart"><text:span text:style-name="T2">var crc = <text:s/>seq.calculateCrc8(dataArray);</text:span></text:span></text:p>
      <text:p text:style-name="P257"/>
      <text:p text:style-name="P21">The used code for the CRC calculation is shown on page <text:span text:style-name="Absatz-Standardschriftart"><text:span text:style-name="T72"><text:bookmark-ref text:reference-format="page" text:ref-name="__RefHeading__15034_1722588897">46</text:bookmark-ref></text:span></text:span>.</text:p>
      <text:p text:style-name="P21"/>
      <text:h text:style-name="P502" text:outline-level="4"><text:soft-page-break/>quint8 <text:span text:style-name="T258">calculateCrc8WithPolynomial</text:span>(Array&lt;unsigned char&gt; data, <text:span text:style-name="T258">unsigned char polynomial, unsigned char startValue=0</text:span>)</text:h>
      <text:p text:style-name="P152">Calculates a crc8 with a given polynomial.</text:p>
      <text:p text:style-name="P153">Arguments:</text:p>
      <text:list xml:id="list85460344897370" text:continue-list="list85459867325005" text:style-name="L27">
        <text:list-item>
          <text:p text:style-name="P575">data: The data for calculating the CRC</text:p>
        </text:list-item>
        <text:list-item>
          <text:p text:style-name="P419">polynomial: The used polynomial</text:p>
        </text:list-item>
        <text:list-item>
          <text:p text:style-name="P421">startValue: The CRC start value</text:p>
        </text:list-item>
      </text:list>
      <text:p text:style-name="P31">Return: The CRC</text:p>
      <text:p text:style-name="P150">Example: <text:s/></text:p>
      <text:p text:style-name="P249"><text:span text:style-name="Absatz-Standardschriftart"><text:span text:style-name="T2">var dataArray = Array(0, 1, 2, 3, 4, 5, 6, 7)</text:span></text:span></text:p>
      <text:p text:style-name="P249"><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49"><text:span text:style-name="Absatz-Standardschriftart"><text:span text:style-name="T2"/></text:span></text:p>
      <text:p text:style-name="P249"><text:span text:style-name="Absatz-Standardschriftart"><text:span text:style-name="T34">The used code for the CRC calculation is shown on page</text:span></text:span><text:span text:style-name="Absatz-Standardschriftart"><text:span text:style-name="T2"> </text:span></text:span><text:span text:style-name="Absatz-Standardschriftart"><text:span text:style-name="T76"><text:bookmark-ref text:reference-format="page" text:ref-name="__RefHeading___Toc24397_271969544">47</text:bookmark-ref></text:span></text:span><text:span text:style-name="Absatz-Standardschriftart"><text:span text:style-name="T2">.</text:span></text:span></text:p>
      <text:p text:style-name="P257"/>
      <text:h text:style-name="Heading_20_4" text:outline-level="4">quint16 calculateCrc16(Array&lt;unsigned char&gt; data)</text:h>
      <text:p text:style-name="P257">Calculates a CRC16.</text:p>
      <text:p text:style-name="P257">Arguments:</text:p>
      <text:list xml:id="list85459947248277" text:continue-list="list6718583224104732967" text:style-name="L45">
        <text:list-item>
          <text:p text:style-name="P620">data: The data for calculating the CRC</text:p>
        </text:list-item>
      </text:list>
      <text:p text:style-name="P257">Return: The CRC</text:p>
      <text:p text:style-name="P257">Example: <text:s/></text:p>
      <text:p text:style-name="P198"><text:span text:style-name="Absatz-Standardschriftart"><text:span text:style-name="T2">var dataArray = Array(0, 1, 2, 3, 4, 5, 6, 7)</text:span></text:span></text:p>
      <text:p text:style-name="P198"><text:span text:style-name="Absatz-Standardschriftart"><text:span text:style-name="T2">var crc = <text:s/>seq.calculateCrc16(dataArray);</text:span></text:span></text:p>
      <text:p text:style-name="P257"/>
      <text:p text:style-name="P21">The used code for the CRC calculation is shown on page <text:span text:style-name="Absatz-Standardschriftart"><text:span text:style-name="T72"><text:bookmark-ref text:ref-name="__RefHeading__9873_562515255">48</text:bookmark-ref></text:span></text:span>.</text:p>
      <text:p text:style-name="P257"/>
      <text:h text:style-name="Heading_20_4" text:outline-level="4">quint32 calculateCrc32(Array&lt;unsigned char&gt; data)</text:h>
      <text:p text:style-name="P257">Calculates a CRC32.</text:p>
      <text:p text:style-name="P257">Arguments:</text:p>
      <text:list xml:id="list85460308698914" text:continue-numbering="true" text:style-name="L45">
        <text:list-item>
          <text:p text:style-name="P620">data: The data for calculating the CRC</text:p>
        </text:list-item>
      </text:list>
      <text:p text:style-name="P257">Return: The CRC</text:p>
      <text:p text:style-name="P257">Example: <text:s/></text:p>
      <text:p text:style-name="P198"><text:span text:style-name="Absatz-Standardschriftart"><text:span text:style-name="T2">var dataArray = Array(0, 1, 2, 3, 4, 5, 6, 7)</text:span></text:span></text:p>
      <text:p text:style-name="P198"><text:span text:style-name="Absatz-Standardschriftart"><text:span text:style-name="T2">var crc = <text:s/>seq.calculateCrc32(dataArray);</text:span></text:span></text:p>
      <text:p text:style-name="P257"/>
      <text:p text:style-name="P21">The used code for the CRC calculation is shown on page <text:span text:style-name="Absatz-Standardschriftart"><text:span text:style-name="T72"><text:bookmark-ref text:ref-name="__RefHeading__9875_562515255">49</text:bookmark-ref></text:span></text:span>.</text:p>
      <text:p text:style-name="P257"/>
      <text:h text:style-name="Heading_20_4" text:outline-level="4">quint64 calculateCrc64(Array&lt;unsigned char&gt; data)</text:h>
      <text:p text:style-name="P257">Calculates a CRC64.</text:p>
      <text:p text:style-name="P257">Arguments:</text:p>
      <text:list xml:id="list85460592770696" text:continue-numbering="true" text:style-name="L45">
        <text:list-item>
          <text:p text:style-name="P620">data: The data for calculating the CRC</text:p>
        </text:list-item>
      </text:list>
      <text:p text:style-name="P257">Return: The CRC</text:p>
      <text:p text:style-name="P257">Example: <text:s/></text:p>
      <text:p text:style-name="P198"><text:span text:style-name="Absatz-Standardschriftart"><text:span text:style-name="T2">var dataArray = Array(0, 1, 2, 3, 4, 5, 6, 7)</text:span></text:span></text:p>
      <text:p text:style-name="P198"><text:span text:style-name="Absatz-Standardschriftart"><text:span text:style-name="T2">var crc = <text:s/>seq.calculateCrc64(dataArray);</text:span></text:span></text:p>
      <text:p text:style-name="P257"/>
      <text:p text:style-name="P21">The used code for the CRC calculation is shown on page <text:span text:style-name="Absatz-Standardschriftart"><text:span text:style-name="T72"><text:bookmark-ref text:ref-name="__RefHeading__9877_562515255">50</text:bookmark-ref></text:span></text:span>.</text:p>
      <text:p text:style-name="P257"/>
      <text:h text:style-name="Heading_20_4" text:outline-level="4"><text:bookmark-start text:name="_Toc403041658111111312"/><text:soft-page-break/>String getCurrentVersion<text:bookmark-end text:name="_Toc403041658111111312"/></text:h>
      <text:p text:style-name="P21">Returns the current version of ScriptCommunicator (string) . </text:p>
      <text:p text:style-name="P198">Version format: major.minor (eg. 3.09)</text:p>
      <text:p text:style-name="P198"/>
      <text:h text:style-name="Heading_20_4" text:outline-level="4"><text:bookmark-start text:name="_Toc4030416581111113121"/>void setBlockTime(quint32 blockTime)<text:bookmark-end text:name="_Toc4030416581111113121"/></text:h>
      <text:p text:style-name="P198">Sets the script block time.</text:p>
      <text:p text:style-name="P198">Note: After this execution time (sendData and the script main function (all outside a function))</text:p>
      <text:p text:style-name="P198">the script is regarded as blocked and will be stopped. The default is 10000.</text:p>
      <text:p text:style-name="P198"/>
      <text:h text:style-name="P521" text:outline-level="4">Array&lt;String&gt; getAllObjectPropertiesAndFunctions(QScriptValue object)</text:h>
      <text:p text:style-name="P127">Returns all functions and properties of an object.</text:p>
      <text:p text:style-name="P130">Arguments:</text:p>
      <text:list xml:id="list85459467788695" text:continue-list="list85460344897370" text:style-name="L27">
        <text:list-item>
          <text:p text:style-name="P576"><text:span text:style-name="T234">object</text:span>: The <text:span text:style-name="T217">object</text:span></text:p>
        </text:list-item>
      </text:list>
      <text:p text:style-name="P242"><text:span text:style-name="Absatz-Standardschriftart"><text:span text:style-name="T41">Return: </text:span></text:span><text:span text:style-name="Absatz-Standardschriftart"><text:span text:style-name="T42">All functions and properties of the object.</text:span></text:span></text:p>
      <text:p text:style-name="P242"><text:span text:style-name="Absatz-Standardschriftart"><text:span text:style-name="T42"/></text:span></text:p>
      <text:h text:style-name="P503" text:outline-level="4">void appendTextToConsole(String text, bool newLine=true<text:span text:style-name="T248">, bool bringToForeground=false</text:span>)</text:h>
      <text:p text:style-name="P143">This function can be used to append a text to the script window console <text:span text:style-name="T250">(e.g. to print debug messages)</text:span>.</text:p>
      <text:p text:style-name="P143">Arguments:</text:p>
      <text:list xml:id="list85460846235212" text:continue-list="list85460545192995" text:style-name="L30">
        <text:list-item>
          <text:p text:style-name="P607">text: The text which has to be appended to the console</text:p>
        </text:list-item>
        <text:list-item>
          <text:p text:style-name="P607">newLine: If true then the text will be appended in a new line </text:p>
        </text:list-item>
        <text:list-item>
          <text:p text:style-name="P610">bringToForeground: True if the script window shall be on top of all windows</text:p>
        </text:list-item>
      </text:list>
      <text:p text:style-name="P143">Example: <text:s text:c="2"/></text:p>
      <text:p text:style-name="P203"><text:span text:style-name="Absatz-Standardschriftart"><text:span text:style-name="T65">seq</text:span></text:span><text:span text:style-name="Absatz-Standardschriftart"><text:span text:style-name="T19">.appendTextToConsole("</text:span></text:span><text:span text:style-name="Absatz-Standardschriftart"><text:span text:style-name="T65">This is a debug message</text:span></text:span><text:span text:style-name="Absatz-Standardschriftart"><text:span text:style-name="T19">");</text:span></text:span></text:p>
      <text:p text:style-name="P198"/>
      <text:h text:style-name="P504" text:outline-level="4">Converter function<text:span text:style-name="T267">s</text:span></text:h>
      <text:p text:style-name="P254"><text:span text:style-name="Absatz-Standardschriftart"><text:span text:style-name="T265">The script converter class provides several converter functions. These functions can be accessed with the conv object (see chapter </text:span></text:span><text:span text:style-name="Absatz-Standardschriftart"><text:span text:style-name="T80"><text:bookmark-ref text:reference-format="text" text:ref-name="__RefHeading___Toc24520_138078026">Script converter object/class</text:bookmark-ref></text:span></text:span><text:span text:style-name="Absatz-Standardschriftart"><text:span text:style-name="T265">)</text:span></text:span><text:span text:style-name="Absatz-Standardschriftart">.</text:span></text:p>
      <text:p text:style-name="P19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8314738358011791708" text:style-name="L46">
        <text:list-item>
          <text:p text:style-name="P621">name: Name of the string variable</text:p>
        </text:list-item>
        <text:list-item>
          <text:p text:style-name="P621">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85459915778885" text:continue-numbering="true" text:style-name="L46">
        <text:list-item>
          <text:p text:style-name="P621">name: Name of the variable</text:p>
        </text:list-item>
        <text:list-item>
          <text:p text:style-name="P621"><text:soft-page-break/>removeValue: True if the variable shall be removed from the string map</text:p>
        </text:list-item>
      </text:list>
      <text:p text:style-name="P257">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85459309727254" text:continue-numbering="true" text:style-name="L46">
        <text:list-item>
          <text:p text:style-name="P621">name: Name of the variable</text:p>
        </text:list-item>
        <text:list-item>
          <text:p text:style-name="P621">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85460681181524" text:continue-numbering="true" text:style-name="L46">
        <text:list-item>
          <text:p text:style-name="P621">name: Name of the variable</text:p>
        </text:list-item>
        <text:list-item>
          <text:p text:style-name="P621">removeValue: True if the variable shall be removed from the data array map</text:p>
        </text:list-item>
      </text:list>
      <text:p text:style-name="P257">Return: The read data array. Returns an empty data array if name is not in the data array map.</text:p>
      <text:h text:style-name="Heading_20_5" text:outline-level="5">void setGlobalUnsignedNumber(String name, quint32 number)</text:h>
      <text:p text:style-name="P21">Sets a<text:span text:style-name="T144">n</text:span> unsigned number in the global unsigned number map.</text:p>
      <text:p text:style-name="P21">Arguments:</text:p>
      <text:list xml:id="list85461401507096" text:continue-numbering="true" text:style-name="L46">
        <text:list-item>
          <text:p text:style-name="P621">name: Name of the variable</text:p>
        </text:list-item>
        <text:list-item>
          <text:p text:style-name="P621">number: The number</text:p>
        </text:list-item>
      </text:list>
      <text:h text:style-name="Heading_20_5" text:outline-level="5">QList&lt;quint32&gt; getGlobalUnsignedNumber(String name,bool removeValue=false)</text:h>
      <text:p text:style-name="P21">Returns a<text:span text:style-name="T145">n</text:span> unsigned number from the global unsigned number map.</text:p>
      <text:p text:style-name="P21">Arguments:</text:p>
      <text:list xml:id="list85460972670394" text:continue-numbering="true" text:style-name="L46">
        <text:list-item>
          <text:p text:style-name="P621">name: Name of the variable</text:p>
        </text:list-item>
        <text:list-item>
          <text:p text:style-name="P621">removeValue: True if the variable shall be removed from the unsigned number map</text:p>
        </text:list-item>
      </text:list>
      <text:p text:style-name="P257">Return: The first element in the result list is the result status (1=name found, 0=name not found). The second element is the read value.</text:p>
      <text:p text:style-name="P257">Example:</text:p>
      <text:p text:style-name="P259">var counter = 0;</text:p>
      <text:p text:style-name="P259">//Read the stored counter value</text:p>
      <text:p text:style-name="P259">var resultArray = seq.getGlobalUnsignedNumber("Counter");</text:p>
      <text:p text:style-name="P259">if(resultArray[0] == 1)</text:p>
      <text:p text:style-name="P259">{</text:p>
      <text:p text:style-name="P259"><text:tab/>counter = resultArray[1];</text:p>
      <text:p text:style-name="P259">}</text:p>
      <text:h text:style-name="Heading_20_5" text:outline-level="5">void setGlobalSignedNumber(String name, quint32 number)</text:h>
      <text:p text:style-name="P21">Sets a signed number in the global signed number map.</text:p>
      <text:p text:style-name="P21">Arguments:</text:p>
      <text:list xml:id="list85460196397880" text:continue-numbering="true" text:style-name="L46">
        <text:list-item>
          <text:p text:style-name="P621">name: Name of the variable</text:p>
        </text:list-item>
        <text:list-item>
          <text:p text:style-name="P621">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85460704679130" text:continue-numbering="true" text:style-name="L46">
        <text:list-item>
          <text:p text:style-name="P621">name: Name of the variable</text:p>
        </text:list-item>
        <text:list-item>
          <text:p text:style-name="P621">removeValue: True if the variable shall be removed from the signed number map</text:p>
        </text:list-item>
      </text:list>
      <text:p text:style-name="P257"><text:soft-page-break/>Return: The first element in the result list is the result status (1=name found, 0=name not found). The second element is the read value.</text:p>
      <text:p text:style-name="P257">Example:</text:p>
      <text:p text:style-name="P259">var counter = 0;</text:p>
      <text:p text:style-name="P259">//Read the stored counter value</text:p>
      <text:p text:style-name="P259">var resultArray = seq.getGlobalSignedNumber("Counter");</text:p>
      <text:p text:style-name="P259">if(resultArray[0] == 1)</text:p>
      <text:p text:style-name="P259">{</text:p>
      <text:p text:style-name="P259"><text:tab/>counter = resultArray[1];</text:p>
      <text:p text:style-name="P259">}</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82">var storedData = Array()</text:span></text:span></text:p>
      <text:p text:style-name="P21"><text:span text:style-name="Absatz-Standardschriftart"><text:span text:style-name="T82">function createString(data, timeStamp, type, isLog)</text:span></text:span></text:p>
      <text:p text:style-name="P21"><text:span text:style-name="Absatz-Standardschriftart"><text:span text:style-name="T82">{</text:span></text:span></text:p>
      <text:p text:style-name="P21"><text:span text:style-name="Absatz-Standardschriftart"><text:span text:style-name="T82"><text:tab/>var resultString = "";</text:span></text:span></text:p>
      <text:p text:style-name="P21"><text:span text:style-name="Absatz-Standardschriftart"><text:span text:style-name="T82"><text:tab/>appendByteArrayAtByteArray(storedData, data, data.length);</text:span></text:span></text:p>
      <text:p text:style-name="P21"><text:span text:style-name="Absatz-Standardschriftart"><text:span text:style-name="T82"><text:tab/></text:span></text:span></text:p>
      <text:p text:style-name="P21"><text:span text:style-name="Absatz-Standardschriftart"><text:span text:style-name="T82"><text:tab/>//After 5 bytes have been reived the packet table is created.</text:span></text:span></text:p>
      <text:p text:style-name="P21"><text:span text:style-name="Absatz-Standardschriftart"><text:span text:style-name="T82"><text:tab/>if(storedData.length &gt;=5)</text:span></text:span></text:p>
      <text:p text:style-name="P21"><text:span text:style-name="Absatz-Standardschriftart"><text:span text:style-name="T82"><text:tab/>{</text:span></text:span></text:p>
      <text:p text:style-name="P21"><text:span text:style-name="Absatz-Standardschriftart"><text:span text:style-name="T82"><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82"><text:tab/><text:tab/>storedData.splice(0, 5);</text:span></text:span></text:p>
      <text:p text:style-name="P21"><text:span text:style-name="Absatz-Standardschriftart"><text:span text:style-name="T82"><text:tab/>}</text:span></text:span></text:p>
      <text:p text:style-name="P21"><text:span text:style-name="Absatz-Standardschriftart"><text:span text:style-name="T82"><text:tab/>return resultString;</text:span></text:span></text:p>
      <text:p text:style-name="P21"><text:span text:style-name="Absatz-Standardschriftart"><text:span text:style-name="T82">}</text:span></text:span></text:p>
      <text:p text:style-name="P21"><text:span text:style-name="Absatz-Standardschriftart"><text:span text:style-name="T82">function appendByteArrayAtByteArray(dest, source, maxBytes)</text:span></text:span></text:p>
      <text:p text:style-name="P21"><text:span text:style-name="Absatz-Standardschriftart"><text:span text:style-name="T82">{</text:span></text:span></text:p>
      <text:p text:style-name="P21"><text:span text:style-name="Absatz-Standardschriftart"><text:span text:style-name="T82"><text:tab/>for(var i = 0; i &lt; source.length; i++)</text:span></text:span></text:p>
      <text:p text:style-name="P21"><text:span text:style-name="Absatz-Standardschriftart"><text:span text:style-name="T82"><text:tab/>{</text:span></text:span></text:p>
      <text:p text:style-name="P21"><text:span text:style-name="Absatz-Standardschriftart"><text:span text:style-name="T82"><text:tab/><text:tab/>if(maxBytes &lt;= i )</text:span></text:span></text:p>
      <text:p text:style-name="P21"><text:span text:style-name="Absatz-Standardschriftart"><text:span text:style-name="T82"><text:tab/><text:tab/>{//To many bytes in source.</text:span></text:span></text:p>
      <text:p text:style-name="P21"><text:span text:style-name="Absatz-Standardschriftart"><text:span text:style-name="T82"><text:tab/><text:tab/><text:tab/>break;</text:span></text:span></text:p>
      <text:p text:style-name="P21"><text:span text:style-name="Absatz-Standardschriftart"><text:span text:style-name="T82"><text:tab/><text:tab/>}</text:span></text:span></text:p>
      <text:p text:style-name="P21"><text:span text:style-name="Absatz-Standardschriftart"><text:span text:style-name="T82"><text:tab/><text:tab/>dest.push(source[i]);</text:span></text:span></text:p>
      <text:p text:style-name="P21"><text:span text:style-name="Absatz-Standardschriftart"><text:span text:style-name="T82"><text:tab/>}</text:span></text:span></text:p>
      <text:p text:style-name="P21"><text:span text:style-name="Absatz-Standardschriftart"><text:span text:style-name="T82">}</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72"><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5534562821014340568" text:style-name="L47">
        <text:list-item>
          <text:p text:style-name="P441"><text:span text:style-name="Absatz-Standardschriftart">data has been sent</text:span></text:p>
        </text:list-item>
        <text:list-item>
          <text:p text:style-name="P441"><text:span text:style-name="Absatz-Standardschriftart">data has been received</text:span></text:p>
        </text:list-item>
        <text:list-item>
          <text:p text:style-name="P441"><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71">QTextEdit</text:span></text:span><text:span text:style-name="Absatz-Standardschriftart"> </text:span><text:span text:style-name="Absatz-Standardschriftart"><text:span text:style-name="T71">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1958944283215832262" text:style-name="L48">
        <text:list-item>
          <text:p text:style-name="P442"><text:span text:style-name="Absatz-Standardschriftart">Byte 0: message type (0=standard, 1=standard remote-transfer-request, 2=extended, 3=extended remote-transfer-request)</text:span></text:p>
        </text:list-item>
        <text:list-item>
          <text:p text:style-name="P442"><text:soft-page-break/><text:span text:style-name="Absatz-Standardschriftart">Byte 1-4: can id </text:span></text:p>
        </text:list-item>
        <text:list-item>
          <text:p text:style-name="P442"><text:span text:style-name="Absatz-Standardschriftart">Byte 5-12: the data. <text:s/></text:span></text:p>
        </text:list-item>
      </text:list>
      <text:p text:style-name="P21">Arguments:</text:p>
      <text:list xml:id="list85459579315789" text:continue-list="list85460704679130" text:style-name="L46">
        <text:list-item>
          <text:p text:style-name="P621">data: the data</text:p>
        </text:list-item>
        <text:list-item>
          <text:p text:style-name="P443"><text:span text:style-name="Absatz-Standardschriftart">timeStamp: the time stamp string <text:s/>(the format is set in the settings dialog).</text:span></text:p>
        </text:list-item>
        <text:list-item>
          <text:p text:style-name="P443"><text:span text:style-name="Absatz-Standardschriftart">Type: <text:s/>the data type: <text:s/></text:span></text:p>
          <text:list>
            <text:list-item>
              <text:p text:style-name="P443"><text:span text:style-name="Absatz-Standardschriftart">0=the data has been received from a normal interface (all but CAN)</text:span></text:p>
            </text:list-item>
            <text:list-item>
              <text:p text:style-name="P443"><text:span text:style-name="Absatz-Standardschriftart">1=the data has been sent with a normal interface (all but CAN)</text:span></text:p>
            </text:list-item>
            <text:list-item>
              <text:p text:style-name="P443"><text:span text:style-name="Absatz-Standardschriftart">2=the data has been received from the CAN interface</text:span></text:p>
            </text:list-item>
            <text:list-item>
              <text:p text:style-name="P443"><text:span text:style-name="Absatz-Standardschriftart">3=the data has been sent with CAN the can interface</text:span></text:p>
            </text:list-item>
            <text:list-item>
              <text:p text:style-name="P443"><text:span text:style-name="Absatz-Standardschriftart">4=the data is a user message (from message dialog or normal script</text:span></text:p>
            </text:list-item>
          </text:list>
        </text:list-item>
        <text:list-item>
          <text:p text:style-name="P443"><text:span text:style-name="Absatz-Standardschriftart">isLog: True if this call is for the custom log (false=custom console)</text:span></text:p>
        </text:list-item>
      </text:list>
      <text:p text:style-name="P257"><text:span text:style-name="Absatz-Standardschriftart">Return: </text:span></text:p>
      <text:p text:style-name="P21"><text:span text:style-name="Absatz-Standardschriftart">The created string which will be added to the custom log or the custom console (argument isLog).</text:span></text:p>
      <text:p text:style-name="P201"><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98"><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85460706659608" text:continue-list="list85459467788695" text:style-name="L27">
        <text:list-item>
          <text:p text:style-name="P422">path: the relative path</text:p>
        </text:list-item>
      </text:list>
      <text:p text:style-name="P21">Return: The absolute path.</text:p>
      <text:p text:style-name="P21">Example: <text:s/></text:p>
      <text:p text:style-name="P198"><text:span text:style-name="Absatz-Standardschriftart"><text:span text:style-name="T2">var result = cust.createAbsolutePath("file1.txt");</text:span></text:span></text:p>
      <text:list xml:id="list85459662193127" text:continue-numbering="true" text:style-name="L27">
        <text:list-header>
          <text:p text:style-name="P422"/>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85459614118079" text:continue-numbering="true" text:style-name="L27">
        <text:list-item>
          <text:p text:style-name="P422">scriptPath: The script path</text:p>
        </text:list-item>
        <text:list-item>
          <text:p text:style-name="P422">isRelativePath: True if the script path is a relative path (relative to the custom console/log script)</text:p>
        </text:list-item>
      </text:list>
      <text:p text:style-name="P21">Return: True on success.</text:p>
      <text:p text:style-name="P21">Example: <text:s/></text:p>
      <text:p text:style-name="P198"><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98"><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text:soft-page-break/>Note: After this execution time (createString and the script main function (all outside a function))</text:p>
      <text:p text:style-name="P21">the script is regarded as blocked and will be terminated. The default is 10000.</text:p>
      <text:p text:style-name="P21">Example: <text:s/></text:p>
      <text:p text:style-name="P198"><text:span text:style-name="Absatz-Standardschriftart"><text:span text:style-name="T2">cust.setBlockTime(20000);</text:span></text:span></text:p>
      <text:p text:style-name="P198"><text:span text:style-name="Absatz-Standardschriftart"><text:span text:style-name="T2"/></text:span></text:p>
      <text:h text:style-name="P522" text:outline-level="4">Array&lt;String&gt; getAllObjectPropertiesAndFunctions(QScriptValue object)</text:h>
      <text:p text:style-name="P128">Returns all functions and properties of an object.</text:p>
      <text:p text:style-name="P131">Arguments:</text:p>
      <text:list xml:id="list85460987788822" text:continue-numbering="true" text:style-name="L27">
        <text:list-item>
          <text:p text:style-name="P577"><text:span text:style-name="T234">object</text:span>: The <text:span text:style-name="T217">object</text:span></text:p>
        </text:list-item>
      </text:list>
      <text:p text:style-name="P243"><text:span text:style-name="Absatz-Standardschriftart"><text:span text:style-name="T41">Return: </text:span></text:span><text:span text:style-name="Absatz-Standardschriftart"><text:span text:style-name="T42">All functions and properties of the object.</text:span></text:span></text:p>
      <text:p text:style-name="P243"><text:span text:style-name="Absatz-Standardschriftart"><text:span text:style-name="T42"/></text:span></text:p>
      <text:h text:style-name="P505" text:outline-level="4">void appendTextToConsole(String text, bool newLine=true<text:span text:style-name="T248">, bool bringToForeground=false</text:span>)</text:h>
      <text:p text:style-name="P144">This function can be used to append a text to the script window console <text:span text:style-name="T250">(e.g. to print debug messages)</text:span>.</text:p>
      <text:p text:style-name="P144">Arguments:</text:p>
      <text:list xml:id="list85461093943735" text:continue-list="list85460846235212" text:style-name="L30">
        <text:list-item>
          <text:p text:style-name="P608">text: The text which has to be appended to the console</text:p>
        </text:list-item>
        <text:list-item>
          <text:p text:style-name="P608">newLine: If true then the text will be appended in a new line </text:p>
        </text:list-item>
        <text:list-item>
          <text:p text:style-name="P611">bringToForeground: True if the script window shall be on top of all windows</text:p>
        </text:list-item>
      </text:list>
      <text:p text:style-name="P144">Example: <text:s text:c="2"/></text:p>
      <text:p text:style-name="P204"><text:span text:style-name="Absatz-Standardschriftart"><text:span text:style-name="T65">cus</text:span></text:span><text:span text:style-name="Absatz-Standardschriftart"><text:span text:style-name="T66">t</text:span></text:span><text:span text:style-name="Absatz-Standardschriftart"><text:span text:style-name="T68">.appendTextToConsole("</text:span></text:span><text:span text:style-name="Absatz-Standardschriftart"><text:span text:style-name="T65">This is a debug message</text:span></text:span><text:span text:style-name="Absatz-Standardschriftart"><text:span text:style-name="T68">");</text:span></text:span></text:p>
      <text:p text:style-name="P204"><text:span text:style-name="Absatz-Standardschriftart"><text:span text:style-name="T19"/></text:span></text:p>
      <text:h text:style-name="P504" text:outline-level="4">Converter function<text:span text:style-name="T268">s</text:span></text:h>
      <text:p text:style-name="P158"><text:span text:style-name="Absatz-Standardschriftart"><text:span text:style-name="T265">The script converter class provides several converter functions. These functions can be accessed with the conv object (see chapter </text:span></text:span><text:span text:style-name="Absatz-Standardschriftart"><text:span text:style-name="T80"><text:bookmark-ref text:reference-format="text" text:ref-name="__RefHeading___Toc24520_138078026">Script converter object/class</text:bookmark-ref></text:span></text:span><text:span text:style-name="Absatz-Standardschriftart"><text:span text:style-name="T265">)</text:span></text:span><text:span text:style-name="Absatz-Standardschriftart">.</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72"><text:bookmark-ref text:reference-format="text" text:ref-name="__RefHeading__18042_936501348">SQL support</text:bookmark-ref></text:span></text:span><text:span text:style-name="Absatz-Standardschriftart"><text:span text:style-name="T72">.</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72"><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45">an XML</text:span></text:span><text:span text:style-name="Absatz-Standardschriftart"> reader.</text:span></text:p>
      <text:p text:style-name="P21">Example: <text:s/></text:p>
      <text:p text:style-name="P198"><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59">an XML</text:span></text:span><text:span text:style-name="Absatz-Standardschriftart"><text:span text:style-name="T1"> writer.</text:span></text:span></text:p>
      <text:p text:style-name="P21">Example: <text:s/></text:p>
      <text:p text:style-name="P198"><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text:soft-page-break/>Arguments:</text:p>
      <text:list xml:id="list85459558217989" text:continue-list="list85460048036806" text:style-name="L29">
        <text:list-item>
          <text:p text:style-name="P585">path: The file path.</text:p>
        </text:list-item>
        <text:list-item>
          <text:p text:style-name="P585">isRelativePath: True if the file path is relative to the current script (which executes this function)</text:p>
        </text:list-item>
      </text:list>
      <text:p text:style-name="P21">Return: True if the file exists and false if not </text:p>
      <text:p text:style-name="P21">Example: <text:s/></text:p>
      <text:p text:style-name="P198"><text:span text:style-name="Absatz-Standardschriftart"><text:span text:style-name="T2">var result = cust.checkFileExists("Testfile.txt");</text:span></text:span></text:p>
      <text:p text:style-name="P198"><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85461040974293" text:continue-numbering="true" text:style-name="L29">
        <text:list-item>
          <text:p text:style-name="P585">path: The file path</text:p>
        </text:list-item>
        <text:list-item>
          <text:p text:style-name="P585">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98"><text:span text:style-name="Absatz-Standardschriftart"><text:span text:style-name="T2">var size = cust.getFileSize("Testfile.txt");</text:span></text:span></text:p>
      <text:p text:style-name="P198"><text:span text:style-name="Absatz-Standardschriftart"><text:span text:style-name="T2"/></text:span></text:p>
      <text:h text:style-name="Heading_20_4" text:outline-level="4"><text:bookmark-start text:name="_Toc4030416473"/><text:bookmark-start text:name="__RefHeading__5934_5965650951"/>String readFile (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85460890926252" text:continue-numbering="true" text:style-name="L29">
        <text:list-item>
          <text:p text:style-name="P585">path: The file path</text:p>
        </text:list-item>
        <text:list-item>
          <text:p text:style-name="P585">isRelativePath: True if the file path is relative to the current script (which executes this function)</text:p>
        </text:list-item>
        <text:list-item>
          <text:p text:style-name="P585">startPosition: Start position (the file is read from this position)</text:p>
        </text:list-item>
        <text:list-item>
          <text:p text:style-name="P585">numberOfBytes: The number of bytes which shall be read. If numberOfBytes is &lt; 0 then all bytes from startPosition are read</text:p>
        </text:list-item>
      </text:list>
      <text:p text:style-name="P21">Return: The file as string</text:p>
      <text:p text:style-name="P21">Example: <text:s/></text:p>
      <text:p text:style-name="P198"><text:span text:style-name="Absatz-Standardschriftart"><text:span text:style-name="T2">//Read the complete file.</text:span></text:span></text:p>
      <text:p text:style-name="P198"><text:span text:style-name="Absatz-Standardschriftart"><text:span text:style-name="T2">var string = cust.readFile("Testfile.txt");</text:span></text:span></text:p>
      <text:p text:style-name="P198"><text:span text:style-name="Absatz-Standardschriftart"><text:span text:style-name="T2">//Read 20000 bytes from byte 100.</text:span></text:span></text:p>
      <text:p text:style-name="P198"><text:span text:style-name="Absatz-Standardschriftart"><text:span text:style-name="T2">var string2 = cust.readFile("Testfile2.txt", true, 100, 20000);</text:span></text:span></text:p>
      <text:p text:style-name="P198"><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85461403859754" text:continue-numbering="true" text:style-name="L29">
        <text:list-item>
          <text:p text:style-name="P585">path: The file path</text:p>
        </text:list-item>
        <text:list-item>
          <text:p text:style-name="P585">isRelativePath: True if the file path is relative to the current script (which executes this function)</text:p>
        </text:list-item>
        <text:list-item>
          <text:p text:style-name="P585">startPosition: Start position (the file is read from this position)</text:p>
        </text:list-item>
        <text:list-item>
          <text:p text:style-name="P585">numberOfBytes: The number of bytes which shall be read. If numberOfBytes is &lt; 0 then all bytes from startPosition are read</text:p>
        </text:list-item>
      </text:list>
      <text:p text:style-name="P21">Return: The file as byte array</text:p>
      <text:p text:style-name="P21">Example: <text:s/></text:p>
      <text:p text:style-name="P198"><text:span text:style-name="Absatz-Standardschriftart"><text:span text:style-name="T2">//Read the complete file.</text:span></text:span></text:p>
      <text:p text:style-name="P198"><text:soft-page-break/><text:span text:style-name="Absatz-Standardschriftart"><text:span text:style-name="T2">var array = cust.readFile("Testfile.bin");</text:span></text:span></text:p>
      <text:p text:style-name="P198"><text:span text:style-name="Absatz-Standardschriftart"><text:span text:style-name="T2">//Read 20000 bytes from byte 100.</text:span></text:span></text:p>
      <text:p text:style-name="P198"><text:span text:style-name="Absatz-Standardschriftart"><text:span text:style-name="T2">var array2 = cust.readFile("Testfile2.bin", true, 100, 20000);</text:span></text:span></text:p>
      <text:p text:style-name="P198"><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85459536288216" text:continue-numbering="true" text:style-name="L29">
        <text:list-item>
          <text:p text:style-name="P585">path: The file path</text:p>
        </text:list-item>
        <text:list-item>
          <text:p text:style-name="P585">isRelativePath: True if the file path is relative to the current script (which executes this function)</text:p>
        </text:list-item>
        <text:list-item>
          <text:p text:style-name="P585">content: The content to write</text:p>
        </text:list-item>
        <text:list-item>
          <text:p text:style-name="P585">replaceFile: If replaceFile is true, the existing file will be overwritten, else the content is appended</text:p>
        </text:list-item>
        <text:list-item>
          <text:p text:style-name="P58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8"><text:span text:style-name="Absatz-Standardschriftart"><text:span text:style-name="T2">//Replace the file.</text:span></text:span></text:p>
      <text:p text:style-name="P198"><text:span text:style-name="Absatz-Standardschriftart"><text:span text:style-name="T2">var result = cust.writeFile("Testfile.txt", true, "new content", true);</text:span></text:span></text:p>
      <text:p text:style-name="P198"><text:span text:style-name="Absatz-Standardschriftart"><text:span text:style-name="T2">//Append text.</text:span></text:span></text:p>
      <text:p text:style-name="P198"><text:span text:style-name="Absatz-Standardschriftart"><text:span text:style-name="T2">result = cust.writeFile("Testfile.txt", true, "new content", false);</text:span></text:span></text:p>
      <text:p text:style-name="P198"><text:span text:style-name="Absatz-Standardschriftart"><text:span text:style-name="T2">//Write from position 3.</text:span></text:span></text:p>
      <text:p text:style-name="P198"><text:span text:style-name="Absatz-Standardschriftart"><text:span text:style-name="T2">result = cust.writeFile("Testfile.txt", true, "new content", false, 3);</text:span></text:span></text:p>
      <text:p text:style-name="P198"><text:span text:style-name="Absatz-Standardschriftart"><text:span text:style-name="T2"/></text:span></text:p>
      <text:h text:style-name="Heading_20_4" text:outline-level="4"><text:bookmark-start text:name="_Toc40304164911"/><text:bookmark-start text:name="__RefHeading__5852_18582865371"/>bool writeBinaryFile(String path, bool isRelativePath, Array&lt;unsigned char&gt; content, bool replaceFile, qint64 startPosition=-1))<text:bookmark-end text:name="_Toc40304164911"/><text:bookmark-end text:name="__RefHeading__5852_18582865371"/></text:h>
      <text:p text:style-name="P21">Writes a binary file file. </text:p>
      <text:p text:style-name="P21">Arguments:</text:p>
      <text:list xml:id="list85459536159556" text:continue-numbering="true" text:style-name="L29">
        <text:list-item>
          <text:p text:style-name="P585">path: The file path</text:p>
        </text:list-item>
        <text:list-item>
          <text:p text:style-name="P585">isRelativePath: True if the file path is relative to the current script (which executes this function)</text:p>
        </text:list-item>
        <text:list-item>
          <text:p text:style-name="P585">content: The content to write</text:p>
        </text:list-item>
        <text:list-item>
          <text:p text:style-name="P585">replaceFile: If replaceFile is true, the existing file is overwritten, else the content is appended</text:p>
        </text:list-item>
        <text:list-item>
          <text:p text:style-name="P58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8"><text:span text:style-name="Absatz-Standardschriftart"><text:span text:style-name="T2">var array = Array(1,2,3,4,5,6);</text:span></text:span></text:p>
      <text:p text:style-name="P198"><text:span text:style-name="Absatz-Standardschriftart"><text:span text:style-name="T2">//Replace the file.</text:span></text:span></text:p>
      <text:p text:style-name="P198"><text:span text:style-name="Absatz-Standardschriftart"><text:span text:style-name="T2">var result = cust.writeBinaryFile("Testfile.bin", true, array, true);</text:span></text:span></text:p>
      <text:p text:style-name="P198"><text:span text:style-name="Absatz-Standardschriftart"><text:span text:style-name="T2">//Append data.</text:span></text:span></text:p>
      <text:p text:style-name="P198"><text:span text:style-name="Absatz-Standardschriftart"><text:span text:style-name="T2">Result = cust.writeBinaryFile("Testfile.bin", true, array, false);</text:span></text:span></text:p>
      <text:p text:style-name="P198"><text:span text:style-name="Absatz-Standardschriftart"><text:span text:style-name="T2">//Write from position 3.</text:span></text:span></text:p>
      <text:p text:style-name="P198"><text:span text:style-name="Absatz-Standardschriftart"><text:span text:style-name="T2">result = cust.writeBinaryFile("Testfile.bin", true, array, false, 3);</text:span></text:span></text:p>
      <text:p text:style-name="P198"><text:span text:style-name="Absatz-Standardschriftart"><text:span text:style-name="T2"/></text:span></text:p>
      <text:h text:style-name="Heading_20_4" text:outline-level="4"><text:bookmark-start text:name="_Toc40304164813"/><text:bookmark-start text:name="__RefHeading__12660_2695757521"/>bool deleteFile(String path, bool isRelativePath=true)<text:bookmark-end text:name="_Toc40304164813"/><text:bookmark-end text:name="__RefHeading__12660_2695757521"/></text:h>
      <text:p text:style-name="P21">Deletes a file.</text:p>
      <text:p text:style-name="P21">Arguments:</text:p>
      <text:list xml:id="list85460033316126" text:continue-numbering="true" text:style-name="L29">
        <text:list-item>
          <text:p text:style-name="P585">path: The file path.</text:p>
        </text:list-item>
        <text:list-item>
          <text:p text:style-name="P585"><text:soft-page-break/>isRelativePath: True if the file path is relative to the current script (which executes this function)</text:p>
        </text:list-item>
      </text:list>
      <text:p text:style-name="P21">Return: True on success: <text:s/></text:p>
      <text:p text:style-name="P198"><text:span text:style-name="Absatz-Standardschriftart"><text:span text:style-name="T2">var result = cust.deleteFile("Testfile.txt");</text:span></text:span></text:p>
      <text:p text:style-name="P198"><text:span text:style-name="Absatz-Standardschriftart"><text:span text:style-name="T2"/></text:span></text:p>
      <text:h text:style-name="Heading_20_4" text:outline-level="4"><text:bookmark-start text:name="_Toc40304164811111"/><text:bookmark-start text:name="__RefHeading__12662_2695757521"/>bool renameFile(String path, String newName)<text:bookmark-end text:name="_Toc40304164811111"/><text:bookmark-end text:name="__RefHeading__12662_2695757521"/></text:h>
      <text:p text:style-name="P21">Renames a file.</text:p>
      <text:p text:style-name="P21">Arguments:</text:p>
      <text:list xml:id="list85460518680323" text:continue-numbering="true" text:style-name="L29">
        <text:list-item>
          <text:p text:style-name="P585">path: The file path.</text:p>
        </text:list-item>
        <text:list-item>
          <text:p text:style-name="P585">newName: The new name </text:p>
        </text:list-item>
      </text:list>
      <text:p text:style-name="P21">Return: True on success: <text:s/></text:p>
      <text:p text:style-name="P198"><text:span text:style-name="Absatz-Standardschriftart"><text:span text:style-name="T2">var result = cust.renameFile("C:/Dir1/TestFile.txt", "C:/Dir1/newName.txt");</text:span></text:span></text:p>
      <text:p text:style-name="P198"><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85461025159418" text:continue-numbering="true" text:style-name="L29">
        <text:list-item>
          <text:p text:style-name="P585">directory: The directory path</text:p>
        </text:list-item>
        <text:list-item>
          <text:p text:style-name="P585">isRelativePath: True if the directory path is relative to the current script (which executes this function)</text:p>
        </text:list-item>
        <text:list-item>
          <text:p text:style-name="P585">recursive: If true the result includes the contents of all sub directories (and their sub directories)</text:p>
        </text:list-item>
        <text:list-item>
          <text:p text:style-name="P585">returnFiles: If true the result contains all found files</text:p>
        </text:list-item>
        <text:list-item>
          <text:p text:style-name="P585">returnDirectories: If true the result contains all found directories</text:p>
          <text:p text:style-name="P585"/>
        </text:list-item>
      </text:list>
      <text:p text:style-name="P21">Return: The found entries</text:p>
      <text:p text:style-name="P21">Example: <text:s/></text:p>
      <text:p text:style-name="P198"><text:span text:style-name="Absatz-Standardschriftart"><text:span text:style-name="T2">var array = cust.readDirectory("TestDir");</text:span></text:span></text:p>
      <text:p text:style-name="P198"><text:span text:style-name="Absatz-Standardschriftart"><text:span text:style-name="T2"/></text:span></text:p>
      <text:h text:style-name="Heading_20_4" text:outline-level="4"><text:bookmark-start text:name="__RefHeading__9861_5625152551"/><text:bookmark-start text:name="_Toc40304164821"/>bool checkDirectoryExists(String path, bool isRelativePath=true)<text:bookmark-end text:name="__RefHeading__9861_5625152551"/><text:bookmark-end text:name="_Toc40304164821"/></text:h>
      <text:p text:style-name="P21">Checks if a directory exists.</text:p>
      <text:p text:style-name="P21">Arguments:</text:p>
      <text:list xml:id="list85461223147509" text:continue-numbering="true" text:style-name="L29">
        <text:list-item>
          <text:p text:style-name="P585">path: The directory path.</text:p>
        </text:list-item>
        <text:list-item>
          <text:p text:style-name="P585">isRelativePath: True if the directory path is relative to the current script (which executes this function)</text:p>
        </text:list-item>
      </text:list>
      <text:p text:style-name="P21">Return: True if the directory exists and false if not </text:p>
      <text:p text:style-name="P21">Example: <text:s/></text:p>
      <text:p text:style-name="P198"><text:span text:style-name="Absatz-Standardschriftart"><text:span text:style-name="T2">var result = cust.checkDirectoryExists("Testdirectory");</text:span></text:span></text:p>
      <text:p text:style-name="P198"><text:span text:style-name="Absatz-Standardschriftart"><text:span text:style-name="T2"/></text:span></text:p>
      <text:h text:style-name="Heading_20_4" text:outline-level="4"><text:bookmark-start text:name="__RefHeading__9863_5625152551"/><text:bookmark-start text:name="_Toc403041648122"/>bool deleteDirectory(String directory, bool isRelativePath=true)<text:bookmark-end text:name="__RefHeading__9863_5625152551"/><text:bookmark-end text:name="_Toc403041648122"/></text:h>
      <text:p text:style-name="P21">Deletes a directory (must be empty).</text:p>
      <text:p text:style-name="P21">Arguments:</text:p>
      <text:list xml:id="list85460028462076" text:continue-numbering="true" text:style-name="L29">
        <text:list-item>
          <text:p text:style-name="P585">directory: The directory path.</text:p>
        </text:list-item>
        <text:list-item>
          <text:p text:style-name="P585">isRelativePath: True if the directory path is relative to the current script (which executes this function)</text:p>
        </text:list-item>
      </text:list>
      <text:p text:style-name="P21">Return: True on success</text:p>
      <text:p text:style-name="P21">Example:</text:p>
      <text:p text:style-name="P198"><text:soft-page-break/><text:span text:style-name="Absatz-Standardschriftart"><text:span text:style-name="T2">var result = cust.deletedirectory ("Testdir");</text:span></text:span></text:p>
      <text:p text:style-name="P198"><text:span text:style-name="Absatz-Standardschriftart"><text:span text:style-name="T2"/></text:span></text:p>
      <text:h text:style-name="Heading_20_4" text:outline-level="4"><text:bookmark-start text:name="__RefHeading__10727_7003845111"/><text:bookmark-start text:name="_Toc4030416481211"/>bool deleteDirectoryRecursively(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85460258852053" text:continue-numbering="true" text:style-name="L29">
        <text:list-item>
          <text:p text:style-name="P585">directory: The directory path.</text:p>
        </text:list-item>
        <text:list-item>
          <text:p text:style-name="P585">isRelativePath: True if the directory path is relative to the current script (which executes this function)</text:p>
        </text:list-item>
      </text:list>
      <text:p text:style-name="P21">Return: True on success</text:p>
      <text:p text:style-name="P21">Example:</text:p>
      <text:p text:style-name="P198"><text:span text:style-name="Absatz-Standardschriftart"><text:span text:style-name="T2">var result = cust.deleteDirectoryRecursively ("Testdir");</text:span></text:span></text:p>
      <text:p text:style-name="P198"><text:span text:style-name="Absatz-Standardschriftart"><text:span text:style-name="T2"/></text:span></text:p>
      <text:h text:style-name="Heading_20_4" text:outline-level="4"><text:bookmark-start text:name="__RefHeading__9865_5625152551"/><text:bookmark-start text:name="_Toc403041648112"/>bool createDirectory(String path, bool isRelativePath=true)<text:bookmark-end text:name="__RefHeading__9865_5625152551"/><text:bookmark-end text:name="_Toc403041648112"/></text:h>
      <text:p text:style-name="P21">Creates a directory.</text:p>
      <text:p text:style-name="P21">Arguments:</text:p>
      <text:list xml:id="list85460152266088" text:continue-numbering="true" text:style-name="L29">
        <text:list-item>
          <text:p text:style-name="P585">path: The directory path.</text:p>
        </text:list-item>
        <text:list-item>
          <text:p text:style-name="P585">isRelativePath: True if the directory path is relative to the current script (which executes this function)</text:p>
        </text:list-item>
      </text:list>
      <text:p text:style-name="P21">Return: True on success</text:p>
      <text:p text:style-name="P21">Example:</text:p>
      <text:p text:style-name="P198"><text:span text:style-name="Absatz-Standardschriftart"><text:span text:style-name="T2">var result = cust.createDirectory("Testdirectory");</text:span></text:span></text:p>
      <text:p text:style-name="P198"><text:span text:style-name="Absatz-Standardschriftart"><text:span text:style-name="T2"/></text:span></text:p>
      <text:h text:style-name="Heading_20_4" text:outline-level="4"><text:bookmark-start text:name="__RefHeading__9867_5625152551"/><text:bookmark-start text:name="_Toc4030416481112"/>bool renameDirectory(String path, String newName,)<text:bookmark-end text:name="__RefHeading__9867_5625152551"/><text:bookmark-end text:name="_Toc4030416481112"/></text:h>
      <text:p text:style-name="P21">Renames a directory.</text:p>
      <text:p text:style-name="P21">Arguments:</text:p>
      <text:list xml:id="list85459909937582" text:continue-numbering="true" text:style-name="L29">
        <text:list-item>
          <text:p text:style-name="P585">path: The directory path.</text:p>
        </text:list-item>
        <text:list-item>
          <text:p text:style-name="P585">newName: The new name (always relative path)</text:p>
        </text:list-item>
      </text:list>
      <text:p text:style-name="P21">Return: True on success</text:p>
      <text:p text:style-name="P21">Example: <text:s/></text:p>
      <text:p text:style-name="P198"><text:span text:style-name="Absatz-Standardschriftart"><text:span text:style-name="T2">var result = cust.renameDirectory("C:/Dir1/Testdirectory", "C:/Dir1/newName");</text:span></text:span></text:p>
      <text:p text:style-name="P198"><text:span text:style-name="Absatz-Standardschriftart"><text:span text:style-name="T2"/></text:span></text:p>
      <text:p text:style-name="P198"><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98"><text:span text:style-name="Absatz-Standardschriftart"><text:span text:style-name="T2">var db = scriptSql.addDatabase("QSQLITE");</text:span></text:span></text:p>
      <text:h text:style-name="Heading_20_2" text:outline-level="2"><text:bookmark-start text:name="__RefHeading__18046_936501348"/><text:soft-page-break/>Creating objects<text:bookmark-end text:name="__RefHeading__18046_936501348"/></text:h>
      <text:p text:style-name="Standard">For creating SQL related Objects the scriptSql Object has following functions:</text:p>
      <text:list xml:id="list4549189573307219423" text:style-name="L49">
        <text:list-item>
          <text:p text:style-name="P444">QSqlQuery createQuery(QSqlDatabase dataBase, String query = "")</text:p>
        </text:list-item>
        <text:list-item>
          <text:p text:style-name="P444">QSqlField createField()</text:p>
        </text:list-item>
        <text:list-item>
          <text:p text:style-name="P444">QSqlRecord createRecord()</text:p>
        </text:list-item>
      </text:list>
      <text:p text:style-name="P21"/>
      <text:p text:style-name="P21">Examples of creating SQL related Objects can be found under:</text:p>
      <text:list xml:id="list3583190598484376283" text:style-name="L50">
        <text:list-item>
          <text:p text:style-name="P445">exampleScripts\WorkerScripts\TestSql</text:p>
        </text:list-item>
        <text:list-item>
          <text:p text:style-name="P445">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330691518379201137" text:style-name="L51">
        <text:list-item>
          <text:p text:style-name="P446">QSqlDriver* QSqlDatabase::driver()</text:p>
        </text:list-item>
        <text:list-item>
          <text:p text:style-name="P446">void QsqlDatabase::registerSqlDriver(const String &amp;name, QSqlDriverCreatorBase *creator)</text:p>
        </text:list-item>
        <text:list-item>
          <text:p text:style-name="P446">QSqlDatabase QSqlDatabase::addDatabase(QSqlDriver* driver, const String&amp; connectionName = QLatin1String(defaultConnection))</text:p>
        </text:list-item>
        <text:list-item>
          <text:p text:style-name="P446">QsqlDriver* QSqlQuery::driver()</text:p>
        </text:list-item>
        <text:list-item>
          <text:p text:style-name="P446">QsqlResult* QsqlQuery::result()</text:p>
          <text:p text:style-name="P446"/>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98"><text:span text:style-name="Absatz-Standardschriftart"><text:span text:style-name="T2">var db = scriptSql.addDatabase("QSQLITE");</text:span></text:span></text:p>
      <text:p text:style-name="P198"><text:span text:style-name="Absatz-Standardschriftart"><text:span text:style-name="T2">//Set the numerical precision policy to </text:span></text:span><text:span text:style-name="Source_20_Text"><text:span text:style-name="T56">QSql::LowPrecisionInt32</text:span></text:span><text:span text:style-name="Absatz-Standardschriftart"><text:span text:style-name="T2">.</text:span></text:span></text:p>
      <text:p text:style-name="P198"><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85461357962458" text:continue-list="list3583190598484376283" text:style-name="L50">
        <text:list-item>
          <text:p text:style-name="P445">exampleScripts\WorkerScripts\TestSql</text:p>
        </text:list-item>
        <text:list-item>
          <text:p text:style-name="P445">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oft-page-break/><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85461371385910" text:continue-list="list85459909937582" text:style-name="L29">
        <text:list-item>
          <text:p text:style-name="P585">fileName: The name of the xml file.</text:p>
        </text:list-item>
        <text:list-item>
          <text:p text:style-name="P585">isRelativePath: True if the file path is relative to the main script.</text:p>
        </text:list-item>
      </text:list>
      <text:p text:style-name="P21"><text:span text:style-name="Absatz-Standardschriftart">Return: </text:span></text:p>
      <text:p text:style-name="P269"><text:span text:style-name="Absatz-Standardschriftart">0: success</text:span></text:p>
      <text:p text:style-name="P269"><text:span text:style-name="Absatz-Standardschriftart">1: file could not be opened</text:span></text:p>
      <text:p text:style-name="P269"><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85459794455528" text:continue-numbering="true" text:style-name="L29">
        <text:list-item>
          <text:p text:style-name="P585">name: The name of the xml elements.</text:p>
        </text:list-item>
      </text:list>
      <text:p text:style-name="P198"><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46">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46">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oft-page-break/><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85460518793507" text:continue-numbering="true" text:style-name="L29">
        <text:list-item>
          <text:p text:style-name="P585">fileName: The name of the xml file.</text:p>
        </text:list-item>
        <text:list-item>
          <text:p text:style-name="P585">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46">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46">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87">Common values for codecName are "ISO 8859-1", "UTF-8", and "UTF-16". If the encoding isn't recognized, nothing happens.</text:span></text:span></text:p>
      <text:p text:style-name="P21">Arguments:</text:p>
      <text:list xml:id="list85460233076885" text:continue-numbering="true" text:style-name="L29">
        <text:list-item>
          <text:p text:style-name="P585"><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85461472592530" text:continue-numbering="true" text:style-name="L29">
        <text:list-item>
          <text:p text:style-name="P585"><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98"><text:span text:style-name="Absatz-Standardschriftart">Returns the value of the autoFormating property.</text:span></text:p>
      <text:h text:style-name="Heading_20_3" text:outline-level="3"><text:bookmark-start text:name="__RefHeading___Toc21074_241974203"/><text:soft-page-break/><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85460745311684" text:continue-numbering="true" text:style-name="L29">
        <text:list-item>
          <text:p text:style-name="P585"><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98"><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85460669895291" text:continue-numbering="true" text:style-name="L29">
        <text:list-item>
          <text:p text:style-name="P585"><text:span text:style-name="Absatz-Standardschriftart">version: The XML version.</text:span></text:p>
          <text:p text:style-name="P585"><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85460795896864" text:continue-numbering="true" text:style-name="L29">
        <text:list-item>
          <text:p text:style-name="P585"><text:span text:style-name="Absatz-Standardschriftart">standalone: True if the standalone attributes shall be written.</text:span></text:p>
        </text:list-item>
        <text:list-item>
          <text:p text:style-name="P585"><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98"><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85460002022138" text:continue-numbering="true" text:style-name="L29">
        <text:list-item>
          <text:p text:style-name="P585"><text:span text:style-name="Absatz-Standardschriftart">namespaceUri: The namespace URI.</text:span></text:p>
        </text:list-item>
        <text:list-item>
          <text:p text:style-name="P585"><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85459433785423" text:continue-numbering="true" text:style-name="L29">
        <text:list-item>
          <text:p text:style-name="P585"><text:span text:style-name="Absatz-Standardschriftart">namespaceUri: The namespace URI.</text:span></text:p>
        </text:list-item>
      </text:list>
      <text:h text:style-name="Heading_20_3" text:outline-level="3"><text:bookmark-start text:name="__RefHeading___Toc21088_241974203"/><text:soft-page-break/><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85461241046207" text:continue-numbering="true" text:style-name="L29">
        <text:list-item>
          <text:p text:style-name="P585"><text:span text:style-name="Absatz-Standardschriftart">name: The name of the element.</text:span></text:p>
        </text:list-item>
        <text:list-item>
          <text:p text:style-name="P585"><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85459761601511" text:continue-numbering="true" text:style-name="L29">
        <text:list-item>
          <text:p text:style-name="P585"><text:span text:style-name="Absatz-Standardschriftart">name: The name of the element.</text:span></text:p>
        </text:list-item>
        <text:list-item>
          <text:p text:style-name="P585"><text:span text:style-name="Absatz-Standardschriftart">namespaceUri: The namespace URI.</text:span></text:p>
          <text:p text:style-name="P585"><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98"><text:span text:style-name="Absatz-Standardschriftart"><text:span text:style-name="T2">writeStartElement(name, namespaceUri);</text:span></text:span></text:p>
      <text:p text:style-name="P198"><text:span text:style-name="Absatz-Standardschriftart"><text:span text:style-name="T2">writeCharacters(text);</text:span></text:span></text:p>
      <text:p text:style-name="P198"><text:span text:style-name="Absatz-Standardschriftart"><text:span text:style-name="T2">writeEndElement();</text:span></text:span></text:p>
      <text:p text:style-name="P21">Arguments:</text:p>
      <text:list xml:id="list85461112342516" text:continue-numbering="true" text:style-name="L29">
        <text:list-item>
          <text:p text:style-name="P585"><text:span text:style-name="Absatz-Standardschriftart">name: The name of the element.</text:span></text:p>
        </text:list-item>
        <text:list-item>
          <text:p text:style-name="P585"><text:span text:style-name="Absatz-Standardschriftart">text: The text.</text:span></text:p>
        </text:list-item>
        <text:list-item>
          <text:p text:style-name="P585"><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98"><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85460384303576" text:continue-numbering="true" text:style-name="L29">
        <text:list-item>
          <text:p text:style-name="P585"><text:span text:style-name="Absatz-Standardschriftart">name: The name of the attribute.</text:span></text:p>
        </text:list-item>
        <text:list-item>
          <text:p text:style-name="P585"><text:span text:style-name="Absatz-Standardschriftart">value: The value of the attribute.</text:span></text:p>
        </text:list-item>
        <text:list-item>
          <text:p text:style-name="P585"><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oft-page-break/><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85460517869628" text:continue-numbering="true" text:style-name="L29">
        <text:list-item>
          <text:p text:style-name="P585"><text:span text:style-name="Absatz-Standardschriftart">target: The target</text:span></text:p>
        </text:list-item>
        <text:list-item>
          <text:p text:style-name="P585"><text:span text:style-name="Absatz-Standardschriftart">data: The data.</text:span></text:p>
        </text:list-item>
      </text:list>
      <text:p text:style-name="P180"><text:span text:style-name="Absatz-Standardschriftart"/></text:p>
      <text:h text:style-name="P311" text:outline-level="1"><text:bookmark-start text:name="__RefHeading___Toc24520_138078026"/><text:span text:style-name="Absatz-Standardschriftart"><text:span text:style-name="T264">Script</text:span></text:span><text:span text:style-name="Absatz-Standardschriftart"> </text:span><text:span text:style-name="Absatz-Standardschriftart"><text:span text:style-name="T264">converter object/class</text:span></text:span><text:bookmark-end text:name="__RefHeading___Toc24520_138078026"/></text:h>
      <text:p text:style-name="P252"><text:span text:style-name="Absatz-Standardschriftart"/></text:p>
      <text:p text:style-name="P253"><text:span text:style-name="Absatz-Standardschriftart"><text:span text:style-name="T265">The script converter class provides several converter functions. These functions can be accessed with the conv object. Example:</text:span></text:span></text:p>
      <text:p text:style-name="P253"><text:span text:style-name="Absatz-Standardschriftart"><text:span text:style-name="T25">var array = conv.addUint16ToArray(array, 61234, true);</text:span></text:span></text:p>
      <text:p text:style-name="P253"><text:span text:style-name="Absatz-Standardschriftart"/></text:p>
      <text:p text:style-name="P251"><text:span text:style-name="Absatz-Standardschriftart">The functions which can be used are described in the following chapters.</text:span></text:p>
      <text:p text:style-name="P251"><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6">Converts a byte array which contains ASCII characters into an ASCII string.</text:p>
      <text:p text:style-name="P156">Example: <text:s/></text:p>
      <text:p text:style-name="P202">var array = Array(48, 49, 50);</text:p>
      <text:p text:style-name="P202">var string = <text:span text:style-name="T266">conv</text:span>.byteArrayToString(array);</text:p>
      <text:p text:style-name="P202"/>
      <text:h text:style-name="P506" text:outline-level="4">String byteArrayToHexString (Array&lt;unsigned char&gt; data)</text:h>
      <text:p text:style-name="P156">Converts a byte array into a hex string.</text:p>
      <text:p text:style-name="P156">Example: <text:s/></text:p>
      <text:p text:style-name="P202">var array = Array(2, 3, 4, 33);</text:p>
      <text:p text:style-name="P202">var string = <text:span text:style-name="T266">conv</text:span>.byteArrayToHexString(array);</text:p>
      <text:p text:style-name="P251"><text:span text:style-name="Absatz-Standardschriftart"><text:span text:style-name="T2"/></text:span></text:p>
      <text:h text:style-name="P507" text:outline-level="4">Array&lt;unsigned char&gt; stringToArray(String str)</text:h>
      <text:p text:style-name="P98">Converts an ASCII string into a byte array.</text:p>
      <text:p text:style-name="P156">Example: <text:s/></text:p>
      <text:p text:style-name="P202"><text:span text:style-name="Absatz-Standardschriftart"><text:span text:style-name="T1">var </text:span></text:span><text:span text:style-name="Absatz-Standardschriftart"><text:span text:style-name="T61">array</text:span></text:span><text:span text:style-name="Absatz-Standardschriftart"><text:span text:style-name="T1"> = </text:span></text:span><text:span text:style-name="Absatz-Standardschriftart"><text:span text:style-name="T67">conv</text:span></text:span><text:span text:style-name="Absatz-Standardschriftart"><text:span text:style-name="T1">.</text:span></text:span><text:span text:style-name="Absatz-Standardschriftart"><text:span text:style-name="T61">stringToArray</text:span></text:span><text:span text:style-name="Absatz-Standardschriftart"><text:span text:style-name="T1">("</text:span></text:span><text:span text:style-name="Absatz-Standardschriftart"><text:span text:style-name="T61">Test"</text:span></text:span><text:span text:style-name="Absatz-Standardschriftart"><text:span text:style-name="T1">);</text:span></text:span></text:p>
      <text:p text:style-name="P205"><text:span text:style-name="Absatz-Standardschriftart"><text:span text:style-name="T1"/></text:span></text:p>
      <text:h text:style-name="P509" text:outline-level="4">uint16_t byteArrayToUint16(<text:span text:style-name="T273">Array</text:span>&lt;unsigned char&gt; data, bool littleEndian)</text:h>
      <text:p text:style-name="P159">Converts the first Bytes of a byte array to an uint16_t.</text:p>
      <text:p text:style-name="P166">Arguments:</text:p>
      <text:list xml:id="list85459774725001" text:continue-numbering="true" text:style-name="L29">
        <text:list-item>
          <text:p text:style-name="P590"><text:span text:style-name="Absatz-Standardschriftart"><text:span text:style-name="T272">data</text:span></text:span><text:span text:style-name="Absatz-Standardschriftart">: The </text:span><text:span text:style-name="Absatz-Standardschriftart"><text:span text:style-name="T272">data array</text:span></text:span></text:p>
        </text:list-item>
        <text:list-item>
          <text:p text:style-name="P590"><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6"><text:span text:style-name="Absatz-Standardschriftart"><text:span text:style-name="T1"/></text:span></text:p>
      <text:h text:style-name="P510" text:outline-level="4"><text:soft-page-break/>uint<text:span text:style-name="T270">32</text:span>_t byteArrayToUint<text:span text:style-name="T270">32</text:span>(<text:span text:style-name="T273">Array</text:span>&lt;unsigned char&gt; data, bool littleEndian)</text:h>
      <text:p text:style-name="P160">Converts the first Bytes of a byte array to an uint<text:span text:style-name="T270">32</text:span>_t.</text:p>
      <text:p text:style-name="P166">Arguments:</text:p>
      <text:list xml:id="list85460718891655" text:continue-numbering="true" text:style-name="L29">
        <text:list-item>
          <text:p text:style-name="P590"><text:span text:style-name="Absatz-Standardschriftart"><text:span text:style-name="T272">data</text:span></text:span><text:span text:style-name="Absatz-Standardschriftart">: The </text:span><text:span text:style-name="Absatz-Standardschriftart"><text:span text:style-name="T272">data array</text:span></text:span></text:p>
        </text:list-item>
        <text:list-item>
          <text:p text:style-name="P590"><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7"><text:span text:style-name="Absatz-Standardschriftart"><text:span text:style-name="T1"/></text:span></text:p>
      <text:h text:style-name="P510" text:outline-level="4">uint<text:span text:style-name="T270">64</text:span>_t byteArrayToUint<text:span text:style-name="T270">64</text:span>(<text:span text:style-name="T273">Array</text:span>&lt;unsigned char&gt; data, bool littleEndian)</text:h>
      <text:p text:style-name="P160">Converts the first Bytes of a byte array to an uint<text:span text:style-name="T270">64</text:span>_t.</text:p>
      <text:p text:style-name="P166">Arguments:</text:p>
      <text:list xml:id="list85460220644649" text:continue-numbering="true" text:style-name="L29">
        <text:list-item>
          <text:p text:style-name="P590"><text:span text:style-name="Absatz-Standardschriftart"><text:span text:style-name="T272">data</text:span></text:span><text:span text:style-name="Absatz-Standardschriftart">: The </text:span><text:span text:style-name="Absatz-Standardschriftart"><text:span text:style-name="T272">data array</text:span></text:span></text:p>
        </text:list-item>
        <text:list-item>
          <text:p text:style-name="P590"><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7"><text:span text:style-name="Absatz-Standardschriftart"><text:span text:style-name="T45"/></text:span></text:p>
      <text:h text:style-name="P511" text:outline-level="4">int<text:span text:style-name="T276">8</text:span>_t <text:span text:style-name="T276">unsignedCharToSignedChar</text:span>(<text:span text:style-name="T276">unsigned char number</text:span>)</text:h>
      <text:p text:style-name="P162"><text:span text:style-name="Absatz-Standardschriftart"><text:span text:style-name="T46">Converts a</text:span></text:span><text:span text:style-name="Absatz-Standardschriftart"><text:span text:style-name="T47">n</text:span></text:span><text:span text:style-name="Absatz-Standardschriftart"><text:span text:style-name="T46"> unsigned char to a signed char (int8_t).</text:span></text:span></text:p>
      <text:p text:style-name="P207"><text:span text:style-name="Absatz-Standardschriftart"><text:span text:style-name="T1"/></text:span></text:p>
      <text:h text:style-name="P510" text:outline-level="4">int16_t byteArrayTo<text:span text:style-name="T270">I</text:span>nt16(<text:span text:style-name="T273">Array</text:span>&lt;unsigned char&gt; data, bool littleEndian)</text:h>
      <text:p text:style-name="P160">Converts the first Bytes of a byte array to an int16_t.</text:p>
      <text:p text:style-name="P166">Arguments:</text:p>
      <text:list xml:id="list85459582556127" text:continue-numbering="true" text:style-name="L29">
        <text:list-item>
          <text:p text:style-name="P590"><text:span text:style-name="Absatz-Standardschriftart"><text:span text:style-name="T272">data</text:span></text:span><text:span text:style-name="Absatz-Standardschriftart">: The </text:span><text:span text:style-name="Absatz-Standardschriftart"><text:span text:style-name="T272">data array</text:span></text:span></text:p>
        </text:list-item>
        <text:list-item>
          <text:p text:style-name="P590"><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7"><text:span text:style-name="Absatz-Standardschriftart"><text:span text:style-name="T1"/></text:span></text:p>
      <text:h text:style-name="P510" text:outline-level="4">int<text:span text:style-name="T270">32</text:span>_t byteArrayTo<text:span text:style-name="T270">I</text:span>nt<text:span text:style-name="T270">32</text:span>(<text:span text:style-name="T273">Array</text:span>&lt;unsigned char&gt; data, bool littleEndian)</text:h>
      <text:p text:style-name="P160">Converts the first Bytes of a byte array to an int<text:span text:style-name="T270">32</text:span>_t.</text:p>
      <text:p text:style-name="P163">Example: <text:s/></text:p>
      <text:p text:style-name="P166">Arguments:</text:p>
      <text:list xml:id="list85460851197582" text:continue-numbering="true" text:style-name="L29">
        <text:list-item>
          <text:p text:style-name="P590"><text:span text:style-name="Absatz-Standardschriftart"><text:span text:style-name="T272">data</text:span></text:span><text:span text:style-name="Absatz-Standardschriftart">: The </text:span><text:span text:style-name="Absatz-Standardschriftart"><text:span text:style-name="T272">data array</text:span></text:span></text:p>
        </text:list-item>
        <text:list-item>
          <text:p text:style-name="P590"><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7"><text:span text:style-name="Absatz-Standardschriftart"><text:span text:style-name="T1"/></text:span></text:p>
      <text:h text:style-name="P510" text:outline-level="4">int<text:span text:style-name="T270">64</text:span>_t byteArrayTo<text:span text:style-name="T270">I</text:span>nt<text:span text:style-name="T270">64</text:span>(<text:span text:style-name="T273">Array</text:span>&lt;unsigned char&gt; data, bool littleEndian)</text:h>
      <text:p text:style-name="P160">Converts the first Bytes of a byte array to an int<text:span text:style-name="T270">64</text:span>_t.</text:p>
      <text:p text:style-name="P163">Example: <text:s/></text:p>
      <text:p text:style-name="P166">Arguments:</text:p>
      <text:list xml:id="list85460921827955" text:continue-numbering="true" text:style-name="L29">
        <text:list-item>
          <text:p text:style-name="P590"><text:span text:style-name="Absatz-Standardschriftart"><text:span text:style-name="T272">data</text:span></text:span><text:span text:style-name="Absatz-Standardschriftart">: The </text:span><text:span text:style-name="Absatz-Standardschriftart"><text:span text:style-name="T272">data array</text:span></text:span></text:p>
        </text:list-item>
        <text:list-item>
          <text:p text:style-name="P590"><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7"><text:span text:style-name="Absatz-Standardschriftart"><text:span text:style-name="T1"/></text:span></text:p>
      <text:h text:style-name="P512" text:outline-level="4">float byteArrayToFloat32(<text:span text:style-name="T273">Array</text:span>&lt;unsigned char&gt; data, bool littleEndian)</text:h>
      <text:p text:style-name="P165">Converts the first Bytes of a byte array to a float32.</text:p>
      <text:p text:style-name="P164">Example: <text:s/></text:p>
      <text:p text:style-name="P166">Arguments:</text:p>
      <text:list xml:id="list85460488637691" text:continue-numbering="true" text:style-name="L29">
        <text:list-item>
          <text:p text:style-name="P590"><text:span text:style-name="Absatz-Standardschriftart"><text:span text:style-name="T272">data</text:span></text:span><text:span text:style-name="Absatz-Standardschriftart">: The </text:span><text:span text:style-name="Absatz-Standardschriftart"><text:span text:style-name="T272">data array</text:span></text:span></text:p>
        </text:list-item>
        <text:list-item>
          <text:p text:style-name="P590"><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8"><text:span text:style-name="Absatz-Standardschriftart"><text:span text:style-name="T1"/></text:span></text:p>
      <text:h text:style-name="P512" text:outline-level="4">double byteArrayToFloat64(<text:span text:style-name="T273">Array</text:span>&lt;unsigned char&gt; data, bool littleEndian)</text:h>
      <text:p text:style-name="P161">Converts the first Bytes of a byte array to a <text:span text:style-name="T271">double</text:span>.</text:p>
      <text:p text:style-name="P164">Example: <text:s/></text:p>
      <text:p text:style-name="P166">Arguments:</text:p>
      <text:list xml:id="list85460420504200" text:continue-numbering="true" text:style-name="L29">
        <text:list-item>
          <text:p text:style-name="P590"><text:soft-page-break/><text:span text:style-name="Absatz-Standardschriftart"><text:span text:style-name="T272">data</text:span></text:span><text:span text:style-name="Absatz-Standardschriftart">: The </text:span><text:span text:style-name="Absatz-Standardschriftart"><text:span text:style-name="T272">data array</text:span></text:span></text:p>
        </text:list-item>
        <text:list-item>
          <text:p text:style-name="P590"><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9"><text:span text:style-name="Absatz-Standardschriftart"><text:span text:style-name="T1"/></text:span></text:p>
      <text:h text:style-name="P508" text:outline-level="4">Array&lt;unsigned char&gt; addStringToArray(Array&lt;unsigned char&gt; array, String str)</text:h>
      <text:p text:style-name="P99">Adds an ASCII string to a byte array.</text:p>
      <text:p text:style-name="P166">Example: <text:s/></text:p>
      <text:p text:style-name="P99"><text:span text:style-name="Absatz-Standardschriftart"><text:span text:style-name="T2">var array = Array(0,1,2,3,4);</text:span></text:span></text:p>
      <text:p text:style-name="P210"><text:span text:style-name="Absatz-Standardschriftart"><text:span text:style-name="T61">array</text:span></text:span><text:span text:style-name="Absatz-Standardschriftart"><text:span text:style-name="T1"> = </text:span></text:span><text:span text:style-name="Absatz-Standardschriftart"><text:span text:style-name="T67">conv</text:span></text:span><text:span text:style-name="Absatz-Standardschriftart"><text:span text:style-name="T1">.</text:span></text:span><text:span text:style-name="Absatz-Standardschriftart"><text:span text:style-name="T61">addStringToArray</text:span></text:span><text:span text:style-name="Absatz-Standardschriftart"><text:span text:style-name="T1">(</text:span></text:span><text:span text:style-name="Absatz-Standardschriftart"><text:span text:style-name="T61">array, </text:span></text:span><text:span text:style-name="Absatz-Standardschriftart"><text:span text:style-name="T1">"</text:span></text:span><text:span text:style-name="Absatz-Standardschriftart"><text:span text:style-name="T61">Test"</text:span></text:span><text:span text:style-name="Absatz-Standardschriftart"><text:span text:style-name="T1">);</text:span></text:span></text:p>
      <text:p text:style-name="P210"><text:span text:style-name="Absatz-Standardschriftart"><text:span text:style-name="T1"/></text:span></text:p>
      <text:h text:style-name="P513" text:outline-level="4">Array&lt;unsigned char&gt; addUint16ToArray(Array&lt;unsigned char&gt; array, uint16_t value, bool littleEndian)</text:h>
      <text:p text:style-name="P167">Adds an uint16 to a byte array.</text:p>
      <text:p text:style-name="P166">Example: <text:s/></text:p>
      <text:p text:style-name="P166">Arguments:</text:p>
      <text:list xml:id="list85461337674798" text:continue-numbering="true" text:style-name="L29">
        <text:list-item>
          <text:p text:style-name="P590"><text:span text:style-name="Absatz-Standardschriftart"><text:span text:style-name="T272">array</text:span></text:span><text:span text:style-name="Absatz-Standardschriftart">: The </text:span><text:span text:style-name="Absatz-Standardschriftart"><text:span text:style-name="T272">data array</text:span></text:span></text:p>
        </text:list-item>
        <text:list-item>
          <text:p text:style-name="P590"><text:span text:style-name="Absatz-Standardschriftart"><text:span text:style-name="T272">value: The value</text:span></text:span></text:p>
        </text:list-item>
        <text:list-item>
          <text:p text:style-name="P590"><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7"><text:span text:style-name="Absatz-Standardschriftart"><text:span text:style-name="T45"/></text:span></text:p>
      <text:h text:style-name="P513" text:outline-level="4">Array&lt;unsigned char&gt; addUint32ToArray(Array&lt;unsigned char&gt; array, uint32_t value, bool littleEndian)</text:h>
      <text:p text:style-name="P167">Adds an uint32 to a byte array.</text:p>
      <text:p text:style-name="P166">Example: <text:s/></text:p>
      <text:p text:style-name="P166">Arguments:</text:p>
      <text:list xml:id="list85459778717932" text:continue-numbering="true" text:style-name="L29">
        <text:list-item>
          <text:p text:style-name="P590"><text:span text:style-name="Absatz-Standardschriftart"><text:span text:style-name="T272">array</text:span></text:span><text:span text:style-name="Absatz-Standardschriftart">: The </text:span><text:span text:style-name="Absatz-Standardschriftart"><text:span text:style-name="T272">data array</text:span></text:span></text:p>
        </text:list-item>
        <text:list-item>
          <text:p text:style-name="P590"><text:span text:style-name="Absatz-Standardschriftart"><text:span text:style-name="T272">value: The value</text:span></text:span></text:p>
        </text:list-item>
        <text:list-item>
          <text:p text:style-name="P590"><text:span text:style-name="Absatz-Standardschriftart"><text:span text:style-name="T45">littleEndian: True if the byte order is little endian (least significant byte first)</text:span></text:span></text:p>
        </text:list-item>
      </text:list>
      <text:p text:style-name="P187"><text:span text:style-name="Absatz-Standardschriftart"><text:span text:style-name="T45"/></text:span></text:p>
      <text:h text:style-name="P513" text:outline-level="4">Array&lt;unsigned char&gt; addUint64ToArray(Array&lt;unsigned char&gt; array, uint64_t value, bool littleEndian)</text:h>
      <text:p text:style-name="P167">Adds an uint64 to a byte array.</text:p>
      <text:p text:style-name="P166">Example: <text:s/></text:p>
      <text:p text:style-name="P166">Arguments:</text:p>
      <text:list xml:id="list85459953143712" text:continue-numbering="true" text:style-name="L29">
        <text:list-item>
          <text:p text:style-name="P590"><text:span text:style-name="Absatz-Standardschriftart"><text:span text:style-name="T272">array</text:span></text:span><text:span text:style-name="Absatz-Standardschriftart">: The </text:span><text:span text:style-name="Absatz-Standardschriftart"><text:span text:style-name="T272">data array</text:span></text:span></text:p>
        </text:list-item>
        <text:list-item>
          <text:p text:style-name="P590"><text:span text:style-name="Absatz-Standardschriftart"><text:span text:style-name="T272">value: The value</text:span></text:span></text:p>
        </text:list-item>
        <text:list-item>
          <text:p text:style-name="P590"><text:span text:style-name="Absatz-Standardschriftart"><text:span text:style-name="T45">littleEndian: True if the byte order is little endian (least significant byte first)</text:span></text:span></text:p>
        </text:list-item>
      </text:list>
      <text:p text:style-name="P187"><text:span text:style-name="Absatz-Standardschriftart"><text:span text:style-name="T45"/></text:span></text:p>
      <text:h text:style-name="P514" text:outline-level="4">Array&lt;unsigned char&gt; add<text:span text:style-name="T273">I</text:span>nt16ToArray(Array&lt;unsigned char&gt; array, int16_t value, bool littleEndian)</text:h>
      <text:p text:style-name="P168">Adds an int16 to a byte array.</text:p>
      <text:p text:style-name="P170">Example: <text:s/></text:p>
      <text:p text:style-name="P170">Arguments:</text:p>
      <text:list xml:id="list85459596563014" text:continue-numbering="true" text:style-name="L29">
        <text:list-item>
          <text:p text:style-name="P591"><text:span text:style-name="Absatz-Standardschriftart"><text:span text:style-name="T272">array</text:span></text:span><text:span text:style-name="Absatz-Standardschriftart">: The </text:span><text:span text:style-name="Absatz-Standardschriftart"><text:span text:style-name="T272">data array</text:span></text:span></text:p>
        </text:list-item>
        <text:list-item>
          <text:p text:style-name="P591"><text:span text:style-name="Absatz-Standardschriftart"><text:span text:style-name="T272">value: The value</text:span></text:span></text:p>
        </text:list-item>
        <text:list-item>
          <text:p text:style-name="P591"><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8"><text:span text:style-name="Absatz-Standardschriftart"><text:span text:style-name="T45"/></text:span></text:p>
      <text:h text:style-name="P514" text:outline-level="4"><text:soft-page-break/>Array&lt;unsigned char&gt; add<text:span text:style-name="T273">I</text:span>nt32ToArray(Array&lt;unsigned char&gt; array, int32_t value, bool littleEndian)</text:h>
      <text:p text:style-name="P168">Adds an <text:span text:style-name="T273">i</text:span>nt32 to a byte array.</text:p>
      <text:p text:style-name="P170">Example: <text:s/></text:p>
      <text:p text:style-name="P170">Arguments:</text:p>
      <text:list xml:id="list85460304964611" text:continue-numbering="true" text:style-name="L29">
        <text:list-item>
          <text:p text:style-name="P591"><text:span text:style-name="Absatz-Standardschriftart"><text:span text:style-name="T272">array</text:span></text:span><text:span text:style-name="Absatz-Standardschriftart">: The </text:span><text:span text:style-name="Absatz-Standardschriftart"><text:span text:style-name="T272">data array</text:span></text:span></text:p>
        </text:list-item>
        <text:list-item>
          <text:p text:style-name="P591"><text:span text:style-name="Absatz-Standardschriftart"><text:span text:style-name="T272">value: The value</text:span></text:span></text:p>
        </text:list-item>
        <text:list-item>
          <text:p text:style-name="P591"><text:span text:style-name="Absatz-Standardschriftart"><text:span text:style-name="T45">littleEndian: True if the byte order is little endian (least significant byte first)</text:span></text:span></text:p>
        </text:list-item>
      </text:list>
      <text:p text:style-name="P188"><text:span text:style-name="Absatz-Standardschriftart"><text:span text:style-name="T45"/></text:span></text:p>
      <text:h text:style-name="P514" text:outline-level="4">Array&lt;unsigned char&gt; add<text:span text:style-name="T273">I</text:span>nt64ToArray(Array&lt;unsigned char&gt; array, int64_t value, bool littleEndian)</text:h>
      <text:p text:style-name="P168">Adds an int64 to a byte array.</text:p>
      <text:p text:style-name="P170">Example: <text:s/></text:p>
      <text:p text:style-name="P170">Arguments:</text:p>
      <text:list xml:id="list85460409144625" text:continue-numbering="true" text:style-name="L29">
        <text:list-item>
          <text:p text:style-name="P591"><text:span text:style-name="Absatz-Standardschriftart"><text:span text:style-name="T272">array</text:span></text:span><text:span text:style-name="Absatz-Standardschriftart">: The </text:span><text:span text:style-name="Absatz-Standardschriftart"><text:span text:style-name="T272">data array</text:span></text:span></text:p>
        </text:list-item>
        <text:list-item>
          <text:p text:style-name="P591"><text:span text:style-name="Absatz-Standardschriftart"><text:span text:style-name="T272">value: The value</text:span></text:span></text:p>
        </text:list-item>
        <text:list-item>
          <text:p text:style-name="P591"><text:span text:style-name="Absatz-Standardschriftart"><text:span text:style-name="T45">littleEndian: True if the byte order is little endian (least significant byte first)</text:span></text:span></text:p>
        </text:list-item>
      </text:list>
      <text:p text:style-name="P188"><text:span text:style-name="Absatz-Standardschriftart"><text:span text:style-name="T45"/></text:span></text:p>
      <text:h text:style-name="P515" text:outline-level="4">Array&lt;unsigned char&gt; addFloat32ToArray(Array&lt;unsigned char&gt; array, float value, bool littleEndian)</text:h>
      <text:p text:style-name="P169">Adds a <text:span text:style-name="T274">float32</text:span> to a byte array.</text:p>
      <text:p text:style-name="P171">Example: <text:s/></text:p>
      <text:p text:style-name="P171">Arguments:</text:p>
      <text:list xml:id="list85460671609327" text:continue-numbering="true" text:style-name="L29">
        <text:list-item>
          <text:p text:style-name="P592"><text:span text:style-name="Absatz-Standardschriftart"><text:span text:style-name="T272">array</text:span></text:span><text:span text:style-name="Absatz-Standardschriftart">: The </text:span><text:span text:style-name="Absatz-Standardschriftart"><text:span text:style-name="T272">data array</text:span></text:span></text:p>
        </text:list-item>
        <text:list-item>
          <text:p text:style-name="P592"><text:span text:style-name="Absatz-Standardschriftart"><text:span text:style-name="T272">value: The value</text:span></text:span></text:p>
        </text:list-item>
        <text:list-item>
          <text:p text:style-name="P592"><text:span text:style-name="Absatz-Standardschriftart"><text:span text:style-name="T45">littleEndian: True if the byte order is little endian (least significant byte first)</text:span></text:span></text:p>
        </text:list-item>
      </text:list>
      <text:p text:style-name="P189"><text:span text:style-name="Absatz-Standardschriftart"><text:span text:style-name="T45"/></text:span></text:p>
      <text:h text:style-name="P515" text:outline-level="4">Array&lt;unsigned char&gt; addFloat64ToArray(Array&lt;unsigned char&gt; array, double value, bool littleEndian)</text:h>
      <text:p text:style-name="P169">Adds a <text:span text:style-name="T274">float</text:span>64 to a byte array.</text:p>
      <text:p text:style-name="P171">Example: <text:s/></text:p>
      <text:p text:style-name="P171">Arguments:</text:p>
      <text:list xml:id="list85460270950484" text:continue-numbering="true" text:style-name="L29">
        <text:list-item>
          <text:p text:style-name="P592"><text:span text:style-name="Absatz-Standardschriftart"><text:span text:style-name="T272">array</text:span></text:span><text:span text:style-name="Absatz-Standardschriftart">: The </text:span><text:span text:style-name="Absatz-Standardschriftart"><text:span text:style-name="T272">data array</text:span></text:span></text:p>
        </text:list-item>
        <text:list-item>
          <text:p text:style-name="P592"><text:span text:style-name="Absatz-Standardschriftart"><text:span text:style-name="T272">value: The value</text:span></text:span></text:p>
        </text:list-item>
        <text:list-item>
          <text:p text:style-name="P592"><text:span text:style-name="Absatz-Standardschriftart"><text:span text:style-name="T45">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11-01T08:54:56.347000000</dc:date>
    <meta:print-date>2014-11-04T09:54:00Z</meta:print-date>
    <meta:editing-cycles>2383</meta:editing-cycles>
    <meta:editing-duration>P4DT4H37M14S</meta:editing-duration>
    <meta:document-statistic meta:table-count="5" meta:image-count="35" meta:object-count="0" meta:page-count="162" meta:paragraph-count="5743" meta:word-count="37301" meta:character-count="262712" meta:non-whitespace-character-count="229911"/>
    <meta:template xlink:type="simple" xlink:actuate="onRequest" xlink:title="" xlink:href="Normal.dotm"/>
  </office:meta>
</office:document-meta>
</file>